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66in"/>
    </style:style>
    <style:style style:name="co3" style:family="table-column">
      <style:table-column-properties fo:break-before="auto" style:column-width="2.9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ode_provinsi</text:p>
          </table:table-cell>
          <table:table-cell office:value-type="string" calcext:value-type="string">
            <text:p>nama_provinsi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<text:a xlink:href="https://sidodadi-sungairumbai.desa.id/artikel/2021/3/4/kode-desa-seluruh-indonesia" xlink:type="simple">HERE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ceh</text:p>
          </table:table-cell>
          <table:table-cell table:formula="of:=&quot;{'&quot;&amp;[.$A$1]&amp;&quot;':'&quot;&amp;[.A2]&amp;&quot;','&quot;&amp;[.$B$1]&amp;&quot;':'&quot;&amp;[.B2]&amp;&quot;'},&quot;" office:value-type="string" office:string-value="{'kode_provinsi':'11','nama_provinsi':'Aceh'}," calcext:value-type="string">
            <text:p>{'kode_provinsi':'11','nama_provinsi':'Aceh'},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ali</text:p>
          </table:table-cell>
          <table:table-cell table:formula="of:=&quot;{'&quot;&amp;[.$A$1]&amp;&quot;':'&quot;&amp;[.A3]&amp;&quot;','&quot;&amp;[.$B$1]&amp;&quot;':'&quot;&amp;[.B3]&amp;&quot;'},&quot;" office:value-type="string" office:string-value="{'kode_provinsi':'51','nama_provinsi':'Bali'}," calcext:value-type="string">
            <text:p>{'kode_provinsi':'51','nama_provinsi':'Bali'},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anten</text:p>
          </table:table-cell>
          <table:table-cell table:formula="of:=&quot;{'&quot;&amp;[.$A$1]&amp;&quot;':'&quot;&amp;[.A4]&amp;&quot;','&quot;&amp;[.$B$1]&amp;&quot;':'&quot;&amp;[.B4]&amp;&quot;'},&quot;" office:value-type="string" office:string-value="{'kode_provinsi':'36','nama_provinsi':'Banten'}," calcext:value-type="string">
            <text:p>{'kode_provinsi':'36','nama_provinsi':'Banten'},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ngkulu</text:p>
          </table:table-cell>
          <table:table-cell table:formula="of:=&quot;{'&quot;&amp;[.$A$1]&amp;&quot;':'&quot;&amp;[.A5]&amp;&quot;','&quot;&amp;[.$B$1]&amp;&quot;':'&quot;&amp;[.B5]&amp;&quot;'},&quot;" office:value-type="string" office:string-value="{'kode_provinsi':'17','nama_provinsi':'Bengkulu'}," calcext:value-type="string">
            <text:p>{'kode_provinsi':'17','nama_provinsi':'Bengkulu'},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I Yogyakarta</text:p>
          </table:table-cell>
          <table:table-cell table:formula="of:=&quot;{'&quot;&amp;[.$A$1]&amp;&quot;':'&quot;&amp;[.A6]&amp;&quot;','&quot;&amp;[.$B$1]&amp;&quot;':'&quot;&amp;[.B6]&amp;&quot;'},&quot;" office:value-type="string" office:string-value="{'kode_provinsi':'34','nama_provinsi':'DI Yogyakarta'}," calcext:value-type="string">
            <text:p>{'kode_provinsi':'34','nama_provinsi':'DI Yogyakarta'},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KI Jakarta</text:p>
          </table:table-cell>
          <table:table-cell table:formula="of:=&quot;{'&quot;&amp;[.$A$1]&amp;&quot;':'&quot;&amp;[.A7]&amp;&quot;','&quot;&amp;[.$B$1]&amp;&quot;':'&quot;&amp;[.B7]&amp;&quot;'},&quot;" office:value-type="string" office:string-value="{'kode_provinsi':'31','nama_provinsi':'DKI Jakarta'}," calcext:value-type="string">
            <text:p>{'kode_provinsi':'31','nama_provinsi':'DKI Jakarta'},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orontalo</text:p>
          </table:table-cell>
          <table:table-cell table:formula="of:=&quot;{'&quot;&amp;[.$A$1]&amp;&quot;':'&quot;&amp;[.A8]&amp;&quot;','&quot;&amp;[.$B$1]&amp;&quot;':'&quot;&amp;[.B8]&amp;&quot;'},&quot;" office:value-type="string" office:string-value="{'kode_provinsi':'75','nama_provinsi':'Gorontalo'}," calcext:value-type="string">
            <text:p>{'kode_provinsi':'75','nama_provinsi':'Gorontalo'},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ambi</text:p>
          </table:table-cell>
          <table:table-cell table:formula="of:=&quot;{'&quot;&amp;[.$A$1]&amp;&quot;':'&quot;&amp;[.A9]&amp;&quot;','&quot;&amp;[.$B$1]&amp;&quot;':'&quot;&amp;[.B9]&amp;&quot;'},&quot;" office:value-type="string" office:string-value="{'kode_provinsi':'15','nama_provinsi':'Jambi'}," calcext:value-type="string">
            <text:p>{'kode_provinsi':'15','nama_provinsi':'Jambi'},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awa Barat</text:p>
          </table:table-cell>
          <table:table-cell table:formula="of:=&quot;{'&quot;&amp;[.$A$1]&amp;&quot;':'&quot;&amp;[.A10]&amp;&quot;','&quot;&amp;[.$B$1]&amp;&quot;':'&quot;&amp;[.B10]&amp;&quot;'},&quot;" office:value-type="string" office:string-value="{'kode_provinsi':'32','nama_provinsi':'Jawa Barat'}," calcext:value-type="string">
            <text:p>{'kode_provinsi':'32','nama_provinsi':'Jawa Barat'},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awa Tengah</text:p>
          </table:table-cell>
          <table:table-cell table:formula="of:=&quot;{'&quot;&amp;[.$A$1]&amp;&quot;':'&quot;&amp;[.A11]&amp;&quot;','&quot;&amp;[.$B$1]&amp;&quot;':'&quot;&amp;[.B11]&amp;&quot;'},&quot;" office:value-type="string" office:string-value="{'kode_provinsi':'33','nama_provinsi':'Jawa Tengah'}," calcext:value-type="string">
            <text:p>{'kode_provinsi':'33','nama_provinsi':'Jawa Tengah'},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awa Timur</text:p>
          </table:table-cell>
          <table:table-cell table:formula="of:=&quot;{'&quot;&amp;[.$A$1]&amp;&quot;':'&quot;&amp;[.A12]&amp;&quot;','&quot;&amp;[.$B$1]&amp;&quot;':'&quot;&amp;[.B12]&amp;&quot;'},&quot;" office:value-type="string" office:string-value="{'kode_provinsi':'35','nama_provinsi':'Jawa Timur'}," calcext:value-type="string">
            <text:p>{'kode_provinsi':'35','nama_provinsi':'Jawa Timur'},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alimantan Barat</text:p>
          </table:table-cell>
          <table:table-cell table:formula="of:=&quot;{'&quot;&amp;[.$A$1]&amp;&quot;':'&quot;&amp;[.A13]&amp;&quot;','&quot;&amp;[.$B$1]&amp;&quot;':'&quot;&amp;[.B13]&amp;&quot;'},&quot;" office:value-type="string" office:string-value="{'kode_provinsi':'61','nama_provinsi':'Kalimantan Barat'}," calcext:value-type="string">
            <text:p>{'kode_provinsi':'61','nama_provinsi':'Kalimantan Barat'},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Kalimantan Selatan</text:p>
          </table:table-cell>
          <table:table-cell table:formula="of:=&quot;{'&quot;&amp;[.$A$1]&amp;&quot;':'&quot;&amp;[.A14]&amp;&quot;','&quot;&amp;[.$B$1]&amp;&quot;':'&quot;&amp;[.B14]&amp;&quot;'},&quot;" office:value-type="string" office:string-value="{'kode_provinsi':'63','nama_provinsi':'Kalimantan Selatan'}," calcext:value-type="string">
            <text:p>{'kode_provinsi':'63','nama_provinsi':'Kalimantan Selatan'},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Kalimantan Tengah</text:p>
          </table:table-cell>
          <table:table-cell table:formula="of:=&quot;{'&quot;&amp;[.$A$1]&amp;&quot;':'&quot;&amp;[.A15]&amp;&quot;','&quot;&amp;[.$B$1]&amp;&quot;':'&quot;&amp;[.B15]&amp;&quot;'},&quot;" office:value-type="string" office:string-value="{'kode_provinsi':'62','nama_provinsi':'Kalimantan Tengah'}," calcext:value-type="string">
            <text:p>{'kode_provinsi':'62','nama_provinsi':'Kalimantan Tengah'},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alimantan Timur</text:p>
          </table:table-cell>
          <table:table-cell table:formula="of:=&quot;{'&quot;&amp;[.$A$1]&amp;&quot;':'&quot;&amp;[.A16]&amp;&quot;','&quot;&amp;[.$B$1]&amp;&quot;':'&quot;&amp;[.B16]&amp;&quot;'},&quot;" office:value-type="string" office:string-value="{'kode_provinsi':'64','nama_provinsi':'Kalimantan Timur'}," calcext:value-type="string">
            <text:p>{'kode_provinsi':'64','nama_provinsi':'Kalimantan Timur'},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Kalimantan Utara</text:p>
          </table:table-cell>
          <table:table-cell table:formula="of:=&quot;{'&quot;&amp;[.$A$1]&amp;&quot;':'&quot;&amp;[.A17]&amp;&quot;','&quot;&amp;[.$B$1]&amp;&quot;':'&quot;&amp;[.B17]&amp;&quot;'},&quot;" office:value-type="string" office:string-value="{'kode_provinsi':'65','nama_provinsi':'Kalimantan Utara'}," calcext:value-type="string">
            <text:p>{'kode_provinsi':'65','nama_provinsi':'Kalimantan Utara'},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epulauan Bangka Belitung</text:p>
          </table:table-cell>
          <table:table-cell table:formula="of:=&quot;{'&quot;&amp;[.$A$1]&amp;&quot;':'&quot;&amp;[.A18]&amp;&quot;','&quot;&amp;[.$B$1]&amp;&quot;':'&quot;&amp;[.B18]&amp;&quot;'},&quot;" office:value-type="string" office:string-value="{'kode_provinsi':'19','nama_provinsi':'Kepulauan Bangka Belitung'}," calcext:value-type="string">
            <text:p>{'kode_provinsi':'19','nama_provinsi':'Kepulauan Bangka Belitung'},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epulauan Riau</text:p>
          </table:table-cell>
          <table:table-cell table:formula="of:=&quot;{'&quot;&amp;[.$A$1]&amp;&quot;':'&quot;&amp;[.A19]&amp;&quot;','&quot;&amp;[.$B$1]&amp;&quot;':'&quot;&amp;[.B19]&amp;&quot;'},&quot;" office:value-type="string" office:string-value="{'kode_provinsi':'21','nama_provinsi':'Kepulauan Riau'}," calcext:value-type="string">
            <text:p>{'kode_provinsi':'21','nama_provinsi':'Kepulauan Riau'},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mpung</text:p>
          </table:table-cell>
          <table:table-cell table:formula="of:=&quot;{'&quot;&amp;[.$A$1]&amp;&quot;':'&quot;&amp;[.A20]&amp;&quot;','&quot;&amp;[.$B$1]&amp;&quot;':'&quot;&amp;[.B20]&amp;&quot;'},&quot;" office:value-type="string" office:string-value="{'kode_provinsi':'18','nama_provinsi':'Lampung'}," calcext:value-type="string">
            <text:p>{'kode_provinsi':'18','nama_provinsi':'Lampung'},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luku</text:p>
          </table:table-cell>
          <table:table-cell table:formula="of:=&quot;{'&quot;&amp;[.$A$1]&amp;&quot;':'&quot;&amp;[.A21]&amp;&quot;','&quot;&amp;[.$B$1]&amp;&quot;':'&quot;&amp;[.B21]&amp;&quot;'},&quot;" office:value-type="string" office:string-value="{'kode_provinsi':'81','nama_provinsi':'Maluku'}," calcext:value-type="string">
            <text:p>{'kode_provinsi':'81','nama_provinsi':'Maluku'},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luku Utara</text:p>
          </table:table-cell>
          <table:table-cell table:formula="of:=&quot;{'&quot;&amp;[.$A$1]&amp;&quot;':'&quot;&amp;[.A22]&amp;&quot;','&quot;&amp;[.$B$1]&amp;&quot;':'&quot;&amp;[.B22]&amp;&quot;'},&quot;" office:value-type="string" office:string-value="{'kode_provinsi':'82','nama_provinsi':'Maluku Utara'}," calcext:value-type="string">
            <text:p>{'kode_provinsi':'82','nama_provinsi':'Maluku Utara'},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usa Tenggara Barat</text:p>
          </table:table-cell>
          <table:table-cell table:formula="of:=&quot;{'&quot;&amp;[.$A$1]&amp;&quot;':'&quot;&amp;[.A23]&amp;&quot;','&quot;&amp;[.$B$1]&amp;&quot;':'&quot;&amp;[.B23]&amp;&quot;'},&quot;" office:value-type="string" office:string-value="{'kode_provinsi':'52','nama_provinsi':'Nusa Tenggara Barat'}," calcext:value-type="string">
            <text:p>{'kode_provinsi':'52','nama_provinsi':'Nusa Tenggara Barat'},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usa Tenggara Timur</text:p>
          </table:table-cell>
          <table:table-cell table:formula="of:=&quot;{'&quot;&amp;[.$A$1]&amp;&quot;':'&quot;&amp;[.A24]&amp;&quot;','&quot;&amp;[.$B$1]&amp;&quot;':'&quot;&amp;[.B24]&amp;&quot;'},&quot;" office:value-type="string" office:string-value="{'kode_provinsi':'53','nama_provinsi':'Nusa Tenggara Timur'}," calcext:value-type="string">
            <text:p>{'kode_provinsi':'53','nama_provinsi':'Nusa Tenggara Timur'},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apua</text:p>
          </table:table-cell>
          <table:table-cell table:formula="of:=&quot;{'&quot;&amp;[.$A$1]&amp;&quot;':'&quot;&amp;[.A25]&amp;&quot;','&quot;&amp;[.$B$1]&amp;&quot;':'&quot;&amp;[.B25]&amp;&quot;'},&quot;" office:value-type="string" office:string-value="{'kode_provinsi':'91','nama_provinsi':'Papua'}," calcext:value-type="string">
            <text:p>{'kode_provinsi':'91','nama_provinsi':'Papua'},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apua Barat</text:p>
          </table:table-cell>
          <table:table-cell table:formula="of:=&quot;{'&quot;&amp;[.$A$1]&amp;&quot;':'&quot;&amp;[.A26]&amp;&quot;','&quot;&amp;[.$B$1]&amp;&quot;':'&quot;&amp;[.B26]&amp;&quot;'},&quot;" office:value-type="string" office:string-value="{'kode_provinsi':'92','nama_provinsi':'Papua Barat'}," calcext:value-type="string">
            <text:p>{'kode_provinsi':'92','nama_provinsi':'Papua Barat'},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au</text:p>
          </table:table-cell>
          <table:table-cell table:formula="of:=&quot;{'&quot;&amp;[.$A$1]&amp;&quot;':'&quot;&amp;[.A27]&amp;&quot;','&quot;&amp;[.$B$1]&amp;&quot;':'&quot;&amp;[.B27]&amp;&quot;'},&quot;" office:value-type="string" office:string-value="{'kode_provinsi':'14','nama_provinsi':'Riau'}," calcext:value-type="string">
            <text:p>{'kode_provinsi':'14','nama_provinsi':'Riau'},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ulawesi Barat</text:p>
          </table:table-cell>
          <table:table-cell table:formula="of:=&quot;{'&quot;&amp;[.$A$1]&amp;&quot;':'&quot;&amp;[.A28]&amp;&quot;','&quot;&amp;[.$B$1]&amp;&quot;':'&quot;&amp;[.B28]&amp;&quot;'},&quot;" office:value-type="string" office:string-value="{'kode_provinsi':'76','nama_provinsi':'Sulawesi Barat'}," calcext:value-type="string">
            <text:p>{'kode_provinsi':'76','nama_provinsi':'Sulawesi Barat'},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ulawesi Selatan</text:p>
          </table:table-cell>
          <table:table-cell table:formula="of:=&quot;{'&quot;&amp;[.$A$1]&amp;&quot;':'&quot;&amp;[.A29]&amp;&quot;','&quot;&amp;[.$B$1]&amp;&quot;':'&quot;&amp;[.B29]&amp;&quot;'},&quot;" office:value-type="string" office:string-value="{'kode_provinsi':'73','nama_provinsi':'Sulawesi Selatan'}," calcext:value-type="string">
            <text:p>{'kode_provinsi':'73','nama_provinsi':'Sulawesi Selatan'},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ulawesi Tengah</text:p>
          </table:table-cell>
          <table:table-cell table:formula="of:=&quot;{'&quot;&amp;[.$A$1]&amp;&quot;':'&quot;&amp;[.A30]&amp;&quot;','&quot;&amp;[.$B$1]&amp;&quot;':'&quot;&amp;[.B30]&amp;&quot;'},&quot;" office:value-type="string" office:string-value="{'kode_provinsi':'72','nama_provinsi':'Sulawesi Tengah'}," calcext:value-type="string">
            <text:p>{'kode_provinsi':'72','nama_provinsi':'Sulawesi Tengah'},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ulawesi Tenggara</text:p>
          </table:table-cell>
          <table:table-cell table:formula="of:=&quot;{'&quot;&amp;[.$A$1]&amp;&quot;':'&quot;&amp;[.A31]&amp;&quot;','&quot;&amp;[.$B$1]&amp;&quot;':'&quot;&amp;[.B31]&amp;&quot;'},&quot;" office:value-type="string" office:string-value="{'kode_provinsi':'74','nama_provinsi':'Sulawesi Tenggara'}," calcext:value-type="string">
            <text:p>{'kode_provinsi':'74','nama_provinsi':'Sulawesi Tenggara'},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ulawesi Utara</text:p>
          </table:table-cell>
          <table:table-cell table:formula="of:=&quot;{'&quot;&amp;[.$A$1]&amp;&quot;':'&quot;&amp;[.A32]&amp;&quot;','&quot;&amp;[.$B$1]&amp;&quot;':'&quot;&amp;[.B32]&amp;&quot;'},&quot;" office:value-type="string" office:string-value="{'kode_provinsi':'71','nama_provinsi':'Sulawesi Utara'}," calcext:value-type="string">
            <text:p>{'kode_provinsi':'71','nama_provinsi':'Sulawesi Utara'},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umatera Barat</text:p>
          </table:table-cell>
          <table:table-cell table:formula="of:=&quot;{'&quot;&amp;[.$A$1]&amp;&quot;':'&quot;&amp;[.A33]&amp;&quot;','&quot;&amp;[.$B$1]&amp;&quot;':'&quot;&amp;[.B33]&amp;&quot;'},&quot;" office:value-type="string" office:string-value="{'kode_provinsi':'13','nama_provinsi':'Sumatera Barat'}," calcext:value-type="string">
            <text:p>{'kode_provinsi':'13','nama_provinsi':'Sumatera Barat'},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matera Selatan</text:p>
          </table:table-cell>
          <table:table-cell table:formula="of:=&quot;{'&quot;&amp;[.$A$1]&amp;&quot;':'&quot;&amp;[.A34]&amp;&quot;','&quot;&amp;[.$B$1]&amp;&quot;':'&quot;&amp;[.B34]&amp;&quot;'},&quot;" office:value-type="string" office:string-value="{'kode_provinsi':'16','nama_provinsi':'Sumatera Selatan'}," calcext:value-type="string">
            <text:p>{'kode_provinsi':'16','nama_provinsi':'Sumatera Selatan'},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matera Utara</text:p>
          </table:table-cell>
          <table:table-cell table:formula="of:=&quot;{'&quot;&amp;[.$A$1]&amp;&quot;':'&quot;&amp;[.A35]&amp;&quot;','&quot;&amp;[.$B$1]&amp;&quot;':'&quot;&amp;[.B35]&amp;&quot;'},&quot;" office:value-type="string" office:string-value="{'kode_provinsi':'12','nama_provinsi':'Sumatera Utara'}," calcext:value-type="string">
            <text:p>{'kode_provinsi':'12','nama_provinsi':'Sumatera Utara'},</text:p>
          </table:table-cell>
          <table:table-cell/>
        </table:table-row>
      </table:table>
      <table:table table:name="Sheet2" table:style-name="ta1">
        <table:table-column table:style-name="co1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ode_kota</text:p>
          </table:table-cell>
          <table:table-cell office:value-type="string" calcext:value-type="string">
            <text:p>nama_kota</text:p>
          </table:table-cell>
          <table:table-cell office:value-type="string" calcext:value-type="string">
            <text:p>Resource :</text:p>
          </table:table-cell>
          <table:table-cell office:value-type="string" calcext:value-type="string">
            <text:p><text:a xlink:href="https://id.wikipedia.org/wiki/Daftar_kabupaten_di_Indonesia" xlink:type="simple">Wikipedia</text:a></text:p>
          </table:table-cell>
        </table:table-row>
        <table:table-row table:style-name="ro1">
          <table:table-cell office:value-type="string" calcext:value-type="string">
            <text:p>11.12</text:p>
          </table:table-cell>
          <table:table-cell office:value-type="string" calcext:value-type="string">
            <text:p>Kabupaten Aceh Barat Daya</text:p>
          </table:table-cell>
          <table:table-cell table:formula="of:=&quot;{'&quot;&amp;[.$A$1]&amp;&quot;':'&quot;&amp;[.A2]&amp;&quot;','&quot;&amp;[.$B$1]&amp;&quot;':'&quot;&amp;[.B2]&amp;&quot;'},&quot;" office:value-type="string" office:string-value="{'kode_kota':'11.12','nama_kota':'Kabupaten Aceh Barat Daya'}," calcext:value-type="string">
            <text:p>{'kode_kota':'11.12','nama_kota':'Kabupaten Aceh Barat Daya'},</text:p>
          </table:table-cell>
          <table:table-cell/>
        </table:table-row>
        <table:table-row table:style-name="ro1">
          <table:table-cell office:value-type="string" calcext:value-type="string">
            <text:p>11.05</text:p>
          </table:table-cell>
          <table:table-cell office:value-type="string" calcext:value-type="string">
            <text:p>Kabupaten Aceh Barat</text:p>
          </table:table-cell>
          <table:table-cell table:formula="of:=&quot;{'&quot;&amp;[.$A$1]&amp;&quot;':'&quot;&amp;[.A3]&amp;&quot;','&quot;&amp;[.$B$1]&amp;&quot;':'&quot;&amp;[.B3]&amp;&quot;'},&quot;" office:value-type="string" office:string-value="{'kode_kota':'11.05','nama_kota':'Kabupaten Aceh Barat'}," calcext:value-type="string">
            <text:p>{'kode_kota':'11.05','nama_kota':'Kabupaten Aceh Barat'},</text:p>
          </table:table-cell>
          <table:table-cell/>
        </table:table-row>
        <table:table-row table:style-name="ro1">
          <table:table-cell office:value-type="string" calcext:value-type="string">
            <text:p>11.06</text:p>
          </table:table-cell>
          <table:table-cell office:value-type="string" calcext:value-type="string">
            <text:p>Kabupaten Aceh Besar</text:p>
          </table:table-cell>
          <table:table-cell table:formula="of:=&quot;{'&quot;&amp;[.$A$1]&amp;&quot;':'&quot;&amp;[.A4]&amp;&quot;','&quot;&amp;[.$B$1]&amp;&quot;':'&quot;&amp;[.B4]&amp;&quot;'},&quot;" office:value-type="string" office:string-value="{'kode_kota':'11.06','nama_kota':'Kabupaten Aceh Besar'}," calcext:value-type="string">
            <text:p>{'kode_kota':'11.06','nama_kota':'Kabupaten Aceh Besar'},</text:p>
          </table:table-cell>
          <table:table-cell/>
        </table:table-row>
        <table:table-row table:style-name="ro1">
          <table:table-cell office:value-type="string" calcext:value-type="string">
            <text:p>11.14</text:p>
          </table:table-cell>
          <table:table-cell office:value-type="string" calcext:value-type="string">
            <text:p>Kabupaten Aceh Jaya</text:p>
          </table:table-cell>
          <table:table-cell table:formula="of:=&quot;{'&quot;&amp;[.$A$1]&amp;&quot;':'&quot;&amp;[.A5]&amp;&quot;','&quot;&amp;[.$B$1]&amp;&quot;':'&quot;&amp;[.B5]&amp;&quot;'},&quot;" office:value-type="string" office:string-value="{'kode_kota':'11.14','nama_kota':'Kabupaten Aceh Jaya'}," calcext:value-type="string">
            <text:p>{'kode_kota':'11.14','nama_kota':'Kabupaten Aceh Jaya'},</text:p>
          </table:table-cell>
          <table:table-cell/>
        </table:table-row>
        <table:table-row table:style-name="ro1">
          <table:table-cell office:value-type="string" calcext:value-type="string">
            <text:p>11.01</text:p>
          </table:table-cell>
          <table:table-cell office:value-type="string" calcext:value-type="string">
            <text:p>Kabupaten Aceh Selatan</text:p>
          </table:table-cell>
          <table:table-cell table:formula="of:=&quot;{'&quot;&amp;[.$A$1]&amp;&quot;':'&quot;&amp;[.A6]&amp;&quot;','&quot;&amp;[.$B$1]&amp;&quot;':'&quot;&amp;[.B6]&amp;&quot;'},&quot;" office:value-type="string" office:string-value="{'kode_kota':'11.01','nama_kota':'Kabupaten Aceh Selatan'}," calcext:value-type="string">
            <text:p>{'kode_kota':'11.01','nama_kota':'Kabupaten Aceh Selatan'},</text:p>
          </table:table-cell>
          <table:table-cell/>
        </table:table-row>
        <table:table-row table:style-name="ro1">
          <table:table-cell office:value-type="string" calcext:value-type="string">
            <text:p>11.10</text:p>
          </table:table-cell>
          <table:table-cell office:value-type="string" calcext:value-type="string">
            <text:p>Kabupaten Aceh Singkil</text:p>
          </table:table-cell>
          <table:table-cell table:formula="of:=&quot;{'&quot;&amp;[.$A$1]&amp;&quot;':'&quot;&amp;[.A7]&amp;&quot;','&quot;&amp;[.$B$1]&amp;&quot;':'&quot;&amp;[.B7]&amp;&quot;'},&quot;" office:value-type="string" office:string-value="{'kode_kota':'11.10','nama_kota':'Kabupaten Aceh Singkil'}," calcext:value-type="string">
            <text:p>{'kode_kota':'11.10','nama_kota':'Kabupaten Aceh Singkil'},</text:p>
          </table:table-cell>
          <table:table-cell/>
        </table:table-row>
        <table:table-row table:style-name="ro1">
          <table:table-cell office:value-type="string" calcext:value-type="string">
            <text:p>11.16</text:p>
          </table:table-cell>
          <table:table-cell office:value-type="string" calcext:value-type="string">
            <text:p>Kabupaten Aceh Tamiang</text:p>
          </table:table-cell>
          <table:table-cell table:formula="of:=&quot;{'&quot;&amp;[.$A$1]&amp;&quot;':'&quot;&amp;[.A8]&amp;&quot;','&quot;&amp;[.$B$1]&amp;&quot;':'&quot;&amp;[.B8]&amp;&quot;'},&quot;" office:value-type="string" office:string-value="{'kode_kota':'11.16','nama_kota':'Kabupaten Aceh Tamiang'}," calcext:value-type="string">
            <text:p>{'kode_kota':'11.16','nama_kota':'Kabupaten Aceh Tamiang'},</text:p>
          </table:table-cell>
          <table:table-cell/>
        </table:table-row>
        <table:table-row table:style-name="ro1">
          <table:table-cell office:value-type="string" calcext:value-type="string">
            <text:p>11.04</text:p>
          </table:table-cell>
          <table:table-cell office:value-type="string" calcext:value-type="string">
            <text:p>Kabupaten Aceh Tengah</text:p>
          </table:table-cell>
          <table:table-cell table:formula="of:=&quot;{'&quot;&amp;[.$A$1]&amp;&quot;':'&quot;&amp;[.A9]&amp;&quot;','&quot;&amp;[.$B$1]&amp;&quot;':'&quot;&amp;[.B9]&amp;&quot;'},&quot;" office:value-type="string" office:string-value="{'kode_kota':'11.04','nama_kota':'Kabupaten Aceh Tengah'}," calcext:value-type="string">
            <text:p>{'kode_kota':'11.04','nama_kota':'Kabupaten Aceh Tengah'},</text:p>
          </table:table-cell>
          <table:table-cell/>
        </table:table-row>
        <table:table-row table:style-name="ro1">
          <table:table-cell office:value-type="string" calcext:value-type="string">
            <text:p>11.02</text:p>
          </table:table-cell>
          <table:table-cell office:value-type="string" calcext:value-type="string">
            <text:p>Kabupaten Aceh Tenggara</text:p>
          </table:table-cell>
          <table:table-cell table:formula="of:=&quot;{'&quot;&amp;[.$A$1]&amp;&quot;':'&quot;&amp;[.A10]&amp;&quot;','&quot;&amp;[.$B$1]&amp;&quot;':'&quot;&amp;[.B10]&amp;&quot;'},&quot;" office:value-type="string" office:string-value="{'kode_kota':'11.02','nama_kota':'Kabupaten Aceh Tenggara'}," calcext:value-type="string">
            <text:p>{'kode_kota':'11.02','nama_kota':'Kabupaten Aceh Tenggara'},</text:p>
          </table:table-cell>
          <table:table-cell/>
        </table:table-row>
        <table:table-row table:style-name="ro1">
          <table:table-cell office:value-type="string" calcext:value-type="string">
            <text:p>11.03</text:p>
          </table:table-cell>
          <table:table-cell office:value-type="string" calcext:value-type="string">
            <text:p>Kabupaten Aceh Timur</text:p>
          </table:table-cell>
          <table:table-cell table:formula="of:=&quot;{'&quot;&amp;[.$A$1]&amp;&quot;':'&quot;&amp;[.A11]&amp;&quot;','&quot;&amp;[.$B$1]&amp;&quot;':'&quot;&amp;[.B11]&amp;&quot;'},&quot;" office:value-type="string" office:string-value="{'kode_kota':'11.03','nama_kota':'Kabupaten Aceh Timur'}," calcext:value-type="string">
            <text:p>{'kode_kota':'11.03','nama_kota':'Kabupaten Aceh Timur'},</text:p>
          </table:table-cell>
          <table:table-cell/>
        </table:table-row>
        <table:table-row table:style-name="ro1">
          <table:table-cell office:value-type="string" calcext:value-type="string">
            <text:p>11.08</text:p>
          </table:table-cell>
          <table:table-cell office:value-type="string" calcext:value-type="string">
            <text:p>Kabupaten Aceh Utara</text:p>
          </table:table-cell>
          <table:table-cell table:formula="of:=&quot;{'&quot;&amp;[.$A$1]&amp;&quot;':'&quot;&amp;[.A12]&amp;&quot;','&quot;&amp;[.$B$1]&amp;&quot;':'&quot;&amp;[.B12]&amp;&quot;'},&quot;" office:value-type="string" office:string-value="{'kode_kota':'11.08','nama_kota':'Kabupaten Aceh Utara'}," calcext:value-type="string">
            <text:p>{'kode_kota':'11.08','nama_kota':'Kabupaten Aceh Utara'},</text:p>
          </table:table-cell>
          <table:table-cell/>
        </table:table-row>
        <table:table-row table:style-name="ro1">
          <table:table-cell office:value-type="string" calcext:value-type="string">
            <text:p>13.06</text:p>
          </table:table-cell>
          <table:table-cell office:value-type="string" calcext:value-type="string">
            <text:p>Kabupaten Agam</text:p>
          </table:table-cell>
          <table:table-cell table:formula="of:=&quot;{'&quot;&amp;[.$A$1]&amp;&quot;':'&quot;&amp;[.A13]&amp;&quot;','&quot;&amp;[.$B$1]&amp;&quot;':'&quot;&amp;[.B13]&amp;&quot;'},&quot;" office:value-type="string" office:string-value="{'kode_kota':'13.06','nama_kota':'Kabupaten Agam'}," calcext:value-type="string">
            <text:p>{'kode_kota':'13.06','nama_kota':'Kabupaten Agam'},</text:p>
          </table:table-cell>
          <table:table-cell/>
        </table:table-row>
        <table:table-row table:style-name="ro1">
          <table:table-cell office:value-type="string" calcext:value-type="string">
            <text:p>53.05</text:p>
          </table:table-cell>
          <table:table-cell office:value-type="string" calcext:value-type="string">
            <text:p>Kabupaten Alor</text:p>
          </table:table-cell>
          <table:table-cell table:formula="of:=&quot;{'&quot;&amp;[.$A$1]&amp;&quot;':'&quot;&amp;[.A14]&amp;&quot;','&quot;&amp;[.$B$1]&amp;&quot;':'&quot;&amp;[.B14]&amp;&quot;'},&quot;" office:value-type="string" office:string-value="{'kode_kota':'53.05','nama_kota':'Kabupaten Alor'}," calcext:value-type="string">
            <text:p>{'kode_kota':'53.05','nama_kota':'Kabupaten Alor'},</text:p>
          </table:table-cell>
          <table:table-cell/>
        </table:table-row>
        <table:table-row table:style-name="ro1">
          <table:table-cell office:value-type="string" calcext:value-type="string">
            <text:p>12.09</text:p>
          </table:table-cell>
          <table:table-cell office:value-type="string" calcext:value-type="string">
            <text:p>Kabupaten Asahan</text:p>
          </table:table-cell>
          <table:table-cell table:formula="of:=&quot;{'&quot;&amp;[.$A$1]&amp;&quot;':'&quot;&amp;[.A15]&amp;&quot;','&quot;&amp;[.$B$1]&amp;&quot;':'&quot;&amp;[.B15]&amp;&quot;'},&quot;" office:value-type="string" office:string-value="{'kode_kota':'12.09','nama_kota':'Kabupaten Asahan'}," calcext:value-type="string">
            <text:p>{'kode_kota':'12.09','nama_kota':'Kabupaten Asahan'},</text:p>
          </table:table-cell>
          <table:table-cell/>
        </table:table-row>
        <table:table-row table:style-name="ro1">
          <table:table-cell office:value-type="string" calcext:value-type="string">
            <text:p>91.18</text:p>
          </table:table-cell>
          <table:table-cell office:value-type="string" calcext:value-type="string">
            <text:p>Kabupaten Asmat</text:p>
          </table:table-cell>
          <table:table-cell table:formula="of:=&quot;{'&quot;&amp;[.$A$1]&amp;&quot;':'&quot;&amp;[.A16]&amp;&quot;','&quot;&amp;[.$B$1]&amp;&quot;':'&quot;&amp;[.B16]&amp;&quot;'},&quot;" office:value-type="string" office:string-value="{'kode_kota':'91.18','nama_kota':'Kabupaten Asmat'}," calcext:value-type="string">
            <text:p>{'kode_kota':'91.18','nama_kota':'Kabupaten Asmat'},</text:p>
          </table:table-cell>
          <table:table-cell/>
        </table:table-row>
        <table:table-row table:style-name="ro1">
          <table:table-cell office:value-type="string" calcext:value-type="string">
            <text:p>51.03</text:p>
          </table:table-cell>
          <table:table-cell office:value-type="string" calcext:value-type="string">
            <text:p>Kabupaten Badung</text:p>
          </table:table-cell>
          <table:table-cell table:formula="of:=&quot;{'&quot;&amp;[.$A$1]&amp;&quot;':'&quot;&amp;[.A17]&amp;&quot;','&quot;&amp;[.$B$1]&amp;&quot;':'&quot;&amp;[.B17]&amp;&quot;'},&quot;" office:value-type="string" office:string-value="{'kode_kota':'51.03','nama_kota':'Kabupaten Badung'}," calcext:value-type="string">
            <text:p>{'kode_kota':'51.03','nama_kota':'Kabupaten Badung'},</text:p>
          </table:table-cell>
          <table:table-cell/>
        </table:table-row>
        <table:table-row table:style-name="ro1">
          <table:table-cell office:value-type="string" calcext:value-type="string">
            <text:p>63.11</text:p>
          </table:table-cell>
          <table:table-cell office:value-type="string" calcext:value-type="string">
            <text:p>Kabupaten Balangan</text:p>
          </table:table-cell>
          <table:table-cell table:formula="of:=&quot;{'&quot;&amp;[.$A$1]&amp;&quot;':'&quot;&amp;[.A18]&amp;&quot;','&quot;&amp;[.$B$1]&amp;&quot;':'&quot;&amp;[.B18]&amp;&quot;'},&quot;" office:value-type="string" office:string-value="{'kode_kota':'63.11','nama_kota':'Kabupaten Balangan'}," calcext:value-type="string">
            <text:p>{'kode_kota':'63.11','nama_kota':'Kabupaten Balangan'},</text:p>
          </table:table-cell>
          <table:table-cell/>
        </table:table-row>
        <table:table-row table:style-name="ro1">
          <table:table-cell office:value-type="string" calcext:value-type="string">
            <text:p>32.17</text:p>
          </table:table-cell>
          <table:table-cell office:value-type="string" calcext:value-type="string">
            <text:p>Kabupaten Bandung Barat</text:p>
          </table:table-cell>
          <table:table-cell table:formula="of:=&quot;{'&quot;&amp;[.$A$1]&amp;&quot;':'&quot;&amp;[.A19]&amp;&quot;','&quot;&amp;[.$B$1]&amp;&quot;':'&quot;&amp;[.B19]&amp;&quot;'},&quot;" office:value-type="string" office:string-value="{'kode_kota':'32.17','nama_kota':'Kabupaten Bandung Barat'}," calcext:value-type="string">
            <text:p>{'kode_kota':'32.17','nama_kota':'Kabupaten Bandung Barat'},</text:p>
          </table:table-cell>
          <table:table-cell/>
        </table:table-row>
        <table:table-row table:style-name="ro1">
          <table:table-cell office:value-type="string" calcext:value-type="string">
            <text:p>32.04</text:p>
          </table:table-cell>
          <table:table-cell office:value-type="string" calcext:value-type="string">
            <text:p>Kabupaten Bandung</text:p>
          </table:table-cell>
          <table:table-cell table:formula="of:=&quot;{'&quot;&amp;[.$A$1]&amp;&quot;':'&quot;&amp;[.A20]&amp;&quot;','&quot;&amp;[.$B$1]&amp;&quot;':'&quot;&amp;[.B20]&amp;&quot;'},&quot;" office:value-type="string" office:string-value="{'kode_kota':'32.04','nama_kota':'Kabupaten Bandung'}," calcext:value-type="string">
            <text:p>{'kode_kota':'32.04','nama_kota':'Kabupaten Bandung'},</text:p>
          </table:table-cell>
          <table:table-cell/>
        </table:table-row>
        <table:table-row table:style-name="ro1">
          <table:table-cell office:value-type="string" calcext:value-type="string">
            <text:p>72.01</text:p>
          </table:table-cell>
          <table:table-cell office:value-type="string" calcext:value-type="string">
            <text:p>Kabupaten Banggai</text:p>
          </table:table-cell>
          <table:table-cell table:formula="of:=&quot;{'&quot;&amp;[.$A$1]&amp;&quot;':'&quot;&amp;[.A21]&amp;&quot;','&quot;&amp;[.$B$1]&amp;&quot;':'&quot;&amp;[.B21]&amp;&quot;'},&quot;" office:value-type="string" office:string-value="{'kode_kota':'72.01','nama_kota':'Kabupaten Banggai'}," calcext:value-type="string">
            <text:p>{'kode_kota':'72.01','nama_kota':'Kabupaten Banggai'},</text:p>
          </table:table-cell>
          <table:table-cell/>
        </table:table-row>
        <table:table-row table:style-name="ro1">
          <table:table-cell office:value-type="string" calcext:value-type="string">
            <text:p>72.07</text:p>
          </table:table-cell>
          <table:table-cell office:value-type="string" calcext:value-type="string">
            <text:p>Kabupaten Banggai Kepulauan</text:p>
          </table:table-cell>
          <table:table-cell table:formula="of:=&quot;{'&quot;&amp;[.$A$1]&amp;&quot;':'&quot;&amp;[.A22]&amp;&quot;','&quot;&amp;[.$B$1]&amp;&quot;':'&quot;&amp;[.B22]&amp;&quot;'},&quot;" office:value-type="string" office:string-value="{'kode_kota':'72.07','nama_kota':'Kabupaten Banggai Kepulauan'}," calcext:value-type="string">
            <text:p>{'kode_kota':'72.07','nama_kota':'Kabupaten Banggai Kepulauan'},</text:p>
          </table:table-cell>
          <table:table-cell/>
        </table:table-row>
        <table:table-row table:style-name="ro1">
          <table:table-cell office:value-type="string" calcext:value-type="string">
            <text:p>72.11</text:p>
          </table:table-cell>
          <table:table-cell office:value-type="string" calcext:value-type="string">
            <text:p>Kabupaten Banggai Laut</text:p>
          </table:table-cell>
          <table:table-cell table:formula="of:=&quot;{'&quot;&amp;[.$A$1]&amp;&quot;':'&quot;&amp;[.A23]&amp;&quot;','&quot;&amp;[.$B$1]&amp;&quot;':'&quot;&amp;[.B23]&amp;&quot;'},&quot;" office:value-type="string" office:string-value="{'kode_kota':'72.11','nama_kota':'Kabupaten Banggai Laut'}," calcext:value-type="string">
            <text:p>{'kode_kota':'72.11','nama_kota':'Kabupaten Banggai Laut'},</text:p>
          </table:table-cell>
          <table:table-cell/>
        </table:table-row>
        <table:table-row table:style-name="ro1">
          <table:table-cell office:value-type="string" calcext:value-type="string">
            <text:p>19.05</text:p>
          </table:table-cell>
          <table:table-cell office:value-type="string" calcext:value-type="string">
            <text:p>Kabupaten Bangka Barat</text:p>
          </table:table-cell>
          <table:table-cell table:formula="of:=&quot;{'&quot;&amp;[.$A$1]&amp;&quot;':'&quot;&amp;[.A24]&amp;&quot;','&quot;&amp;[.$B$1]&amp;&quot;':'&quot;&amp;[.B24]&amp;&quot;'},&quot;" office:value-type="string" office:string-value="{'kode_kota':'19.05','nama_kota':'Kabupaten Bangka Barat'}," calcext:value-type="string">
            <text:p>{'kode_kota':'19.05','nama_kota':'Kabupaten Bangka Barat'},</text:p>
          </table:table-cell>
          <table:table-cell/>
        </table:table-row>
        <table:table-row table:style-name="ro1">
          <table:table-cell office:value-type="string" calcext:value-type="string">
            <text:p>19.03</text:p>
          </table:table-cell>
          <table:table-cell office:value-type="string" calcext:value-type="string">
            <text:p>Kabupaten Bangka Selatan</text:p>
          </table:table-cell>
          <table:table-cell table:formula="of:=&quot;{'&quot;&amp;[.$A$1]&amp;&quot;':'&quot;&amp;[.A25]&amp;&quot;','&quot;&amp;[.$B$1]&amp;&quot;':'&quot;&amp;[.B25]&amp;&quot;'},&quot;" office:value-type="string" office:string-value="{'kode_kota':'19.03','nama_kota':'Kabupaten Bangka Selatan'}," calcext:value-type="string">
            <text:p>{'kode_kota':'19.03','nama_kota':'Kabupaten Bangka Selatan'},</text:p>
          </table:table-cell>
          <table:table-cell/>
        </table:table-row>
        <table:table-row table:style-name="ro1">
          <table:table-cell office:value-type="string" calcext:value-type="string">
            <text:p>19.04</text:p>
          </table:table-cell>
          <table:table-cell office:value-type="string" calcext:value-type="string">
            <text:p>Kabupaten Bangka Tengah</text:p>
          </table:table-cell>
          <table:table-cell table:formula="of:=&quot;{'&quot;&amp;[.$A$1]&amp;&quot;':'&quot;&amp;[.A26]&amp;&quot;','&quot;&amp;[.$B$1]&amp;&quot;':'&quot;&amp;[.B26]&amp;&quot;'},&quot;" office:value-type="string" office:string-value="{'kode_kota':'19.04','nama_kota':'Kabupaten Bangka Tengah'}," calcext:value-type="string">
            <text:p>{'kode_kota':'19.04','nama_kota':'Kabupaten Bangka Tengah'},</text:p>
          </table:table-cell>
          <table:table-cell/>
        </table:table-row>
        <table:table-row table:style-name="ro1">
          <table:table-cell office:value-type="string" calcext:value-type="string">
            <text:p>19.01</text:p>
          </table:table-cell>
          <table:table-cell office:value-type="string" calcext:value-type="string">
            <text:p>Kabupaten Bangka</text:p>
          </table:table-cell>
          <table:table-cell table:formula="of:=&quot;{'&quot;&amp;[.$A$1]&amp;&quot;':'&quot;&amp;[.A27]&amp;&quot;','&quot;&amp;[.$B$1]&amp;&quot;':'&quot;&amp;[.B27]&amp;&quot;'},&quot;" office:value-type="string" office:string-value="{'kode_kota':'19.01','nama_kota':'Kabupaten Bangka'}," calcext:value-type="string">
            <text:p>{'kode_kota':'19.01','nama_kota':'Kabupaten Bangka'},</text:p>
          </table:table-cell>
          <table:table-cell/>
        </table:table-row>
        <table:table-row table:style-name="ro1">
          <table:table-cell office:value-type="string" calcext:value-type="string">
            <text:p>35.26</text:p>
          </table:table-cell>
          <table:table-cell office:value-type="string" calcext:value-type="string">
            <text:p>Kabupaten Bangkalan</text:p>
          </table:table-cell>
          <table:table-cell table:formula="of:=&quot;{'&quot;&amp;[.$A$1]&amp;&quot;':'&quot;&amp;[.A28]&amp;&quot;','&quot;&amp;[.$B$1]&amp;&quot;':'&quot;&amp;[.B28]&amp;&quot;'},&quot;" office:value-type="string" office:string-value="{'kode_kota':'35.26','nama_kota':'Kabupaten Bangkalan'}," calcext:value-type="string">
            <text:p>{'kode_kota':'35.26','nama_kota':'Kabupaten Bangkalan'},</text:p>
          </table:table-cell>
          <table:table-cell/>
        </table:table-row>
        <table:table-row table:style-name="ro1">
          <table:table-cell office:value-type="string" calcext:value-type="string">
            <text:p>51.06</text:p>
          </table:table-cell>
          <table:table-cell office:value-type="string" calcext:value-type="string">
            <text:p>Kabupaten Bangli</text:p>
          </table:table-cell>
          <table:table-cell table:formula="of:=&quot;{'&quot;&amp;[.$A$1]&amp;&quot;':'&quot;&amp;[.A29]&amp;&quot;','&quot;&amp;[.$B$1]&amp;&quot;':'&quot;&amp;[.B29]&amp;&quot;'},&quot;" office:value-type="string" office:string-value="{'kode_kota':'51.06','nama_kota':'Kabupaten Bangli'}," calcext:value-type="string">
            <text:p>{'kode_kota':'51.06','nama_kota':'Kabupaten Bangli'},</text:p>
          </table:table-cell>
          <table:table-cell/>
        </table:table-row>
        <table:table-row table:style-name="ro1">
          <table:table-cell office:value-type="string" calcext:value-type="string">
            <text:p>63.03</text:p>
          </table:table-cell>
          <table:table-cell office:value-type="string" calcext:value-type="string">
            <text:p>Kabupaten Banjar</text:p>
          </table:table-cell>
          <table:table-cell table:formula="of:=&quot;{'&quot;&amp;[.$A$1]&amp;&quot;':'&quot;&amp;[.A30]&amp;&quot;','&quot;&amp;[.$B$1]&amp;&quot;':'&quot;&amp;[.B30]&amp;&quot;'},&quot;" office:value-type="string" office:string-value="{'kode_kota':'63.03','nama_kota':'Kabupaten Banjar'}," calcext:value-type="string">
            <text:p>{'kode_kota':'63.03','nama_kota':'Kabupaten Banjar'},</text:p>
          </table:table-cell>
          <table:table-cell/>
        </table:table-row>
        <table:table-row table:style-name="ro1">
          <table:table-cell office:value-type="string" calcext:value-type="string">
            <text:p>33.04</text:p>
          </table:table-cell>
          <table:table-cell office:value-type="string" calcext:value-type="string">
            <text:p>Kabupaten Banjarnegara</text:p>
          </table:table-cell>
          <table:table-cell table:formula="of:=&quot;{'&quot;&amp;[.$A$1]&amp;&quot;':'&quot;&amp;[.A31]&amp;&quot;','&quot;&amp;[.$B$1]&amp;&quot;':'&quot;&amp;[.B31]&amp;&quot;'},&quot;" office:value-type="string" office:string-value="{'kode_kota':'33.04','nama_kota':'Kabupaten Banjarnegara'}," calcext:value-type="string">
            <text:p>{'kode_kota':'33.04','nama_kota':'Kabupaten Banjarnegara'},</text:p>
          </table:table-cell>
          <table:table-cell/>
        </table:table-row>
        <table:table-row table:style-name="ro1">
          <table:table-cell office:value-type="string" calcext:value-type="string">
            <text:p>73.03</text:p>
          </table:table-cell>
          <table:table-cell office:value-type="string" calcext:value-type="string">
            <text:p>Kabupaten Bantaeng</text:p>
          </table:table-cell>
          <table:table-cell table:formula="of:=&quot;{'&quot;&amp;[.$A$1]&amp;&quot;':'&quot;&amp;[.A32]&amp;&quot;','&quot;&amp;[.$B$1]&amp;&quot;':'&quot;&amp;[.B32]&amp;&quot;'},&quot;" office:value-type="string" office:string-value="{'kode_kota':'73.03','nama_kota':'Kabupaten Bantaeng'}," calcext:value-type="string">
            <text:p>{'kode_kota':'73.03','nama_kota':'Kabupaten Bantaeng'},</text:p>
          </table:table-cell>
          <table:table-cell/>
        </table:table-row>
        <table:table-row table:style-name="ro1">
          <table:table-cell office:value-type="string" calcext:value-type="string">
            <text:p>34.02</text:p>
          </table:table-cell>
          <table:table-cell office:value-type="string" calcext:value-type="string">
            <text:p>Kabupaten Bantul</text:p>
          </table:table-cell>
          <table:table-cell table:formula="of:=&quot;{'&quot;&amp;[.$A$1]&amp;&quot;':'&quot;&amp;[.A33]&amp;&quot;','&quot;&amp;[.$B$1]&amp;&quot;':'&quot;&amp;[.B33]&amp;&quot;'},&quot;" office:value-type="string" office:string-value="{'kode_kota':'34.02','nama_kota':'Kabupaten Bantul'}," calcext:value-type="string">
            <text:p>{'kode_kota':'34.02','nama_kota':'Kabupaten Bantul'},</text:p>
          </table:table-cell>
          <table:table-cell/>
        </table:table-row>
        <table:table-row table:style-name="ro1">
          <table:table-cell office:value-type="string" calcext:value-type="string">
            <text:p>16.07</text:p>
          </table:table-cell>
          <table:table-cell office:value-type="string" calcext:value-type="string">
            <text:p>Kabupaten Banyuasin</text:p>
          </table:table-cell>
          <table:table-cell table:formula="of:=&quot;{'&quot;&amp;[.$A$1]&amp;&quot;':'&quot;&amp;[.A34]&amp;&quot;','&quot;&amp;[.$B$1]&amp;&quot;':'&quot;&amp;[.B34]&amp;&quot;'},&quot;" office:value-type="string" office:string-value="{'kode_kota':'16.07','nama_kota':'Kabupaten Banyuasin'}," calcext:value-type="string">
            <text:p>{'kode_kota':'16.07','nama_kota':'Kabupaten Banyuasin'},</text:p>
          </table:table-cell>
          <table:table-cell/>
        </table:table-row>
        <table:table-row table:style-name="ro1">
          <table:table-cell office:value-type="string" calcext:value-type="string">
            <text:p>33.02</text:p>
          </table:table-cell>
          <table:table-cell office:value-type="string" calcext:value-type="string">
            <text:p>Kabupaten Banyumas</text:p>
          </table:table-cell>
          <table:table-cell table:formula="of:=&quot;{'&quot;&amp;[.$A$1]&amp;&quot;':'&quot;&amp;[.A35]&amp;&quot;','&quot;&amp;[.$B$1]&amp;&quot;':'&quot;&amp;[.B35]&amp;&quot;'},&quot;" office:value-type="string" office:string-value="{'kode_kota':'33.02','nama_kota':'Kabupaten Banyumas'}," calcext:value-type="string">
            <text:p>{'kode_kota':'33.02','nama_kota':'Kabupaten Banyumas'},</text:p>
          </table:table-cell>
          <table:table-cell/>
        </table:table-row>
        <table:table-row table:style-name="ro1">
          <table:table-cell office:value-type="string" calcext:value-type="string">
            <text:p>35.10</text:p>
          </table:table-cell>
          <table:table-cell office:value-type="string" calcext:value-type="string">
            <text:p>Kabupaten Banyuwangi</text:p>
          </table:table-cell>
          <table:table-cell table:formula="of:=&quot;{'&quot;&amp;[.$A$1]&amp;&quot;':'&quot;&amp;[.A36]&amp;&quot;','&quot;&amp;[.$B$1]&amp;&quot;':'&quot;&amp;[.B36]&amp;&quot;'},&quot;" office:value-type="string" office:string-value="{'kode_kota':'35.10','nama_kota':'Kabupaten Banyuwangi'}," calcext:value-type="string">
            <text:p>{'kode_kota':'35.10','nama_kota':'Kabupaten Banyuwangi'},</text:p>
          </table:table-cell>
          <table:table-cell/>
        </table:table-row>
        <table:table-row table:style-name="ro1">
          <table:table-cell office:value-type="string" calcext:value-type="string">
            <text:p>63.04</text:p>
          </table:table-cell>
          <table:table-cell office:value-type="string" calcext:value-type="string">
            <text:p>Kabupaten Barito Kuala</text:p>
          </table:table-cell>
          <table:table-cell table:formula="of:=&quot;{'&quot;&amp;[.$A$1]&amp;&quot;':'&quot;&amp;[.A37]&amp;&quot;','&quot;&amp;[.$B$1]&amp;&quot;':'&quot;&amp;[.B37]&amp;&quot;'},&quot;" office:value-type="string" office:string-value="{'kode_kota':'63.04','nama_kota':'Kabupaten Barito Kuala'}," calcext:value-type="string">
            <text:p>{'kode_kota':'63.04','nama_kota':'Kabupaten Barito Kuala'},</text:p>
          </table:table-cell>
          <table:table-cell/>
        </table:table-row>
        <table:table-row table:style-name="ro1">
          <table:table-cell office:value-type="string" calcext:value-type="string">
            <text:p>62.04</text:p>
          </table:table-cell>
          <table:table-cell office:value-type="string" calcext:value-type="string">
            <text:p>Kabupaten Barito Selatan</text:p>
          </table:table-cell>
          <table:table-cell table:formula="of:=&quot;{'&quot;&amp;[.$A$1]&amp;&quot;':'&quot;&amp;[.A38]&amp;&quot;','&quot;&amp;[.$B$1]&amp;&quot;':'&quot;&amp;[.B38]&amp;&quot;'},&quot;" office:value-type="string" office:string-value="{'kode_kota':'62.04','nama_kota':'Kabupaten Barito Selatan'}," calcext:value-type="string">
            <text:p>{'kode_kota':'62.04','nama_kota':'Kabupaten Barito Selatan'},</text:p>
          </table:table-cell>
          <table:table-cell/>
        </table:table-row>
        <table:table-row table:style-name="ro1">
          <table:table-cell office:value-type="string" calcext:value-type="string">
            <text:p>62.13</text:p>
          </table:table-cell>
          <table:table-cell office:value-type="string" calcext:value-type="string">
            <text:p>Kabupaten Barito Timur</text:p>
          </table:table-cell>
          <table:table-cell table:formula="of:=&quot;{'&quot;&amp;[.$A$1]&amp;&quot;':'&quot;&amp;[.A39]&amp;&quot;','&quot;&amp;[.$B$1]&amp;&quot;':'&quot;&amp;[.B39]&amp;&quot;'},&quot;" office:value-type="string" office:string-value="{'kode_kota':'62.13','nama_kota':'Kabupaten Barito Timur'}," calcext:value-type="string">
            <text:p>{'kode_kota':'62.13','nama_kota':'Kabupaten Barito Timur'},</text:p>
          </table:table-cell>
          <table:table-cell/>
        </table:table-row>
        <table:table-row table:style-name="ro1">
          <table:table-cell office:value-type="string" calcext:value-type="string">
            <text:p>62.05</text:p>
          </table:table-cell>
          <table:table-cell office:value-type="string" calcext:value-type="string">
            <text:p>Kabupaten Barito Utara</text:p>
          </table:table-cell>
          <table:table-cell table:formula="of:=&quot;{'&quot;&amp;[.$A$1]&amp;&quot;':'&quot;&amp;[.A40]&amp;&quot;','&quot;&amp;[.$B$1]&amp;&quot;':'&quot;&amp;[.B40]&amp;&quot;'},&quot;" office:value-type="string" office:string-value="{'kode_kota':'62.05','nama_kota':'Kabupaten Barito Utara'}," calcext:value-type="string">
            <text:p>{'kode_kota':'62.05','nama_kota':'Kabupaten Barito Utara'},</text:p>
          </table:table-cell>
          <table:table-cell/>
        </table:table-row>
        <table:table-row table:style-name="ro1">
          <table:table-cell office:value-type="string" calcext:value-type="string">
            <text:p>73.11</text:p>
          </table:table-cell>
          <table:table-cell office:value-type="string" calcext:value-type="string">
            <text:p>Kabupaten Barru</text:p>
          </table:table-cell>
          <table:table-cell table:formula="of:=&quot;{'&quot;&amp;[.$A$1]&amp;&quot;':'&quot;&amp;[.A41]&amp;&quot;','&quot;&amp;[.$B$1]&amp;&quot;':'&quot;&amp;[.B41]&amp;&quot;'},&quot;" office:value-type="string" office:string-value="{'kode_kota':'73.11','nama_kota':'Kabupaten Barru'}," calcext:value-type="string">
            <text:p>{'kode_kota':'73.11','nama_kota':'Kabupaten Barru'},</text:p>
          </table:table-cell>
          <table:table-cell/>
        </table:table-row>
        <table:table-row table:style-name="ro1">
          <table:table-cell office:value-type="string" calcext:value-type="string">
            <text:p>33.25</text:p>
          </table:table-cell>
          <table:table-cell office:value-type="string" calcext:value-type="string">
            <text:p>Kabupaten Batang</text:p>
          </table:table-cell>
          <table:table-cell table:formula="of:=&quot;{'&quot;&amp;[.$A$1]&amp;&quot;':'&quot;&amp;[.A42]&amp;&quot;','&quot;&amp;[.$B$1]&amp;&quot;':'&quot;&amp;[.B42]&amp;&quot;'},&quot;" office:value-type="string" office:string-value="{'kode_kota':'33.25','nama_kota':'Kabupaten Batang'}," calcext:value-type="string">
            <text:p>{'kode_kota':'33.25','nama_kota':'Kabupaten Batang'},</text:p>
          </table:table-cell>
          <table:table-cell/>
        </table:table-row>
        <table:table-row table:style-name="ro1">
          <table:table-cell office:value-type="string" calcext:value-type="string">
            <text:p>15.04</text:p>
          </table:table-cell>
          <table:table-cell office:value-type="string" calcext:value-type="string">
            <text:p>Kabupaten Batanghari</text:p>
          </table:table-cell>
          <table:table-cell table:formula="of:=&quot;{'&quot;&amp;[.$A$1]&amp;&quot;':'&quot;&amp;[.A43]&amp;&quot;','&quot;&amp;[.$B$1]&amp;&quot;':'&quot;&amp;[.B43]&amp;&quot;'},&quot;" office:value-type="string" office:string-value="{'kode_kota':'15.04','nama_kota':'Kabupaten Batanghari'}," calcext:value-type="string">
            <text:p>{'kode_kota':'15.04','nama_kota':'Kabupaten Batanghari'},</text:p>
          </table:table-cell>
          <table:table-cell/>
        </table:table-row>
        <table:table-row table:style-name="ro1">
          <table:table-cell office:value-type="string" calcext:value-type="string">
            <text:p>12.19</text:p>
          </table:table-cell>
          <table:table-cell office:value-type="string" calcext:value-type="string">
            <text:p>Kabupaten Batubara</text:p>
          </table:table-cell>
          <table:table-cell table:formula="of:=&quot;{'&quot;&amp;[.$A$1]&amp;&quot;':'&quot;&amp;[.A44]&amp;&quot;','&quot;&amp;[.$B$1]&amp;&quot;':'&quot;&amp;[.B44]&amp;&quot;'},&quot;" office:value-type="string" office:string-value="{'kode_kota':'12.19','nama_kota':'Kabupaten Batubara'}," calcext:value-type="string">
            <text:p>{'kode_kota':'12.19','nama_kota':'Kabupaten Batubara'},</text:p>
          </table:table-cell>
          <table:table-cell/>
        </table:table-row>
        <table:table-row table:style-name="ro1">
          <table:table-cell office:value-type="string" calcext:value-type="string">
            <text:p>32.16</text:p>
          </table:table-cell>
          <table:table-cell office:value-type="string" calcext:value-type="string">
            <text:p>Kabupaten Bekasi</text:p>
          </table:table-cell>
          <table:table-cell table:formula="of:=&quot;{'&quot;&amp;[.$A$1]&amp;&quot;':'&quot;&amp;[.A45]&amp;&quot;','&quot;&amp;[.$B$1]&amp;&quot;':'&quot;&amp;[.B45]&amp;&quot;'},&quot;" office:value-type="string" office:string-value="{'kode_kota':'32.16','nama_kota':'Kabupaten Bekasi'}," calcext:value-type="string">
            <text:p>{'kode_kota':'32.16','nama_kota':'Kabupaten Bekasi'},</text:p>
          </table:table-cell>
          <table:table-cell/>
        </table:table-row>
        <table:table-row table:style-name="ro1">
          <table:table-cell office:value-type="string" calcext:value-type="string">
            <text:p>19.06</text:p>
          </table:table-cell>
          <table:table-cell office:value-type="string" calcext:value-type="string">
            <text:p>Kabupaten Belitung Timur</text:p>
          </table:table-cell>
          <table:table-cell table:formula="of:=&quot;{'&quot;&amp;[.$A$1]&amp;&quot;':'&quot;&amp;[.A46]&amp;&quot;','&quot;&amp;[.$B$1]&amp;&quot;':'&quot;&amp;[.B46]&amp;&quot;'},&quot;" office:value-type="string" office:string-value="{'kode_kota':'19.06','nama_kota':'Kabupaten Belitung Timur'}," calcext:value-type="string">
            <text:p>{'kode_kota':'19.06','nama_kota':'Kabupaten Belitung Timur'},</text:p>
          </table:table-cell>
          <table:table-cell/>
        </table:table-row>
        <table:table-row table:style-name="ro1">
          <table:table-cell office:value-type="string" calcext:value-type="string">
            <text:p>19.02</text:p>
          </table:table-cell>
          <table:table-cell office:value-type="string" calcext:value-type="string">
            <text:p>Kabupaten Belitung</text:p>
          </table:table-cell>
          <table:table-cell table:formula="of:=&quot;{'&quot;&amp;[.$A$1]&amp;&quot;':'&quot;&amp;[.A47]&amp;&quot;','&quot;&amp;[.$B$1]&amp;&quot;':'&quot;&amp;[.B47]&amp;&quot;'},&quot;" office:value-type="string" office:string-value="{'kode_kota':'19.02','nama_kota':'Kabupaten Belitung'}," calcext:value-type="string">
            <text:p>{'kode_kota':'19.02','nama_kota':'Kabupaten Belitung'},</text:p>
          </table:table-cell>
          <table:table-cell/>
        </table:table-row>
        <table:table-row table:style-name="ro1">
          <table:table-cell office:value-type="string" calcext:value-type="string">
            <text:p>53.04</text:p>
          </table:table-cell>
          <table:table-cell office:value-type="string" calcext:value-type="string">
            <text:p>Kabupaten Belu</text:p>
          </table:table-cell>
          <table:table-cell table:formula="of:=&quot;{'&quot;&amp;[.$A$1]&amp;&quot;':'&quot;&amp;[.A48]&amp;&quot;','&quot;&amp;[.$B$1]&amp;&quot;':'&quot;&amp;[.B48]&amp;&quot;'},&quot;" office:value-type="string" office:string-value="{'kode_kota':'53.04','nama_kota':'Kabupaten Belu'}," calcext:value-type="string">
            <text:p>{'kode_kota':'53.04','nama_kota':'Kabupaten Belu'},</text:p>
          </table:table-cell>
          <table:table-cell/>
        </table:table-row>
        <table:table-row table:style-name="ro1">
          <table:table-cell office:value-type="string" calcext:value-type="string">
            <text:p>11.17</text:p>
          </table:table-cell>
          <table:table-cell office:value-type="string" calcext:value-type="string">
            <text:p>Kabupaten Bener Meriah</text:p>
          </table:table-cell>
          <table:table-cell table:formula="of:=&quot;{'&quot;&amp;[.$A$1]&amp;&quot;':'&quot;&amp;[.A49]&amp;&quot;','&quot;&amp;[.$B$1]&amp;&quot;':'&quot;&amp;[.B49]&amp;&quot;'},&quot;" office:value-type="string" office:string-value="{'kode_kota':'11.17','nama_kota':'Kabupaten Bener Meriah'}," calcext:value-type="string">
            <text:p>{'kode_kota':'11.17','nama_kota':'Kabupaten Bener Meriah'},</text:p>
          </table:table-cell>
          <table:table-cell/>
        </table:table-row>
        <table:table-row table:style-name="ro1">
          <table:table-cell office:value-type="string" calcext:value-type="string">
            <text:p>14.03</text:p>
          </table:table-cell>
          <table:table-cell office:value-type="string" calcext:value-type="string">
            <text:p>Kabupaten Bengkalis</text:p>
          </table:table-cell>
          <table:table-cell table:formula="of:=&quot;{'&quot;&amp;[.$A$1]&amp;&quot;':'&quot;&amp;[.A50]&amp;&quot;','&quot;&amp;[.$B$1]&amp;&quot;':'&quot;&amp;[.B50]&amp;&quot;'},&quot;" office:value-type="string" office:string-value="{'kode_kota':'14.03','nama_kota':'Kabupaten Bengkalis'}," calcext:value-type="string">
            <text:p>{'kode_kota':'14.03','nama_kota':'Kabupaten Bengkalis'},</text:p>
          </table:table-cell>
          <table:table-cell/>
        </table:table-row>
        <table:table-row table:style-name="ro1">
          <table:table-cell office:value-type="string" calcext:value-type="string">
            <text:p>61.07</text:p>
          </table:table-cell>
          <table:table-cell office:value-type="string" calcext:value-type="string">
            <text:p>Kabupaten Bengkayang</text:p>
          </table:table-cell>
          <table:table-cell table:formula="of:=&quot;{'&quot;&amp;[.$A$1]&amp;&quot;':'&quot;&amp;[.A51]&amp;&quot;','&quot;&amp;[.$B$1]&amp;&quot;':'&quot;&amp;[.B51]&amp;&quot;'},&quot;" office:value-type="string" office:string-value="{'kode_kota':'61.07','nama_kota':'Kabupaten Bengkayang'}," calcext:value-type="string">
            <text:p>{'kode_kota':'61.07','nama_kota':'Kabupaten Bengkayang'},</text:p>
          </table:table-cell>
          <table:table-cell/>
        </table:table-row>
        <table:table-row table:style-name="ro1">
          <table:table-cell office:value-type="string" calcext:value-type="string">
            <text:p>17.01</text:p>
          </table:table-cell>
          <table:table-cell office:value-type="string" calcext:value-type="string">
            <text:p>Kabupaten Bengkulu Selatan</text:p>
          </table:table-cell>
          <table:table-cell table:formula="of:=&quot;{'&quot;&amp;[.$A$1]&amp;&quot;':'&quot;&amp;[.A52]&amp;&quot;','&quot;&amp;[.$B$1]&amp;&quot;':'&quot;&amp;[.B52]&amp;&quot;'},&quot;" office:value-type="string" office:string-value="{'kode_kota':'17.01','nama_kota':'Kabupaten Bengkulu Selatan'}," calcext:value-type="string">
            <text:p>{'kode_kota':'17.01','nama_kota':'Kabupaten Bengkulu Selatan'},</text:p>
          </table:table-cell>
          <table:table-cell/>
        </table:table-row>
        <table:table-row table:style-name="ro1">
          <table:table-cell office:value-type="string" calcext:value-type="string">
            <text:p>17.09</text:p>
          </table:table-cell>
          <table:table-cell office:value-type="string" calcext:value-type="string">
            <text:p>Kabupaten Bengkulu Tengah</text:p>
          </table:table-cell>
          <table:table-cell table:formula="of:=&quot;{'&quot;&amp;[.$A$1]&amp;&quot;':'&quot;&amp;[.A53]&amp;&quot;','&quot;&amp;[.$B$1]&amp;&quot;':'&quot;&amp;[.B53]&amp;&quot;'},&quot;" office:value-type="string" office:string-value="{'kode_kota':'17.09','nama_kota':'Kabupaten Bengkulu Tengah'}," calcext:value-type="string">
            <text:p>{'kode_kota':'17.09','nama_kota':'Kabupaten Bengkulu Tengah'},</text:p>
          </table:table-cell>
          <table:table-cell/>
        </table:table-row>
        <table:table-row table:style-name="ro1">
          <table:table-cell office:value-type="string" calcext:value-type="string">
            <text:p>17.03</text:p>
          </table:table-cell>
          <table:table-cell office:value-type="string" calcext:value-type="string">
            <text:p>Kabupaten Bengkulu Utara</text:p>
          </table:table-cell>
          <table:table-cell table:formula="of:=&quot;{'&quot;&amp;[.$A$1]&amp;&quot;':'&quot;&amp;[.A54]&amp;&quot;','&quot;&amp;[.$B$1]&amp;&quot;':'&quot;&amp;[.B54]&amp;&quot;'},&quot;" office:value-type="string" office:string-value="{'kode_kota':'17.03','nama_kota':'Kabupaten Bengkulu Utara'}," calcext:value-type="string">
            <text:p>{'kode_kota':'17.03','nama_kota':'Kabupaten Bengkulu Utara'},</text:p>
          </table:table-cell>
          <table:table-cell/>
        </table:table-row>
        <table:table-row table:style-name="ro1">
          <table:table-cell office:value-type="string" calcext:value-type="string">
            <text:p>64.03</text:p>
          </table:table-cell>
          <table:table-cell office:value-type="string" calcext:value-type="string">
            <text:p>Kabupaten Berau</text:p>
          </table:table-cell>
          <table:table-cell table:formula="of:=&quot;{'&quot;&amp;[.$A$1]&amp;&quot;':'&quot;&amp;[.A55]&amp;&quot;','&quot;&amp;[.$B$1]&amp;&quot;':'&quot;&amp;[.B55]&amp;&quot;'},&quot;" office:value-type="string" office:string-value="{'kode_kota':'64.03','nama_kota':'Kabupaten Berau'}," calcext:value-type="string">
            <text:p>{'kode_kota':'64.03','nama_kota':'Kabupaten Berau'},</text:p>
          </table:table-cell>
          <table:table-cell/>
        </table:table-row>
        <table:table-row table:style-name="ro1">
          <table:table-cell office:value-type="string" calcext:value-type="string">
            <text:p>91.06</text:p>
          </table:table-cell>
          <table:table-cell office:value-type="string" calcext:value-type="string">
            <text:p>Kabupaten Biak Numfor</text:p>
          </table:table-cell>
          <table:table-cell table:formula="of:=&quot;{'&quot;&amp;[.$A$1]&amp;&quot;':'&quot;&amp;[.A56]&amp;&quot;','&quot;&amp;[.$B$1]&amp;&quot;':'&quot;&amp;[.B56]&amp;&quot;'},&quot;" office:value-type="string" office:string-value="{'kode_kota':'91.06','nama_kota':'Kabupaten Biak Numfor'}," calcext:value-type="string">
            <text:p>{'kode_kota':'91.06','nama_kota':'Kabupaten Biak Numfor'},</text:p>
          </table:table-cell>
          <table:table-cell/>
        </table:table-row>
        <table:table-row table:style-name="ro1">
          <table:table-cell office:value-type="string" calcext:value-type="string">
            <text:p>52.06</text:p>
          </table:table-cell>
          <table:table-cell office:value-type="string" calcext:value-type="string">
            <text:p>Kabupaten Bima</text:p>
          </table:table-cell>
          <table:table-cell table:formula="of:=&quot;{'&quot;&amp;[.$A$1]&amp;&quot;':'&quot;&amp;[.A57]&amp;&quot;','&quot;&amp;[.$B$1]&amp;&quot;':'&quot;&amp;[.B57]&amp;&quot;'},&quot;" office:value-type="string" office:string-value="{'kode_kota':'52.06','nama_kota':'Kabupaten Bima'}," calcext:value-type="string">
            <text:p>{'kode_kota':'52.06','nama_kota':'Kabupaten Bima'},</text:p>
          </table:table-cell>
          <table:table-cell/>
        </table:table-row>
        <table:table-row table:style-name="ro1">
          <table:table-cell office:value-type="string" calcext:value-type="string">
            <text:p>21.01</text:p>
          </table:table-cell>
          <table:table-cell office:value-type="string" calcext:value-type="string">
            <text:p>Kabupaten Bintan</text:p>
          </table:table-cell>
          <table:table-cell table:formula="of:=&quot;{'&quot;&amp;[.$A$1]&amp;&quot;':'&quot;&amp;[.A58]&amp;&quot;','&quot;&amp;[.$B$1]&amp;&quot;':'&quot;&amp;[.B58]&amp;&quot;'},&quot;" office:value-type="string" office:string-value="{'kode_kota':'21.01','nama_kota':'Kabupaten Bintan'}," calcext:value-type="string">
            <text:p>{'kode_kota':'21.01','nama_kota':'Kabupaten Bintan'},</text:p>
          </table:table-cell>
          <table:table-cell/>
        </table:table-row>
        <table:table-row table:style-name="ro1">
          <table:table-cell office:value-type="string" calcext:value-type="string">
            <text:p>11.11</text:p>
          </table:table-cell>
          <table:table-cell office:value-type="string" calcext:value-type="string">
            <text:p>Kabupaten Bireuen</text:p>
          </table:table-cell>
          <table:table-cell table:formula="of:=&quot;{'&quot;&amp;[.$A$1]&amp;&quot;':'&quot;&amp;[.A59]&amp;&quot;','&quot;&amp;[.$B$1]&amp;&quot;':'&quot;&amp;[.B59]&amp;&quot;'},&quot;" office:value-type="string" office:string-value="{'kode_kota':'11.11','nama_kota':'Kabupaten Bireuen'}," calcext:value-type="string">
            <text:p>{'kode_kota':'11.11','nama_kota':'Kabupaten Bireuen'},</text:p>
          </table:table-cell>
          <table:table-cell/>
        </table:table-row>
        <table:table-row table:style-name="ro1">
          <table:table-cell office:value-type="string" calcext:value-type="string">
            <text:p>35.05</text:p>
          </table:table-cell>
          <table:table-cell office:value-type="string" calcext:value-type="string">
            <text:p>Kabupaten Blitar</text:p>
          </table:table-cell>
          <table:table-cell table:formula="of:=&quot;{'&quot;&amp;[.$A$1]&amp;&quot;':'&quot;&amp;[.A60]&amp;&quot;','&quot;&amp;[.$B$1]&amp;&quot;':'&quot;&amp;[.B60]&amp;&quot;'},&quot;" office:value-type="string" office:string-value="{'kode_kota':'35.05','nama_kota':'Kabupaten Blitar'}," calcext:value-type="string">
            <text:p>{'kode_kota':'35.05','nama_kota':'Kabupaten Blitar'},</text:p>
          </table:table-cell>
          <table:table-cell/>
        </table:table-row>
        <table:table-row table:style-name="ro1">
          <table:table-cell office:value-type="string" calcext:value-type="string">
            <text:p>33.16</text:p>
          </table:table-cell>
          <table:table-cell office:value-type="string" calcext:value-type="string">
            <text:p>Kabupaten Blora</text:p>
          </table:table-cell>
          <table:table-cell table:formula="of:=&quot;{'&quot;&amp;[.$A$1]&amp;&quot;':'&quot;&amp;[.A61]&amp;&quot;','&quot;&amp;[.$B$1]&amp;&quot;':'&quot;&amp;[.B61]&amp;&quot;'},&quot;" office:value-type="string" office:string-value="{'kode_kota':'33.16','nama_kota':'Kabupaten Blora'}," calcext:value-type="string">
            <text:p>{'kode_kota':'33.16','nama_kota':'Kabupaten Blora'},</text:p>
          </table:table-cell>
          <table:table-cell/>
        </table:table-row>
        <table:table-row table:style-name="ro1">
          <table:table-cell office:value-type="string" calcext:value-type="string">
            <text:p>75.02</text:p>
          </table:table-cell>
          <table:table-cell office:value-type="string" calcext:value-type="string">
            <text:p>Kabupaten Boalemo</text:p>
          </table:table-cell>
          <table:table-cell table:formula="of:=&quot;{'&quot;&amp;[.$A$1]&amp;&quot;':'&quot;&amp;[.A62]&amp;&quot;','&quot;&amp;[.$B$1]&amp;&quot;':'&quot;&amp;[.B62]&amp;&quot;'},&quot;" office:value-type="string" office:string-value="{'kode_kota':'75.02','nama_kota':'Kabupaten Boalemo'}," calcext:value-type="string">
            <text:p>{'kode_kota':'75.02','nama_kota':'Kabupaten Boalemo'},</text:p>
          </table:table-cell>
          <table:table-cell/>
        </table:table-row>
        <table:table-row table:style-name="ro1">
          <table:table-cell office:value-type="string" calcext:value-type="string">
            <text:p>32.01</text:p>
          </table:table-cell>
          <table:table-cell office:value-type="string" calcext:value-type="string">
            <text:p>Kabupaten Bogor</text:p>
          </table:table-cell>
          <table:table-cell table:formula="of:=&quot;{'&quot;&amp;[.$A$1]&amp;&quot;':'&quot;&amp;[.A63]&amp;&quot;','&quot;&amp;[.$B$1]&amp;&quot;':'&quot;&amp;[.B63]&amp;&quot;'},&quot;" office:value-type="string" office:string-value="{'kode_kota':'32.01','nama_kota':'Kabupaten Bogor'}," calcext:value-type="string">
            <text:p>{'kode_kota':'32.01','nama_kota':'Kabupaten Bogor'},</text:p>
          </table:table-cell>
          <table:table-cell/>
        </table:table-row>
        <table:table-row table:style-name="ro1">
          <table:table-cell office:value-type="string" calcext:value-type="string">
            <text:p>35.22</text:p>
          </table:table-cell>
          <table:table-cell office:value-type="string" calcext:value-type="string">
            <text:p>Kabupaten Bojonegoro</text:p>
          </table:table-cell>
          <table:table-cell table:formula="of:=&quot;{'&quot;&amp;[.$A$1]&amp;&quot;':'&quot;&amp;[.A64]&amp;&quot;','&quot;&amp;[.$B$1]&amp;&quot;':'&quot;&amp;[.B64]&amp;&quot;'},&quot;" office:value-type="string" office:string-value="{'kode_kota':'35.22','nama_kota':'Kabupaten Bojonegoro'}," calcext:value-type="string">
            <text:p>{'kode_kota':'35.22','nama_kota':'Kabupaten Bojonegoro'},</text:p>
          </table:table-cell>
          <table:table-cell/>
        </table:table-row>
        <table:table-row table:style-name="ro1">
          <table:table-cell office:value-type="string" calcext:value-type="string">
            <text:p>71.01</text:p>
          </table:table-cell>
          <table:table-cell office:value-type="string" calcext:value-type="string">
            <text:p>Kabupaten Bolaang Mongondow</text:p>
          </table:table-cell>
          <table:table-cell table:formula="of:=&quot;{'&quot;&amp;[.$A$1]&amp;&quot;':'&quot;&amp;[.A65]&amp;&quot;','&quot;&amp;[.$B$1]&amp;&quot;':'&quot;&amp;[.B65]&amp;&quot;'},&quot;" office:value-type="string" office:string-value="{'kode_kota':'71.01','nama_kota':'Kabupaten Bolaang Mongondow'}," calcext:value-type="string">
            <text:p>{'kode_kota':'71.01','nama_kota':'Kabupaten Bolaang Mongondow'},</text:p>
          </table:table-cell>
          <table:table-cell/>
        </table:table-row>
        <table:table-row table:style-name="ro1">
          <table:table-cell office:value-type="string" calcext:value-type="string">
            <text:p>71.11</text:p>
          </table:table-cell>
          <table:table-cell office:value-type="string" calcext:value-type="string">
            <text:p>Kabupaten Bolaang Mongondow Selatan</text:p>
          </table:table-cell>
          <table:table-cell table:formula="of:=&quot;{'&quot;&amp;[.$A$1]&amp;&quot;':'&quot;&amp;[.A66]&amp;&quot;','&quot;&amp;[.$B$1]&amp;&quot;':'&quot;&amp;[.B66]&amp;&quot;'},&quot;" office:value-type="string" office:string-value="{'kode_kota':'71.11','nama_kota':'Kabupaten Bolaang Mongondow Selatan'}," calcext:value-type="string">
            <text:p>{'kode_kota':'71.11','nama_kota':'Kabupaten Bolaang Mongondow Selatan'},</text:p>
          </table:table-cell>
          <table:table-cell/>
        </table:table-row>
        <table:table-row table:style-name="ro1">
          <table:table-cell office:value-type="string" calcext:value-type="string">
            <text:p>71.10</text:p>
          </table:table-cell>
          <table:table-cell office:value-type="string" calcext:value-type="string">
            <text:p>Kabupaten Bolaang Mongondow Timur</text:p>
          </table:table-cell>
          <table:table-cell table:formula="of:=&quot;{'&quot;&amp;[.$A$1]&amp;&quot;':'&quot;&amp;[.A67]&amp;&quot;','&quot;&amp;[.$B$1]&amp;&quot;':'&quot;&amp;[.B67]&amp;&quot;'},&quot;" office:value-type="string" office:string-value="{'kode_kota':'71.10','nama_kota':'Kabupaten Bolaang Mongondow Timur'}," calcext:value-type="string">
            <text:p>{'kode_kota':'71.10','nama_kota':'Kabupaten Bolaang Mongondow Timur'},</text:p>
          </table:table-cell>
          <table:table-cell/>
        </table:table-row>
        <table:table-row table:style-name="ro1">
          <table:table-cell office:value-type="string" calcext:value-type="string">
            <text:p>71.08</text:p>
          </table:table-cell>
          <table:table-cell office:value-type="string" calcext:value-type="string">
            <text:p>Kabupaten Bolaang Mongondow Utara</text:p>
          </table:table-cell>
          <table:table-cell table:formula="of:=&quot;{'&quot;&amp;[.$A$1]&amp;&quot;':'&quot;&amp;[.A68]&amp;&quot;','&quot;&amp;[.$B$1]&amp;&quot;':'&quot;&amp;[.B68]&amp;&quot;'},&quot;" office:value-type="string" office:string-value="{'kode_kota':'71.08','nama_kota':'Kabupaten Bolaang Mongondow Utara'}," calcext:value-type="string">
            <text:p>{'kode_kota':'71.08','nama_kota':'Kabupaten Bolaang Mongondow Utara'},</text:p>
          </table:table-cell>
          <table:table-cell/>
        </table:table-row>
        <table:table-row table:style-name="ro1">
          <table:table-cell office:value-type="string" calcext:value-type="string">
            <text:p>74.06</text:p>
          </table:table-cell>
          <table:table-cell office:value-type="string" calcext:value-type="string">
            <text:p>Kabupaten Bombana</text:p>
          </table:table-cell>
          <table:table-cell table:formula="of:=&quot;{'&quot;&amp;[.$A$1]&amp;&quot;':'&quot;&amp;[.A69]&amp;&quot;','&quot;&amp;[.$B$1]&amp;&quot;':'&quot;&amp;[.B69]&amp;&quot;'},&quot;" office:value-type="string" office:string-value="{'kode_kota':'74.06','nama_kota':'Kabupaten Bombana'}," calcext:value-type="string">
            <text:p>{'kode_kota':'74.06','nama_kota':'Kabupaten Bombana'},</text:p>
          </table:table-cell>
          <table:table-cell/>
        </table:table-row>
        <table:table-row table:style-name="ro1">
          <table:table-cell office:value-type="string" calcext:value-type="string">
            <text:p>35.11</text:p>
          </table:table-cell>
          <table:table-cell office:value-type="string" calcext:value-type="string">
            <text:p>Kabupaten Bondowoso</text:p>
          </table:table-cell>
          <table:table-cell table:formula="of:=&quot;{'&quot;&amp;[.$A$1]&amp;&quot;':'&quot;&amp;[.A70]&amp;&quot;','&quot;&amp;[.$B$1]&amp;&quot;':'&quot;&amp;[.B70]&amp;&quot;'},&quot;" office:value-type="string" office:string-value="{'kode_kota':'35.11','nama_kota':'Kabupaten Bondowoso'}," calcext:value-type="string">
            <text:p>{'kode_kota':'35.11','nama_kota':'Kabupaten Bondowoso'},</text:p>
          </table:table-cell>
          <table:table-cell/>
        </table:table-row>
        <table:table-row table:style-name="ro1">
          <table:table-cell office:value-type="string" calcext:value-type="string">
            <text:p>75.03</text:p>
          </table:table-cell>
          <table:table-cell office:value-type="string" calcext:value-type="string">
            <text:p>Kabupaten Bone Bolango</text:p>
          </table:table-cell>
          <table:table-cell table:formula="of:=&quot;{'&quot;&amp;[.$A$1]&amp;&quot;':'&quot;&amp;[.A71]&amp;&quot;','&quot;&amp;[.$B$1]&amp;&quot;':'&quot;&amp;[.B71]&amp;&quot;'},&quot;" office:value-type="string" office:string-value="{'kode_kota':'75.03','nama_kota':'Kabupaten Bone Bolango'}," calcext:value-type="string">
            <text:p>{'kode_kota':'75.03','nama_kota':'Kabupaten Bone Bolango'},</text:p>
          </table:table-cell>
          <table:table-cell/>
        </table:table-row>
        <table:table-row table:style-name="ro1">
          <table:table-cell office:value-type="string" calcext:value-type="string">
            <text:p>73.08</text:p>
          </table:table-cell>
          <table:table-cell office:value-type="string" calcext:value-type="string">
            <text:p>Kabupaten Bone</text:p>
          </table:table-cell>
          <table:table-cell table:formula="of:=&quot;{'&quot;&amp;[.$A$1]&amp;&quot;':'&quot;&amp;[.A72]&amp;&quot;','&quot;&amp;[.$B$1]&amp;&quot;':'&quot;&amp;[.B72]&amp;&quot;'},&quot;" office:value-type="string" office:string-value="{'kode_kota':'73.08','nama_kota':'Kabupaten Bone'}," calcext:value-type="string">
            <text:p>{'kode_kota':'73.08','nama_kota':'Kabupaten Bone'},</text:p>
          </table:table-cell>
          <table:table-cell/>
        </table:table-row>
        <table:table-row table:style-name="ro1">
          <table:table-cell office:value-type="string" calcext:value-type="string">
            <text:p>91.16</text:p>
          </table:table-cell>
          <table:table-cell office:value-type="string" calcext:value-type="string">
            <text:p>Kabupaten Boven Digoel</text:p>
          </table:table-cell>
          <table:table-cell table:formula="of:=&quot;{'&quot;&amp;[.$A$1]&amp;&quot;':'&quot;&amp;[.A73]&amp;&quot;','&quot;&amp;[.$B$1]&amp;&quot;':'&quot;&amp;[.B73]&amp;&quot;'},&quot;" office:value-type="string" office:string-value="{'kode_kota':'91.16','nama_kota':'Kabupaten Boven Digoel'}," calcext:value-type="string">
            <text:p>{'kode_kota':'91.16','nama_kota':'Kabupaten Boven Digoel'},</text:p>
          </table:table-cell>
          <table:table-cell/>
        </table:table-row>
        <table:table-row table:style-name="ro1">
          <table:table-cell office:value-type="string" calcext:value-type="string">
            <text:p>33.09</text:p>
          </table:table-cell>
          <table:table-cell office:value-type="string" calcext:value-type="string">
            <text:p>Kabupaten Boyolali</text:p>
          </table:table-cell>
          <table:table-cell table:formula="of:=&quot;{'&quot;&amp;[.$A$1]&amp;&quot;':'&quot;&amp;[.A74]&amp;&quot;','&quot;&amp;[.$B$1]&amp;&quot;':'&quot;&amp;[.B74]&amp;&quot;'},&quot;" office:value-type="string" office:string-value="{'kode_kota':'33.09','nama_kota':'Kabupaten Boyolali'}," calcext:value-type="string">
            <text:p>{'kode_kota':'33.09','nama_kota':'Kabupaten Boyolali'},</text:p>
          </table:table-cell>
          <table:table-cell/>
        </table:table-row>
        <table:table-row table:style-name="ro1">
          <table:table-cell office:value-type="string" calcext:value-type="string">
            <text:p>33.29</text:p>
          </table:table-cell>
          <table:table-cell office:value-type="string" calcext:value-type="string">
            <text:p>Kabupaten Brebes</text:p>
          </table:table-cell>
          <table:table-cell table:formula="of:=&quot;{'&quot;&amp;[.$A$1]&amp;&quot;':'&quot;&amp;[.A75]&amp;&quot;','&quot;&amp;[.$B$1]&amp;&quot;':'&quot;&amp;[.B75]&amp;&quot;'},&quot;" office:value-type="string" office:string-value="{'kode_kota':'33.29','nama_kota':'Kabupaten Brebes'}," calcext:value-type="string">
            <text:p>{'kode_kota':'33.29','nama_kota':'Kabupaten Brebes'},</text:p>
          </table:table-cell>
          <table:table-cell/>
        </table:table-row>
        <table:table-row table:style-name="ro1">
          <table:table-cell office:value-type="string" calcext:value-type="string">
            <text:p>51.08</text:p>
          </table:table-cell>
          <table:table-cell office:value-type="string" calcext:value-type="string">
            <text:p>Kabupaten Buleleng</text:p>
          </table:table-cell>
          <table:table-cell table:formula="of:=&quot;{'&quot;&amp;[.$A$1]&amp;&quot;':'&quot;&amp;[.A76]&amp;&quot;','&quot;&amp;[.$B$1]&amp;&quot;':'&quot;&amp;[.B76]&amp;&quot;'},&quot;" office:value-type="string" office:string-value="{'kode_kota':'51.08','nama_kota':'Kabupaten Buleleng'}," calcext:value-type="string">
            <text:p>{'kode_kota':'51.08','nama_kota':'Kabupaten Buleleng'},</text:p>
          </table:table-cell>
          <table:table-cell/>
        </table:table-row>
        <table:table-row table:style-name="ro1">
          <table:table-cell office:value-type="string" calcext:value-type="string">
            <text:p>73.02</text:p>
          </table:table-cell>
          <table:table-cell office:value-type="string" calcext:value-type="string">
            <text:p>Kabupaten Bulukumba</text:p>
          </table:table-cell>
          <table:table-cell table:formula="of:=&quot;{'&quot;&amp;[.$A$1]&amp;&quot;':'&quot;&amp;[.A77]&amp;&quot;','&quot;&amp;[.$B$1]&amp;&quot;':'&quot;&amp;[.B77]&amp;&quot;'},&quot;" office:value-type="string" office:string-value="{'kode_kota':'73.02','nama_kota':'Kabupaten Bulukumba'}," calcext:value-type="string">
            <text:p>{'kode_kota':'73.02','nama_kota':'Kabupaten Bulukumba'},</text:p>
          </table:table-cell>
          <table:table-cell/>
        </table:table-row>
        <table:table-row table:style-name="ro1">
          <table:table-cell office:value-type="string" calcext:value-type="string">
            <text:p>65.01</text:p>
          </table:table-cell>
          <table:table-cell office:value-type="string" calcext:value-type="string">
            <text:p>Kabupaten Bulungan</text:p>
          </table:table-cell>
          <table:table-cell table:formula="of:=&quot;{'&quot;&amp;[.$A$1]&amp;&quot;':'&quot;&amp;[.A78]&amp;&quot;','&quot;&amp;[.$B$1]&amp;&quot;':'&quot;&amp;[.B78]&amp;&quot;'},&quot;" office:value-type="string" office:string-value="{'kode_kota':'65.01','nama_kota':'Kabupaten Bulungan'}," calcext:value-type="string">
            <text:p>{'kode_kota':'65.01','nama_kota':'Kabupaten Bulungan'},</text:p>
          </table:table-cell>
          <table:table-cell/>
        </table:table-row>
        <table:table-row table:style-name="ro1">
          <table:table-cell office:value-type="string" calcext:value-type="string">
            <text:p>15.08</text:p>
          </table:table-cell>
          <table:table-cell office:value-type="string" calcext:value-type="string">
            <text:p>Kabupaten Bungo</text:p>
          </table:table-cell>
          <table:table-cell table:formula="of:=&quot;{'&quot;&amp;[.$A$1]&amp;&quot;':'&quot;&amp;[.A79]&amp;&quot;','&quot;&amp;[.$B$1]&amp;&quot;':'&quot;&amp;[.B79]&amp;&quot;'},&quot;" office:value-type="string" office:string-value="{'kode_kota':'15.08','nama_kota':'Kabupaten Bungo'}," calcext:value-type="string">
            <text:p>{'kode_kota':'15.08','nama_kota':'Kabupaten Bungo'},</text:p>
          </table:table-cell>
          <table:table-cell/>
        </table:table-row>
        <table:table-row table:style-name="ro1">
          <table:table-cell office:value-type="string" calcext:value-type="string">
            <text:p>72.05</text:p>
          </table:table-cell>
          <table:table-cell office:value-type="string" calcext:value-type="string">
            <text:p>Kabupaten Buol</text:p>
          </table:table-cell>
          <table:table-cell table:formula="of:=&quot;{'&quot;&amp;[.$A$1]&amp;&quot;':'&quot;&amp;[.A80]&amp;&quot;','&quot;&amp;[.$B$1]&amp;&quot;':'&quot;&amp;[.B80]&amp;&quot;'},&quot;" office:value-type="string" office:string-value="{'kode_kota':'72.05','nama_kota':'Kabupaten Buol'}," calcext:value-type="string">
            <text:p>{'kode_kota':'72.05','nama_kota':'Kabupaten Buol'},</text:p>
          </table:table-cell>
          <table:table-cell/>
        </table:table-row>
        <table:table-row table:style-name="ro1">
          <table:table-cell office:value-type="string" calcext:value-type="string">
            <text:p>81.09</text:p>
          </table:table-cell>
          <table:table-cell office:value-type="string" calcext:value-type="string">
            <text:p>Kabupaten Buru Selatan</text:p>
          </table:table-cell>
          <table:table-cell table:formula="of:=&quot;{'&quot;&amp;[.$A$1]&amp;&quot;':'&quot;&amp;[.A81]&amp;&quot;','&quot;&amp;[.$B$1]&amp;&quot;':'&quot;&amp;[.B81]&amp;&quot;'},&quot;" office:value-type="string" office:string-value="{'kode_kota':'81.09','nama_kota':'Kabupaten Buru Selatan'}," calcext:value-type="string">
            <text:p>{'kode_kota':'81.09','nama_kota':'Kabupaten Buru Selatan'},</text:p>
          </table:table-cell>
          <table:table-cell/>
        </table:table-row>
        <table:table-row table:style-name="ro1">
          <table:table-cell office:value-type="string" calcext:value-type="string">
            <text:p>81.04</text:p>
          </table:table-cell>
          <table:table-cell office:value-type="string" calcext:value-type="string">
            <text:p>Kabupaten Buru</text:p>
          </table:table-cell>
          <table:table-cell table:formula="of:=&quot;{'&quot;&amp;[.$A$1]&amp;&quot;':'&quot;&amp;[.A82]&amp;&quot;','&quot;&amp;[.$B$1]&amp;&quot;':'&quot;&amp;[.B82]&amp;&quot;'},&quot;" office:value-type="string" office:string-value="{'kode_kota':'81.04','nama_kota':'Kabupaten Buru'}," calcext:value-type="string">
            <text:p>{'kode_kota':'81.04','nama_kota':'Kabupaten Buru'},</text:p>
          </table:table-cell>
          <table:table-cell/>
        </table:table-row>
        <table:table-row table:style-name="ro1">
          <table:table-cell office:value-type="string" calcext:value-type="string">
            <text:p>74.04</text:p>
          </table:table-cell>
          <table:table-cell office:value-type="string" calcext:value-type="string">
            <text:p>Kabupaten Buton</text:p>
          </table:table-cell>
          <table:table-cell table:formula="of:=&quot;{'&quot;&amp;[.$A$1]&amp;&quot;':'&quot;&amp;[.A83]&amp;&quot;','&quot;&amp;[.$B$1]&amp;&quot;':'&quot;&amp;[.B83]&amp;&quot;'},&quot;" office:value-type="string" office:string-value="{'kode_kota':'74.04','nama_kota':'Kabupaten Buton'}," calcext:value-type="string">
            <text:p>{'kode_kota':'74.04','nama_kota':'Kabupaten Buton'},</text:p>
          </table:table-cell>
          <table:table-cell/>
        </table:table-row>
        <table:table-row table:style-name="ro1">
          <table:table-cell office:value-type="string" calcext:value-type="string">
            <text:p>74.15</text:p>
          </table:table-cell>
          <table:table-cell office:value-type="string" calcext:value-type="string">
            <text:p>Kabupaten Buton Selatan</text:p>
          </table:table-cell>
          <table:table-cell table:formula="of:=&quot;{'&quot;&amp;[.$A$1]&amp;&quot;':'&quot;&amp;[.A84]&amp;&quot;','&quot;&amp;[.$B$1]&amp;&quot;':'&quot;&amp;[.B84]&amp;&quot;'},&quot;" office:value-type="string" office:string-value="{'kode_kota':'74.15','nama_kota':'Kabupaten Buton Selatan'}," calcext:value-type="string">
            <text:p>{'kode_kota':'74.15','nama_kota':'Kabupaten Buton Selatan'},</text:p>
          </table:table-cell>
          <table:table-cell/>
        </table:table-row>
        <table:table-row table:style-name="ro1">
          <table:table-cell office:value-type="string" calcext:value-type="string">
            <text:p>74.14</text:p>
          </table:table-cell>
          <table:table-cell office:value-type="string" calcext:value-type="string">
            <text:p>Kabupaten Buton Tengah</text:p>
          </table:table-cell>
          <table:table-cell table:formula="of:=&quot;{'&quot;&amp;[.$A$1]&amp;&quot;':'&quot;&amp;[.A85]&amp;&quot;','&quot;&amp;[.$B$1]&amp;&quot;':'&quot;&amp;[.B85]&amp;&quot;'},&quot;" office:value-type="string" office:string-value="{'kode_kota':'74.14','nama_kota':'Kabupaten Buton Tengah'}," calcext:value-type="string">
            <text:p>{'kode_kota':'74.14','nama_kota':'Kabupaten Buton Tengah'},</text:p>
          </table:table-cell>
          <table:table-cell/>
        </table:table-row>
        <table:table-row table:style-name="ro1">
          <table:table-cell office:value-type="string" calcext:value-type="string">
            <text:p>74.10</text:p>
          </table:table-cell>
          <table:table-cell office:value-type="string" calcext:value-type="string">
            <text:p>Kabupaten Buton Utara</text:p>
          </table:table-cell>
          <table:table-cell table:formula="of:=&quot;{'&quot;&amp;[.$A$1]&amp;&quot;':'&quot;&amp;[.A86]&amp;&quot;','&quot;&amp;[.$B$1]&amp;&quot;':'&quot;&amp;[.B86]&amp;&quot;'},&quot;" office:value-type="string" office:string-value="{'kode_kota':'74.10','nama_kota':'Kabupaten Buton Utara'}," calcext:value-type="string">
            <text:p>{'kode_kota':'74.10','nama_kota':'Kabupaten Buton Utara'},</text:p>
          </table:table-cell>
          <table:table-cell/>
        </table:table-row>
        <table:table-row table:style-name="ro1">
          <table:table-cell office:value-type="string" calcext:value-type="string">
            <text:p>32.07</text:p>
          </table:table-cell>
          <table:table-cell office:value-type="string" calcext:value-type="string">
            <text:p>Kabupaten Ciamis</text:p>
          </table:table-cell>
          <table:table-cell table:formula="of:=&quot;{'&quot;&amp;[.$A$1]&amp;&quot;':'&quot;&amp;[.A87]&amp;&quot;','&quot;&amp;[.$B$1]&amp;&quot;':'&quot;&amp;[.B87]&amp;&quot;'},&quot;" office:value-type="string" office:string-value="{'kode_kota':'32.07','nama_kota':'Kabupaten Ciamis'}," calcext:value-type="string">
            <text:p>{'kode_kota':'32.07','nama_kota':'Kabupaten Ciamis'},</text:p>
          </table:table-cell>
          <table:table-cell/>
        </table:table-row>
        <table:table-row table:style-name="ro1">
          <table:table-cell office:value-type="string" calcext:value-type="string">
            <text:p>32.03</text:p>
          </table:table-cell>
          <table:table-cell office:value-type="string" calcext:value-type="string">
            <text:p>Kabupaten Cianjur</text:p>
          </table:table-cell>
          <table:table-cell table:formula="of:=&quot;{'&quot;&amp;[.$A$1]&amp;&quot;':'&quot;&amp;[.A88]&amp;&quot;','&quot;&amp;[.$B$1]&amp;&quot;':'&quot;&amp;[.B88]&amp;&quot;'},&quot;" office:value-type="string" office:string-value="{'kode_kota':'32.03','nama_kota':'Kabupaten Cianjur'}," calcext:value-type="string">
            <text:p>{'kode_kota':'32.03','nama_kota':'Kabupaten Cianjur'},</text:p>
          </table:table-cell>
          <table:table-cell/>
        </table:table-row>
        <table:table-row table:style-name="ro1">
          <table:table-cell office:value-type="string" calcext:value-type="string">
            <text:p>33.01</text:p>
          </table:table-cell>
          <table:table-cell office:value-type="string" calcext:value-type="string">
            <text:p>Kabupaten Cilacap</text:p>
          </table:table-cell>
          <table:table-cell table:formula="of:=&quot;{'&quot;&amp;[.$A$1]&amp;&quot;':'&quot;&amp;[.A89]&amp;&quot;','&quot;&amp;[.$B$1]&amp;&quot;':'&quot;&amp;[.B89]&amp;&quot;'},&quot;" office:value-type="string" office:string-value="{'kode_kota':'33.01','nama_kota':'Kabupaten Cilacap'}," calcext:value-type="string">
            <text:p>{'kode_kota':'33.01','nama_kota':'Kabupaten Cilacap'},</text:p>
          </table:table-cell>
          <table:table-cell/>
        </table:table-row>
        <table:table-row table:style-name="ro1">
          <table:table-cell office:value-type="string" calcext:value-type="string">
            <text:p>32.09</text:p>
          </table:table-cell>
          <table:table-cell office:value-type="string" calcext:value-type="string">
            <text:p>Kabupaten Cirebon</text:p>
          </table:table-cell>
          <table:table-cell table:formula="of:=&quot;{'&quot;&amp;[.$A$1]&amp;&quot;':'&quot;&amp;[.A90]&amp;&quot;','&quot;&amp;[.$B$1]&amp;&quot;':'&quot;&amp;[.B90]&amp;&quot;'},&quot;" office:value-type="string" office:string-value="{'kode_kota':'32.09','nama_kota':'Kabupaten Cirebon'}," calcext:value-type="string">
            <text:p>{'kode_kota':'32.09','nama_kota':'Kabupaten Cirebon'},</text:p>
          </table:table-cell>
          <table:table-cell/>
        </table:table-row>
        <table:table-row table:style-name="ro1">
          <table:table-cell office:value-type="string" calcext:value-type="string">
            <text:p>12.11</text:p>
          </table:table-cell>
          <table:table-cell office:value-type="string" calcext:value-type="string">
            <text:p>Kabupaten Dairi</text:p>
          </table:table-cell>
          <table:table-cell table:formula="of:=&quot;{'&quot;&amp;[.$A$1]&amp;&quot;':'&quot;&amp;[.A91]&amp;&quot;','&quot;&amp;[.$B$1]&amp;&quot;':'&quot;&amp;[.B91]&amp;&quot;'},&quot;" office:value-type="string" office:string-value="{'kode_kota':'12.11','nama_kota':'Kabupaten Dairi'}," calcext:value-type="string">
            <text:p>{'kode_kota':'12.11','nama_kota':'Kabupaten Dairi'},</text:p>
          </table:table-cell>
          <table:table-cell/>
        </table:table-row>
        <table:table-row table:style-name="ro1">
          <table:table-cell office:value-type="string" calcext:value-type="string">
            <text:p>91.28</text:p>
          </table:table-cell>
          <table:table-cell office:value-type="string" calcext:value-type="string">
            <text:p>Kabupaten Deiyai</text:p>
          </table:table-cell>
          <table:table-cell table:formula="of:=&quot;{'&quot;&amp;[.$A$1]&amp;&quot;':'&quot;&amp;[.A92]&amp;&quot;','&quot;&amp;[.$B$1]&amp;&quot;':'&quot;&amp;[.B92]&amp;&quot;'},&quot;" office:value-type="string" office:string-value="{'kode_kota':'91.28','nama_kota':'Kabupaten Deiyai'}," calcext:value-type="string">
            <text:p>{'kode_kota':'91.28','nama_kota':'Kabupaten Deiyai'},</text:p>
          </table:table-cell>
          <table:table-cell/>
        </table:table-row>
        <table:table-row table:style-name="ro1">
          <table:table-cell office:value-type="string" calcext:value-type="string">
            <text:p>12.07</text:p>
          </table:table-cell>
          <table:table-cell office:value-type="string" calcext:value-type="string">
            <text:p>Kabupaten Deli Serdang</text:p>
          </table:table-cell>
          <table:table-cell table:formula="of:=&quot;{'&quot;&amp;[.$A$1]&amp;&quot;':'&quot;&amp;[.A93]&amp;&quot;','&quot;&amp;[.$B$1]&amp;&quot;':'&quot;&amp;[.B93]&amp;&quot;'},&quot;" office:value-type="string" office:string-value="{'kode_kota':'12.07','nama_kota':'Kabupaten Deli Serdang'}," calcext:value-type="string">
            <text:p>{'kode_kota':'12.07','nama_kota':'Kabupaten Deli Serdang'},</text:p>
          </table:table-cell>
          <table:table-cell/>
        </table:table-row>
        <table:table-row table:style-name="ro1">
          <table:table-cell office:value-type="string" calcext:value-type="string">
            <text:p>33.21</text:p>
          </table:table-cell>
          <table:table-cell office:value-type="string" calcext:value-type="string">
            <text:p>Kabupaten Demak</text:p>
          </table:table-cell>
          <table:table-cell table:formula="of:=&quot;{'&quot;&amp;[.$A$1]&amp;&quot;':'&quot;&amp;[.A94]&amp;&quot;','&quot;&amp;[.$B$1]&amp;&quot;':'&quot;&amp;[.B94]&amp;&quot;'},&quot;" office:value-type="string" office:string-value="{'kode_kota':'33.21','nama_kota':'Kabupaten Demak'}," calcext:value-type="string">
            <text:p>{'kode_kota':'33.21','nama_kota':'Kabupaten Demak'},</text:p>
          </table:table-cell>
          <table:table-cell/>
        </table:table-row>
        <table:table-row table:style-name="ro1">
          <table:table-cell office:value-type="string" calcext:value-type="string">
            <text:p>13.10</text:p>
          </table:table-cell>
          <table:table-cell office:value-type="string" calcext:value-type="string">
            <text:p>Kabupaten Dharmasraya</text:p>
          </table:table-cell>
          <table:table-cell table:formula="of:=&quot;{'&quot;&amp;[.$A$1]&amp;&quot;':'&quot;&amp;[.A95]&amp;&quot;','&quot;&amp;[.$B$1]&amp;&quot;':'&quot;&amp;[.B95]&amp;&quot;'},&quot;" office:value-type="string" office:string-value="{'kode_kota':'13.10','nama_kota':'Kabupaten Dharmasraya'}," calcext:value-type="string">
            <text:p>{'kode_kota':'13.10','nama_kota':'Kabupaten Dharmasraya'},</text:p>
          </table:table-cell>
          <table:table-cell/>
        </table:table-row>
        <table:table-row table:style-name="ro1">
          <table:table-cell office:value-type="string" calcext:value-type="string">
            <text:p>91.26</text:p>
          </table:table-cell>
          <table:table-cell office:value-type="string" calcext:value-type="string">
            <text:p>Kabupaten Dogiyai</text:p>
          </table:table-cell>
          <table:table-cell table:formula="of:=&quot;{'&quot;&amp;[.$A$1]&amp;&quot;':'&quot;&amp;[.A96]&amp;&quot;','&quot;&amp;[.$B$1]&amp;&quot;':'&quot;&amp;[.B96]&amp;&quot;'},&quot;" office:value-type="string" office:string-value="{'kode_kota':'91.26','nama_kota':'Kabupaten Dogiyai'}," calcext:value-type="string">
            <text:p>{'kode_kota':'91.26','nama_kota':'Kabupaten Dogiyai'},</text:p>
          </table:table-cell>
          <table:table-cell/>
        </table:table-row>
        <table:table-row table:style-name="ro1">
          <table:table-cell office:value-type="string" calcext:value-type="string">
            <text:p>52.05</text:p>
          </table:table-cell>
          <table:table-cell office:value-type="string" calcext:value-type="string">
            <text:p>Kabupaten Dompu</text:p>
          </table:table-cell>
          <table:table-cell table:formula="of:=&quot;{'&quot;&amp;[.$A$1]&amp;&quot;':'&quot;&amp;[.A97]&amp;&quot;','&quot;&amp;[.$B$1]&amp;&quot;':'&quot;&amp;[.B97]&amp;&quot;'},&quot;" office:value-type="string" office:string-value="{'kode_kota':'52.05','nama_kota':'Kabupaten Dompu'}," calcext:value-type="string">
            <text:p>{'kode_kota':'52.05','nama_kota':'Kabupaten Dompu'},</text:p>
          </table:table-cell>
          <table:table-cell/>
        </table:table-row>
        <table:table-row table:style-name="ro1">
          <table:table-cell office:value-type="string" calcext:value-type="string">
            <text:p>72.03</text:p>
          </table:table-cell>
          <table:table-cell office:value-type="string" calcext:value-type="string">
            <text:p>Kabupaten Donggala</text:p>
          </table:table-cell>
          <table:table-cell table:formula="of:=&quot;{'&quot;&amp;[.$A$1]&amp;&quot;':'&quot;&amp;[.A98]&amp;&quot;','&quot;&amp;[.$B$1]&amp;&quot;':'&quot;&amp;[.B98]&amp;&quot;'},&quot;" office:value-type="string" office:string-value="{'kode_kota':'72.03','nama_kota':'Kabupaten Donggala'}," calcext:value-type="string">
            <text:p>{'kode_kota':'72.03','nama_kota':'Kabupaten Donggala'},</text:p>
          </table:table-cell>
          <table:table-cell/>
        </table:table-row>
        <table:table-row table:style-name="ro1">
          <table:table-cell office:value-type="string" calcext:value-type="string">
            <text:p>16.11</text:p>
          </table:table-cell>
          <table:table-cell office:value-type="string" calcext:value-type="string">
            <text:p>Kabupaten Empat Lawang</text:p>
          </table:table-cell>
          <table:table-cell table:formula="of:=&quot;{'&quot;&amp;[.$A$1]&amp;&quot;':'&quot;&amp;[.A99]&amp;&quot;','&quot;&amp;[.$B$1]&amp;&quot;':'&quot;&amp;[.B99]&amp;&quot;'},&quot;" office:value-type="string" office:string-value="{'kode_kota':'16.11','nama_kota':'Kabupaten Empat Lawang'}," calcext:value-type="string">
            <text:p>{'kode_kota':'16.11','nama_kota':'Kabupaten Empat Lawang'},</text:p>
          </table:table-cell>
          <table:table-cell/>
        </table:table-row>
        <table:table-row table:style-name="ro1">
          <table:table-cell office:value-type="string" calcext:value-type="string">
            <text:p>53.08</text:p>
          </table:table-cell>
          <table:table-cell office:value-type="string" calcext:value-type="string">
            <text:p>Kabupaten Ende</text:p>
          </table:table-cell>
          <table:table-cell table:formula="of:=&quot;{'&quot;&amp;[.$A$1]&amp;&quot;':'&quot;&amp;[.A100]&amp;&quot;','&quot;&amp;[.$B$1]&amp;&quot;':'&quot;&amp;[.B100]&amp;&quot;'},&quot;" office:value-type="string" office:string-value="{'kode_kota':'53.08','nama_kota':'Kabupaten Ende'}," calcext:value-type="string">
            <text:p>{'kode_kota':'53.08','nama_kota':'Kabupaten Ende'},</text:p>
          </table:table-cell>
          <table:table-cell/>
        </table:table-row>
        <table:table-row table:style-name="ro1">
          <table:table-cell office:value-type="string" calcext:value-type="string">
            <text:p>73.16</text:p>
          </table:table-cell>
          <table:table-cell office:value-type="string" calcext:value-type="string">
            <text:p>Kabupaten Enrekang</text:p>
          </table:table-cell>
          <table:table-cell table:formula="of:=&quot;{'&quot;&amp;[.$A$1]&amp;&quot;':'&quot;&amp;[.A101]&amp;&quot;','&quot;&amp;[.$B$1]&amp;&quot;':'&quot;&amp;[.B101]&amp;&quot;'},&quot;" office:value-type="string" office:string-value="{'kode_kota':'73.16','nama_kota':'Kabupaten Enrekang'}," calcext:value-type="string">
            <text:p>{'kode_kota':'73.16','nama_kota':'Kabupaten Enrekang'},</text:p>
          </table:table-cell>
          <table:table-cell/>
        </table:table-row>
        <table:table-row table:style-name="ro1">
          <table:table-cell office:value-type="string" calcext:value-type="string">
            <text:p>92.03</text:p>
          </table:table-cell>
          <table:table-cell office:value-type="string" calcext:value-type="string">
            <text:p>Kabupaten Fakfak</text:p>
          </table:table-cell>
          <table:table-cell table:formula="of:=&quot;{'&quot;&amp;[.$A$1]&amp;&quot;':'&quot;&amp;[.A102]&amp;&quot;','&quot;&amp;[.$B$1]&amp;&quot;':'&quot;&amp;[.B102]&amp;&quot;'},&quot;" office:value-type="string" office:string-value="{'kode_kota':'92.03','nama_kota':'Kabupaten Fakfak'}," calcext:value-type="string">
            <text:p>{'kode_kota':'92.03','nama_kota':'Kabupaten Fakfak'},</text:p>
          </table:table-cell>
          <table:table-cell/>
        </table:table-row>
        <table:table-row table:style-name="ro1">
          <table:table-cell office:value-type="string" calcext:value-type="string">
            <text:p>53.06</text:p>
          </table:table-cell>
          <table:table-cell office:value-type="string" calcext:value-type="string">
            <text:p>Kabupaten Flores Timur</text:p>
          </table:table-cell>
          <table:table-cell table:formula="of:=&quot;{'&quot;&amp;[.$A$1]&amp;&quot;':'&quot;&amp;[.A103]&amp;&quot;','&quot;&amp;[.$B$1]&amp;&quot;':'&quot;&amp;[.B103]&amp;&quot;'},&quot;" office:value-type="string" office:string-value="{'kode_kota':'53.06','nama_kota':'Kabupaten Flores Timur'}," calcext:value-type="string">
            <text:p>{'kode_kota':'53.06','nama_kota':'Kabupaten Flores Timur'},</text:p>
          </table:table-cell>
          <table:table-cell/>
        </table:table-row>
        <table:table-row table:style-name="ro1">
          <table:table-cell office:value-type="string" calcext:value-type="string">
            <text:p>32.05</text:p>
          </table:table-cell>
          <table:table-cell office:value-type="string" calcext:value-type="string">
            <text:p>Kabupaten Garut</text:p>
          </table:table-cell>
          <table:table-cell table:formula="of:=&quot;{'&quot;&amp;[.$A$1]&amp;&quot;':'&quot;&amp;[.A104]&amp;&quot;','&quot;&amp;[.$B$1]&amp;&quot;':'&quot;&amp;[.B104]&amp;&quot;'},&quot;" office:value-type="string" office:string-value="{'kode_kota':'32.05','nama_kota':'Kabupaten Garut'}," calcext:value-type="string">
            <text:p>{'kode_kota':'32.05','nama_kota':'Kabupaten Garut'},</text:p>
          </table:table-cell>
          <table:table-cell/>
        </table:table-row>
        <table:table-row table:style-name="ro1">
          <table:table-cell office:value-type="string" calcext:value-type="string">
            <text:p>11.13</text:p>
          </table:table-cell>
          <table:table-cell office:value-type="string" calcext:value-type="string">
            <text:p>Kabupaten Gayo Lues</text:p>
          </table:table-cell>
          <table:table-cell table:formula="of:=&quot;{'&quot;&amp;[.$A$1]&amp;&quot;':'&quot;&amp;[.A105]&amp;&quot;','&quot;&amp;[.$B$1]&amp;&quot;':'&quot;&amp;[.B105]&amp;&quot;'},&quot;" office:value-type="string" office:string-value="{'kode_kota':'11.13','nama_kota':'Kabupaten Gayo Lues'}," calcext:value-type="string">
            <text:p>{'kode_kota':'11.13','nama_kota':'Kabupaten Gayo Lues'},</text:p>
          </table:table-cell>
          <table:table-cell/>
        </table:table-row>
        <table:table-row table:style-name="ro1">
          <table:table-cell office:value-type="string" calcext:value-type="string">
            <text:p>51.04</text:p>
          </table:table-cell>
          <table:table-cell office:value-type="string" calcext:value-type="string">
            <text:p>Kabupaten Gianyar</text:p>
          </table:table-cell>
          <table:table-cell table:formula="of:=&quot;{'&quot;&amp;[.$A$1]&amp;&quot;':'&quot;&amp;[.A106]&amp;&quot;','&quot;&amp;[.$B$1]&amp;&quot;':'&quot;&amp;[.B106]&amp;&quot;'},&quot;" office:value-type="string" office:string-value="{'kode_kota':'51.04','nama_kota':'Kabupaten Gianyar'}," calcext:value-type="string">
            <text:p>{'kode_kota':'51.04','nama_kota':'Kabupaten Gianyar'},</text:p>
          </table:table-cell>
          <table:table-cell/>
        </table:table-row>
        <table:table-row table:style-name="ro1">
          <table:table-cell office:value-type="string" calcext:value-type="string">
            <text:p>75.05</text:p>
          </table:table-cell>
          <table:table-cell office:value-type="string" calcext:value-type="string">
            <text:p>Kabupaten Gorontalo Utara</text:p>
          </table:table-cell>
          <table:table-cell table:formula="of:=&quot;{'&quot;&amp;[.$A$1]&amp;&quot;':'&quot;&amp;[.A107]&amp;&quot;','&quot;&amp;[.$B$1]&amp;&quot;':'&quot;&amp;[.B107]&amp;&quot;'},&quot;" office:value-type="string" office:string-value="{'kode_kota':'75.05','nama_kota':'Kabupaten Gorontalo Utara'}," calcext:value-type="string">
            <text:p>{'kode_kota':'75.05','nama_kota':'Kabupaten Gorontalo Utara'},</text:p>
          </table:table-cell>
          <table:table-cell/>
        </table:table-row>
        <table:table-row table:style-name="ro1">
          <table:table-cell office:value-type="string" calcext:value-type="string">
            <text:p>75.01</text:p>
          </table:table-cell>
          <table:table-cell office:value-type="string" calcext:value-type="string">
            <text:p>Kabupaten Gorontalo</text:p>
          </table:table-cell>
          <table:table-cell table:formula="of:=&quot;{'&quot;&amp;[.$A$1]&amp;&quot;':'&quot;&amp;[.A108]&amp;&quot;','&quot;&amp;[.$B$1]&amp;&quot;':'&quot;&amp;[.B108]&amp;&quot;'},&quot;" office:value-type="string" office:string-value="{'kode_kota':'75.01','nama_kota':'Kabupaten Gorontalo'}," calcext:value-type="string">
            <text:p>{'kode_kota':'75.01','nama_kota':'Kabupaten Gorontalo'},</text:p>
          </table:table-cell>
          <table:table-cell/>
        </table:table-row>
        <table:table-row table:style-name="ro1">
          <table:table-cell office:value-type="string" calcext:value-type="string">
            <text:p>73.06</text:p>
          </table:table-cell>
          <table:table-cell office:value-type="string" calcext:value-type="string">
            <text:p>Kabupaten Gowa</text:p>
          </table:table-cell>
          <table:table-cell table:formula="of:=&quot;{'&quot;&amp;[.$A$1]&amp;&quot;':'&quot;&amp;[.A109]&amp;&quot;','&quot;&amp;[.$B$1]&amp;&quot;':'&quot;&amp;[.B109]&amp;&quot;'},&quot;" office:value-type="string" office:string-value="{'kode_kota':'73.06','nama_kota':'Kabupaten Gowa'}," calcext:value-type="string">
            <text:p>{'kode_kota':'73.06','nama_kota':'Kabupaten Gowa'},</text:p>
          </table:table-cell>
          <table:table-cell/>
        </table:table-row>
        <table:table-row table:style-name="ro1">
          <table:table-cell office:value-type="string" calcext:value-type="string">
            <text:p>35.25</text:p>
          </table:table-cell>
          <table:table-cell office:value-type="string" calcext:value-type="string">
            <text:p>Kabupaten Gresik</text:p>
          </table:table-cell>
          <table:table-cell table:formula="of:=&quot;{'&quot;&amp;[.$A$1]&amp;&quot;':'&quot;&amp;[.A110]&amp;&quot;','&quot;&amp;[.$B$1]&amp;&quot;':'&quot;&amp;[.B110]&amp;&quot;'},&quot;" office:value-type="string" office:string-value="{'kode_kota':'35.25','nama_kota':'Kabupaten Gresik'}," calcext:value-type="string">
            <text:p>{'kode_kota':'35.25','nama_kota':'Kabupaten Gresik'},</text:p>
          </table:table-cell>
          <table:table-cell/>
        </table:table-row>
        <table:table-row table:style-name="ro1">
          <table:table-cell office:value-type="string" calcext:value-type="string">
            <text:p>33.15</text:p>
          </table:table-cell>
          <table:table-cell office:value-type="string" calcext:value-type="string">
            <text:p>Kabupaten Grobogan</text:p>
          </table:table-cell>
          <table:table-cell table:formula="of:=&quot;{'&quot;&amp;[.$A$1]&amp;&quot;':'&quot;&amp;[.A111]&amp;&quot;','&quot;&amp;[.$B$1]&amp;&quot;':'&quot;&amp;[.B111]&amp;&quot;'},&quot;" office:value-type="string" office:string-value="{'kode_kota':'33.15','nama_kota':'Kabupaten Grobogan'}," calcext:value-type="string">
            <text:p>{'kode_kota':'33.15','nama_kota':'Kabupaten Grobogan'},</text:p>
          </table:table-cell>
          <table:table-cell/>
        </table:table-row>
        <table:table-row table:style-name="ro1">
          <table:table-cell office:value-type="string" calcext:value-type="string">
            <text:p>34.03</text:p>
          </table:table-cell>
          <table:table-cell office:value-type="string" calcext:value-type="string">
            <text:p>Kabupaten Gunung Kidul</text:p>
          </table:table-cell>
          <table:table-cell table:formula="of:=&quot;{'&quot;&amp;[.$A$1]&amp;&quot;':'&quot;&amp;[.A112]&amp;&quot;','&quot;&amp;[.$B$1]&amp;&quot;':'&quot;&amp;[.B112]&amp;&quot;'},&quot;" office:value-type="string" office:string-value="{'kode_kota':'34.03','nama_kota':'Kabupaten Gunung Kidul'}," calcext:value-type="string">
            <text:p>{'kode_kota':'34.03','nama_kota':'Kabupaten Gunung Kidul'},</text:p>
          </table:table-cell>
          <table:table-cell/>
        </table:table-row>
        <table:table-row table:style-name="ro1">
          <table:table-cell office:value-type="string" calcext:value-type="string">
            <text:p>62.10</text:p>
          </table:table-cell>
          <table:table-cell office:value-type="string" calcext:value-type="string">
            <text:p>Kabupaten Gunung Mas</text:p>
          </table:table-cell>
          <table:table-cell table:formula="of:=&quot;{'&quot;&amp;[.$A$1]&amp;&quot;':'&quot;&amp;[.A113]&amp;&quot;','&quot;&amp;[.$B$1]&amp;&quot;':'&quot;&amp;[.B113]&amp;&quot;'},&quot;" office:value-type="string" office:string-value="{'kode_kota':'62.10','nama_kota':'Kabupaten Gunung Mas'}," calcext:value-type="string">
            <text:p>{'kode_kota':'62.10','nama_kota':'Kabupaten Gunung Mas'},</text:p>
          </table:table-cell>
          <table:table-cell/>
        </table:table-row>
        <table:table-row table:style-name="ro1">
          <table:table-cell office:value-type="string" calcext:value-type="string">
            <text:p>82.01</text:p>
          </table:table-cell>
          <table:table-cell office:value-type="string" calcext:value-type="string">
            <text:p>Kabupaten Halmahera Barat</text:p>
          </table:table-cell>
          <table:table-cell table:formula="of:=&quot;{'&quot;&amp;[.$A$1]&amp;&quot;':'&quot;&amp;[.A114]&amp;&quot;','&quot;&amp;[.$B$1]&amp;&quot;':'&quot;&amp;[.B114]&amp;&quot;'},&quot;" office:value-type="string" office:string-value="{'kode_kota':'82.01','nama_kota':'Kabupaten Halmahera Barat'}," calcext:value-type="string">
            <text:p>{'kode_kota':'82.01','nama_kota':'Kabupaten Halmahera Barat'},</text:p>
          </table:table-cell>
          <table:table-cell/>
        </table:table-row>
        <table:table-row table:style-name="ro1">
          <table:table-cell office:value-type="string" calcext:value-type="string">
            <text:p>82.04</text:p>
          </table:table-cell>
          <table:table-cell office:value-type="string" calcext:value-type="string">
            <text:p>Kabupaten Halmahera Selatan</text:p>
          </table:table-cell>
          <table:table-cell table:formula="of:=&quot;{'&quot;&amp;[.$A$1]&amp;&quot;':'&quot;&amp;[.A115]&amp;&quot;','&quot;&amp;[.$B$1]&amp;&quot;':'&quot;&amp;[.B115]&amp;&quot;'},&quot;" office:value-type="string" office:string-value="{'kode_kota':'82.04','nama_kota':'Kabupaten Halmahera Selatan'}," calcext:value-type="string">
            <text:p>{'kode_kota':'82.04','nama_kota':'Kabupaten Halmahera Selatan'},</text:p>
          </table:table-cell>
          <table:table-cell/>
        </table:table-row>
        <table:table-row table:style-name="ro1">
          <table:table-cell office:value-type="string" calcext:value-type="string">
            <text:p>82.02</text:p>
          </table:table-cell>
          <table:table-cell office:value-type="string" calcext:value-type="string">
            <text:p>Kabupaten Halmahera Tengah</text:p>
          </table:table-cell>
          <table:table-cell table:formula="of:=&quot;{'&quot;&amp;[.$A$1]&amp;&quot;':'&quot;&amp;[.A116]&amp;&quot;','&quot;&amp;[.$B$1]&amp;&quot;':'&quot;&amp;[.B116]&amp;&quot;'},&quot;" office:value-type="string" office:string-value="{'kode_kota':'82.02','nama_kota':'Kabupaten Halmahera Tengah'}," calcext:value-type="string">
            <text:p>{'kode_kota':'82.02','nama_kota':'Kabupaten Halmahera Tengah'},</text:p>
          </table:table-cell>
          <table:table-cell/>
        </table:table-row>
        <table:table-row table:style-name="ro1">
          <table:table-cell office:value-type="string" calcext:value-type="string">
            <text:p>82.06</text:p>
          </table:table-cell>
          <table:table-cell office:value-type="string" calcext:value-type="string">
            <text:p>Kabupaten Halmahera Timur</text:p>
          </table:table-cell>
          <table:table-cell table:formula="of:=&quot;{'&quot;&amp;[.$A$1]&amp;&quot;':'&quot;&amp;[.A117]&amp;&quot;','&quot;&amp;[.$B$1]&amp;&quot;':'&quot;&amp;[.B117]&amp;&quot;'},&quot;" office:value-type="string" office:string-value="{'kode_kota':'82.06','nama_kota':'Kabupaten Halmahera Timur'}," calcext:value-type="string">
            <text:p>{'kode_kota':'82.06','nama_kota':'Kabupaten Halmahera Timur'},</text:p>
          </table:table-cell>
          <table:table-cell/>
        </table:table-row>
        <table:table-row table:style-name="ro1">
          <table:table-cell office:value-type="string" calcext:value-type="string">
            <text:p>82.03</text:p>
          </table:table-cell>
          <table:table-cell office:value-type="string" calcext:value-type="string">
            <text:p>Kabupaten Halmahera Utara</text:p>
          </table:table-cell>
          <table:table-cell table:formula="of:=&quot;{'&quot;&amp;[.$A$1]&amp;&quot;':'&quot;&amp;[.A118]&amp;&quot;','&quot;&amp;[.$B$1]&amp;&quot;':'&quot;&amp;[.B118]&amp;&quot;'},&quot;" office:value-type="string" office:string-value="{'kode_kota':'82.03','nama_kota':'Kabupaten Halmahera Utara'}," calcext:value-type="string">
            <text:p>{'kode_kota':'82.03','nama_kota':'Kabupaten Halmahera Utara'},</text:p>
          </table:table-cell>
          <table:table-cell/>
        </table:table-row>
        <table:table-row table:style-name="ro1">
          <table:table-cell office:value-type="string" calcext:value-type="string">
            <text:p>63.06</text:p>
          </table:table-cell>
          <table:table-cell office:value-type="string" calcext:value-type="string">
            <text:p>Kabupaten Hulu Sungai Selatan</text:p>
          </table:table-cell>
          <table:table-cell table:formula="of:=&quot;{'&quot;&amp;[.$A$1]&amp;&quot;':'&quot;&amp;[.A119]&amp;&quot;','&quot;&amp;[.$B$1]&amp;&quot;':'&quot;&amp;[.B119]&amp;&quot;'},&quot;" office:value-type="string" office:string-value="{'kode_kota':'63.06','nama_kota':'Kabupaten Hulu Sungai Selatan'}," calcext:value-type="string">
            <text:p>{'kode_kota':'63.06','nama_kota':'Kabupaten Hulu Sungai Selatan'},</text:p>
          </table:table-cell>
          <table:table-cell/>
        </table:table-row>
        <table:table-row table:style-name="ro1">
          <table:table-cell office:value-type="string" calcext:value-type="string">
            <text:p>63.07</text:p>
          </table:table-cell>
          <table:table-cell office:value-type="string" calcext:value-type="string">
            <text:p>Kabupaten Hulu Sungai Tengah</text:p>
          </table:table-cell>
          <table:table-cell table:formula="of:=&quot;{'&quot;&amp;[.$A$1]&amp;&quot;':'&quot;&amp;[.A120]&amp;&quot;','&quot;&amp;[.$B$1]&amp;&quot;':'&quot;&amp;[.B120]&amp;&quot;'},&quot;" office:value-type="string" office:string-value="{'kode_kota':'63.07','nama_kota':'Kabupaten Hulu Sungai Tengah'}," calcext:value-type="string">
            <text:p>{'kode_kota':'63.07','nama_kota':'Kabupaten Hulu Sungai Tengah'},</text:p>
          </table:table-cell>
          <table:table-cell/>
        </table:table-row>
        <table:table-row table:style-name="ro1">
          <table:table-cell office:value-type="string" calcext:value-type="string">
            <text:p>63.08</text:p>
          </table:table-cell>
          <table:table-cell office:value-type="string" calcext:value-type="string">
            <text:p>Kabupaten Hulu Sungai Utara</text:p>
          </table:table-cell>
          <table:table-cell table:formula="of:=&quot;{'&quot;&amp;[.$A$1]&amp;&quot;':'&quot;&amp;[.A121]&amp;&quot;','&quot;&amp;[.$B$1]&amp;&quot;':'&quot;&amp;[.B121]&amp;&quot;'},&quot;" office:value-type="string" office:string-value="{'kode_kota':'63.08','nama_kota':'Kabupaten Hulu Sungai Utara'}," calcext:value-type="string">
            <text:p>{'kode_kota':'63.08','nama_kota':'Kabupaten Hulu Sungai Utara'},</text:p>
          </table:table-cell>
          <table:table-cell/>
        </table:table-row>
        <table:table-row table:style-name="ro1">
          <table:table-cell office:value-type="string" calcext:value-type="string">
            <text:p>12.16</text:p>
          </table:table-cell>
          <table:table-cell office:value-type="string" calcext:value-type="string">
            <text:p>Kabupaten Humbang Hasundutan</text:p>
          </table:table-cell>
          <table:table-cell table:formula="of:=&quot;{'&quot;&amp;[.$A$1]&amp;&quot;':'&quot;&amp;[.A122]&amp;&quot;','&quot;&amp;[.$B$1]&amp;&quot;':'&quot;&amp;[.B122]&amp;&quot;'},&quot;" office:value-type="string" office:string-value="{'kode_kota':'12.16','nama_kota':'Kabupaten Humbang Hasundutan'}," calcext:value-type="string">
            <text:p>{'kode_kota':'12.16','nama_kota':'Kabupaten Humbang Hasundutan'},</text:p>
          </table:table-cell>
          <table:table-cell/>
        </table:table-row>
        <table:table-row table:style-name="ro1">
          <table:table-cell office:value-type="string" calcext:value-type="string">
            <text:p>14.04</text:p>
          </table:table-cell>
          <table:table-cell office:value-type="string" calcext:value-type="string">
            <text:p>Kabupaten Indragiri Hilir</text:p>
          </table:table-cell>
          <table:table-cell table:formula="of:=&quot;{'&quot;&amp;[.$A$1]&amp;&quot;':'&quot;&amp;[.A123]&amp;&quot;','&quot;&amp;[.$B$1]&amp;&quot;':'&quot;&amp;[.B123]&amp;&quot;'},&quot;" office:value-type="string" office:string-value="{'kode_kota':'14.04','nama_kota':'Kabupaten Indragiri Hilir'}," calcext:value-type="string">
            <text:p>{'kode_kota':'14.04','nama_kota':'Kabupaten Indragiri Hilir'},</text:p>
          </table:table-cell>
          <table:table-cell/>
        </table:table-row>
        <table:table-row table:style-name="ro1">
          <table:table-cell office:value-type="string" calcext:value-type="string">
            <text:p>14.02</text:p>
          </table:table-cell>
          <table:table-cell office:value-type="string" calcext:value-type="string">
            <text:p>Kabupaten Indragiri Hulu</text:p>
          </table:table-cell>
          <table:table-cell table:formula="of:=&quot;{'&quot;&amp;[.$A$1]&amp;&quot;':'&quot;&amp;[.A124]&amp;&quot;','&quot;&amp;[.$B$1]&amp;&quot;':'&quot;&amp;[.B124]&amp;&quot;'},&quot;" office:value-type="string" office:string-value="{'kode_kota':'14.02','nama_kota':'Kabupaten Indragiri Hulu'}," calcext:value-type="string">
            <text:p>{'kode_kota':'14.02','nama_kota':'Kabupaten Indragiri Hulu'},</text:p>
          </table:table-cell>
          <table:table-cell/>
        </table:table-row>
        <table:table-row table:style-name="ro1">
          <table:table-cell office:value-type="string" calcext:value-type="string">
            <text:p>32.12</text:p>
          </table:table-cell>
          <table:table-cell office:value-type="string" calcext:value-type="string">
            <text:p>Kabupaten Indramayu</text:p>
          </table:table-cell>
          <table:table-cell table:formula="of:=&quot;{'&quot;&amp;[.$A$1]&amp;&quot;':'&quot;&amp;[.A125]&amp;&quot;','&quot;&amp;[.$B$1]&amp;&quot;':'&quot;&amp;[.B125]&amp;&quot;'},&quot;" office:value-type="string" office:string-value="{'kode_kota':'32.12','nama_kota':'Kabupaten Indramayu'}," calcext:value-type="string">
            <text:p>{'kode_kota':'32.12','nama_kota':'Kabupaten Indramayu'},</text:p>
          </table:table-cell>
          <table:table-cell/>
        </table:table-row>
        <table:table-row table:style-name="ro1">
          <table:table-cell office:value-type="string" calcext:value-type="string">
            <text:p>91.27</text:p>
          </table:table-cell>
          <table:table-cell office:value-type="string" calcext:value-type="string">
            <text:p>Kabupaten Intan Jaya</text:p>
          </table:table-cell>
          <table:table-cell table:formula="of:=&quot;{'&quot;&amp;[.$A$1]&amp;&quot;':'&quot;&amp;[.A126]&amp;&quot;','&quot;&amp;[.$B$1]&amp;&quot;':'&quot;&amp;[.B126]&amp;&quot;'},&quot;" office:value-type="string" office:string-value="{'kode_kota':'91.27','nama_kota':'Kabupaten Intan Jaya'}," calcext:value-type="string">
            <text:p>{'kode_kota':'91.27','nama_kota':'Kabupaten Intan Jaya'},</text:p>
          </table:table-cell>
          <table:table-cell/>
        </table:table-row>
        <table:table-row table:style-name="ro1">
          <table:table-cell office:value-type="string" calcext:value-type="string">
            <text:p>91.03</text:p>
          </table:table-cell>
          <table:table-cell office:value-type="string" calcext:value-type="string">
            <text:p>Kabupaten Jayapura</text:p>
          </table:table-cell>
          <table:table-cell table:formula="of:=&quot;{'&quot;&amp;[.$A$1]&amp;&quot;':'&quot;&amp;[.A127]&amp;&quot;','&quot;&amp;[.$B$1]&amp;&quot;':'&quot;&amp;[.B127]&amp;&quot;'},&quot;" office:value-type="string" office:string-value="{'kode_kota':'91.03','nama_kota':'Kabupaten Jayapura'}," calcext:value-type="string">
            <text:p>{'kode_kota':'91.03','nama_kota':'Kabupaten Jayapura'},</text:p>
          </table:table-cell>
          <table:table-cell/>
        </table:table-row>
        <table:table-row table:style-name="ro1">
          <table:table-cell office:value-type="string" calcext:value-type="string">
            <text:p>91.02</text:p>
          </table:table-cell>
          <table:table-cell office:value-type="string" calcext:value-type="string">
            <text:p>Kabupaten Jayawijaya</text:p>
          </table:table-cell>
          <table:table-cell table:formula="of:=&quot;{'&quot;&amp;[.$A$1]&amp;&quot;':'&quot;&amp;[.A128]&amp;&quot;','&quot;&amp;[.$B$1]&amp;&quot;':'&quot;&amp;[.B128]&amp;&quot;'},&quot;" office:value-type="string" office:string-value="{'kode_kota':'91.02','nama_kota':'Kabupaten Jayawijaya'}," calcext:value-type="string">
            <text:p>{'kode_kota':'91.02','nama_kota':'Kabupaten Jayawijaya'},</text:p>
          </table:table-cell>
          <table:table-cell/>
        </table:table-row>
        <table:table-row table:style-name="ro1">
          <table:table-cell office:value-type="string" calcext:value-type="string">
            <text:p>35.09</text:p>
          </table:table-cell>
          <table:table-cell office:value-type="string" calcext:value-type="string">
            <text:p>Kabupaten Jember</text:p>
          </table:table-cell>
          <table:table-cell table:formula="of:=&quot;{'&quot;&amp;[.$A$1]&amp;&quot;':'&quot;&amp;[.A129]&amp;&quot;','&quot;&amp;[.$B$1]&amp;&quot;':'&quot;&amp;[.B129]&amp;&quot;'},&quot;" office:value-type="string" office:string-value="{'kode_kota':'35.09','nama_kota':'Kabupaten Jember'}," calcext:value-type="string">
            <text:p>{'kode_kota':'35.09','nama_kota':'Kabupaten Jember'},</text:p>
          </table:table-cell>
          <table:table-cell/>
        </table:table-row>
        <table:table-row table:style-name="ro1">
          <table:table-cell office:value-type="string" calcext:value-type="string">
            <text:p>51.01</text:p>
          </table:table-cell>
          <table:table-cell office:value-type="string" calcext:value-type="string">
            <text:p>Kabupaten Jembrana</text:p>
          </table:table-cell>
          <table:table-cell table:formula="of:=&quot;{'&quot;&amp;[.$A$1]&amp;&quot;':'&quot;&amp;[.A130]&amp;&quot;','&quot;&amp;[.$B$1]&amp;&quot;':'&quot;&amp;[.B130]&amp;&quot;'},&quot;" office:value-type="string" office:string-value="{'kode_kota':'51.01','nama_kota':'Kabupaten Jembrana'}," calcext:value-type="string">
            <text:p>{'kode_kota':'51.01','nama_kota':'Kabupaten Jembrana'},</text:p>
          </table:table-cell>
          <table:table-cell/>
        </table:table-row>
        <table:table-row table:style-name="ro1">
          <table:table-cell office:value-type="string" calcext:value-type="string">
            <text:p>73.04</text:p>
          </table:table-cell>
          <table:table-cell office:value-type="string" calcext:value-type="string">
            <text:p>Kabupaten Jeneponto</text:p>
          </table:table-cell>
          <table:table-cell table:formula="of:=&quot;{'&quot;&amp;[.$A$1]&amp;&quot;':'&quot;&amp;[.A131]&amp;&quot;','&quot;&amp;[.$B$1]&amp;&quot;':'&quot;&amp;[.B131]&amp;&quot;'},&quot;" office:value-type="string" office:string-value="{'kode_kota':'73.04','nama_kota':'Kabupaten Jeneponto'}," calcext:value-type="string">
            <text:p>{'kode_kota':'73.04','nama_kota':'Kabupaten Jeneponto'},</text:p>
          </table:table-cell>
          <table:table-cell/>
        </table:table-row>
        <table:table-row table:style-name="ro1">
          <table:table-cell office:value-type="string" calcext:value-type="string">
            <text:p>33.20</text:p>
          </table:table-cell>
          <table:table-cell office:value-type="string" calcext:value-type="string">
            <text:p>Kabupaten Jepara</text:p>
          </table:table-cell>
          <table:table-cell table:formula="of:=&quot;{'&quot;&amp;[.$A$1]&amp;&quot;':'&quot;&amp;[.A132]&amp;&quot;','&quot;&amp;[.$B$1]&amp;&quot;':'&quot;&amp;[.B132]&amp;&quot;'},&quot;" office:value-type="string" office:string-value="{'kode_kota':'33.20','nama_kota':'Kabupaten Jepara'}," calcext:value-type="string">
            <text:p>{'kode_kota':'33.20','nama_kota':'Kabupaten Jepara'},</text:p>
          </table:table-cell>
          <table:table-cell/>
        </table:table-row>
        <table:table-row table:style-name="ro1">
          <table:table-cell office:value-type="string" calcext:value-type="string">
            <text:p>35.17</text:p>
          </table:table-cell>
          <table:table-cell office:value-type="string" calcext:value-type="string">
            <text:p>Kabupaten Jombang</text:p>
          </table:table-cell>
          <table:table-cell table:formula="of:=&quot;{'&quot;&amp;[.$A$1]&amp;&quot;':'&quot;&amp;[.A133]&amp;&quot;','&quot;&amp;[.$B$1]&amp;&quot;':'&quot;&amp;[.B133]&amp;&quot;'},&quot;" office:value-type="string" office:string-value="{'kode_kota':'35.17','nama_kota':'Kabupaten Jombang'}," calcext:value-type="string">
            <text:p>{'kode_kota':'35.17','nama_kota':'Kabupaten Jombang'},</text:p>
          </table:table-cell>
          <table:table-cell/>
        </table:table-row>
        <table:table-row table:style-name="ro1">
          <table:table-cell office:value-type="string" calcext:value-type="string">
            <text:p>92.08</text:p>
          </table:table-cell>
          <table:table-cell office:value-type="string" calcext:value-type="string">
            <text:p>Kabupaten Kaimana</text:p>
          </table:table-cell>
          <table:table-cell table:formula="of:=&quot;{'&quot;&amp;[.$A$1]&amp;&quot;':'&quot;&amp;[.A134]&amp;&quot;','&quot;&amp;[.$B$1]&amp;&quot;':'&quot;&amp;[.B134]&amp;&quot;'},&quot;" office:value-type="string" office:string-value="{'kode_kota':'92.08','nama_kota':'Kabupaten Kaimana'}," calcext:value-type="string">
            <text:p>{'kode_kota':'92.08','nama_kota':'Kabupaten Kaimana'},</text:p>
          </table:table-cell>
          <table:table-cell/>
        </table:table-row>
        <table:table-row table:style-name="ro1">
          <table:table-cell office:value-type="string" calcext:value-type="string">
            <text:p>14.01</text:p>
          </table:table-cell>
          <table:table-cell office:value-type="string" calcext:value-type="string">
            <text:p>Kabupaten Kampar</text:p>
          </table:table-cell>
          <table:table-cell table:formula="of:=&quot;{'&quot;&amp;[.$A$1]&amp;&quot;':'&quot;&amp;[.A135]&amp;&quot;','&quot;&amp;[.$B$1]&amp;&quot;':'&quot;&amp;[.B135]&amp;&quot;'},&quot;" office:value-type="string" office:string-value="{'kode_kota':'14.01','nama_kota':'Kabupaten Kampar'}," calcext:value-type="string">
            <text:p>{'kode_kota':'14.01','nama_kota':'Kabupaten Kampar'},</text:p>
          </table:table-cell>
          <table:table-cell/>
        </table:table-row>
        <table:table-row table:style-name="ro1">
          <table:table-cell office:value-type="string" calcext:value-type="string">
            <text:p>61.06</text:p>
          </table:table-cell>
          <table:table-cell office:value-type="string" calcext:value-type="string">
            <text:p>Kabupaten Kapuas Hulu</text:p>
          </table:table-cell>
          <table:table-cell table:formula="of:=&quot;{'&quot;&amp;[.$A$1]&amp;&quot;':'&quot;&amp;[.A136]&amp;&quot;','&quot;&amp;[.$B$1]&amp;&quot;':'&quot;&amp;[.B136]&amp;&quot;'},&quot;" office:value-type="string" office:string-value="{'kode_kota':'61.06','nama_kota':'Kabupaten Kapuas Hulu'}," calcext:value-type="string">
            <text:p>{'kode_kota':'61.06','nama_kota':'Kabupaten Kapuas Hulu'},</text:p>
          </table:table-cell>
          <table:table-cell/>
        </table:table-row>
        <table:table-row table:style-name="ro1">
          <table:table-cell office:value-type="string" calcext:value-type="string">
            <text:p>62.03</text:p>
          </table:table-cell>
          <table:table-cell office:value-type="string" calcext:value-type="string">
            <text:p>Kabupaten Kapuas</text:p>
          </table:table-cell>
          <table:table-cell table:formula="of:=&quot;{'&quot;&amp;[.$A$1]&amp;&quot;':'&quot;&amp;[.A137]&amp;&quot;','&quot;&amp;[.$B$1]&amp;&quot;':'&quot;&amp;[.B137]&amp;&quot;'},&quot;" office:value-type="string" office:string-value="{'kode_kota':'62.03','nama_kota':'Kabupaten Kapuas'}," calcext:value-type="string">
            <text:p>{'kode_kota':'62.03','nama_kota':'Kabupaten Kapuas'},</text:p>
          </table:table-cell>
          <table:table-cell/>
        </table:table-row>
        <table:table-row table:style-name="ro1">
          <table:table-cell office:value-type="string" calcext:value-type="string">
            <text:p>33.13</text:p>
          </table:table-cell>
          <table:table-cell office:value-type="string" calcext:value-type="string">
            <text:p>Kabupaten Karanganyar</text:p>
          </table:table-cell>
          <table:table-cell table:formula="of:=&quot;{'&quot;&amp;[.$A$1]&amp;&quot;':'&quot;&amp;[.A138]&amp;&quot;','&quot;&amp;[.$B$1]&amp;&quot;':'&quot;&amp;[.B138]&amp;&quot;'},&quot;" office:value-type="string" office:string-value="{'kode_kota':'33.13','nama_kota':'Kabupaten Karanganyar'}," calcext:value-type="string">
            <text:p>{'kode_kota':'33.13','nama_kota':'Kabupaten Karanganyar'},</text:p>
          </table:table-cell>
          <table:table-cell/>
        </table:table-row>
        <table:table-row table:style-name="ro1">
          <table:table-cell office:value-type="string" calcext:value-type="string">
            <text:p>51.07</text:p>
          </table:table-cell>
          <table:table-cell office:value-type="string" calcext:value-type="string">
            <text:p>Kabupaten Karangasem</text:p>
          </table:table-cell>
          <table:table-cell table:formula="of:=&quot;{'&quot;&amp;[.$A$1]&amp;&quot;':'&quot;&amp;[.A139]&amp;&quot;','&quot;&amp;[.$B$1]&amp;&quot;':'&quot;&amp;[.B139]&amp;&quot;'},&quot;" office:value-type="string" office:string-value="{'kode_kota':'51.07','nama_kota':'Kabupaten Karangasem'}," calcext:value-type="string">
            <text:p>{'kode_kota':'51.07','nama_kota':'Kabupaten Karangasem'},</text:p>
          </table:table-cell>
          <table:table-cell/>
        </table:table-row>
        <table:table-row table:style-name="ro1">
          <table:table-cell office:value-type="string" calcext:value-type="string">
            <text:p>32.15</text:p>
          </table:table-cell>
          <table:table-cell office:value-type="string" calcext:value-type="string">
            <text:p>Kabupaten Karawang</text:p>
          </table:table-cell>
          <table:table-cell table:formula="of:=&quot;{'&quot;&amp;[.$A$1]&amp;&quot;':'&quot;&amp;[.A140]&amp;&quot;','&quot;&amp;[.$B$1]&amp;&quot;':'&quot;&amp;[.B140]&amp;&quot;'},&quot;" office:value-type="string" office:string-value="{'kode_kota':'32.15','nama_kota':'Kabupaten Karawang'}," calcext:value-type="string">
            <text:p>{'kode_kota':'32.15','nama_kota':'Kabupaten Karawang'},</text:p>
          </table:table-cell>
          <table:table-cell/>
        </table:table-row>
        <table:table-row table:style-name="ro1">
          <table:table-cell office:value-type="string" calcext:value-type="string">
            <text:p>21.02</text:p>
          </table:table-cell>
          <table:table-cell office:value-type="string" calcext:value-type="string">
            <text:p>Kabupaten Karimun</text:p>
          </table:table-cell>
          <table:table-cell table:formula="of:=&quot;{'&quot;&amp;[.$A$1]&amp;&quot;':'&quot;&amp;[.A141]&amp;&quot;','&quot;&amp;[.$B$1]&amp;&quot;':'&quot;&amp;[.B141]&amp;&quot;'},&quot;" office:value-type="string" office:string-value="{'kode_kota':'21.02','nama_kota':'Kabupaten Karimun'}," calcext:value-type="string">
            <text:p>{'kode_kota':'21.02','nama_kota':'Kabupaten Karimun'},</text:p>
          </table:table-cell>
          <table:table-cell/>
        </table:table-row>
        <table:table-row table:style-name="ro1">
          <table:table-cell office:value-type="string" calcext:value-type="string">
            <text:p>12.06</text:p>
          </table:table-cell>
          <table:table-cell office:value-type="string" calcext:value-type="string">
            <text:p>Kabupaten Karo</text:p>
          </table:table-cell>
          <table:table-cell table:formula="of:=&quot;{'&quot;&amp;[.$A$1]&amp;&quot;':'&quot;&amp;[.A142]&amp;&quot;','&quot;&amp;[.$B$1]&amp;&quot;':'&quot;&amp;[.B142]&amp;&quot;'},&quot;" office:value-type="string" office:string-value="{'kode_kota':'12.06','nama_kota':'Kabupaten Karo'}," calcext:value-type="string">
            <text:p>{'kode_kota':'12.06','nama_kota':'Kabupaten Karo'},</text:p>
          </table:table-cell>
          <table:table-cell/>
        </table:table-row>
        <table:table-row table:style-name="ro1">
          <table:table-cell office:value-type="string" calcext:value-type="string">
            <text:p>62.06</text:p>
          </table:table-cell>
          <table:table-cell office:value-type="string" calcext:value-type="string">
            <text:p>Kabupaten Katingan</text:p>
          </table:table-cell>
          <table:table-cell table:formula="of:=&quot;{'&quot;&amp;[.$A$1]&amp;&quot;':'&quot;&amp;[.A143]&amp;&quot;','&quot;&amp;[.$B$1]&amp;&quot;':'&quot;&amp;[.B143]&amp;&quot;'},&quot;" office:value-type="string" office:string-value="{'kode_kota':'62.06','nama_kota':'Kabupaten Katingan'}," calcext:value-type="string">
            <text:p>{'kode_kota':'62.06','nama_kota':'Kabupaten Katingan'},</text:p>
          </table:table-cell>
          <table:table-cell/>
        </table:table-row>
        <table:table-row table:style-name="ro1">
          <table:table-cell office:value-type="string" calcext:value-type="string">
            <text:p>17.04</text:p>
          </table:table-cell>
          <table:table-cell office:value-type="string" calcext:value-type="string">
            <text:p>Kabupaten Kaur</text:p>
          </table:table-cell>
          <table:table-cell table:formula="of:=&quot;{'&quot;&amp;[.$A$1]&amp;&quot;':'&quot;&amp;[.A144]&amp;&quot;','&quot;&amp;[.$B$1]&amp;&quot;':'&quot;&amp;[.B144]&amp;&quot;'},&quot;" office:value-type="string" office:string-value="{'kode_kota':'17.04','nama_kota':'Kabupaten Kaur'}," calcext:value-type="string">
            <text:p>{'kode_kota':'17.04','nama_kota':'Kabupaten Kaur'},</text:p>
          </table:table-cell>
          <table:table-cell/>
        </table:table-row>
        <table:table-row table:style-name="ro1">
          <table:table-cell office:value-type="string" calcext:value-type="string">
            <text:p>61.11</text:p>
          </table:table-cell>
          <table:table-cell office:value-type="string" calcext:value-type="string">
            <text:p>Kabupaten Kayong Utara</text:p>
          </table:table-cell>
          <table:table-cell table:formula="of:=&quot;{'&quot;&amp;[.$A$1]&amp;&quot;':'&quot;&amp;[.A145]&amp;&quot;','&quot;&amp;[.$B$1]&amp;&quot;':'&quot;&amp;[.B145]&amp;&quot;'},&quot;" office:value-type="string" office:string-value="{'kode_kota':'61.11','nama_kota':'Kabupaten Kayong Utara'}," calcext:value-type="string">
            <text:p>{'kode_kota':'61.11','nama_kota':'Kabupaten Kayong Utara'},</text:p>
          </table:table-cell>
          <table:table-cell/>
        </table:table-row>
        <table:table-row table:style-name="ro1">
          <table:table-cell office:value-type="string" calcext:value-type="string">
            <text:p>33.05</text:p>
          </table:table-cell>
          <table:table-cell office:value-type="string" calcext:value-type="string">
            <text:p>Kabupaten Kebumen</text:p>
          </table:table-cell>
          <table:table-cell table:formula="of:=&quot;{'&quot;&amp;[.$A$1]&amp;&quot;':'&quot;&amp;[.A146]&amp;&quot;','&quot;&amp;[.$B$1]&amp;&quot;':'&quot;&amp;[.B146]&amp;&quot;'},&quot;" office:value-type="string" office:string-value="{'kode_kota':'33.05','nama_kota':'Kabupaten Kebumen'}," calcext:value-type="string">
            <text:p>{'kode_kota':'33.05','nama_kota':'Kabupaten Kebumen'},</text:p>
          </table:table-cell>
          <table:table-cell/>
        </table:table-row>
        <table:table-row table:style-name="ro1">
          <table:table-cell office:value-type="string" calcext:value-type="string">
            <text:p>35.06</text:p>
          </table:table-cell>
          <table:table-cell office:value-type="string" calcext:value-type="string">
            <text:p>Kabupaten Kediri</text:p>
          </table:table-cell>
          <table:table-cell table:formula="of:=&quot;{'&quot;&amp;[.$A$1]&amp;&quot;':'&quot;&amp;[.A147]&amp;&quot;','&quot;&amp;[.$B$1]&amp;&quot;':'&quot;&amp;[.B147]&amp;&quot;'},&quot;" office:value-type="string" office:string-value="{'kode_kota':'35.06','nama_kota':'Kabupaten Kediri'}," calcext:value-type="string">
            <text:p>{'kode_kota':'35.06','nama_kota':'Kabupaten Kediri'},</text:p>
          </table:table-cell>
          <table:table-cell/>
        </table:table-row>
        <table:table-row table:style-name="ro1">
          <table:table-cell office:value-type="string" calcext:value-type="string">
            <text:p>91.11</text:p>
          </table:table-cell>
          <table:table-cell office:value-type="string" calcext:value-type="string">
            <text:p>Kabupaten Keerom</text:p>
          </table:table-cell>
          <table:table-cell table:formula="of:=&quot;{'&quot;&amp;[.$A$1]&amp;&quot;':'&quot;&amp;[.A148]&amp;&quot;','&quot;&amp;[.$B$1]&amp;&quot;':'&quot;&amp;[.B148]&amp;&quot;'},&quot;" office:value-type="string" office:string-value="{'kode_kota':'91.11','nama_kota':'Kabupaten Keerom'}," calcext:value-type="string">
            <text:p>{'kode_kota':'91.11','nama_kota':'Kabupaten Keerom'},</text:p>
          </table:table-cell>
          <table:table-cell/>
        </table:table-row>
        <table:table-row table:style-name="ro1">
          <table:table-cell office:value-type="string" calcext:value-type="string">
            <text:p>33.24</text:p>
          </table:table-cell>
          <table:table-cell office:value-type="string" calcext:value-type="string">
            <text:p>Kabupaten Kendal</text:p>
          </table:table-cell>
          <table:table-cell table:formula="of:=&quot;{'&quot;&amp;[.$A$1]&amp;&quot;':'&quot;&amp;[.A149]&amp;&quot;','&quot;&amp;[.$B$1]&amp;&quot;':'&quot;&amp;[.B149]&amp;&quot;'},&quot;" office:value-type="string" office:string-value="{'kode_kota':'33.24','nama_kota':'Kabupaten Kendal'}," calcext:value-type="string">
            <text:p>{'kode_kota':'33.24','nama_kota':'Kabupaten Kendal'},</text:p>
          </table:table-cell>
          <table:table-cell/>
        </table:table-row>
        <table:table-row table:style-name="ro1">
          <table:table-cell office:value-type="string" calcext:value-type="string">
            <text:p>17.08</text:p>
          </table:table-cell>
          <table:table-cell office:value-type="string" calcext:value-type="string">
            <text:p>Kabupaten Kepahiang</text:p>
          </table:table-cell>
          <table:table-cell table:formula="of:=&quot;{'&quot;&amp;[.$A$1]&amp;&quot;':'&quot;&amp;[.A150]&amp;&quot;','&quot;&amp;[.$B$1]&amp;&quot;':'&quot;&amp;[.B150]&amp;&quot;'},&quot;" office:value-type="string" office:string-value="{'kode_kota':'17.08','nama_kota':'Kabupaten Kepahiang'}," calcext:value-type="string">
            <text:p>{'kode_kota':'17.08','nama_kota':'Kabupaten Kepahiang'},</text:p>
          </table:table-cell>
          <table:table-cell/>
        </table:table-row>
        <table:table-row table:style-name="ro1">
          <table:table-cell office:value-type="string" calcext:value-type="string">
            <text:p>21.05</text:p>
          </table:table-cell>
          <table:table-cell office:value-type="string" calcext:value-type="string">
            <text:p>Kabupaten Kepulauan Anambas</text:p>
          </table:table-cell>
          <table:table-cell table:formula="of:=&quot;{'&quot;&amp;[.$A$1]&amp;&quot;':'&quot;&amp;[.A151]&amp;&quot;','&quot;&amp;[.$B$1]&amp;&quot;':'&quot;&amp;[.B151]&amp;&quot;'},&quot;" office:value-type="string" office:string-value="{'kode_kota':'21.05','nama_kota':'Kabupaten Kepulauan Anambas'}," calcext:value-type="string">
            <text:p>{'kode_kota':'21.05','nama_kota':'Kabupaten Kepulauan Anambas'},</text:p>
          </table:table-cell>
          <table:table-cell/>
        </table:table-row>
        <table:table-row table:style-name="ro1">
          <table:table-cell office:value-type="string" calcext:value-type="string">
            <text:p>81.07</text:p>
          </table:table-cell>
          <table:table-cell office:value-type="string" calcext:value-type="string">
            <text:p>Kabupaten Kepulauan Aru</text:p>
          </table:table-cell>
          <table:table-cell table:formula="of:=&quot;{'&quot;&amp;[.$A$1]&amp;&quot;':'&quot;&amp;[.A152]&amp;&quot;','&quot;&amp;[.$B$1]&amp;&quot;':'&quot;&amp;[.B152]&amp;&quot;'},&quot;" office:value-type="string" office:string-value="{'kode_kota':'81.07','nama_kota':'Kabupaten Kepulauan Aru'}," calcext:value-type="string">
            <text:p>{'kode_kota':'81.07','nama_kota':'Kabupaten Kepulauan Aru'},</text:p>
          </table:table-cell>
          <table:table-cell/>
        </table:table-row>
        <table:table-row table:style-name="ro1">
          <table:table-cell office:value-type="string" calcext:value-type="string">
            <text:p>13.09</text:p>
          </table:table-cell>
          <table:table-cell office:value-type="string" calcext:value-type="string">
            <text:p>Kabupaten Kepulauan Mentawai</text:p>
          </table:table-cell>
          <table:table-cell table:formula="of:=&quot;{'&quot;&amp;[.$A$1]&amp;&quot;':'&quot;&amp;[.A153]&amp;&quot;','&quot;&amp;[.$B$1]&amp;&quot;':'&quot;&amp;[.B153]&amp;&quot;'},&quot;" office:value-type="string" office:string-value="{'kode_kota':'13.09','nama_kota':'Kabupaten Kepulauan Mentawai'}," calcext:value-type="string">
            <text:p>{'kode_kota':'13.09','nama_kota':'Kabupaten Kepulauan Mentawai'},</text:p>
          </table:table-cell>
          <table:table-cell/>
        </table:table-row>
        <table:table-row table:style-name="ro1">
          <table:table-cell office:value-type="string" calcext:value-type="string">
            <text:p>14.10</text:p>
          </table:table-cell>
          <table:table-cell office:value-type="string" calcext:value-type="string">
            <text:p>Kabupaten Kepulauan Meranti</text:p>
          </table:table-cell>
          <table:table-cell table:formula="of:=&quot;{'&quot;&amp;[.$A$1]&amp;&quot;':'&quot;&amp;[.A154]&amp;&quot;','&quot;&amp;[.$B$1]&amp;&quot;':'&quot;&amp;[.B154]&amp;&quot;'},&quot;" office:value-type="string" office:string-value="{'kode_kota':'14.10','nama_kota':'Kabupaten Kepulauan Meranti'}," calcext:value-type="string">
            <text:p>{'kode_kota':'14.10','nama_kota':'Kabupaten Kepulauan Meranti'},</text:p>
          </table:table-cell>
          <table:table-cell/>
        </table:table-row>
        <table:table-row table:style-name="ro1">
          <table:table-cell office:value-type="string" calcext:value-type="string">
            <text:p>71.03</text:p>
          </table:table-cell>
          <table:table-cell office:value-type="string" calcext:value-type="string">
            <text:p>Kabupaten Kepulauan Sangihe</text:p>
          </table:table-cell>
          <table:table-cell table:formula="of:=&quot;{'&quot;&amp;[.$A$1]&amp;&quot;':'&quot;&amp;[.A155]&amp;&quot;','&quot;&amp;[.$B$1]&amp;&quot;':'&quot;&amp;[.B155]&amp;&quot;'},&quot;" office:value-type="string" office:string-value="{'kode_kota':'71.03','nama_kota':'Kabupaten Kepulauan Sangihe'}," calcext:value-type="string">
            <text:p>{'kode_kota':'71.03','nama_kota':'Kabupaten Kepulauan Sangihe'},</text:p>
          </table:table-cell>
          <table:table-cell/>
        </table:table-row>
        <table:table-row table:style-name="ro1">
          <table:table-cell office:value-type="string" calcext:value-type="string">
            <text:p>73.01</text:p>
          </table:table-cell>
          <table:table-cell office:value-type="string" calcext:value-type="string">
            <text:p>Kabupaten Kepulauan Selayar</text:p>
          </table:table-cell>
          <table:table-cell table:formula="of:=&quot;{'&quot;&amp;[.$A$1]&amp;&quot;':'&quot;&amp;[.A156]&amp;&quot;','&quot;&amp;[.$B$1]&amp;&quot;':'&quot;&amp;[.B156]&amp;&quot;'},&quot;" office:value-type="string" office:string-value="{'kode_kota':'73.01','nama_kota':'Kabupaten Kepulauan Selayar'}," calcext:value-type="string">
            <text:p>{'kode_kota':'73.01','nama_kota':'Kabupaten Kepulauan Selayar'},</text:p>
          </table:table-cell>
          <table:table-cell/>
        </table:table-row>
        <table:table-row table:style-name="ro1">
          <table:table-cell office:value-type="string" calcext:value-type="string">
            <text:p>31.01</text:p>
          </table:table-cell>
          <table:table-cell office:value-type="string" calcext:value-type="string">
            <text:p>Kabupaten Administrasi Kepulauan Seribu</text:p>
          </table:table-cell>
          <table:table-cell table:formula="of:=&quot;{'&quot;&amp;[.$A$1]&amp;&quot;':'&quot;&amp;[.A157]&amp;&quot;','&quot;&amp;[.$B$1]&amp;&quot;':'&quot;&amp;[.B157]&amp;&quot;'},&quot;" office:value-type="string" office:string-value="{'kode_kota':'31.01','nama_kota':'Kabupaten Administrasi Kepulauan Seribu'}," calcext:value-type="string">
            <text:p>{'kode_kota':'31.01','nama_kota':'Kabupaten Administrasi Kepulauan Seribu'},</text:p>
          </table:table-cell>
          <table:table-cell/>
        </table:table-row>
        <table:table-row table:style-name="ro1">
          <table:table-cell office:value-type="string" calcext:value-type="string">
            <text:p>71.09</text:p>
          </table:table-cell>
          <table:table-cell office:value-type="string" calcext:value-type="string">
            <text:p>Kabupaten Kepulauan Siau Tagulandang Biaro</text:p>
          </table:table-cell>
          <table:table-cell table:formula="of:=&quot;{'&quot;&amp;[.$A$1]&amp;&quot;':'&quot;&amp;[.A158]&amp;&quot;','&quot;&amp;[.$B$1]&amp;&quot;':'&quot;&amp;[.B158]&amp;&quot;'},&quot;" office:value-type="string" office:string-value="{'kode_kota':'71.09','nama_kota':'Kabupaten Kepulauan Siau Tagulandang Biaro'}," calcext:value-type="string">
            <text:p>{'kode_kota':'71.09','nama_kota':'Kabupaten Kepulauan Siau Tagulandang Biaro'},</text:p>
          </table:table-cell>
          <table:table-cell/>
        </table:table-row>
        <table:table-row table:style-name="ro1">
          <table:table-cell office:value-type="string" calcext:value-type="string">
            <text:p>82.05</text:p>
          </table:table-cell>
          <table:table-cell office:value-type="string" calcext:value-type="string">
            <text:p>Kabupaten Kepulauan Sula</text:p>
          </table:table-cell>
          <table:table-cell table:formula="of:=&quot;{'&quot;&amp;[.$A$1]&amp;&quot;':'&quot;&amp;[.A159]&amp;&quot;','&quot;&amp;[.$B$1]&amp;&quot;':'&quot;&amp;[.B159]&amp;&quot;'},&quot;" office:value-type="string" office:string-value="{'kode_kota':'82.05','nama_kota':'Kabupaten Kepulauan Sula'}," calcext:value-type="string">
            <text:p>{'kode_kota':'82.05','nama_kota':'Kabupaten Kepulauan Sula'},</text:p>
          </table:table-cell>
          <table:table-cell/>
        </table:table-row>
        <table:table-row table:style-name="ro1">
          <table:table-cell office:value-type="string" calcext:value-type="string">
            <text:p>71.04</text:p>
          </table:table-cell>
          <table:table-cell office:value-type="string" calcext:value-type="string">
            <text:p>Kabupaten Kepulauan Talaud</text:p>
          </table:table-cell>
          <table:table-cell table:formula="of:=&quot;{'&quot;&amp;[.$A$1]&amp;&quot;':'&quot;&amp;[.A160]&amp;&quot;','&quot;&amp;[.$B$1]&amp;&quot;':'&quot;&amp;[.B160]&amp;&quot;'},&quot;" office:value-type="string" office:string-value="{'kode_kota':'71.04','nama_kota':'Kabupaten Kepulauan Talaud'}," calcext:value-type="string">
            <text:p>{'kode_kota':'71.04','nama_kota':'Kabupaten Kepulauan Talaud'},</text:p>
          </table:table-cell>
          <table:table-cell/>
        </table:table-row>
        <table:table-row table:style-name="ro1">
          <table:table-cell office:value-type="string" calcext:value-type="string">
            <text:p>91.05</text:p>
          </table:table-cell>
          <table:table-cell office:value-type="string" calcext:value-type="string">
            <text:p>Kabupaten Kepulauan Yapen</text:p>
          </table:table-cell>
          <table:table-cell table:formula="of:=&quot;{'&quot;&amp;[.$A$1]&amp;&quot;':'&quot;&amp;[.A161]&amp;&quot;','&quot;&amp;[.$B$1]&amp;&quot;':'&quot;&amp;[.B161]&amp;&quot;'},&quot;" office:value-type="string" office:string-value="{'kode_kota':'91.05','nama_kota':'Kabupaten Kepulauan Yapen'}," calcext:value-type="string">
            <text:p>{'kode_kota':'91.05','nama_kota':'Kabupaten Kepulauan Yapen'},</text:p>
          </table:table-cell>
          <table:table-cell/>
        </table:table-row>
        <table:table-row table:style-name="ro1">
          <table:table-cell office:value-type="string" calcext:value-type="string">
            <text:p>15.01</text:p>
          </table:table-cell>
          <table:table-cell office:value-type="string" calcext:value-type="string">
            <text:p>Kabupaten Kerinci</text:p>
          </table:table-cell>
          <table:table-cell table:formula="of:=&quot;{'&quot;&amp;[.$A$1]&amp;&quot;':'&quot;&amp;[.A162]&amp;&quot;','&quot;&amp;[.$B$1]&amp;&quot;':'&quot;&amp;[.B162]&amp;&quot;'},&quot;" office:value-type="string" office:string-value="{'kode_kota':'15.01','nama_kota':'Kabupaten Kerinci'}," calcext:value-type="string">
            <text:p>{'kode_kota':'15.01','nama_kota':'Kabupaten Kerinci'},</text:p>
          </table:table-cell>
          <table:table-cell/>
        </table:table-row>
        <table:table-row table:style-name="ro1">
          <table:table-cell office:value-type="string" calcext:value-type="string">
            <text:p>61.04</text:p>
          </table:table-cell>
          <table:table-cell office:value-type="string" calcext:value-type="string">
            <text:p>Kabupaten Ketapang</text:p>
          </table:table-cell>
          <table:table-cell table:formula="of:=&quot;{'&quot;&amp;[.$A$1]&amp;&quot;':'&quot;&amp;[.A163]&amp;&quot;','&quot;&amp;[.$B$1]&amp;&quot;':'&quot;&amp;[.B163]&amp;&quot;'},&quot;" office:value-type="string" office:string-value="{'kode_kota':'61.04','nama_kota':'Kabupaten Ketapang'}," calcext:value-type="string">
            <text:p>{'kode_kota':'61.04','nama_kota':'Kabupaten Ketapang'},</text:p>
          </table:table-cell>
          <table:table-cell/>
        </table:table-row>
        <table:table-row table:style-name="ro1">
          <table:table-cell office:value-type="string" calcext:value-type="string">
            <text:p>33.10</text:p>
          </table:table-cell>
          <table:table-cell office:value-type="string" calcext:value-type="string">
            <text:p>Kabupaten Klaten</text:p>
          </table:table-cell>
          <table:table-cell table:formula="of:=&quot;{'&quot;&amp;[.$A$1]&amp;&quot;':'&quot;&amp;[.A164]&amp;&quot;','&quot;&amp;[.$B$1]&amp;&quot;':'&quot;&amp;[.B164]&amp;&quot;'},&quot;" office:value-type="string" office:string-value="{'kode_kota':'33.10','nama_kota':'Kabupaten Klaten'}," calcext:value-type="string">
            <text:p>{'kode_kota':'33.10','nama_kota':'Kabupaten Klaten'},</text:p>
          </table:table-cell>
          <table:table-cell/>
        </table:table-row>
        <table:table-row table:style-name="ro1">
          <table:table-cell office:value-type="string" calcext:value-type="string">
            <text:p>51.05</text:p>
          </table:table-cell>
          <table:table-cell office:value-type="string" calcext:value-type="string">
            <text:p>Kabupaten Klungkung</text:p>
          </table:table-cell>
          <table:table-cell table:formula="of:=&quot;{'&quot;&amp;[.$A$1]&amp;&quot;':'&quot;&amp;[.A165]&amp;&quot;','&quot;&amp;[.$B$1]&amp;&quot;':'&quot;&amp;[.B165]&amp;&quot;'},&quot;" office:value-type="string" office:string-value="{'kode_kota':'51.05','nama_kota':'Kabupaten Klungkung'}," calcext:value-type="string">
            <text:p>{'kode_kota':'51.05','nama_kota':'Kabupaten Klungkung'},</text:p>
          </table:table-cell>
          <table:table-cell/>
        </table:table-row>
        <table:table-row table:style-name="ro1">
          <table:table-cell office:value-type="string" calcext:value-type="string">
            <text:p>74.01</text:p>
          </table:table-cell>
          <table:table-cell office:value-type="string" calcext:value-type="string">
            <text:p>Kabupaten Kolaka</text:p>
          </table:table-cell>
          <table:table-cell table:formula="of:=&quot;{'&quot;&amp;[.$A$1]&amp;&quot;':'&quot;&amp;[.A166]&amp;&quot;','&quot;&amp;[.$B$1]&amp;&quot;':'&quot;&amp;[.B166]&amp;&quot;'},&quot;" office:value-type="string" office:string-value="{'kode_kota':'74.01','nama_kota':'Kabupaten Kolaka'}," calcext:value-type="string">
            <text:p>{'kode_kota':'74.01','nama_kota':'Kabupaten Kolaka'},</text:p>
          </table:table-cell>
          <table:table-cell/>
        </table:table-row>
        <table:table-row table:style-name="ro1">
          <table:table-cell office:value-type="string" calcext:value-type="string">
            <text:p>74.11</text:p>
          </table:table-cell>
          <table:table-cell office:value-type="string" calcext:value-type="string">
            <text:p>Kabupaten Kolaka Timur</text:p>
          </table:table-cell>
          <table:table-cell table:formula="of:=&quot;{'&quot;&amp;[.$A$1]&amp;&quot;':'&quot;&amp;[.A167]&amp;&quot;','&quot;&amp;[.$B$1]&amp;&quot;':'&quot;&amp;[.B167]&amp;&quot;'},&quot;" office:value-type="string" office:string-value="{'kode_kota':'74.11','nama_kota':'Kabupaten Kolaka Timur'}," calcext:value-type="string">
            <text:p>{'kode_kota':'74.11','nama_kota':'Kabupaten Kolaka Timur'},</text:p>
          </table:table-cell>
          <table:table-cell/>
        </table:table-row>
        <table:table-row table:style-name="ro1">
          <table:table-cell office:value-type="string" calcext:value-type="string">
            <text:p>74.08</text:p>
          </table:table-cell>
          <table:table-cell office:value-type="string" calcext:value-type="string">
            <text:p>Kabupaten Kolaka Utara</text:p>
          </table:table-cell>
          <table:table-cell table:formula="of:=&quot;{'&quot;&amp;[.$A$1]&amp;&quot;':'&quot;&amp;[.A168]&amp;&quot;','&quot;&amp;[.$B$1]&amp;&quot;':'&quot;&amp;[.B168]&amp;&quot;'},&quot;" office:value-type="string" office:string-value="{'kode_kota':'74.08','nama_kota':'Kabupaten Kolaka Utara'}," calcext:value-type="string">
            <text:p>{'kode_kota':'74.08','nama_kota':'Kabupaten Kolaka Utara'},</text:p>
          </table:table-cell>
          <table:table-cell/>
        </table:table-row>
        <table:table-row table:style-name="ro1">
          <table:table-cell office:value-type="string" calcext:value-type="string">
            <text:p>74.12</text:p>
          </table:table-cell>
          <table:table-cell office:value-type="string" calcext:value-type="string">
            <text:p>Kabupaten Konawe Kepulauan</text:p>
          </table:table-cell>
          <table:table-cell table:formula="of:=&quot;{'&quot;&amp;[.$A$1]&amp;&quot;':'&quot;&amp;[.A169]&amp;&quot;','&quot;&amp;[.$B$1]&amp;&quot;':'&quot;&amp;[.B169]&amp;&quot;'},&quot;" office:value-type="string" office:string-value="{'kode_kota':'74.12','nama_kota':'Kabupaten Konawe Kepulauan'}," calcext:value-type="string">
            <text:p>{'kode_kota':'74.12','nama_kota':'Kabupaten Konawe Kepulauan'},</text:p>
          </table:table-cell>
          <table:table-cell/>
        </table:table-row>
        <table:table-row table:style-name="ro1">
          <table:table-cell office:value-type="string" calcext:value-type="string">
            <text:p>74.05</text:p>
          </table:table-cell>
          <table:table-cell office:value-type="string" calcext:value-type="string">
            <text:p>Kabupaten Konawe Selatan</text:p>
          </table:table-cell>
          <table:table-cell table:formula="of:=&quot;{'&quot;&amp;[.$A$1]&amp;&quot;':'&quot;&amp;[.A170]&amp;&quot;','&quot;&amp;[.$B$1]&amp;&quot;':'&quot;&amp;[.B170]&amp;&quot;'},&quot;" office:value-type="string" office:string-value="{'kode_kota':'74.05','nama_kota':'Kabupaten Konawe Selatan'}," calcext:value-type="string">
            <text:p>{'kode_kota':'74.05','nama_kota':'Kabupaten Konawe Selatan'},</text:p>
          </table:table-cell>
          <table:table-cell/>
        </table:table-row>
        <table:table-row table:style-name="ro1">
          <table:table-cell office:value-type="string" calcext:value-type="string">
            <text:p>74.09</text:p>
          </table:table-cell>
          <table:table-cell office:value-type="string" calcext:value-type="string">
            <text:p>Kabupaten Konawe Utara</text:p>
          </table:table-cell>
          <table:table-cell table:formula="of:=&quot;{'&quot;&amp;[.$A$1]&amp;&quot;':'&quot;&amp;[.A171]&amp;&quot;','&quot;&amp;[.$B$1]&amp;&quot;':'&quot;&amp;[.B171]&amp;&quot;'},&quot;" office:value-type="string" office:string-value="{'kode_kota':'74.09','nama_kota':'Kabupaten Konawe Utara'}," calcext:value-type="string">
            <text:p>{'kode_kota':'74.09','nama_kota':'Kabupaten Konawe Utara'},</text:p>
          </table:table-cell>
          <table:table-cell/>
        </table:table-row>
        <table:table-row table:style-name="ro1">
          <table:table-cell office:value-type="string" calcext:value-type="string">
            <text:p>74.02</text:p>
          </table:table-cell>
          <table:table-cell office:value-type="string" calcext:value-type="string">
            <text:p>Kabupaten Konawe</text:p>
          </table:table-cell>
          <table:table-cell table:formula="of:=&quot;{'&quot;&amp;[.$A$1]&amp;&quot;':'&quot;&amp;[.A172]&amp;&quot;','&quot;&amp;[.$B$1]&amp;&quot;':'&quot;&amp;[.B172]&amp;&quot;'},&quot;" office:value-type="string" office:string-value="{'kode_kota':'74.02','nama_kota':'Kabupaten Konawe'}," calcext:value-type="string">
            <text:p>{'kode_kota':'74.02','nama_kota':'Kabupaten Konawe'},</text:p>
          </table:table-cell>
          <table:table-cell/>
        </table:table-row>
        <table:table-row table:style-name="ro1">
          <table:table-cell office:value-type="string" calcext:value-type="string">
            <text:p>63.02</text:p>
          </table:table-cell>
          <table:table-cell office:value-type="string" calcext:value-type="string">
            <text:p>Kabupaten Kotabaru</text:p>
          </table:table-cell>
          <table:table-cell table:formula="of:=&quot;{'&quot;&amp;[.$A$1]&amp;&quot;':'&quot;&amp;[.A173]&amp;&quot;','&quot;&amp;[.$B$1]&amp;&quot;':'&quot;&amp;[.B173]&amp;&quot;'},&quot;" office:value-type="string" office:string-value="{'kode_kota':'63.02','nama_kota':'Kabupaten Kotabaru'}," calcext:value-type="string">
            <text:p>{'kode_kota':'63.02','nama_kota':'Kabupaten Kotabaru'},</text:p>
          </table:table-cell>
          <table:table-cell/>
        </table:table-row>
        <table:table-row table:style-name="ro1">
          <table:table-cell office:value-type="string" calcext:value-type="string">
            <text:p>62.01</text:p>
          </table:table-cell>
          <table:table-cell office:value-type="string" calcext:value-type="string">
            <text:p>Kabupaten Kotawaringin Barat</text:p>
          </table:table-cell>
          <table:table-cell table:formula="of:=&quot;{'&quot;&amp;[.$A$1]&amp;&quot;':'&quot;&amp;[.A174]&amp;&quot;','&quot;&amp;[.$B$1]&amp;&quot;':'&quot;&amp;[.B174]&amp;&quot;'},&quot;" office:value-type="string" office:string-value="{'kode_kota':'62.01','nama_kota':'Kabupaten Kotawaringin Barat'}," calcext:value-type="string">
            <text:p>{'kode_kota':'62.01','nama_kota':'Kabupaten Kotawaringin Barat'},</text:p>
          </table:table-cell>
          <table:table-cell/>
        </table:table-row>
        <table:table-row table:style-name="ro1">
          <table:table-cell office:value-type="string" calcext:value-type="string">
            <text:p>62.02</text:p>
          </table:table-cell>
          <table:table-cell office:value-type="string" calcext:value-type="string">
            <text:p>Kabupaten Kotawaringin Timur</text:p>
          </table:table-cell>
          <table:table-cell table:formula="of:=&quot;{'&quot;&amp;[.$A$1]&amp;&quot;':'&quot;&amp;[.A175]&amp;&quot;','&quot;&amp;[.$B$1]&amp;&quot;':'&quot;&amp;[.B175]&amp;&quot;'},&quot;" office:value-type="string" office:string-value="{'kode_kota':'62.02','nama_kota':'Kabupaten Kotawaringin Timur'}," calcext:value-type="string">
            <text:p>{'kode_kota':'62.02','nama_kota':'Kabupaten Kotawaringin Timur'},</text:p>
          </table:table-cell>
          <table:table-cell/>
        </table:table-row>
        <table:table-row table:style-name="ro1">
          <table:table-cell office:value-type="string" calcext:value-type="string">
            <text:p>14.09</text:p>
          </table:table-cell>
          <table:table-cell office:value-type="string" calcext:value-type="string">
            <text:p>Kabupaten Kuantan Singingi</text:p>
          </table:table-cell>
          <table:table-cell table:formula="of:=&quot;{'&quot;&amp;[.$A$1]&amp;&quot;':'&quot;&amp;[.A176]&amp;&quot;','&quot;&amp;[.$B$1]&amp;&quot;':'&quot;&amp;[.B176]&amp;&quot;'},&quot;" office:value-type="string" office:string-value="{'kode_kota':'14.09','nama_kota':'Kabupaten Kuantan Singingi'}," calcext:value-type="string">
            <text:p>{'kode_kota':'14.09','nama_kota':'Kabupaten Kuantan Singingi'},</text:p>
          </table:table-cell>
          <table:table-cell/>
        </table:table-row>
        <table:table-row table:style-name="ro1">
          <table:table-cell office:value-type="string" calcext:value-type="string">
            <text:p>61.12</text:p>
          </table:table-cell>
          <table:table-cell office:value-type="string" calcext:value-type="string">
            <text:p>Kabupaten Kubu Raya</text:p>
          </table:table-cell>
          <table:table-cell table:formula="of:=&quot;{'&quot;&amp;[.$A$1]&amp;&quot;':'&quot;&amp;[.A177]&amp;&quot;','&quot;&amp;[.$B$1]&amp;&quot;':'&quot;&amp;[.B177]&amp;&quot;'},&quot;" office:value-type="string" office:string-value="{'kode_kota':'61.12','nama_kota':'Kabupaten Kubu Raya'}," calcext:value-type="string">
            <text:p>{'kode_kota':'61.12','nama_kota':'Kabupaten Kubu Raya'},</text:p>
          </table:table-cell>
          <table:table-cell/>
        </table:table-row>
        <table:table-row table:style-name="ro1">
          <table:table-cell office:value-type="string" calcext:value-type="string">
            <text:p>33.19</text:p>
          </table:table-cell>
          <table:table-cell office:value-type="string" calcext:value-type="string">
            <text:p>Kabupaten Kudus</text:p>
          </table:table-cell>
          <table:table-cell table:formula="of:=&quot;{'&quot;&amp;[.$A$1]&amp;&quot;':'&quot;&amp;[.A178]&amp;&quot;','&quot;&amp;[.$B$1]&amp;&quot;':'&quot;&amp;[.B178]&amp;&quot;'},&quot;" office:value-type="string" office:string-value="{'kode_kota':'33.19','nama_kota':'Kabupaten Kudus'}," calcext:value-type="string">
            <text:p>{'kode_kota':'33.19','nama_kota':'Kabupaten Kudus'},</text:p>
          </table:table-cell>
          <table:table-cell/>
        </table:table-row>
        <table:table-row table:style-name="ro1">
          <table:table-cell office:value-type="string" calcext:value-type="string">
            <text:p>34.01</text:p>
          </table:table-cell>
          <table:table-cell office:value-type="string" calcext:value-type="string">
            <text:p>Kabupaten Kulon Progo</text:p>
          </table:table-cell>
          <table:table-cell table:formula="of:=&quot;{'&quot;&amp;[.$A$1]&amp;&quot;':'&quot;&amp;[.A179]&amp;&quot;','&quot;&amp;[.$B$1]&amp;&quot;':'&quot;&amp;[.B179]&amp;&quot;'},&quot;" office:value-type="string" office:string-value="{'kode_kota':'34.01','nama_kota':'Kabupaten Kulon Progo'}," calcext:value-type="string">
            <text:p>{'kode_kota':'34.01','nama_kota':'Kabupaten Kulon Progo'},</text:p>
          </table:table-cell>
          <table:table-cell/>
        </table:table-row>
        <table:table-row table:style-name="ro1">
          <table:table-cell office:value-type="string" calcext:value-type="string">
            <text:p>32.08</text:p>
          </table:table-cell>
          <table:table-cell office:value-type="string" calcext:value-type="string">
            <text:p>Kabupaten Kuningan</text:p>
          </table:table-cell>
          <table:table-cell table:formula="of:=&quot;{'&quot;&amp;[.$A$1]&amp;&quot;':'&quot;&amp;[.A180]&amp;&quot;','&quot;&amp;[.$B$1]&amp;&quot;':'&quot;&amp;[.B180]&amp;&quot;'},&quot;" office:value-type="string" office:string-value="{'kode_kota':'32.08','nama_kota':'Kabupaten Kuningan'}," calcext:value-type="string">
            <text:p>{'kode_kota':'32.08','nama_kota':'Kabupaten Kuningan'},</text:p>
          </table:table-cell>
          <table:table-cell/>
        </table:table-row>
        <table:table-row table:style-name="ro1">
          <table:table-cell office:value-type="string" calcext:value-type="string">
            <text:p>53.01</text:p>
          </table:table-cell>
          <table:table-cell office:value-type="string" calcext:value-type="string">
            <text:p>Kabupaten Kupang</text:p>
          </table:table-cell>
          <table:table-cell table:formula="of:=&quot;{'&quot;&amp;[.$A$1]&amp;&quot;':'&quot;&amp;[.A181]&amp;&quot;','&quot;&amp;[.$B$1]&amp;&quot;':'&quot;&amp;[.B181]&amp;&quot;'},&quot;" office:value-type="string" office:string-value="{'kode_kota':'53.01','nama_kota':'Kabupaten Kupang'}," calcext:value-type="string">
            <text:p>{'kode_kota':'53.01','nama_kota':'Kabupaten Kupang'},</text:p>
          </table:table-cell>
          <table:table-cell/>
        </table:table-row>
        <table:table-row table:style-name="ro1">
          <table:table-cell office:value-type="string" calcext:value-type="string">
            <text:p>64.07</text:p>
          </table:table-cell>
          <table:table-cell office:value-type="string" calcext:value-type="string">
            <text:p>Kabupaten Kutai Barat</text:p>
          </table:table-cell>
          <table:table-cell table:formula="of:=&quot;{'&quot;&amp;[.$A$1]&amp;&quot;':'&quot;&amp;[.A182]&amp;&quot;','&quot;&amp;[.$B$1]&amp;&quot;':'&quot;&amp;[.B182]&amp;&quot;'},&quot;" office:value-type="string" office:string-value="{'kode_kota':'64.07','nama_kota':'Kabupaten Kutai Barat'}," calcext:value-type="string">
            <text:p>{'kode_kota':'64.07','nama_kota':'Kabupaten Kutai Barat'},</text:p>
          </table:table-cell>
          <table:table-cell/>
        </table:table-row>
        <table:table-row table:style-name="ro1">
          <table:table-cell office:value-type="string" calcext:value-type="string">
            <text:p>64.02</text:p>
          </table:table-cell>
          <table:table-cell office:value-type="string" calcext:value-type="string">
            <text:p>Kabupaten Kutai Kartanegara</text:p>
          </table:table-cell>
          <table:table-cell table:formula="of:=&quot;{'&quot;&amp;[.$A$1]&amp;&quot;':'&quot;&amp;[.A183]&amp;&quot;','&quot;&amp;[.$B$1]&amp;&quot;':'&quot;&amp;[.B183]&amp;&quot;'},&quot;" office:value-type="string" office:string-value="{'kode_kota':'64.02','nama_kota':'Kabupaten Kutai Kartanegara'}," calcext:value-type="string">
            <text:p>{'kode_kota':'64.02','nama_kota':'Kabupaten Kutai Kartanegara'},</text:p>
          </table:table-cell>
          <table:table-cell/>
        </table:table-row>
        <table:table-row table:style-name="ro1">
          <table:table-cell office:value-type="string" calcext:value-type="string">
            <text:p>64.08</text:p>
          </table:table-cell>
          <table:table-cell office:value-type="string" calcext:value-type="string">
            <text:p>Kabupaten Kutai Timur</text:p>
          </table:table-cell>
          <table:table-cell table:formula="of:=&quot;{'&quot;&amp;[.$A$1]&amp;&quot;':'&quot;&amp;[.A184]&amp;&quot;','&quot;&amp;[.$B$1]&amp;&quot;':'&quot;&amp;[.B184]&amp;&quot;'},&quot;" office:value-type="string" office:string-value="{'kode_kota':'64.08','nama_kota':'Kabupaten Kutai Timur'}," calcext:value-type="string">
            <text:p>{'kode_kota':'64.08','nama_kota':'Kabupaten Kutai Timur'},</text:p>
          </table:table-cell>
          <table:table-cell/>
        </table:table-row>
        <table:table-row table:style-name="ro1">
          <table:table-cell office:value-type="string" calcext:value-type="string">
            <text:p>12.22</text:p>
          </table:table-cell>
          <table:table-cell office:value-type="string" calcext:value-type="string">
            <text:p>Kabupaten Labuhanbatu Selatan</text:p>
          </table:table-cell>
          <table:table-cell table:formula="of:=&quot;{'&quot;&amp;[.$A$1]&amp;&quot;':'&quot;&amp;[.A185]&amp;&quot;','&quot;&amp;[.$B$1]&amp;&quot;':'&quot;&amp;[.B185]&amp;&quot;'},&quot;" office:value-type="string" office:string-value="{'kode_kota':'12.22','nama_kota':'Kabupaten Labuhanbatu Selatan'}," calcext:value-type="string">
            <text:p>{'kode_kota':'12.22','nama_kota':'Kabupaten Labuhanbatu Selatan'},</text:p>
          </table:table-cell>
          <table:table-cell/>
        </table:table-row>
        <table:table-row table:style-name="ro1">
          <table:table-cell office:value-type="string" calcext:value-type="string">
            <text:p>12.23</text:p>
          </table:table-cell>
          <table:table-cell office:value-type="string" calcext:value-type="string">
            <text:p>Kabupaten Labuhanbatu Utara</text:p>
          </table:table-cell>
          <table:table-cell table:formula="of:=&quot;{'&quot;&amp;[.$A$1]&amp;&quot;':'&quot;&amp;[.A186]&amp;&quot;','&quot;&amp;[.$B$1]&amp;&quot;':'&quot;&amp;[.B186]&amp;&quot;'},&quot;" office:value-type="string" office:string-value="{'kode_kota':'12.23','nama_kota':'Kabupaten Labuhanbatu Utara'}," calcext:value-type="string">
            <text:p>{'kode_kota':'12.23','nama_kota':'Kabupaten Labuhanbatu Utara'},</text:p>
          </table:table-cell>
          <table:table-cell/>
        </table:table-row>
        <table:table-row table:style-name="ro1">
          <table:table-cell office:value-type="string" calcext:value-type="string">
            <text:p>12.10</text:p>
          </table:table-cell>
          <table:table-cell office:value-type="string" calcext:value-type="string">
            <text:p>Kabupaten Labuhanbatu</text:p>
          </table:table-cell>
          <table:table-cell table:formula="of:=&quot;{'&quot;&amp;[.$A$1]&amp;&quot;':'&quot;&amp;[.A187]&amp;&quot;','&quot;&amp;[.$B$1]&amp;&quot;':'&quot;&amp;[.B187]&amp;&quot;'},&quot;" office:value-type="string" office:string-value="{'kode_kota':'12.10','nama_kota':'Kabupaten Labuhanbatu'}," calcext:value-type="string">
            <text:p>{'kode_kota':'12.10','nama_kota':'Kabupaten Labuhanbatu'},</text:p>
          </table:table-cell>
          <table:table-cell/>
        </table:table-row>
        <table:table-row table:style-name="ro1">
          <table:table-cell office:value-type="string" calcext:value-type="string">
            <text:p>16.04</text:p>
          </table:table-cell>
          <table:table-cell office:value-type="string" calcext:value-type="string">
            <text:p>Kabupaten Lahat</text:p>
          </table:table-cell>
          <table:table-cell table:formula="of:=&quot;{'&quot;&amp;[.$A$1]&amp;&quot;':'&quot;&amp;[.A188]&amp;&quot;','&quot;&amp;[.$B$1]&amp;&quot;':'&quot;&amp;[.B188]&amp;&quot;'},&quot;" office:value-type="string" office:string-value="{'kode_kota':'16.04','nama_kota':'Kabupaten Lahat'}," calcext:value-type="string">
            <text:p>{'kode_kota':'16.04','nama_kota':'Kabupaten Lahat'},</text:p>
          </table:table-cell>
          <table:table-cell/>
        </table:table-row>
        <table:table-row table:style-name="ro1">
          <table:table-cell office:value-type="string" calcext:value-type="string">
            <text:p>62.09</text:p>
          </table:table-cell>
          <table:table-cell office:value-type="string" calcext:value-type="string">
            <text:p>Kabupaten Lamandau</text:p>
          </table:table-cell>
          <table:table-cell table:formula="of:=&quot;{'&quot;&amp;[.$A$1]&amp;&quot;':'&quot;&amp;[.A189]&amp;&quot;','&quot;&amp;[.$B$1]&amp;&quot;':'&quot;&amp;[.B189]&amp;&quot;'},&quot;" office:value-type="string" office:string-value="{'kode_kota':'62.09','nama_kota':'Kabupaten Lamandau'}," calcext:value-type="string">
            <text:p>{'kode_kota':'62.09','nama_kota':'Kabupaten Lamandau'},</text:p>
          </table:table-cell>
          <table:table-cell/>
        </table:table-row>
        <table:table-row table:style-name="ro1">
          <table:table-cell office:value-type="string" calcext:value-type="string">
            <text:p>35.24</text:p>
          </table:table-cell>
          <table:table-cell office:value-type="string" calcext:value-type="string">
            <text:p>Kabupaten Lamongan</text:p>
          </table:table-cell>
          <table:table-cell table:formula="of:=&quot;{'&quot;&amp;[.$A$1]&amp;&quot;':'&quot;&amp;[.A190]&amp;&quot;','&quot;&amp;[.$B$1]&amp;&quot;':'&quot;&amp;[.B190]&amp;&quot;'},&quot;" office:value-type="string" office:string-value="{'kode_kota':'35.24','nama_kota':'Kabupaten Lamongan'}," calcext:value-type="string">
            <text:p>{'kode_kota':'35.24','nama_kota':'Kabupaten Lamongan'},</text:p>
          </table:table-cell>
          <table:table-cell/>
        </table:table-row>
        <table:table-row table:style-name="ro1">
          <table:table-cell office:value-type="string" calcext:value-type="string">
            <text:p>18.04</text:p>
          </table:table-cell>
          <table:table-cell office:value-type="string" calcext:value-type="string">
            <text:p>Kabupaten Lampung Barat</text:p>
          </table:table-cell>
          <table:table-cell table:formula="of:=&quot;{'&quot;&amp;[.$A$1]&amp;&quot;':'&quot;&amp;[.A191]&amp;&quot;','&quot;&amp;[.$B$1]&amp;&quot;':'&quot;&amp;[.B191]&amp;&quot;'},&quot;" office:value-type="string" office:string-value="{'kode_kota':'18.04','nama_kota':'Kabupaten Lampung Barat'}," calcext:value-type="string">
            <text:p>{'kode_kota':'18.04','nama_kota':'Kabupaten Lampung Barat'},</text:p>
          </table:table-cell>
          <table:table-cell/>
        </table:table-row>
        <table:table-row table:style-name="ro1">
          <table:table-cell office:value-type="string" calcext:value-type="string">
            <text:p>18.01</text:p>
          </table:table-cell>
          <table:table-cell office:value-type="string" calcext:value-type="string">
            <text:p>Kabupaten Lampung Selatan</text:p>
          </table:table-cell>
          <table:table-cell table:formula="of:=&quot;{'&quot;&amp;[.$A$1]&amp;&quot;':'&quot;&amp;[.A192]&amp;&quot;','&quot;&amp;[.$B$1]&amp;&quot;':'&quot;&amp;[.B192]&amp;&quot;'},&quot;" office:value-type="string" office:string-value="{'kode_kota':'18.01','nama_kota':'Kabupaten Lampung Selatan'}," calcext:value-type="string">
            <text:p>{'kode_kota':'18.01','nama_kota':'Kabupaten Lampung Selatan'},</text:p>
          </table:table-cell>
          <table:table-cell/>
        </table:table-row>
        <table:table-row table:style-name="ro1">
          <table:table-cell office:value-type="string" calcext:value-type="string">
            <text:p>18.02</text:p>
          </table:table-cell>
          <table:table-cell office:value-type="string" calcext:value-type="string">
            <text:p>Kabupaten Lampung Tengah</text:p>
          </table:table-cell>
          <table:table-cell table:formula="of:=&quot;{'&quot;&amp;[.$A$1]&amp;&quot;':'&quot;&amp;[.A193]&amp;&quot;','&quot;&amp;[.$B$1]&amp;&quot;':'&quot;&amp;[.B193]&amp;&quot;'},&quot;" office:value-type="string" office:string-value="{'kode_kota':'18.02','nama_kota':'Kabupaten Lampung Tengah'}," calcext:value-type="string">
            <text:p>{'kode_kota':'18.02','nama_kota':'Kabupaten Lampung Tengah'},</text:p>
          </table:table-cell>
          <table:table-cell/>
        </table:table-row>
        <table:table-row table:style-name="ro1">
          <table:table-cell office:value-type="string" calcext:value-type="string">
            <text:p>18.07</text:p>
          </table:table-cell>
          <table:table-cell office:value-type="string" calcext:value-type="string">
            <text:p>Kabupaten Lampung Timur</text:p>
          </table:table-cell>
          <table:table-cell table:formula="of:=&quot;{'&quot;&amp;[.$A$1]&amp;&quot;':'&quot;&amp;[.A194]&amp;&quot;','&quot;&amp;[.$B$1]&amp;&quot;':'&quot;&amp;[.B194]&amp;&quot;'},&quot;" office:value-type="string" office:string-value="{'kode_kota':'18.07','nama_kota':'Kabupaten Lampung Timur'}," calcext:value-type="string">
            <text:p>{'kode_kota':'18.07','nama_kota':'Kabupaten Lampung Timur'},</text:p>
          </table:table-cell>
          <table:table-cell/>
        </table:table-row>
        <table:table-row table:style-name="ro1">
          <table:table-cell office:value-type="string" calcext:value-type="string">
            <text:p>18.03</text:p>
          </table:table-cell>
          <table:table-cell office:value-type="string" calcext:value-type="string">
            <text:p>Kabupaten Lampung Utara</text:p>
          </table:table-cell>
          <table:table-cell table:formula="of:=&quot;{'&quot;&amp;[.$A$1]&amp;&quot;':'&quot;&amp;[.A195]&amp;&quot;','&quot;&amp;[.$B$1]&amp;&quot;':'&quot;&amp;[.B195]&amp;&quot;'},&quot;" office:value-type="string" office:string-value="{'kode_kota':'18.03','nama_kota':'Kabupaten Lampung Utara'}," calcext:value-type="string">
            <text:p>{'kode_kota':'18.03','nama_kota':'Kabupaten Lampung Utara'},</text:p>
          </table:table-cell>
          <table:table-cell/>
        </table:table-row>
        <table:table-row table:style-name="ro1">
          <table:table-cell office:value-type="string" calcext:value-type="string">
            <text:p>61.08</text:p>
          </table:table-cell>
          <table:table-cell office:value-type="string" calcext:value-type="string">
            <text:p>Kabupaten Landak</text:p>
          </table:table-cell>
          <table:table-cell table:formula="of:=&quot;{'&quot;&amp;[.$A$1]&amp;&quot;':'&quot;&amp;[.A196]&amp;&quot;','&quot;&amp;[.$B$1]&amp;&quot;':'&quot;&amp;[.B196]&amp;&quot;'},&quot;" office:value-type="string" office:string-value="{'kode_kota':'61.08','nama_kota':'Kabupaten Landak'}," calcext:value-type="string">
            <text:p>{'kode_kota':'61.08','nama_kota':'Kabupaten Landak'},</text:p>
          </table:table-cell>
          <table:table-cell/>
        </table:table-row>
        <table:table-row table:style-name="ro1">
          <table:table-cell office:value-type="string" calcext:value-type="string">
            <text:p>12.05</text:p>
          </table:table-cell>
          <table:table-cell office:value-type="string" calcext:value-type="string">
            <text:p>Kabupaten Langkat</text:p>
          </table:table-cell>
          <table:table-cell table:formula="of:=&quot;{'&quot;&amp;[.$A$1]&amp;&quot;':'&quot;&amp;[.A197]&amp;&quot;','&quot;&amp;[.$B$1]&amp;&quot;':'&quot;&amp;[.B197]&amp;&quot;'},&quot;" office:value-type="string" office:string-value="{'kode_kota':'12.05','nama_kota':'Kabupaten Langkat'}," calcext:value-type="string">
            <text:p>{'kode_kota':'12.05','nama_kota':'Kabupaten Langkat'},</text:p>
          </table:table-cell>
          <table:table-cell/>
        </table:table-row>
        <table:table-row table:style-name="ro1">
          <table:table-cell office:value-type="string" calcext:value-type="string">
            <text:p>91.23</text:p>
          </table:table-cell>
          <table:table-cell office:value-type="string" calcext:value-type="string">
            <text:p>Kabupaten Lanny Jaya</text:p>
          </table:table-cell>
          <table:table-cell table:formula="of:=&quot;{'&quot;&amp;[.$A$1]&amp;&quot;':'&quot;&amp;[.A198]&amp;&quot;','&quot;&amp;[.$B$1]&amp;&quot;':'&quot;&amp;[.B198]&amp;&quot;'},&quot;" office:value-type="string" office:string-value="{'kode_kota':'91.23','nama_kota':'Kabupaten Lanny Jaya'}," calcext:value-type="string">
            <text:p>{'kode_kota':'91.23','nama_kota':'Kabupaten Lanny Jaya'},</text:p>
          </table:table-cell>
          <table:table-cell/>
        </table:table-row>
        <table:table-row table:style-name="ro1">
          <table:table-cell office:value-type="string" calcext:value-type="string">
            <text:p>36.02</text:p>
          </table:table-cell>
          <table:table-cell office:value-type="string" calcext:value-type="string">
            <text:p>Kabupaten Lebak</text:p>
          </table:table-cell>
          <table:table-cell table:formula="of:=&quot;{'&quot;&amp;[.$A$1]&amp;&quot;':'&quot;&amp;[.A199]&amp;&quot;','&quot;&amp;[.$B$1]&amp;&quot;':'&quot;&amp;[.B199]&amp;&quot;'},&quot;" office:value-type="string" office:string-value="{'kode_kota':'36.02','nama_kota':'Kabupaten Lebak'}," calcext:value-type="string">
            <text:p>{'kode_kota':'36.02','nama_kota':'Kabupaten Lebak'},</text:p>
          </table:table-cell>
          <table:table-cell/>
        </table:table-row>
        <table:table-row table:style-name="ro1">
          <table:table-cell office:value-type="string" calcext:value-type="string">
            <text:p>17.07</text:p>
          </table:table-cell>
          <table:table-cell office:value-type="string" calcext:value-type="string">
            <text:p>Kabupaten Lebong</text:p>
          </table:table-cell>
          <table:table-cell table:formula="of:=&quot;{'&quot;&amp;[.$A$1]&amp;&quot;':'&quot;&amp;[.A200]&amp;&quot;','&quot;&amp;[.$B$1]&amp;&quot;':'&quot;&amp;[.B200]&amp;&quot;'},&quot;" office:value-type="string" office:string-value="{'kode_kota':'17.07','nama_kota':'Kabupaten Lebong'}," calcext:value-type="string">
            <text:p>{'kode_kota':'17.07','nama_kota':'Kabupaten Lebong'},</text:p>
          </table:table-cell>
          <table:table-cell/>
        </table:table-row>
        <table:table-row table:style-name="ro1">
          <table:table-cell office:value-type="string" calcext:value-type="string">
            <text:p>53.13</text:p>
          </table:table-cell>
          <table:table-cell office:value-type="string" calcext:value-type="string">
            <text:p>Kabupaten Lembata</text:p>
          </table:table-cell>
          <table:table-cell table:formula="of:=&quot;{'&quot;&amp;[.$A$1]&amp;&quot;':'&quot;&amp;[.A201]&amp;&quot;','&quot;&amp;[.$B$1]&amp;&quot;':'&quot;&amp;[.B201]&amp;&quot;'},&quot;" office:value-type="string" office:string-value="{'kode_kota':'53.13','nama_kota':'Kabupaten Lembata'}," calcext:value-type="string">
            <text:p>{'kode_kota':'53.13','nama_kota':'Kabupaten Lembata'},</text:p>
          </table:table-cell>
          <table:table-cell/>
        </table:table-row>
        <table:table-row table:style-name="ro1">
          <table:table-cell office:value-type="string" calcext:value-type="string">
            <text:p>13.07</text:p>
          </table:table-cell>
          <table:table-cell office:value-type="string" calcext:value-type="string">
            <text:p>Kabupaten Lima Puluh Kota</text:p>
          </table:table-cell>
          <table:table-cell table:formula="of:=&quot;{'&quot;&amp;[.$A$1]&amp;&quot;':'&quot;&amp;[.A202]&amp;&quot;','&quot;&amp;[.$B$1]&amp;&quot;':'&quot;&amp;[.B202]&amp;&quot;'},&quot;" office:value-type="string" office:string-value="{'kode_kota':'13.07','nama_kota':'Kabupaten Lima Puluh Kota'}," calcext:value-type="string">
            <text:p>{'kode_kota':'13.07','nama_kota':'Kabupaten Lima Puluh Kota'},</text:p>
          </table:table-cell>
          <table:table-cell/>
        </table:table-row>
        <table:table-row table:style-name="ro1">
          <table:table-cell office:value-type="string" calcext:value-type="string">
            <text:p>21.04</text:p>
          </table:table-cell>
          <table:table-cell office:value-type="string" calcext:value-type="string">
            <text:p>Kabupaten Lingga</text:p>
          </table:table-cell>
          <table:table-cell table:formula="of:=&quot;{'&quot;&amp;[.$A$1]&amp;&quot;':'&quot;&amp;[.A203]&amp;&quot;','&quot;&amp;[.$B$1]&amp;&quot;':'&quot;&amp;[.B203]&amp;&quot;'},&quot;" office:value-type="string" office:string-value="{'kode_kota':'21.04','nama_kota':'Kabupaten Lingga'}," calcext:value-type="string">
            <text:p>{'kode_kota':'21.04','nama_kota':'Kabupaten Lingga'},</text:p>
          </table:table-cell>
          <table:table-cell/>
        </table:table-row>
        <table:table-row table:style-name="ro1">
          <table:table-cell office:value-type="string" calcext:value-type="string">
            <text:p>52.01</text:p>
          </table:table-cell>
          <table:table-cell office:value-type="string" calcext:value-type="string">
            <text:p>Kabupaten Lombok Barat</text:p>
          </table:table-cell>
          <table:table-cell table:formula="of:=&quot;{'&quot;&amp;[.$A$1]&amp;&quot;':'&quot;&amp;[.A204]&amp;&quot;','&quot;&amp;[.$B$1]&amp;&quot;':'&quot;&amp;[.B204]&amp;&quot;'},&quot;" office:value-type="string" office:string-value="{'kode_kota':'52.01','nama_kota':'Kabupaten Lombok Barat'}," calcext:value-type="string">
            <text:p>{'kode_kota':'52.01','nama_kota':'Kabupaten Lombok Barat'},</text:p>
          </table:table-cell>
          <table:table-cell/>
        </table:table-row>
        <table:table-row table:style-name="ro1">
          <table:table-cell office:value-type="string" calcext:value-type="string">
            <text:p>52.02</text:p>
          </table:table-cell>
          <table:table-cell office:value-type="string" calcext:value-type="string">
            <text:p>Kabupaten Lombok Tengah</text:p>
          </table:table-cell>
          <table:table-cell table:formula="of:=&quot;{'&quot;&amp;[.$A$1]&amp;&quot;':'&quot;&amp;[.A205]&amp;&quot;','&quot;&amp;[.$B$1]&amp;&quot;':'&quot;&amp;[.B205]&amp;&quot;'},&quot;" office:value-type="string" office:string-value="{'kode_kota':'52.02','nama_kota':'Kabupaten Lombok Tengah'}," calcext:value-type="string">
            <text:p>{'kode_kota':'52.02','nama_kota':'Kabupaten Lombok Tengah'},</text:p>
          </table:table-cell>
          <table:table-cell/>
        </table:table-row>
        <table:table-row table:style-name="ro1">
          <table:table-cell office:value-type="string" calcext:value-type="string">
            <text:p>52.03</text:p>
          </table:table-cell>
          <table:table-cell office:value-type="string" calcext:value-type="string">
            <text:p>Kabupaten Lombok Timur</text:p>
          </table:table-cell>
          <table:table-cell table:formula="of:=&quot;{'&quot;&amp;[.$A$1]&amp;&quot;':'&quot;&amp;[.A206]&amp;&quot;','&quot;&amp;[.$B$1]&amp;&quot;':'&quot;&amp;[.B206]&amp;&quot;'},&quot;" office:value-type="string" office:string-value="{'kode_kota':'52.03','nama_kota':'Kabupaten Lombok Timur'}," calcext:value-type="string">
            <text:p>{'kode_kota':'52.03','nama_kota':'Kabupaten Lombok Timur'},</text:p>
          </table:table-cell>
          <table:table-cell/>
        </table:table-row>
        <table:table-row table:style-name="ro1">
          <table:table-cell office:value-type="string" calcext:value-type="string">
            <text:p>52.08</text:p>
          </table:table-cell>
          <table:table-cell office:value-type="string" calcext:value-type="string">
            <text:p>Kabupaten Lombok Utara</text:p>
          </table:table-cell>
          <table:table-cell table:formula="of:=&quot;{'&quot;&amp;[.$A$1]&amp;&quot;':'&quot;&amp;[.A207]&amp;&quot;','&quot;&amp;[.$B$1]&amp;&quot;':'&quot;&amp;[.B207]&amp;&quot;'},&quot;" office:value-type="string" office:string-value="{'kode_kota':'52.08','nama_kota':'Kabupaten Lombok Utara'}," calcext:value-type="string">
            <text:p>{'kode_kota':'52.08','nama_kota':'Kabupaten Lombok Utara'},</text:p>
          </table:table-cell>
          <table:table-cell/>
        </table:table-row>
        <table:table-row table:style-name="ro1">
          <table:table-cell office:value-type="string" calcext:value-type="string">
            <text:p>35.08</text:p>
          </table:table-cell>
          <table:table-cell office:value-type="string" calcext:value-type="string">
            <text:p>Kabupaten Lumajang</text:p>
          </table:table-cell>
          <table:table-cell table:formula="of:=&quot;{'&quot;&amp;[.$A$1]&amp;&quot;':'&quot;&amp;[.A208]&amp;&quot;','&quot;&amp;[.$B$1]&amp;&quot;':'&quot;&amp;[.B208]&amp;&quot;'},&quot;" office:value-type="string" office:string-value="{'kode_kota':'35.08','nama_kota':'Kabupaten Lumajang'}," calcext:value-type="string">
            <text:p>{'kode_kota':'35.08','nama_kota':'Kabupaten Lumajang'},</text:p>
          </table:table-cell>
          <table:table-cell/>
        </table:table-row>
        <table:table-row table:style-name="ro1">
          <table:table-cell office:value-type="string" calcext:value-type="string">
            <text:p>73.17</text:p>
          </table:table-cell>
          <table:table-cell office:value-type="string" calcext:value-type="string">
            <text:p>Kabupaten Luwu</text:p>
          </table:table-cell>
          <table:table-cell table:formula="of:=&quot;{'&quot;&amp;[.$A$1]&amp;&quot;':'&quot;&amp;[.A209]&amp;&quot;','&quot;&amp;[.$B$1]&amp;&quot;':'&quot;&amp;[.B209]&amp;&quot;'},&quot;" office:value-type="string" office:string-value="{'kode_kota':'73.17','nama_kota':'Kabupaten Luwu'}," calcext:value-type="string">
            <text:p>{'kode_kota':'73.17','nama_kota':'Kabupaten Luwu'},</text:p>
          </table:table-cell>
          <table:table-cell/>
        </table:table-row>
        <table:table-row table:style-name="ro1">
          <table:table-cell office:value-type="string" calcext:value-type="string">
            <text:p>73.24</text:p>
          </table:table-cell>
          <table:table-cell office:value-type="string" calcext:value-type="string">
            <text:p>Kabupaten Luwu Timur</text:p>
          </table:table-cell>
          <table:table-cell table:formula="of:=&quot;{'&quot;&amp;[.$A$1]&amp;&quot;':'&quot;&amp;[.A210]&amp;&quot;','&quot;&amp;[.$B$1]&amp;&quot;':'&quot;&amp;[.B210]&amp;&quot;'},&quot;" office:value-type="string" office:string-value="{'kode_kota':'73.24','nama_kota':'Kabupaten Luwu Timur'}," calcext:value-type="string">
            <text:p>{'kode_kota':'73.24','nama_kota':'Kabupaten Luwu Timur'},</text:p>
          </table:table-cell>
          <table:table-cell/>
        </table:table-row>
        <table:table-row table:style-name="ro1">
          <table:table-cell office:value-type="string" calcext:value-type="string">
            <text:p>73.22</text:p>
          </table:table-cell>
          <table:table-cell office:value-type="string" calcext:value-type="string">
            <text:p>Kabupaten Luwu Utara</text:p>
          </table:table-cell>
          <table:table-cell table:formula="of:=&quot;{'&quot;&amp;[.$A$1]&amp;&quot;':'&quot;&amp;[.A211]&amp;&quot;','&quot;&amp;[.$B$1]&amp;&quot;':'&quot;&amp;[.B211]&amp;&quot;'},&quot;" office:value-type="string" office:string-value="{'kode_kota':'73.22','nama_kota':'Kabupaten Luwu Utara'}," calcext:value-type="string">
            <text:p>{'kode_kota':'73.22','nama_kota':'Kabupaten Luwu Utara'},</text:p>
          </table:table-cell>
          <table:table-cell/>
        </table:table-row>
        <table:table-row table:style-name="ro1">
          <table:table-cell office:value-type="string" calcext:value-type="string">
            <text:p>35.19</text:p>
          </table:table-cell>
          <table:table-cell office:value-type="string" calcext:value-type="string">
            <text:p>Kabupaten Madiun</text:p>
          </table:table-cell>
          <table:table-cell table:formula="of:=&quot;{'&quot;&amp;[.$A$1]&amp;&quot;':'&quot;&amp;[.A212]&amp;&quot;','&quot;&amp;[.$B$1]&amp;&quot;':'&quot;&amp;[.B212]&amp;&quot;'},&quot;" office:value-type="string" office:string-value="{'kode_kota':'35.19','nama_kota':'Kabupaten Madiun'}," calcext:value-type="string">
            <text:p>{'kode_kota':'35.19','nama_kota':'Kabupaten Madiun'},</text:p>
          </table:table-cell>
          <table:table-cell/>
        </table:table-row>
        <table:table-row table:style-name="ro1">
          <table:table-cell office:value-type="string" calcext:value-type="string">
            <text:p>33.08</text:p>
          </table:table-cell>
          <table:table-cell office:value-type="string" calcext:value-type="string">
            <text:p>Kabupaten Magelang</text:p>
          </table:table-cell>
          <table:table-cell table:formula="of:=&quot;{'&quot;&amp;[.$A$1]&amp;&quot;':'&quot;&amp;[.A213]&amp;&quot;','&quot;&amp;[.$B$1]&amp;&quot;':'&quot;&amp;[.B213]&amp;&quot;'},&quot;" office:value-type="string" office:string-value="{'kode_kota':'33.08','nama_kota':'Kabupaten Magelang'}," calcext:value-type="string">
            <text:p>{'kode_kota':'33.08','nama_kota':'Kabupaten Magelang'},</text:p>
          </table:table-cell>
          <table:table-cell/>
        </table:table-row>
        <table:table-row table:style-name="ro1">
          <table:table-cell office:value-type="string" calcext:value-type="string">
            <text:p>35.20</text:p>
          </table:table-cell>
          <table:table-cell office:value-type="string" calcext:value-type="string">
            <text:p>Kabupaten Magetan</text:p>
          </table:table-cell>
          <table:table-cell table:formula="of:=&quot;{'&quot;&amp;[.$A$1]&amp;&quot;':'&quot;&amp;[.A214]&amp;&quot;','&quot;&amp;[.$B$1]&amp;&quot;':'&quot;&amp;[.B214]&amp;&quot;'},&quot;" office:value-type="string" office:string-value="{'kode_kota':'35.20','nama_kota':'Kabupaten Magetan'}," calcext:value-type="string">
            <text:p>{'kode_kota':'35.20','nama_kota':'Kabupaten Magetan'},</text:p>
          </table:table-cell>
          <table:table-cell/>
        </table:table-row>
        <table:table-row table:style-name="ro1">
          <table:table-cell office:value-type="string" calcext:value-type="string">
            <text:p>64.11</text:p>
          </table:table-cell>
          <table:table-cell office:value-type="string" calcext:value-type="string">
            <text:p>Kabupaten Mahakam Ulu</text:p>
          </table:table-cell>
          <table:table-cell table:formula="of:=&quot;{'&quot;&amp;[.$A$1]&amp;&quot;':'&quot;&amp;[.A215]&amp;&quot;','&quot;&amp;[.$B$1]&amp;&quot;':'&quot;&amp;[.B215]&amp;&quot;'},&quot;" office:value-type="string" office:string-value="{'kode_kota':'64.11','nama_kota':'Kabupaten Mahakam Ulu'}," calcext:value-type="string">
            <text:p>{'kode_kota':'64.11','nama_kota':'Kabupaten Mahakam Ulu'},</text:p>
          </table:table-cell>
          <table:table-cell/>
        </table:table-row>
        <table:table-row table:style-name="ro1">
          <table:table-cell office:value-type="string" calcext:value-type="string">
            <text:p>32.10</text:p>
          </table:table-cell>
          <table:table-cell office:value-type="string" calcext:value-type="string">
            <text:p>Kabupaten Majalengka</text:p>
          </table:table-cell>
          <table:table-cell table:formula="of:=&quot;{'&quot;&amp;[.$A$1]&amp;&quot;':'&quot;&amp;[.A216]&amp;&quot;','&quot;&amp;[.$B$1]&amp;&quot;':'&quot;&amp;[.B216]&amp;&quot;'},&quot;" office:value-type="string" office:string-value="{'kode_kota':'32.10','nama_kota':'Kabupaten Majalengka'}," calcext:value-type="string">
            <text:p>{'kode_kota':'32.10','nama_kota':'Kabupaten Majalengka'},</text:p>
          </table:table-cell>
          <table:table-cell/>
        </table:table-row>
        <table:table-row table:style-name="ro1">
          <table:table-cell office:value-type="string" calcext:value-type="string">
            <text:p>76.05</text:p>
          </table:table-cell>
          <table:table-cell office:value-type="string" calcext:value-type="string">
            <text:p>Kabupaten Majene</text:p>
          </table:table-cell>
          <table:table-cell table:formula="of:=&quot;{'&quot;&amp;[.$A$1]&amp;&quot;':'&quot;&amp;[.A217]&amp;&quot;','&quot;&amp;[.$B$1]&amp;&quot;':'&quot;&amp;[.B217]&amp;&quot;'},&quot;" office:value-type="string" office:string-value="{'kode_kota':'76.05','nama_kota':'Kabupaten Majene'}," calcext:value-type="string">
            <text:p>{'kode_kota':'76.05','nama_kota':'Kabupaten Majene'},</text:p>
          </table:table-cell>
          <table:table-cell/>
        </table:table-row>
        <table:table-row table:style-name="ro1">
          <table:table-cell office:value-type="string" calcext:value-type="string">
            <text:p>53.21</text:p>
          </table:table-cell>
          <table:table-cell office:value-type="string" calcext:value-type="string">
            <text:p>Kabupaten Malaka</text:p>
          </table:table-cell>
          <table:table-cell table:formula="of:=&quot;{'&quot;&amp;[.$A$1]&amp;&quot;':'&quot;&amp;[.A218]&amp;&quot;','&quot;&amp;[.$B$1]&amp;&quot;':'&quot;&amp;[.B218]&amp;&quot;'},&quot;" office:value-type="string" office:string-value="{'kode_kota':'53.21','nama_kota':'Kabupaten Malaka'}," calcext:value-type="string">
            <text:p>{'kode_kota':'53.21','nama_kota':'Kabupaten Malaka'},</text:p>
          </table:table-cell>
          <table:table-cell/>
        </table:table-row>
        <table:table-row table:style-name="ro1">
          <table:table-cell office:value-type="string" calcext:value-type="string">
            <text:p>35.07</text:p>
          </table:table-cell>
          <table:table-cell office:value-type="string" calcext:value-type="string">
            <text:p>Kabupaten Malang</text:p>
          </table:table-cell>
          <table:table-cell table:formula="of:=&quot;{'&quot;&amp;[.$A$1]&amp;&quot;':'&quot;&amp;[.A219]&amp;&quot;','&quot;&amp;[.$B$1]&amp;&quot;':'&quot;&amp;[.B219]&amp;&quot;'},&quot;" office:value-type="string" office:string-value="{'kode_kota':'35.07','nama_kota':'Kabupaten Malang'}," calcext:value-type="string">
            <text:p>{'kode_kota':'35.07','nama_kota':'Kabupaten Malang'},</text:p>
          </table:table-cell>
          <table:table-cell/>
        </table:table-row>
        <table:table-row table:style-name="ro1">
          <table:table-cell office:value-type="string" calcext:value-type="string">
            <text:p>65.02</text:p>
          </table:table-cell>
          <table:table-cell office:value-type="string" calcext:value-type="string">
            <text:p>Kabupaten Malinau</text:p>
          </table:table-cell>
          <table:table-cell table:formula="of:=&quot;{'&quot;&amp;[.$A$1]&amp;&quot;':'&quot;&amp;[.A220]&amp;&quot;','&quot;&amp;[.$B$1]&amp;&quot;':'&quot;&amp;[.B220]&amp;&quot;'},&quot;" office:value-type="string" office:string-value="{'kode_kota':'65.02','nama_kota':'Kabupaten Malinau'}," calcext:value-type="string">
            <text:p>{'kode_kota':'65.02','nama_kota':'Kabupaten Malinau'},</text:p>
          </table:table-cell>
          <table:table-cell/>
        </table:table-row>
        <table:table-row table:style-name="ro1">
          <table:table-cell office:value-type="string" calcext:value-type="string">
            <text:p>81.08</text:p>
          </table:table-cell>
          <table:table-cell office:value-type="string" calcext:value-type="string">
            <text:p>Kabupaten Maluku Barat Daya</text:p>
          </table:table-cell>
          <table:table-cell table:formula="of:=&quot;{'&quot;&amp;[.$A$1]&amp;&quot;':'&quot;&amp;[.A221]&amp;&quot;','&quot;&amp;[.$B$1]&amp;&quot;':'&quot;&amp;[.B221]&amp;&quot;'},&quot;" office:value-type="string" office:string-value="{'kode_kota':'81.08','nama_kota':'Kabupaten Maluku Barat Daya'}," calcext:value-type="string">
            <text:p>{'kode_kota':'81.08','nama_kota':'Kabupaten Maluku Barat Daya'},</text:p>
          </table:table-cell>
          <table:table-cell/>
        </table:table-row>
        <table:table-row table:style-name="ro1">
          <table:table-cell office:value-type="string" calcext:value-type="string">
            <text:p>81.01</text:p>
          </table:table-cell>
          <table:table-cell office:value-type="string" calcext:value-type="string">
            <text:p>Kabupaten Maluku Tengah</text:p>
          </table:table-cell>
          <table:table-cell table:formula="of:=&quot;{'&quot;&amp;[.$A$1]&amp;&quot;':'&quot;&amp;[.A222]&amp;&quot;','&quot;&amp;[.$B$1]&amp;&quot;':'&quot;&amp;[.B222]&amp;&quot;'},&quot;" office:value-type="string" office:string-value="{'kode_kota':'81.01','nama_kota':'Kabupaten Maluku Tengah'}," calcext:value-type="string">
            <text:p>{'kode_kota':'81.01','nama_kota':'Kabupaten Maluku Tengah'},</text:p>
          </table:table-cell>
          <table:table-cell/>
        </table:table-row>
        <table:table-row table:style-name="ro1">
          <table:table-cell office:value-type="string" calcext:value-type="string">
            <text:p>81.03</text:p>
          </table:table-cell>
          <table:table-cell office:value-type="string" calcext:value-type="string">
            <text:p>Kabupaten Maluku Tenggara Barat</text:p>
          </table:table-cell>
          <table:table-cell table:formula="of:=&quot;{'&quot;&amp;[.$A$1]&amp;&quot;':'&quot;&amp;[.A223]&amp;&quot;','&quot;&amp;[.$B$1]&amp;&quot;':'&quot;&amp;[.B223]&amp;&quot;'},&quot;" office:value-type="string" office:string-value="{'kode_kota':'81.03','nama_kota':'Kabupaten Maluku Tenggara Barat'}," calcext:value-type="string">
            <text:p>{'kode_kota':'81.03','nama_kota':'Kabupaten Maluku Tenggara Barat'},</text:p>
          </table:table-cell>
          <table:table-cell/>
        </table:table-row>
        <table:table-row table:style-name="ro1">
          <table:table-cell office:value-type="string" calcext:value-type="string">
            <text:p>81.02</text:p>
          </table:table-cell>
          <table:table-cell office:value-type="string" calcext:value-type="string">
            <text:p>Kabupaten Maluku Tenggara</text:p>
          </table:table-cell>
          <table:table-cell table:formula="of:=&quot;{'&quot;&amp;[.$A$1]&amp;&quot;':'&quot;&amp;[.A224]&amp;&quot;','&quot;&amp;[.$B$1]&amp;&quot;':'&quot;&amp;[.B224]&amp;&quot;'},&quot;" office:value-type="string" office:string-value="{'kode_kota':'81.02','nama_kota':'Kabupaten Maluku Tenggara'}," calcext:value-type="string">
            <text:p>{'kode_kota':'81.02','nama_kota':'Kabupaten Maluku Tenggara'},</text:p>
          </table:table-cell>
          <table:table-cell/>
        </table:table-row>
        <table:table-row table:style-name="ro1">
          <table:table-cell office:value-type="string" calcext:value-type="string">
            <text:p>76.03</text:p>
          </table:table-cell>
          <table:table-cell office:value-type="string" calcext:value-type="string">
            <text:p>Kabupaten Mamasa</text:p>
          </table:table-cell>
          <table:table-cell table:formula="of:=&quot;{'&quot;&amp;[.$A$1]&amp;&quot;':'&quot;&amp;[.A225]&amp;&quot;','&quot;&amp;[.$B$1]&amp;&quot;':'&quot;&amp;[.B225]&amp;&quot;'},&quot;" office:value-type="string" office:string-value="{'kode_kota':'76.03','nama_kota':'Kabupaten Mamasa'}," calcext:value-type="string">
            <text:p>{'kode_kota':'76.03','nama_kota':'Kabupaten Mamasa'},</text:p>
          </table:table-cell>
          <table:table-cell/>
        </table:table-row>
        <table:table-row table:style-name="ro1">
          <table:table-cell office:value-type="string" calcext:value-type="string">
            <text:p>91.20</text:p>
          </table:table-cell>
          <table:table-cell office:value-type="string" calcext:value-type="string">
            <text:p>Kabupaten Mamberamo Raya</text:p>
          </table:table-cell>
          <table:table-cell table:formula="of:=&quot;{'&quot;&amp;[.$A$1]&amp;&quot;':'&quot;&amp;[.A226]&amp;&quot;','&quot;&amp;[.$B$1]&amp;&quot;':'&quot;&amp;[.B226]&amp;&quot;'},&quot;" office:value-type="string" office:string-value="{'kode_kota':'91.20','nama_kota':'Kabupaten Mamberamo Raya'}," calcext:value-type="string">
            <text:p>{'kode_kota':'91.20','nama_kota':'Kabupaten Mamberamo Raya'},</text:p>
          </table:table-cell>
          <table:table-cell/>
        </table:table-row>
        <table:table-row table:style-name="ro1">
          <table:table-cell office:value-type="string" calcext:value-type="string">
            <text:p>91.21</text:p>
          </table:table-cell>
          <table:table-cell office:value-type="string" calcext:value-type="string">
            <text:p>Kabupaten Mamberamo Tengah</text:p>
          </table:table-cell>
          <table:table-cell table:formula="of:=&quot;{'&quot;&amp;[.$A$1]&amp;&quot;':'&quot;&amp;[.A227]&amp;&quot;','&quot;&amp;[.$B$1]&amp;&quot;':'&quot;&amp;[.B227]&amp;&quot;'},&quot;" office:value-type="string" office:string-value="{'kode_kota':'91.21','nama_kota':'Kabupaten Mamberamo Tengah'}," calcext:value-type="string">
            <text:p>{'kode_kota':'91.21','nama_kota':'Kabupaten Mamberamo Tengah'},</text:p>
          </table:table-cell>
          <table:table-cell/>
        </table:table-row>
        <table:table-row table:style-name="ro1">
          <table:table-cell office:value-type="string" calcext:value-type="string">
            <text:p>76.02</text:p>
          </table:table-cell>
          <table:table-cell office:value-type="string" calcext:value-type="string">
            <text:p>Kabupaten Mamuju</text:p>
          </table:table-cell>
          <table:table-cell table:formula="of:=&quot;{'&quot;&amp;[.$A$1]&amp;&quot;':'&quot;&amp;[.A228]&amp;&quot;','&quot;&amp;[.$B$1]&amp;&quot;':'&quot;&amp;[.B228]&amp;&quot;'},&quot;" office:value-type="string" office:string-value="{'kode_kota':'76.02','nama_kota':'Kabupaten Mamuju'}," calcext:value-type="string">
            <text:p>{'kode_kota':'76.02','nama_kota':'Kabupaten Mamuju'},</text:p>
          </table:table-cell>
          <table:table-cell/>
        </table:table-row>
        <table:table-row table:style-name="ro1">
          <table:table-cell office:value-type="string" calcext:value-type="string">
            <text:p>76.06</text:p>
          </table:table-cell>
          <table:table-cell office:value-type="string" calcext:value-type="string">
            <text:p>Kabupaten Mamuju Tengah</text:p>
          </table:table-cell>
          <table:table-cell table:formula="of:=&quot;{'&quot;&amp;[.$A$1]&amp;&quot;':'&quot;&amp;[.A229]&amp;&quot;','&quot;&amp;[.$B$1]&amp;&quot;':'&quot;&amp;[.B229]&amp;&quot;'},&quot;" office:value-type="string" office:string-value="{'kode_kota':'76.06','nama_kota':'Kabupaten Mamuju Tengah'}," calcext:value-type="string">
            <text:p>{'kode_kota':'76.06','nama_kota':'Kabupaten Mamuju Tengah'},</text:p>
          </table:table-cell>
          <table:table-cell/>
        </table:table-row>
        <table:table-row table:style-name="ro1">
          <table:table-cell office:value-type="string" calcext:value-type="string">
            <text:p>76.01</text:p>
          </table:table-cell>
          <table:table-cell office:value-type="string" calcext:value-type="string">
            <text:p>Kabupaten Mamuju Utara</text:p>
          </table:table-cell>
          <table:table-cell table:formula="of:=&quot;{'&quot;&amp;[.$A$1]&amp;&quot;':'&quot;&amp;[.A230]&amp;&quot;','&quot;&amp;[.$B$1]&amp;&quot;':'&quot;&amp;[.B230]&amp;&quot;'},&quot;" office:value-type="string" office:string-value="{'kode_kota':'76.01','nama_kota':'Kabupaten Mamuju Utara'}," calcext:value-type="string">
            <text:p>{'kode_kota':'76.01','nama_kota':'Kabupaten Mamuju Utara'},</text:p>
          </table:table-cell>
          <table:table-cell/>
        </table:table-row>
        <table:table-row table:style-name="ro1">
          <table:table-cell office:value-type="string" calcext:value-type="string">
            <text:p>12.13</text:p>
          </table:table-cell>
          <table:table-cell office:value-type="string" calcext:value-type="string">
            <text:p>Kabupaten Mandailing Natal</text:p>
          </table:table-cell>
          <table:table-cell table:formula="of:=&quot;{'&quot;&amp;[.$A$1]&amp;&quot;':'&quot;&amp;[.A231]&amp;&quot;','&quot;&amp;[.$B$1]&amp;&quot;':'&quot;&amp;[.B231]&amp;&quot;'},&quot;" office:value-type="string" office:string-value="{'kode_kota':'12.13','nama_kota':'Kabupaten Mandailing Natal'}," calcext:value-type="string">
            <text:p>{'kode_kota':'12.13','nama_kota':'Kabupaten Mandailing Natal'},</text:p>
          </table:table-cell>
          <table:table-cell/>
        </table:table-row>
        <table:table-row table:style-name="ro1">
          <table:table-cell office:value-type="string" calcext:value-type="string">
            <text:p>53.15</text:p>
          </table:table-cell>
          <table:table-cell office:value-type="string" calcext:value-type="string">
            <text:p>Kabupaten Manggarai Barat</text:p>
          </table:table-cell>
          <table:table-cell table:formula="of:=&quot;{'&quot;&amp;[.$A$1]&amp;&quot;':'&quot;&amp;[.A232]&amp;&quot;','&quot;&amp;[.$B$1]&amp;&quot;':'&quot;&amp;[.B232]&amp;&quot;'},&quot;" office:value-type="string" office:string-value="{'kode_kota':'53.15','nama_kota':'Kabupaten Manggarai Barat'}," calcext:value-type="string">
            <text:p>{'kode_kota':'53.15','nama_kota':'Kabupaten Manggarai Barat'},</text:p>
          </table:table-cell>
          <table:table-cell/>
        </table:table-row>
        <table:table-row table:style-name="ro1">
          <table:table-cell office:value-type="string" calcext:value-type="string">
            <text:p>53.19</text:p>
          </table:table-cell>
          <table:table-cell office:value-type="string" calcext:value-type="string">
            <text:p>Kabupaten Manggarai Timur</text:p>
          </table:table-cell>
          <table:table-cell table:formula="of:=&quot;{'&quot;&amp;[.$A$1]&amp;&quot;':'&quot;&amp;[.A233]&amp;&quot;','&quot;&amp;[.$B$1]&amp;&quot;':'&quot;&amp;[.B233]&amp;&quot;'},&quot;" office:value-type="string" office:string-value="{'kode_kota':'53.19','nama_kota':'Kabupaten Manggarai Timur'}," calcext:value-type="string">
            <text:p>{'kode_kota':'53.19','nama_kota':'Kabupaten Manggarai Timur'},</text:p>
          </table:table-cell>
          <table:table-cell/>
        </table:table-row>
        <table:table-row table:style-name="ro1">
          <table:table-cell office:value-type="string" calcext:value-type="string">
            <text:p>53.10</text:p>
          </table:table-cell>
          <table:table-cell office:value-type="string" calcext:value-type="string">
            <text:p>Kabupaten Manggarai</text:p>
          </table:table-cell>
          <table:table-cell table:formula="of:=&quot;{'&quot;&amp;[.$A$1]&amp;&quot;':'&quot;&amp;[.A234]&amp;&quot;','&quot;&amp;[.$B$1]&amp;&quot;':'&quot;&amp;[.B234]&amp;&quot;'},&quot;" office:value-type="string" office:string-value="{'kode_kota':'53.10','nama_kota':'Kabupaten Manggarai'}," calcext:value-type="string">
            <text:p>{'kode_kota':'53.10','nama_kota':'Kabupaten Manggarai'},</text:p>
          </table:table-cell>
          <table:table-cell/>
        </table:table-row>
        <table:table-row table:style-name="ro1">
          <table:table-cell office:value-type="string" calcext:value-type="string">
            <text:p>92.02</text:p>
          </table:table-cell>
          <table:table-cell office:value-type="string" calcext:value-type="string">
            <text:p>Kabupaten Manokwari</text:p>
          </table:table-cell>
          <table:table-cell table:formula="of:=&quot;{'&quot;&amp;[.$A$1]&amp;&quot;':'&quot;&amp;[.A235]&amp;&quot;','&quot;&amp;[.$B$1]&amp;&quot;':'&quot;&amp;[.B235]&amp;&quot;'},&quot;" office:value-type="string" office:string-value="{'kode_kota':'92.02','nama_kota':'Kabupaten Manokwari'}," calcext:value-type="string">
            <text:p>{'kode_kota':'92.02','nama_kota':'Kabupaten Manokwari'},</text:p>
          </table:table-cell>
          <table:table-cell/>
        </table:table-row>
        <table:table-row table:style-name="ro1">
          <table:table-cell office:value-type="string" calcext:value-type="string">
            <text:p>92.11</text:p>
          </table:table-cell>
          <table:table-cell office:value-type="string" calcext:value-type="string">
            <text:p>Kabupaten Manokwari Selatan</text:p>
          </table:table-cell>
          <table:table-cell table:formula="of:=&quot;{'&quot;&amp;[.$A$1]&amp;&quot;':'&quot;&amp;[.A236]&amp;&quot;','&quot;&amp;[.$B$1]&amp;&quot;':'&quot;&amp;[.B236]&amp;&quot;'},&quot;" office:value-type="string" office:string-value="{'kode_kota':'92.11','nama_kota':'Kabupaten Manokwari Selatan'}," calcext:value-type="string">
            <text:p>{'kode_kota':'92.11','nama_kota':'Kabupaten Manokwari Selatan'},</text:p>
          </table:table-cell>
          <table:table-cell/>
        </table:table-row>
        <table:table-row table:style-name="ro1">
          <table:table-cell office:value-type="string" calcext:value-type="string">
            <text:p>91.17</text:p>
          </table:table-cell>
          <table:table-cell office:value-type="string" calcext:value-type="string">
            <text:p>Kabupaten Mappi</text:p>
          </table:table-cell>
          <table:table-cell table:formula="of:=&quot;{'&quot;&amp;[.$A$1]&amp;&quot;':'&quot;&amp;[.A237]&amp;&quot;','&quot;&amp;[.$B$1]&amp;&quot;':'&quot;&amp;[.B237]&amp;&quot;'},&quot;" office:value-type="string" office:string-value="{'kode_kota':'91.17','nama_kota':'Kabupaten Mappi'}," calcext:value-type="string">
            <text:p>{'kode_kota':'91.17','nama_kota':'Kabupaten Mappi'},</text:p>
          </table:table-cell>
          <table:table-cell/>
        </table:table-row>
        <table:table-row table:style-name="ro1">
          <table:table-cell office:value-type="string" calcext:value-type="string">
            <text:p>73.09</text:p>
          </table:table-cell>
          <table:table-cell office:value-type="string" calcext:value-type="string">
            <text:p>Kabupaten Maros</text:p>
          </table:table-cell>
          <table:table-cell table:formula="of:=&quot;{'&quot;&amp;[.$A$1]&amp;&quot;':'&quot;&amp;[.A238]&amp;&quot;','&quot;&amp;[.$B$1]&amp;&quot;':'&quot;&amp;[.B238]&amp;&quot;'},&quot;" office:value-type="string" office:string-value="{'kode_kota':'73.09','nama_kota':'Kabupaten Maros'}," calcext:value-type="string">
            <text:p>{'kode_kota':'73.09','nama_kota':'Kabupaten Maros'},</text:p>
          </table:table-cell>
          <table:table-cell/>
        </table:table-row>
        <table:table-row table:style-name="ro1">
          <table:table-cell office:value-type="string" calcext:value-type="string">
            <text:p>92.10</text:p>
          </table:table-cell>
          <table:table-cell office:value-type="string" calcext:value-type="string">
            <text:p>Kabupaten Maybrat</text:p>
          </table:table-cell>
          <table:table-cell table:formula="of:=&quot;{'&quot;&amp;[.$A$1]&amp;&quot;':'&quot;&amp;[.A239]&amp;&quot;','&quot;&amp;[.$B$1]&amp;&quot;':'&quot;&amp;[.B239]&amp;&quot;'},&quot;" office:value-type="string" office:string-value="{'kode_kota':'92.10','nama_kota':'Kabupaten Maybrat'}," calcext:value-type="string">
            <text:p>{'kode_kota':'92.10','nama_kota':'Kabupaten Maybrat'},</text:p>
          </table:table-cell>
          <table:table-cell/>
        </table:table-row>
        <table:table-row table:style-name="ro1">
          <table:table-cell office:value-type="string" calcext:value-type="string">
            <text:p>61.10</text:p>
          </table:table-cell>
          <table:table-cell office:value-type="string" calcext:value-type="string">
            <text:p>Kabupaten Melawi</text:p>
          </table:table-cell>
          <table:table-cell table:formula="of:=&quot;{'&quot;&amp;[.$A$1]&amp;&quot;':'&quot;&amp;[.A240]&amp;&quot;','&quot;&amp;[.$B$1]&amp;&quot;':'&quot;&amp;[.B240]&amp;&quot;'},&quot;" office:value-type="string" office:string-value="{'kode_kota':'61.10','nama_kota':'Kabupaten Melawi'}," calcext:value-type="string">
            <text:p>{'kode_kota':'61.10','nama_kota':'Kabupaten Melawi'},</text:p>
          </table:table-cell>
          <table:table-cell/>
        </table:table-row>
        <table:table-row table:style-name="ro1">
          <table:table-cell office:value-type="string" calcext:value-type="string">
            <text:p>15.02</text:p>
          </table:table-cell>
          <table:table-cell office:value-type="string" calcext:value-type="string">
            <text:p>Kabupaten Merangin</text:p>
          </table:table-cell>
          <table:table-cell table:formula="of:=&quot;{'&quot;&amp;[.$A$1]&amp;&quot;':'&quot;&amp;[.A241]&amp;&quot;','&quot;&amp;[.$B$1]&amp;&quot;':'&quot;&amp;[.B241]&amp;&quot;'},&quot;" office:value-type="string" office:string-value="{'kode_kota':'15.02','nama_kota':'Kabupaten Merangin'}," calcext:value-type="string">
            <text:p>{'kode_kota':'15.02','nama_kota':'Kabupaten Merangin'},</text:p>
          </table:table-cell>
          <table:table-cell/>
        </table:table-row>
        <table:table-row table:style-name="ro1">
          <table:table-cell office:value-type="string" calcext:value-type="string">
            <text:p>91.01</text:p>
          </table:table-cell>
          <table:table-cell office:value-type="string" calcext:value-type="string">
            <text:p>Kabupaten Merauke</text:p>
          </table:table-cell>
          <table:table-cell table:formula="of:=&quot;{'&quot;&amp;[.$A$1]&amp;&quot;':'&quot;&amp;[.A242]&amp;&quot;','&quot;&amp;[.$B$1]&amp;&quot;':'&quot;&amp;[.B242]&amp;&quot;'},&quot;" office:value-type="string" office:string-value="{'kode_kota':'91.01','nama_kota':'Kabupaten Merauke'}," calcext:value-type="string">
            <text:p>{'kode_kota':'91.01','nama_kota':'Kabupaten Merauke'},</text:p>
          </table:table-cell>
          <table:table-cell/>
        </table:table-row>
        <table:table-row table:style-name="ro1">
          <table:table-cell office:value-type="string" calcext:value-type="string">
            <text:p>18.11</text:p>
          </table:table-cell>
          <table:table-cell office:value-type="string" calcext:value-type="string">
            <text:p>Kabupaten Mesuji</text:p>
          </table:table-cell>
          <table:table-cell table:formula="of:=&quot;{'&quot;&amp;[.$A$1]&amp;&quot;':'&quot;&amp;[.A243]&amp;&quot;','&quot;&amp;[.$B$1]&amp;&quot;':'&quot;&amp;[.B243]&amp;&quot;'},&quot;" office:value-type="string" office:string-value="{'kode_kota':'18.11','nama_kota':'Kabupaten Mesuji'}," calcext:value-type="string">
            <text:p>{'kode_kota':'18.11','nama_kota':'Kabupaten Mesuji'},</text:p>
          </table:table-cell>
          <table:table-cell/>
        </table:table-row>
        <table:table-row table:style-name="ro1">
          <table:table-cell office:value-type="string" calcext:value-type="string">
            <text:p>91.09</text:p>
          </table:table-cell>
          <table:table-cell office:value-type="string" calcext:value-type="string">
            <text:p>Kabupaten Mimika</text:p>
          </table:table-cell>
          <table:table-cell table:formula="of:=&quot;{'&quot;&amp;[.$A$1]&amp;&quot;':'&quot;&amp;[.A244]&amp;&quot;','&quot;&amp;[.$B$1]&amp;&quot;':'&quot;&amp;[.B244]&amp;&quot;'},&quot;" office:value-type="string" office:string-value="{'kode_kota':'91.09','nama_kota':'Kabupaten Mimika'}," calcext:value-type="string">
            <text:p>{'kode_kota':'91.09','nama_kota':'Kabupaten Mimika'},</text:p>
          </table:table-cell>
          <table:table-cell/>
        </table:table-row>
        <table:table-row table:style-name="ro1">
          <table:table-cell office:value-type="string" calcext:value-type="string">
            <text:p>71.02</text:p>
          </table:table-cell>
          <table:table-cell office:value-type="string" calcext:value-type="string">
            <text:p>Kabupaten Minahasa</text:p>
          </table:table-cell>
          <table:table-cell table:formula="of:=&quot;{'&quot;&amp;[.$A$1]&amp;&quot;':'&quot;&amp;[.A245]&amp;&quot;','&quot;&amp;[.$B$1]&amp;&quot;':'&quot;&amp;[.B245]&amp;&quot;'},&quot;" office:value-type="string" office:string-value="{'kode_kota':'71.02','nama_kota':'Kabupaten Minahasa'}," calcext:value-type="string">
            <text:p>{'kode_kota':'71.02','nama_kota':'Kabupaten Minahasa'},</text:p>
          </table:table-cell>
          <table:table-cell/>
        </table:table-row>
        <table:table-row table:style-name="ro1">
          <table:table-cell office:value-type="string" calcext:value-type="string">
            <text:p>71.05</text:p>
          </table:table-cell>
          <table:table-cell office:value-type="string" calcext:value-type="string">
            <text:p>Kabupaten Minahasa Selatan</text:p>
          </table:table-cell>
          <table:table-cell table:formula="of:=&quot;{'&quot;&amp;[.$A$1]&amp;&quot;':'&quot;&amp;[.A246]&amp;&quot;','&quot;&amp;[.$B$1]&amp;&quot;':'&quot;&amp;[.B246]&amp;&quot;'},&quot;" office:value-type="string" office:string-value="{'kode_kota':'71.05','nama_kota':'Kabupaten Minahasa Selatan'}," calcext:value-type="string">
            <text:p>{'kode_kota':'71.05','nama_kota':'Kabupaten Minahasa Selatan'},</text:p>
          </table:table-cell>
          <table:table-cell/>
        </table:table-row>
        <table:table-row table:style-name="ro1">
          <table:table-cell office:value-type="string" calcext:value-type="string">
            <text:p>71.07</text:p>
          </table:table-cell>
          <table:table-cell office:value-type="string" calcext:value-type="string">
            <text:p>Kabupaten Minahasa Tenggara</text:p>
          </table:table-cell>
          <table:table-cell table:formula="of:=&quot;{'&quot;&amp;[.$A$1]&amp;&quot;':'&quot;&amp;[.A247]&amp;&quot;','&quot;&amp;[.$B$1]&amp;&quot;':'&quot;&amp;[.B247]&amp;&quot;'},&quot;" office:value-type="string" office:string-value="{'kode_kota':'71.07','nama_kota':'Kabupaten Minahasa Tenggara'}," calcext:value-type="string">
            <text:p>{'kode_kota':'71.07','nama_kota':'Kabupaten Minahasa Tenggara'},</text:p>
          </table:table-cell>
          <table:table-cell/>
        </table:table-row>
        <table:table-row table:style-name="ro1">
          <table:table-cell office:value-type="string" calcext:value-type="string">
            <text:p>71.06</text:p>
          </table:table-cell>
          <table:table-cell office:value-type="string" calcext:value-type="string">
            <text:p>Kabupaten Minahasa Utara</text:p>
          </table:table-cell>
          <table:table-cell table:formula="of:=&quot;{'&quot;&amp;[.$A$1]&amp;&quot;':'&quot;&amp;[.A248]&amp;&quot;','&quot;&amp;[.$B$1]&amp;&quot;':'&quot;&amp;[.B248]&amp;&quot;'},&quot;" office:value-type="string" office:string-value="{'kode_kota':'71.06','nama_kota':'Kabupaten Minahasa Utara'}," calcext:value-type="string">
            <text:p>{'kode_kota':'71.06','nama_kota':'Kabupaten Minahasa Utara'},</text:p>
          </table:table-cell>
          <table:table-cell/>
        </table:table-row>
        <table:table-row table:style-name="ro1">
          <table:table-cell office:value-type="string" calcext:value-type="string">
            <text:p>35.16</text:p>
          </table:table-cell>
          <table:table-cell office:value-type="string" calcext:value-type="string">
            <text:p>Kabupaten Mojokerto</text:p>
          </table:table-cell>
          <table:table-cell table:formula="of:=&quot;{'&quot;&amp;[.$A$1]&amp;&quot;':'&quot;&amp;[.A249]&amp;&quot;','&quot;&amp;[.$B$1]&amp;&quot;':'&quot;&amp;[.B249]&amp;&quot;'},&quot;" office:value-type="string" office:string-value="{'kode_kota':'35.16','nama_kota':'Kabupaten Mojokerto'}," calcext:value-type="string">
            <text:p>{'kode_kota':'35.16','nama_kota':'Kabupaten Mojokerto'},</text:p>
          </table:table-cell>
          <table:table-cell/>
        </table:table-row>
        <table:table-row table:style-name="ro1">
          <table:table-cell office:value-type="string" calcext:value-type="string">
            <text:p>72.06</text:p>
          </table:table-cell>
          <table:table-cell office:value-type="string" calcext:value-type="string">
            <text:p>Kabupaten Morowali</text:p>
          </table:table-cell>
          <table:table-cell table:formula="of:=&quot;{'&quot;&amp;[.$A$1]&amp;&quot;':'&quot;&amp;[.A250]&amp;&quot;','&quot;&amp;[.$B$1]&amp;&quot;':'&quot;&amp;[.B250]&amp;&quot;'},&quot;" office:value-type="string" office:string-value="{'kode_kota':'72.06','nama_kota':'Kabupaten Morowali'}," calcext:value-type="string">
            <text:p>{'kode_kota':'72.06','nama_kota':'Kabupaten Morowali'},</text:p>
          </table:table-cell>
          <table:table-cell/>
        </table:table-row>
        <table:table-row table:style-name="ro1">
          <table:table-cell office:value-type="string" calcext:value-type="string">
            <text:p>72.12</text:p>
          </table:table-cell>
          <table:table-cell office:value-type="string" calcext:value-type="string">
            <text:p>Kabupaten Morowali Utara</text:p>
          </table:table-cell>
          <table:table-cell table:formula="of:=&quot;{'&quot;&amp;[.$A$1]&amp;&quot;':'&quot;&amp;[.A251]&amp;&quot;','&quot;&amp;[.$B$1]&amp;&quot;':'&quot;&amp;[.B251]&amp;&quot;'},&quot;" office:value-type="string" office:string-value="{'kode_kota':'72.12','nama_kota':'Kabupaten Morowali Utara'}," calcext:value-type="string">
            <text:p>{'kode_kota':'72.12','nama_kota':'Kabupaten Morowali Utara'},</text:p>
          </table:table-cell>
          <table:table-cell/>
        </table:table-row>
        <table:table-row table:style-name="ro1">
          <table:table-cell office:value-type="string" calcext:value-type="string">
            <text:p>16.03</text:p>
          </table:table-cell>
          <table:table-cell office:value-type="string" calcext:value-type="string">
            <text:p>Kabupaten Muara Enim</text:p>
          </table:table-cell>
          <table:table-cell table:formula="of:=&quot;{'&quot;&amp;[.$A$1]&amp;&quot;':'&quot;&amp;[.A252]&amp;&quot;','&quot;&amp;[.$B$1]&amp;&quot;':'&quot;&amp;[.B252]&amp;&quot;'},&quot;" office:value-type="string" office:string-value="{'kode_kota':'16.03','nama_kota':'Kabupaten Muara Enim'}," calcext:value-type="string">
            <text:p>{'kode_kota':'16.03','nama_kota':'Kabupaten Muara Enim'},</text:p>
          </table:table-cell>
          <table:table-cell/>
        </table:table-row>
        <table:table-row table:style-name="ro1">
          <table:table-cell office:value-type="string" calcext:value-type="string">
            <text:p>15.05</text:p>
          </table:table-cell>
          <table:table-cell office:value-type="string" calcext:value-type="string">
            <text:p>Kabupaten Muaro Jambi</text:p>
          </table:table-cell>
          <table:table-cell table:formula="of:=&quot;{'&quot;&amp;[.$A$1]&amp;&quot;':'&quot;&amp;[.A253]&amp;&quot;','&quot;&amp;[.$B$1]&amp;&quot;':'&quot;&amp;[.B253]&amp;&quot;'},&quot;" office:value-type="string" office:string-value="{'kode_kota':'15.05','nama_kota':'Kabupaten Muaro Jambi'}," calcext:value-type="string">
            <text:p>{'kode_kota':'15.05','nama_kota':'Kabupaten Muaro Jambi'},</text:p>
          </table:table-cell>
          <table:table-cell/>
        </table:table-row>
        <table:table-row table:style-name="ro1">
          <table:table-cell office:value-type="string" calcext:value-type="string">
            <text:p>17.06</text:p>
          </table:table-cell>
          <table:table-cell office:value-type="string" calcext:value-type="string">
            <text:p>Kabupaten Mukomuko</text:p>
          </table:table-cell>
          <table:table-cell table:formula="of:=&quot;{'&quot;&amp;[.$A$1]&amp;&quot;':'&quot;&amp;[.A254]&amp;&quot;','&quot;&amp;[.$B$1]&amp;&quot;':'&quot;&amp;[.B254]&amp;&quot;'},&quot;" office:value-type="string" office:string-value="{'kode_kota':'17.06','nama_kota':'Kabupaten Mukomuko'}," calcext:value-type="string">
            <text:p>{'kode_kota':'17.06','nama_kota':'Kabupaten Mukomuko'},</text:p>
          </table:table-cell>
          <table:table-cell/>
        </table:table-row>
        <table:table-row table:style-name="ro1">
          <table:table-cell office:value-type="string" calcext:value-type="string">
            <text:p>74.03</text:p>
          </table:table-cell>
          <table:table-cell office:value-type="string" calcext:value-type="string">
            <text:p>Kabupaten Muna</text:p>
          </table:table-cell>
          <table:table-cell table:formula="of:=&quot;{'&quot;&amp;[.$A$1]&amp;&quot;':'&quot;&amp;[.A255]&amp;&quot;','&quot;&amp;[.$B$1]&amp;&quot;':'&quot;&amp;[.B255]&amp;&quot;'},&quot;" office:value-type="string" office:string-value="{'kode_kota':'74.03','nama_kota':'Kabupaten Muna'}," calcext:value-type="string">
            <text:p>{'kode_kota':'74.03','nama_kota':'Kabupaten Muna'},</text:p>
          </table:table-cell>
          <table:table-cell/>
        </table:table-row>
        <table:table-row table:style-name="ro1">
          <table:table-cell office:value-type="string" calcext:value-type="string">
            <text:p>74.13</text:p>
          </table:table-cell>
          <table:table-cell office:value-type="string" calcext:value-type="string">
            <text:p>Kabupaten Muna Barat</text:p>
          </table:table-cell>
          <table:table-cell table:formula="of:=&quot;{'&quot;&amp;[.$A$1]&amp;&quot;':'&quot;&amp;[.A256]&amp;&quot;','&quot;&amp;[.$B$1]&amp;&quot;':'&quot;&amp;[.B256]&amp;&quot;'},&quot;" office:value-type="string" office:string-value="{'kode_kota':'74.13','nama_kota':'Kabupaten Muna Barat'}," calcext:value-type="string">
            <text:p>{'kode_kota':'74.13','nama_kota':'Kabupaten Muna Barat'},</text:p>
          </table:table-cell>
          <table:table-cell/>
        </table:table-row>
        <table:table-row table:style-name="ro1">
          <table:table-cell office:value-type="string" calcext:value-type="string">
            <text:p>62.12</text:p>
          </table:table-cell>
          <table:table-cell office:value-type="string" calcext:value-type="string">
            <text:p>Kabupaten Murung Raya</text:p>
          </table:table-cell>
          <table:table-cell table:formula="of:=&quot;{'&quot;&amp;[.$A$1]&amp;&quot;':'&quot;&amp;[.A257]&amp;&quot;','&quot;&amp;[.$B$1]&amp;&quot;':'&quot;&amp;[.B257]&amp;&quot;'},&quot;" office:value-type="string" office:string-value="{'kode_kota':'62.12','nama_kota':'Kabupaten Murung Raya'}," calcext:value-type="string">
            <text:p>{'kode_kota':'62.12','nama_kota':'Kabupaten Murung Raya'},</text:p>
          </table:table-cell>
          <table:table-cell/>
        </table:table-row>
        <table:table-row table:style-name="ro1">
          <table:table-cell office:value-type="string" calcext:value-type="string">
            <text:p>16.06</text:p>
          </table:table-cell>
          <table:table-cell office:value-type="string" calcext:value-type="string">
            <text:p>Kabupaten Musi Banyuasin</text:p>
          </table:table-cell>
          <table:table-cell table:formula="of:=&quot;{'&quot;&amp;[.$A$1]&amp;&quot;':'&quot;&amp;[.A258]&amp;&quot;','&quot;&amp;[.$B$1]&amp;&quot;':'&quot;&amp;[.B258]&amp;&quot;'},&quot;" office:value-type="string" office:string-value="{'kode_kota':'16.06','nama_kota':'Kabupaten Musi Banyuasin'}," calcext:value-type="string">
            <text:p>{'kode_kota':'16.06','nama_kota':'Kabupaten Musi Banyuasin'},</text:p>
          </table:table-cell>
          <table:table-cell/>
        </table:table-row>
        <table:table-row table:style-name="ro1">
          <table:table-cell office:value-type="string" calcext:value-type="string">
            <text:p>16.05</text:p>
          </table:table-cell>
          <table:table-cell office:value-type="string" calcext:value-type="string">
            <text:p>Kabupaten Musi Rawas</text:p>
          </table:table-cell>
          <table:table-cell table:formula="of:=&quot;{'&quot;&amp;[.$A$1]&amp;&quot;':'&quot;&amp;[.A259]&amp;&quot;','&quot;&amp;[.$B$1]&amp;&quot;':'&quot;&amp;[.B259]&amp;&quot;'},&quot;" office:value-type="string" office:string-value="{'kode_kota':'16.05','nama_kota':'Kabupaten Musi Rawas'}," calcext:value-type="string">
            <text:p>{'kode_kota':'16.05','nama_kota':'Kabupaten Musi Rawas'},</text:p>
          </table:table-cell>
          <table:table-cell/>
        </table:table-row>
        <table:table-row table:style-name="ro1">
          <table:table-cell office:value-type="string" calcext:value-type="string">
            <text:p>16.13</text:p>
          </table:table-cell>
          <table:table-cell office:value-type="string" calcext:value-type="string">
            <text:p>Kabupaten Musi Rawas Utara</text:p>
          </table:table-cell>
          <table:table-cell table:formula="of:=&quot;{'&quot;&amp;[.$A$1]&amp;&quot;':'&quot;&amp;[.A260]&amp;&quot;','&quot;&amp;[.$B$1]&amp;&quot;':'&quot;&amp;[.B260]&amp;&quot;'},&quot;" office:value-type="string" office:string-value="{'kode_kota':'16.13','nama_kota':'Kabupaten Musi Rawas Utara'}," calcext:value-type="string">
            <text:p>{'kode_kota':'16.13','nama_kota':'Kabupaten Musi Rawas Utara'},</text:p>
          </table:table-cell>
          <table:table-cell/>
        </table:table-row>
        <table:table-row table:style-name="ro1">
          <table:table-cell office:value-type="string" calcext:value-type="string">
            <text:p>91.04</text:p>
          </table:table-cell>
          <table:table-cell office:value-type="string" calcext:value-type="string">
            <text:p>Kabupaten Nabire</text:p>
          </table:table-cell>
          <table:table-cell table:formula="of:=&quot;{'&quot;&amp;[.$A$1]&amp;&quot;':'&quot;&amp;[.A261]&amp;&quot;','&quot;&amp;[.$B$1]&amp;&quot;':'&quot;&amp;[.B261]&amp;&quot;'},&quot;" office:value-type="string" office:string-value="{'kode_kota':'91.04','nama_kota':'Kabupaten Nabire'}," calcext:value-type="string">
            <text:p>{'kode_kota':'91.04','nama_kota':'Kabupaten Nabire'},</text:p>
          </table:table-cell>
          <table:table-cell/>
        </table:table-row>
        <table:table-row table:style-name="ro1">
          <table:table-cell office:value-type="string" calcext:value-type="string">
            <text:p>11.15</text:p>
          </table:table-cell>
          <table:table-cell office:value-type="string" calcext:value-type="string">
            <text:p>Kabupaten Nagan Raya</text:p>
          </table:table-cell>
          <table:table-cell table:formula="of:=&quot;{'&quot;&amp;[.$A$1]&amp;&quot;':'&quot;&amp;[.A262]&amp;&quot;','&quot;&amp;[.$B$1]&amp;&quot;':'&quot;&amp;[.B262]&amp;&quot;'},&quot;" office:value-type="string" office:string-value="{'kode_kota':'11.15','nama_kota':'Kabupaten Nagan Raya'}," calcext:value-type="string">
            <text:p>{'kode_kota':'11.15','nama_kota':'Kabupaten Nagan Raya'},</text:p>
          </table:table-cell>
          <table:table-cell/>
        </table:table-row>
        <table:table-row table:style-name="ro1">
          <table:table-cell office:value-type="string" calcext:value-type="string">
            <text:p>53.16</text:p>
          </table:table-cell>
          <table:table-cell office:value-type="string" calcext:value-type="string">
            <text:p>Kabupaten Nagekeo</text:p>
          </table:table-cell>
          <table:table-cell table:formula="of:=&quot;{'&quot;&amp;[.$A$1]&amp;&quot;':'&quot;&amp;[.A263]&amp;&quot;','&quot;&amp;[.$B$1]&amp;&quot;':'&quot;&amp;[.B263]&amp;&quot;'},&quot;" office:value-type="string" office:string-value="{'kode_kota':'53.16','nama_kota':'Kabupaten Nagekeo'}," calcext:value-type="string">
            <text:p>{'kode_kota':'53.16','nama_kota':'Kabupaten Nagekeo'},</text:p>
          </table:table-cell>
          <table:table-cell/>
        </table:table-row>
        <table:table-row table:style-name="ro1">
          <table:table-cell office:value-type="string" calcext:value-type="string">
            <text:p>21.03</text:p>
          </table:table-cell>
          <table:table-cell office:value-type="string" calcext:value-type="string">
            <text:p>Kabupaten Natuna</text:p>
          </table:table-cell>
          <table:table-cell table:formula="of:=&quot;{'&quot;&amp;[.$A$1]&amp;&quot;':'&quot;&amp;[.A264]&amp;&quot;','&quot;&amp;[.$B$1]&amp;&quot;':'&quot;&amp;[.B264]&amp;&quot;'},&quot;" office:value-type="string" office:string-value="{'kode_kota':'21.03','nama_kota':'Kabupaten Natuna'}," calcext:value-type="string">
            <text:p>{'kode_kota':'21.03','nama_kota':'Kabupaten Natuna'},</text:p>
          </table:table-cell>
          <table:table-cell/>
        </table:table-row>
        <table:table-row table:style-name="ro1">
          <table:table-cell office:value-type="string" calcext:value-type="string">
            <text:p>91.24</text:p>
          </table:table-cell>
          <table:table-cell office:value-type="string" calcext:value-type="string">
            <text:p>Kabupaten Nduga</text:p>
          </table:table-cell>
          <table:table-cell table:formula="of:=&quot;{'&quot;&amp;[.$A$1]&amp;&quot;':'&quot;&amp;[.A265]&amp;&quot;','&quot;&amp;[.$B$1]&amp;&quot;':'&quot;&amp;[.B265]&amp;&quot;'},&quot;" office:value-type="string" office:string-value="{'kode_kota':'91.24','nama_kota':'Kabupaten Nduga'}," calcext:value-type="string">
            <text:p>{'kode_kota':'91.24','nama_kota':'Kabupaten Nduga'},</text:p>
          </table:table-cell>
          <table:table-cell/>
        </table:table-row>
        <table:table-row table:style-name="ro1">
          <table:table-cell office:value-type="string" calcext:value-type="string">
            <text:p>53.09</text:p>
          </table:table-cell>
          <table:table-cell office:value-type="string" calcext:value-type="string">
            <text:p>Kabupaten Ngada</text:p>
          </table:table-cell>
          <table:table-cell table:formula="of:=&quot;{'&quot;&amp;[.$A$1]&amp;&quot;':'&quot;&amp;[.A266]&amp;&quot;','&quot;&amp;[.$B$1]&amp;&quot;':'&quot;&amp;[.B266]&amp;&quot;'},&quot;" office:value-type="string" office:string-value="{'kode_kota':'53.09','nama_kota':'Kabupaten Ngada'}," calcext:value-type="string">
            <text:p>{'kode_kota':'53.09','nama_kota':'Kabupaten Ngada'},</text:p>
          </table:table-cell>
          <table:table-cell/>
        </table:table-row>
        <table:table-row table:style-name="ro1">
          <table:table-cell office:value-type="string" calcext:value-type="string">
            <text:p>35.18</text:p>
          </table:table-cell>
          <table:table-cell office:value-type="string" calcext:value-type="string">
            <text:p>Kabupaten Nganjuk</text:p>
          </table:table-cell>
          <table:table-cell table:formula="of:=&quot;{'&quot;&amp;[.$A$1]&amp;&quot;':'&quot;&amp;[.A267]&amp;&quot;','&quot;&amp;[.$B$1]&amp;&quot;':'&quot;&amp;[.B267]&amp;&quot;'},&quot;" office:value-type="string" office:string-value="{'kode_kota':'35.18','nama_kota':'Kabupaten Nganjuk'}," calcext:value-type="string">
            <text:p>{'kode_kota':'35.18','nama_kota':'Kabupaten Nganjuk'},</text:p>
          </table:table-cell>
          <table:table-cell/>
        </table:table-row>
        <table:table-row table:style-name="ro1">
          <table:table-cell office:value-type="string" calcext:value-type="string">
            <text:p>35.21</text:p>
          </table:table-cell>
          <table:table-cell office:value-type="string" calcext:value-type="string">
            <text:p>Kabupaten Ngawi</text:p>
          </table:table-cell>
          <table:table-cell table:formula="of:=&quot;{'&quot;&amp;[.$A$1]&amp;&quot;':'&quot;&amp;[.A268]&amp;&quot;','&quot;&amp;[.$B$1]&amp;&quot;':'&quot;&amp;[.B268]&amp;&quot;'},&quot;" office:value-type="string" office:string-value="{'kode_kota':'35.21','nama_kota':'Kabupaten Ngawi'}," calcext:value-type="string">
            <text:p>{'kode_kota':'35.21','nama_kota':'Kabupaten Ngawi'},</text:p>
          </table:table-cell>
          <table:table-cell/>
        </table:table-row>
        <table:table-row table:style-name="ro1">
          <table:table-cell office:value-type="string" calcext:value-type="string">
            <text:p>12.25</text:p>
          </table:table-cell>
          <table:table-cell office:value-type="string" calcext:value-type="string">
            <text:p>Kabupaten Nias Barat</text:p>
          </table:table-cell>
          <table:table-cell table:formula="of:=&quot;{'&quot;&amp;[.$A$1]&amp;&quot;':'&quot;&amp;[.A269]&amp;&quot;','&quot;&amp;[.$B$1]&amp;&quot;':'&quot;&amp;[.B269]&amp;&quot;'},&quot;" office:value-type="string" office:string-value="{'kode_kota':'12.25','nama_kota':'Kabupaten Nias Barat'}," calcext:value-type="string">
            <text:p>{'kode_kota':'12.25','nama_kota':'Kabupaten Nias Barat'},</text:p>
          </table:table-cell>
          <table:table-cell/>
        </table:table-row>
        <table:table-row table:style-name="ro1">
          <table:table-cell office:value-type="string" calcext:value-type="string">
            <text:p>12.14</text:p>
          </table:table-cell>
          <table:table-cell office:value-type="string" calcext:value-type="string">
            <text:p>Kabupaten Nias Selatan</text:p>
          </table:table-cell>
          <table:table-cell table:formula="of:=&quot;{'&quot;&amp;[.$A$1]&amp;&quot;':'&quot;&amp;[.A270]&amp;&quot;','&quot;&amp;[.$B$1]&amp;&quot;':'&quot;&amp;[.B270]&amp;&quot;'},&quot;" office:value-type="string" office:string-value="{'kode_kota':'12.14','nama_kota':'Kabupaten Nias Selatan'}," calcext:value-type="string">
            <text:p>{'kode_kota':'12.14','nama_kota':'Kabupaten Nias Selatan'},</text:p>
          </table:table-cell>
          <table:table-cell/>
        </table:table-row>
        <table:table-row table:style-name="ro1">
          <table:table-cell office:value-type="string" calcext:value-type="string">
            <text:p>12.24</text:p>
          </table:table-cell>
          <table:table-cell office:value-type="string" calcext:value-type="string">
            <text:p>Kabupaten Nias Utara</text:p>
          </table:table-cell>
          <table:table-cell table:formula="of:=&quot;{'&quot;&amp;[.$A$1]&amp;&quot;':'&quot;&amp;[.A271]&amp;&quot;','&quot;&amp;[.$B$1]&amp;&quot;':'&quot;&amp;[.B271]&amp;&quot;'},&quot;" office:value-type="string" office:string-value="{'kode_kota':'12.24','nama_kota':'Kabupaten Nias Utara'}," calcext:value-type="string">
            <text:p>{'kode_kota':'12.24','nama_kota':'Kabupaten Nias Utara'},</text:p>
          </table:table-cell>
          <table:table-cell/>
        </table:table-row>
        <table:table-row table:style-name="ro1">
          <table:table-cell office:value-type="string" calcext:value-type="string">
            <text:p>12.04</text:p>
          </table:table-cell>
          <table:table-cell office:value-type="string" calcext:value-type="string">
            <text:p>Kabupaten Nias</text:p>
          </table:table-cell>
          <table:table-cell table:formula="of:=&quot;{'&quot;&amp;[.$A$1]&amp;&quot;':'&quot;&amp;[.A272]&amp;&quot;','&quot;&amp;[.$B$1]&amp;&quot;':'&quot;&amp;[.B272]&amp;&quot;'},&quot;" office:value-type="string" office:string-value="{'kode_kota':'12.04','nama_kota':'Kabupaten Nias'}," calcext:value-type="string">
            <text:p>{'kode_kota':'12.04','nama_kota':'Kabupaten Nias'},</text:p>
          </table:table-cell>
          <table:table-cell/>
        </table:table-row>
        <table:table-row table:style-name="ro1">
          <table:table-cell office:value-type="string" calcext:value-type="string">
            <text:p>65.03</text:p>
          </table:table-cell>
          <table:table-cell office:value-type="string" calcext:value-type="string">
            <text:p>Kabupaten Nunukan</text:p>
          </table:table-cell>
          <table:table-cell table:formula="of:=&quot;{'&quot;&amp;[.$A$1]&amp;&quot;':'&quot;&amp;[.A273]&amp;&quot;','&quot;&amp;[.$B$1]&amp;&quot;':'&quot;&amp;[.B273]&amp;&quot;'},&quot;" office:value-type="string" office:string-value="{'kode_kota':'65.03','nama_kota':'Kabupaten Nunukan'}," calcext:value-type="string">
            <text:p>{'kode_kota':'65.03','nama_kota':'Kabupaten Nunukan'},</text:p>
          </table:table-cell>
          <table:table-cell/>
        </table:table-row>
        <table:table-row table:style-name="ro1">
          <table:table-cell office:value-type="string" calcext:value-type="string">
            <text:p>16.10</text:p>
          </table:table-cell>
          <table:table-cell office:value-type="string" calcext:value-type="string">
            <text:p>Kabupaten Ogan Ilir</text:p>
          </table:table-cell>
          <table:table-cell table:formula="of:=&quot;{'&quot;&amp;[.$A$1]&amp;&quot;':'&quot;&amp;[.A274]&amp;&quot;','&quot;&amp;[.$B$1]&amp;&quot;':'&quot;&amp;[.B274]&amp;&quot;'},&quot;" office:value-type="string" office:string-value="{'kode_kota':'16.10','nama_kota':'Kabupaten Ogan Ilir'}," calcext:value-type="string">
            <text:p>{'kode_kota':'16.10','nama_kota':'Kabupaten Ogan Ilir'},</text:p>
          </table:table-cell>
          <table:table-cell/>
        </table:table-row>
        <table:table-row table:style-name="ro1">
          <table:table-cell office:value-type="string" calcext:value-type="string">
            <text:p>16.02</text:p>
          </table:table-cell>
          <table:table-cell office:value-type="string" calcext:value-type="string">
            <text:p>Kabupaten Ogan Komering Ilir</text:p>
          </table:table-cell>
          <table:table-cell table:formula="of:=&quot;{'&quot;&amp;[.$A$1]&amp;&quot;':'&quot;&amp;[.A275]&amp;&quot;','&quot;&amp;[.$B$1]&amp;&quot;':'&quot;&amp;[.B275]&amp;&quot;'},&quot;" office:value-type="string" office:string-value="{'kode_kota':'16.02','nama_kota':'Kabupaten Ogan Komering Ilir'}," calcext:value-type="string">
            <text:p>{'kode_kota':'16.02','nama_kota':'Kabupaten Ogan Komering Ilir'},</text:p>
          </table:table-cell>
          <table:table-cell/>
        </table:table-row>
        <table:table-row table:style-name="ro1">
          <table:table-cell office:value-type="string" calcext:value-type="string">
            <text:p>16.09</text:p>
          </table:table-cell>
          <table:table-cell office:value-type="string" calcext:value-type="string">
            <text:p>Kabupaten Ogan Komering Ulu Selatan</text:p>
          </table:table-cell>
          <table:table-cell table:formula="of:=&quot;{'&quot;&amp;[.$A$1]&amp;&quot;':'&quot;&amp;[.A276]&amp;&quot;','&quot;&amp;[.$B$1]&amp;&quot;':'&quot;&amp;[.B276]&amp;&quot;'},&quot;" office:value-type="string" office:string-value="{'kode_kota':'16.09','nama_kota':'Kabupaten Ogan Komering Ulu Selatan'}," calcext:value-type="string">
            <text:p>{'kode_kota':'16.09','nama_kota':'Kabupaten Ogan Komering Ulu Selatan'},</text:p>
          </table:table-cell>
          <table:table-cell/>
        </table:table-row>
        <table:table-row table:style-name="ro1">
          <table:table-cell office:value-type="string" calcext:value-type="string">
            <text:p>16.08</text:p>
          </table:table-cell>
          <table:table-cell office:value-type="string" calcext:value-type="string">
            <text:p>Kabupaten Ogan Komering Ulu Timur</text:p>
          </table:table-cell>
          <table:table-cell table:formula="of:=&quot;{'&quot;&amp;[.$A$1]&amp;&quot;':'&quot;&amp;[.A277]&amp;&quot;','&quot;&amp;[.$B$1]&amp;&quot;':'&quot;&amp;[.B277]&amp;&quot;'},&quot;" office:value-type="string" office:string-value="{'kode_kota':'16.08','nama_kota':'Kabupaten Ogan Komering Ulu Timur'}," calcext:value-type="string">
            <text:p>{'kode_kota':'16.08','nama_kota':'Kabupaten Ogan Komering Ulu Timur'},</text:p>
          </table:table-cell>
          <table:table-cell/>
        </table:table-row>
        <table:table-row table:style-name="ro1">
          <table:table-cell office:value-type="string" calcext:value-type="string">
            <text:p>16.01</text:p>
          </table:table-cell>
          <table:table-cell office:value-type="string" calcext:value-type="string">
            <text:p>Kabupaten Ogan Komering Ulu</text:p>
          </table:table-cell>
          <table:table-cell table:formula="of:=&quot;{'&quot;&amp;[.$A$1]&amp;&quot;':'&quot;&amp;[.A278]&amp;&quot;','&quot;&amp;[.$B$1]&amp;&quot;':'&quot;&amp;[.B278]&amp;&quot;'},&quot;" office:value-type="string" office:string-value="{'kode_kota':'16.01','nama_kota':'Kabupaten Ogan Komering Ulu'}," calcext:value-type="string">
            <text:p>{'kode_kota':'16.01','nama_kota':'Kabupaten Ogan Komering Ulu'},</text:p>
          </table:table-cell>
          <table:table-cell/>
        </table:table-row>
        <table:table-row table:style-name="ro1">
          <table:table-cell office:value-type="string" calcext:value-type="string">
            <text:p>35.01</text:p>
          </table:table-cell>
          <table:table-cell office:value-type="string" calcext:value-type="string">
            <text:p>Kabupaten Pacitan</text:p>
          </table:table-cell>
          <table:table-cell table:formula="of:=&quot;{'&quot;&amp;[.$A$1]&amp;&quot;':'&quot;&amp;[.A279]&amp;&quot;','&quot;&amp;[.$B$1]&amp;&quot;':'&quot;&amp;[.B279]&amp;&quot;'},&quot;" office:value-type="string" office:string-value="{'kode_kota':'35.01','nama_kota':'Kabupaten Pacitan'}," calcext:value-type="string">
            <text:p>{'kode_kota':'35.01','nama_kota':'Kabupaten Pacitan'},</text:p>
          </table:table-cell>
          <table:table-cell/>
        </table:table-row>
        <table:table-row table:style-name="ro1">
          <table:table-cell office:value-type="string" calcext:value-type="string">
            <text:p>12.20</text:p>
          </table:table-cell>
          <table:table-cell office:value-type="string" calcext:value-type="string">
            <text:p>Kabupaten Padang Lawas Utara</text:p>
          </table:table-cell>
          <table:table-cell table:formula="of:=&quot;{'&quot;&amp;[.$A$1]&amp;&quot;':'&quot;&amp;[.A280]&amp;&quot;','&quot;&amp;[.$B$1]&amp;&quot;':'&quot;&amp;[.B280]&amp;&quot;'},&quot;" office:value-type="string" office:string-value="{'kode_kota':'12.20','nama_kota':'Kabupaten Padang Lawas Utara'}," calcext:value-type="string">
            <text:p>{'kode_kota':'12.20','nama_kota':'Kabupaten Padang Lawas Utara'},</text:p>
          </table:table-cell>
          <table:table-cell/>
        </table:table-row>
        <table:table-row table:style-name="ro1">
          <table:table-cell office:value-type="string" calcext:value-type="string">
            <text:p>12.21</text:p>
          </table:table-cell>
          <table:table-cell office:value-type="string" calcext:value-type="string">
            <text:p>Kabupaten Padang Lawas</text:p>
          </table:table-cell>
          <table:table-cell table:formula="of:=&quot;{'&quot;&amp;[.$A$1]&amp;&quot;':'&quot;&amp;[.A281]&amp;&quot;','&quot;&amp;[.$B$1]&amp;&quot;':'&quot;&amp;[.B281]&amp;&quot;'},&quot;" office:value-type="string" office:string-value="{'kode_kota':'12.21','nama_kota':'Kabupaten Padang Lawas'}," calcext:value-type="string">
            <text:p>{'kode_kota':'12.21','nama_kota':'Kabupaten Padang Lawas'},</text:p>
          </table:table-cell>
          <table:table-cell/>
        </table:table-row>
        <table:table-row table:style-name="ro1">
          <table:table-cell office:value-type="string" calcext:value-type="string">
            <text:p>13.05</text:p>
          </table:table-cell>
          <table:table-cell office:value-type="string" calcext:value-type="string">
            <text:p>Kabupaten Padang Pariaman</text:p>
          </table:table-cell>
          <table:table-cell table:formula="of:=&quot;{'&quot;&amp;[.$A$1]&amp;&quot;':'&quot;&amp;[.A282]&amp;&quot;','&quot;&amp;[.$B$1]&amp;&quot;':'&quot;&amp;[.B282]&amp;&quot;'},&quot;" office:value-type="string" office:string-value="{'kode_kota':'13.05','nama_kota':'Kabupaten Padang Pariaman'}," calcext:value-type="string">
            <text:p>{'kode_kota':'13.05','nama_kota':'Kabupaten Padang Pariaman'},</text:p>
          </table:table-cell>
          <table:table-cell/>
        </table:table-row>
        <table:table-row table:style-name="ro1">
          <table:table-cell office:value-type="string" calcext:value-type="string">
            <text:p>12.15</text:p>
          </table:table-cell>
          <table:table-cell office:value-type="string" calcext:value-type="string">
            <text:p>Kabupaten Pakpak Bharat</text:p>
          </table:table-cell>
          <table:table-cell table:formula="of:=&quot;{'&quot;&amp;[.$A$1]&amp;&quot;':'&quot;&amp;[.A283]&amp;&quot;','&quot;&amp;[.$B$1]&amp;&quot;':'&quot;&amp;[.B283]&amp;&quot;'},&quot;" office:value-type="string" office:string-value="{'kode_kota':'12.15','nama_kota':'Kabupaten Pakpak Bharat'}," calcext:value-type="string">
            <text:p>{'kode_kota':'12.15','nama_kota':'Kabupaten Pakpak Bharat'},</text:p>
          </table:table-cell>
          <table:table-cell/>
        </table:table-row>
        <table:table-row table:style-name="ro1">
          <table:table-cell office:value-type="string" calcext:value-type="string">
            <text:p>35.28</text:p>
          </table:table-cell>
          <table:table-cell office:value-type="string" calcext:value-type="string">
            <text:p>Kabupaten Pamekasan</text:p>
          </table:table-cell>
          <table:table-cell table:formula="of:=&quot;{'&quot;&amp;[.$A$1]&amp;&quot;':'&quot;&amp;[.A284]&amp;&quot;','&quot;&amp;[.$B$1]&amp;&quot;':'&quot;&amp;[.B284]&amp;&quot;'},&quot;" office:value-type="string" office:string-value="{'kode_kota':'35.28','nama_kota':'Kabupaten Pamekasan'}," calcext:value-type="string">
            <text:p>{'kode_kota':'35.28','nama_kota':'Kabupaten Pamekasan'},</text:p>
          </table:table-cell>
          <table:table-cell/>
        </table:table-row>
        <table:table-row table:style-name="ro1">
          <table:table-cell office:value-type="string" calcext:value-type="string">
            <text:p>36.01</text:p>
          </table:table-cell>
          <table:table-cell office:value-type="string" calcext:value-type="string">
            <text:p>Kabupaten Pandeglang</text:p>
          </table:table-cell>
          <table:table-cell table:formula="of:=&quot;{'&quot;&amp;[.$A$1]&amp;&quot;':'&quot;&amp;[.A285]&amp;&quot;','&quot;&amp;[.$B$1]&amp;&quot;':'&quot;&amp;[.B285]&amp;&quot;'},&quot;" office:value-type="string" office:string-value="{'kode_kota':'36.01','nama_kota':'Kabupaten Pandeglang'}," calcext:value-type="string">
            <text:p>{'kode_kota':'36.01','nama_kota':'Kabupaten Pandeglang'},</text:p>
          </table:table-cell>
          <table:table-cell/>
        </table:table-row>
        <table:table-row table:style-name="ro1">
          <table:table-cell office:value-type="string" calcext:value-type="string">
            <text:p>36.18</text:p>
          </table:table-cell>
          <table:table-cell office:value-type="string" calcext:value-type="string">
            <text:p>Kabupaten Pangandaran</text:p>
          </table:table-cell>
          <table:table-cell table:formula="of:=&quot;{'&quot;&amp;[.$A$1]&amp;&quot;':'&quot;&amp;[.A286]&amp;&quot;','&quot;&amp;[.$B$1]&amp;&quot;':'&quot;&amp;[.B286]&amp;&quot;'},&quot;" office:value-type="string" office:string-value="{'kode_kota':'36.18','nama_kota':'Kabupaten Pangandaran'}," calcext:value-type="string">
            <text:p>{'kode_kota':'36.18','nama_kota':'Kabupaten Pangandaran'},</text:p>
          </table:table-cell>
          <table:table-cell/>
        </table:table-row>
        <table:table-row table:style-name="ro1">
          <table:table-cell office:value-type="string" calcext:value-type="string">
            <text:p>73.10</text:p>
          </table:table-cell>
          <table:table-cell office:value-type="string" calcext:value-type="string">
            <text:p>Kabupaten Pangkajene dan Kepulauan</text:p>
          </table:table-cell>
          <table:table-cell table:formula="of:=&quot;{'&quot;&amp;[.$A$1]&amp;&quot;':'&quot;&amp;[.A287]&amp;&quot;','&quot;&amp;[.$B$1]&amp;&quot;':'&quot;&amp;[.B287]&amp;&quot;'},&quot;" office:value-type="string" office:string-value="{'kode_kota':'73.10','nama_kota':'Kabupaten Pangkajene dan Kepulauan'}," calcext:value-type="string">
            <text:p>{'kode_kota':'73.10','nama_kota':'Kabupaten Pangkajene dan Kepulauan'},</text:p>
          </table:table-cell>
          <table:table-cell/>
        </table:table-row>
        <table:table-row table:style-name="ro1">
          <table:table-cell office:value-type="string" calcext:value-type="string">
            <text:p>91.08</text:p>
          </table:table-cell>
          <table:table-cell office:value-type="string" calcext:value-type="string">
            <text:p>Kabupaten Paniai</text:p>
          </table:table-cell>
          <table:table-cell table:formula="of:=&quot;{'&quot;&amp;[.$A$1]&amp;&quot;':'&quot;&amp;[.A288]&amp;&quot;','&quot;&amp;[.$B$1]&amp;&quot;':'&quot;&amp;[.B288]&amp;&quot;'},&quot;" office:value-type="string" office:string-value="{'kode_kota':'91.08','nama_kota':'Kabupaten Paniai'}," calcext:value-type="string">
            <text:p>{'kode_kota':'91.08','nama_kota':'Kabupaten Paniai'},</text:p>
          </table:table-cell>
          <table:table-cell/>
        </table:table-row>
        <table:table-row table:style-name="ro1">
          <table:table-cell office:value-type="string" calcext:value-type="string">
            <text:p>72.08</text:p>
          </table:table-cell>
          <table:table-cell office:value-type="string" calcext:value-type="string">
            <text:p>Kabupaten Parigi Moutong</text:p>
          </table:table-cell>
          <table:table-cell table:formula="of:=&quot;{'&quot;&amp;[.$A$1]&amp;&quot;':'&quot;&amp;[.A289]&amp;&quot;','&quot;&amp;[.$B$1]&amp;&quot;':'&quot;&amp;[.B289]&amp;&quot;'},&quot;" office:value-type="string" office:string-value="{'kode_kota':'72.08','nama_kota':'Kabupaten Parigi Moutong'}," calcext:value-type="string">
            <text:p>{'kode_kota':'72.08','nama_kota':'Kabupaten Parigi Moutong'},</text:p>
          </table:table-cell>
          <table:table-cell/>
        </table:table-row>
        <table:table-row table:style-name="ro1">
          <table:table-cell office:value-type="string" calcext:value-type="string">
            <text:p>13.12</text:p>
          </table:table-cell>
          <table:table-cell office:value-type="string" calcext:value-type="string">
            <text:p>Kabupaten Pasaman Barat</text:p>
          </table:table-cell>
          <table:table-cell table:formula="of:=&quot;{'&quot;&amp;[.$A$1]&amp;&quot;':'&quot;&amp;[.A290]&amp;&quot;','&quot;&amp;[.$B$1]&amp;&quot;':'&quot;&amp;[.B290]&amp;&quot;'},&quot;" office:value-type="string" office:string-value="{'kode_kota':'13.12','nama_kota':'Kabupaten Pasaman Barat'}," calcext:value-type="string">
            <text:p>{'kode_kota':'13.12','nama_kota':'Kabupaten Pasaman Barat'},</text:p>
          </table:table-cell>
          <table:table-cell/>
        </table:table-row>
        <table:table-row table:style-name="ro1">
          <table:table-cell office:value-type="string" calcext:value-type="string">
            <text:p>13.08</text:p>
          </table:table-cell>
          <table:table-cell office:value-type="string" calcext:value-type="string">
            <text:p>Kabupaten Pasaman</text:p>
          </table:table-cell>
          <table:table-cell table:formula="of:=&quot;{'&quot;&amp;[.$A$1]&amp;&quot;':'&quot;&amp;[.A291]&amp;&quot;','&quot;&amp;[.$B$1]&amp;&quot;':'&quot;&amp;[.B291]&amp;&quot;'},&quot;" office:value-type="string" office:string-value="{'kode_kota':'13.08','nama_kota':'Kabupaten Pasaman'}," calcext:value-type="string">
            <text:p>{'kode_kota':'13.08','nama_kota':'Kabupaten Pasaman'},</text:p>
          </table:table-cell>
          <table:table-cell/>
        </table:table-row>
        <table:table-row table:style-name="ro1">
          <table:table-cell office:value-type="string" calcext:value-type="string">
            <text:p>64.01</text:p>
          </table:table-cell>
          <table:table-cell office:value-type="string" calcext:value-type="string">
            <text:p>Kabupaten Paser</text:p>
          </table:table-cell>
          <table:table-cell table:formula="of:=&quot;{'&quot;&amp;[.$A$1]&amp;&quot;':'&quot;&amp;[.A292]&amp;&quot;','&quot;&amp;[.$B$1]&amp;&quot;':'&quot;&amp;[.B292]&amp;&quot;'},&quot;" office:value-type="string" office:string-value="{'kode_kota':'64.01','nama_kota':'Kabupaten Paser'}," calcext:value-type="string">
            <text:p>{'kode_kota':'64.01','nama_kota':'Kabupaten Paser'},</text:p>
          </table:table-cell>
          <table:table-cell/>
        </table:table-row>
        <table:table-row table:style-name="ro1">
          <table:table-cell office:value-type="string" calcext:value-type="string">
            <text:p>35.14</text:p>
          </table:table-cell>
          <table:table-cell office:value-type="string" calcext:value-type="string">
            <text:p>Kabupaten Pasuruan</text:p>
          </table:table-cell>
          <table:table-cell table:formula="of:=&quot;{'&quot;&amp;[.$A$1]&amp;&quot;':'&quot;&amp;[.A293]&amp;&quot;','&quot;&amp;[.$B$1]&amp;&quot;':'&quot;&amp;[.B293]&amp;&quot;'},&quot;" office:value-type="string" office:string-value="{'kode_kota':'35.14','nama_kota':'Kabupaten Pasuruan'}," calcext:value-type="string">
            <text:p>{'kode_kota':'35.14','nama_kota':'Kabupaten Pasuruan'},</text:p>
          </table:table-cell>
          <table:table-cell/>
        </table:table-row>
        <table:table-row table:style-name="ro1">
          <table:table-cell office:value-type="string" calcext:value-type="string">
            <text:p>33.18</text:p>
          </table:table-cell>
          <table:table-cell office:value-type="string" calcext:value-type="string">
            <text:p>Kabupaten Pati</text:p>
          </table:table-cell>
          <table:table-cell table:formula="of:=&quot;{'&quot;&amp;[.$A$1]&amp;&quot;':'&quot;&amp;[.A294]&amp;&quot;','&quot;&amp;[.$B$1]&amp;&quot;':'&quot;&amp;[.B294]&amp;&quot;'},&quot;" office:value-type="string" office:string-value="{'kode_kota':'33.18','nama_kota':'Kabupaten Pati'}," calcext:value-type="string">
            <text:p>{'kode_kota':'33.18','nama_kota':'Kabupaten Pati'},</text:p>
          </table:table-cell>
          <table:table-cell/>
        </table:table-row>
        <table:table-row table:style-name="ro1">
          <table:table-cell office:value-type="string" calcext:value-type="string">
            <text:p>92.12</text:p>
          </table:table-cell>
          <table:table-cell office:value-type="string" calcext:value-type="string">
            <text:p>Kabupaten Pegunungan Arfak</text:p>
          </table:table-cell>
          <table:table-cell table:formula="of:=&quot;{'&quot;&amp;[.$A$1]&amp;&quot;':'&quot;&amp;[.A295]&amp;&quot;','&quot;&amp;[.$B$1]&amp;&quot;':'&quot;&amp;[.B295]&amp;&quot;'},&quot;" office:value-type="string" office:string-value="{'kode_kota':'92.12','nama_kota':'Kabupaten Pegunungan Arfak'}," calcext:value-type="string">
            <text:p>{'kode_kota':'92.12','nama_kota':'Kabupaten Pegunungan Arfak'},</text:p>
          </table:table-cell>
          <table:table-cell/>
        </table:table-row>
        <table:table-row table:style-name="ro1">
          <table:table-cell office:value-type="string" calcext:value-type="string">
            <text:p>91.12</text:p>
          </table:table-cell>
          <table:table-cell office:value-type="string" calcext:value-type="string">
            <text:p>Kabupaten Pegunungan Bintang</text:p>
          </table:table-cell>
          <table:table-cell table:formula="of:=&quot;{'&quot;&amp;[.$A$1]&amp;&quot;':'&quot;&amp;[.A296]&amp;&quot;','&quot;&amp;[.$B$1]&amp;&quot;':'&quot;&amp;[.B296]&amp;&quot;'},&quot;" office:value-type="string" office:string-value="{'kode_kota':'91.12','nama_kota':'Kabupaten Pegunungan Bintang'}," calcext:value-type="string">
            <text:p>{'kode_kota':'91.12','nama_kota':'Kabupaten Pegunungan Bintang'},</text:p>
          </table:table-cell>
          <table:table-cell/>
        </table:table-row>
        <table:table-row table:style-name="ro1">
          <table:table-cell office:value-type="string" calcext:value-type="string">
            <text:p>33.26</text:p>
          </table:table-cell>
          <table:table-cell office:value-type="string" calcext:value-type="string">
            <text:p>Kabupaten Pekalongan</text:p>
          </table:table-cell>
          <table:table-cell table:formula="of:=&quot;{'&quot;&amp;[.$A$1]&amp;&quot;':'&quot;&amp;[.A297]&amp;&quot;','&quot;&amp;[.$B$1]&amp;&quot;':'&quot;&amp;[.B297]&amp;&quot;'},&quot;" office:value-type="string" office:string-value="{'kode_kota':'33.26','nama_kota':'Kabupaten Pekalongan'}," calcext:value-type="string">
            <text:p>{'kode_kota':'33.26','nama_kota':'Kabupaten Pekalongan'},</text:p>
          </table:table-cell>
          <table:table-cell/>
        </table:table-row>
        <table:table-row table:style-name="ro1">
          <table:table-cell office:value-type="string" calcext:value-type="string">
            <text:p>14.05</text:p>
          </table:table-cell>
          <table:table-cell office:value-type="string" calcext:value-type="string">
            <text:p>Kabupaten Pelalawan</text:p>
          </table:table-cell>
          <table:table-cell table:formula="of:=&quot;{'&quot;&amp;[.$A$1]&amp;&quot;':'&quot;&amp;[.A298]&amp;&quot;','&quot;&amp;[.$B$1]&amp;&quot;':'&quot;&amp;[.B298]&amp;&quot;'},&quot;" office:value-type="string" office:string-value="{'kode_kota':'14.05','nama_kota':'Kabupaten Pelalawan'}," calcext:value-type="string">
            <text:p>{'kode_kota':'14.05','nama_kota':'Kabupaten Pelalawan'},</text:p>
          </table:table-cell>
          <table:table-cell/>
        </table:table-row>
        <table:table-row table:style-name="ro1">
          <table:table-cell office:value-type="string" calcext:value-type="string">
            <text:p>33.27</text:p>
          </table:table-cell>
          <table:table-cell office:value-type="string" calcext:value-type="string">
            <text:p>Kabupaten Pemalang</text:p>
          </table:table-cell>
          <table:table-cell table:formula="of:=&quot;{'&quot;&amp;[.$A$1]&amp;&quot;':'&quot;&amp;[.A299]&amp;&quot;','&quot;&amp;[.$B$1]&amp;&quot;':'&quot;&amp;[.B299]&amp;&quot;'},&quot;" office:value-type="string" office:string-value="{'kode_kota':'33.27','nama_kota':'Kabupaten Pemalang'}," calcext:value-type="string">
            <text:p>{'kode_kota':'33.27','nama_kota':'Kabupaten Pemalang'},</text:p>
          </table:table-cell>
          <table:table-cell/>
        </table:table-row>
        <table:table-row table:style-name="ro1">
          <table:table-cell office:value-type="string" calcext:value-type="string">
            <text:p>64.09</text:p>
          </table:table-cell>
          <table:table-cell office:value-type="string" calcext:value-type="string">
            <text:p>Kabupaten Penajam Paser Utara</text:p>
          </table:table-cell>
          <table:table-cell table:formula="of:=&quot;{'&quot;&amp;[.$A$1]&amp;&quot;':'&quot;&amp;[.A300]&amp;&quot;','&quot;&amp;[.$B$1]&amp;&quot;':'&quot;&amp;[.B300]&amp;&quot;'},&quot;" office:value-type="string" office:string-value="{'kode_kota':'64.09','nama_kota':'Kabupaten Penajam Paser Utara'}," calcext:value-type="string">
            <text:p>{'kode_kota':'64.09','nama_kota':'Kabupaten Penajam Paser Utara'},</text:p>
          </table:table-cell>
          <table:table-cell/>
        </table:table-row>
        <table:table-row table:style-name="ro1">
          <table:table-cell office:value-type="string" calcext:value-type="string">
            <text:p>16.12</text:p>
          </table:table-cell>
          <table:table-cell office:value-type="string" calcext:value-type="string">
            <text:p>Kabupaten Penukal Abab Lematang Ilir</text:p>
          </table:table-cell>
          <table:table-cell table:formula="of:=&quot;{'&quot;&amp;[.$A$1]&amp;&quot;':'&quot;&amp;[.A301]&amp;&quot;','&quot;&amp;[.$B$1]&amp;&quot;':'&quot;&amp;[.B301]&amp;&quot;'},&quot;" office:value-type="string" office:string-value="{'kode_kota':'16.12','nama_kota':'Kabupaten Penukal Abab Lematang Ilir'}," calcext:value-type="string">
            <text:p>{'kode_kota':'16.12','nama_kota':'Kabupaten Penukal Abab Lematang Ilir'},</text:p>
          </table:table-cell>
          <table:table-cell/>
        </table:table-row>
        <table:table-row table:style-name="ro1">
          <table:table-cell office:value-type="string" calcext:value-type="string">
            <text:p>18.09</text:p>
          </table:table-cell>
          <table:table-cell office:value-type="string" calcext:value-type="string">
            <text:p>Kabupaten Pesawaran</text:p>
          </table:table-cell>
          <table:table-cell table:formula="of:=&quot;{'&quot;&amp;[.$A$1]&amp;&quot;':'&quot;&amp;[.A302]&amp;&quot;','&quot;&amp;[.$B$1]&amp;&quot;':'&quot;&amp;[.B302]&amp;&quot;'},&quot;" office:value-type="string" office:string-value="{'kode_kota':'18.09','nama_kota':'Kabupaten Pesawaran'}," calcext:value-type="string">
            <text:p>{'kode_kota':'18.09','nama_kota':'Kabupaten Pesawaran'},</text:p>
          </table:table-cell>
          <table:table-cell/>
        </table:table-row>
        <table:table-row table:style-name="ro1">
          <table:table-cell office:value-type="string" calcext:value-type="string">
            <text:p>18.13</text:p>
          </table:table-cell>
          <table:table-cell office:value-type="string" calcext:value-type="string">
            <text:p>Kabupaten Pesisir Barat</text:p>
          </table:table-cell>
          <table:table-cell table:formula="of:=&quot;{'&quot;&amp;[.$A$1]&amp;&quot;':'&quot;&amp;[.A303]&amp;&quot;','&quot;&amp;[.$B$1]&amp;&quot;':'&quot;&amp;[.B303]&amp;&quot;'},&quot;" office:value-type="string" office:string-value="{'kode_kota':'18.13','nama_kota':'Kabupaten Pesisir Barat'}," calcext:value-type="string">
            <text:p>{'kode_kota':'18.13','nama_kota':'Kabupaten Pesisir Barat'},</text:p>
          </table:table-cell>
          <table:table-cell/>
        </table:table-row>
        <table:table-row table:style-name="ro1">
          <table:table-cell office:value-type="string" calcext:value-type="string">
            <text:p>13.01</text:p>
          </table:table-cell>
          <table:table-cell office:value-type="string" calcext:value-type="string">
            <text:p>Kabupaten Pesisir Selatan</text:p>
          </table:table-cell>
          <table:table-cell table:formula="of:=&quot;{'&quot;&amp;[.$A$1]&amp;&quot;':'&quot;&amp;[.A304]&amp;&quot;','&quot;&amp;[.$B$1]&amp;&quot;':'&quot;&amp;[.B304]&amp;&quot;'},&quot;" office:value-type="string" office:string-value="{'kode_kota':'13.01','nama_kota':'Kabupaten Pesisir Selatan'}," calcext:value-type="string">
            <text:p>{'kode_kota':'13.01','nama_kota':'Kabupaten Pesisir Selatan'},</text:p>
          </table:table-cell>
          <table:table-cell/>
        </table:table-row>
        <table:table-row table:style-name="ro1">
          <table:table-cell office:value-type="string" calcext:value-type="string">
            <text:p>11.18</text:p>
          </table:table-cell>
          <table:table-cell office:value-type="string" calcext:value-type="string">
            <text:p>Kabupaten Pidie Jaya</text:p>
          </table:table-cell>
          <table:table-cell table:formula="of:=&quot;{'&quot;&amp;[.$A$1]&amp;&quot;':'&quot;&amp;[.A305]&amp;&quot;','&quot;&amp;[.$B$1]&amp;&quot;':'&quot;&amp;[.B305]&amp;&quot;'},&quot;" office:value-type="string" office:string-value="{'kode_kota':'11.18','nama_kota':'Kabupaten Pidie Jaya'}," calcext:value-type="string">
            <text:p>{'kode_kota':'11.18','nama_kota':'Kabupaten Pidie Jaya'},</text:p>
          </table:table-cell>
          <table:table-cell/>
        </table:table-row>
        <table:table-row table:style-name="ro1">
          <table:table-cell office:value-type="string" calcext:value-type="string">
            <text:p>11.07</text:p>
          </table:table-cell>
          <table:table-cell office:value-type="string" calcext:value-type="string">
            <text:p>Kabupaten Pidie</text:p>
          </table:table-cell>
          <table:table-cell table:formula="of:=&quot;{'&quot;&amp;[.$A$1]&amp;&quot;':'&quot;&amp;[.A306]&amp;&quot;','&quot;&amp;[.$B$1]&amp;&quot;':'&quot;&amp;[.B306]&amp;&quot;'},&quot;" office:value-type="string" office:string-value="{'kode_kota':'11.07','nama_kota':'Kabupaten Pidie'}," calcext:value-type="string">
            <text:p>{'kode_kota':'11.07','nama_kota':'Kabupaten Pidie'},</text:p>
          </table:table-cell>
          <table:table-cell/>
        </table:table-row>
        <table:table-row table:style-name="ro1">
          <table:table-cell office:value-type="string" calcext:value-type="string">
            <text:p>73.15</text:p>
          </table:table-cell>
          <table:table-cell office:value-type="string" calcext:value-type="string">
            <text:p>Kabupaten Pinrang</text:p>
          </table:table-cell>
          <table:table-cell table:formula="of:=&quot;{'&quot;&amp;[.$A$1]&amp;&quot;':'&quot;&amp;[.A307]&amp;&quot;','&quot;&amp;[.$B$1]&amp;&quot;':'&quot;&amp;[.B307]&amp;&quot;'},&quot;" office:value-type="string" office:string-value="{'kode_kota':'73.15','nama_kota':'Kabupaten Pinrang'}," calcext:value-type="string">
            <text:p>{'kode_kota':'73.15','nama_kota':'Kabupaten Pinrang'},</text:p>
          </table:table-cell>
          <table:table-cell/>
        </table:table-row>
        <table:table-row table:style-name="ro1">
          <table:table-cell office:value-type="string" calcext:value-type="string">
            <text:p>75.04</text:p>
          </table:table-cell>
          <table:table-cell office:value-type="string" calcext:value-type="string">
            <text:p>Kabupaten Pohuwato</text:p>
          </table:table-cell>
          <table:table-cell table:formula="of:=&quot;{'&quot;&amp;[.$A$1]&amp;&quot;':'&quot;&amp;[.A308]&amp;&quot;','&quot;&amp;[.$B$1]&amp;&quot;':'&quot;&amp;[.B308]&amp;&quot;'},&quot;" office:value-type="string" office:string-value="{'kode_kota':'75.04','nama_kota':'Kabupaten Pohuwato'}," calcext:value-type="string">
            <text:p>{'kode_kota':'75.04','nama_kota':'Kabupaten Pohuwato'},</text:p>
          </table:table-cell>
          <table:table-cell/>
        </table:table-row>
        <table:table-row table:style-name="ro1">
          <table:table-cell office:value-type="string" calcext:value-type="string">
            <text:p>76.04</text:p>
          </table:table-cell>
          <table:table-cell office:value-type="string" calcext:value-type="string">
            <text:p>Kabupaten Polewali Mandar</text:p>
          </table:table-cell>
          <table:table-cell table:formula="of:=&quot;{'&quot;&amp;[.$A$1]&amp;&quot;':'&quot;&amp;[.A309]&amp;&quot;','&quot;&amp;[.$B$1]&amp;&quot;':'&quot;&amp;[.B309]&amp;&quot;'},&quot;" office:value-type="string" office:string-value="{'kode_kota':'76.04','nama_kota':'Kabupaten Polewali Mandar'}," calcext:value-type="string">
            <text:p>{'kode_kota':'76.04','nama_kota':'Kabupaten Polewali Mandar'},</text:p>
          </table:table-cell>
          <table:table-cell/>
        </table:table-row>
        <table:table-row table:style-name="ro1">
          <table:table-cell office:value-type="string" calcext:value-type="string">
            <text:p>35.02</text:p>
          </table:table-cell>
          <table:table-cell office:value-type="string" calcext:value-type="string">
            <text:p>Kabupaten Ponorogo</text:p>
          </table:table-cell>
          <table:table-cell table:formula="of:=&quot;{'&quot;&amp;[.$A$1]&amp;&quot;':'&quot;&amp;[.A310]&amp;&quot;','&quot;&amp;[.$B$1]&amp;&quot;':'&quot;&amp;[.B310]&amp;&quot;'},&quot;" office:value-type="string" office:string-value="{'kode_kota':'35.02','nama_kota':'Kabupaten Ponorogo'}," calcext:value-type="string">
            <text:p>{'kode_kota':'35.02','nama_kota':'Kabupaten Ponorogo'},</text:p>
          </table:table-cell>
          <table:table-cell/>
        </table:table-row>
        <table:table-row table:style-name="ro1">
          <table:table-cell office:value-type="string" calcext:value-type="string">
            <text:p>61.02</text:p>
          </table:table-cell>
          <table:table-cell office:value-type="string" calcext:value-type="string">
            <text:p>Kabupaten Mempawah</text:p>
          </table:table-cell>
          <table:table-cell table:formula="of:=&quot;{'&quot;&amp;[.$A$1]&amp;&quot;':'&quot;&amp;[.A311]&amp;&quot;','&quot;&amp;[.$B$1]&amp;&quot;':'&quot;&amp;[.B311]&amp;&quot;'},&quot;" office:value-type="string" office:string-value="{'kode_kota':'61.02','nama_kota':'Kabupaten Mempawah'}," calcext:value-type="string">
            <text:p>{'kode_kota':'61.02','nama_kota':'Kabupaten Mempawah'},</text:p>
          </table:table-cell>
          <table:table-cell/>
        </table:table-row>
        <table:table-row table:style-name="ro1">
          <table:table-cell office:value-type="string" calcext:value-type="string">
            <text:p>72.02</text:p>
          </table:table-cell>
          <table:table-cell office:value-type="string" calcext:value-type="string">
            <text:p>Kabupaten Poso</text:p>
          </table:table-cell>
          <table:table-cell table:formula="of:=&quot;{'&quot;&amp;[.$A$1]&amp;&quot;':'&quot;&amp;[.A312]&amp;&quot;','&quot;&amp;[.$B$1]&amp;&quot;':'&quot;&amp;[.B312]&amp;&quot;'},&quot;" office:value-type="string" office:string-value="{'kode_kota':'72.02','nama_kota':'Kabupaten Poso'}," calcext:value-type="string">
            <text:p>{'kode_kota':'72.02','nama_kota':'Kabupaten Poso'},</text:p>
          </table:table-cell>
          <table:table-cell/>
        </table:table-row>
        <table:table-row table:style-name="ro1">
          <table:table-cell office:value-type="string" calcext:value-type="string">
            <text:p>18.10</text:p>
          </table:table-cell>
          <table:table-cell office:value-type="string" calcext:value-type="string">
            <text:p>Kabupaten Pringsewu</text:p>
          </table:table-cell>
          <table:table-cell table:formula="of:=&quot;{'&quot;&amp;[.$A$1]&amp;&quot;':'&quot;&amp;[.A313]&amp;&quot;','&quot;&amp;[.$B$1]&amp;&quot;':'&quot;&amp;[.B313]&amp;&quot;'},&quot;" office:value-type="string" office:string-value="{'kode_kota':'18.10','nama_kota':'Kabupaten Pringsewu'}," calcext:value-type="string">
            <text:p>{'kode_kota':'18.10','nama_kota':'Kabupaten Pringsewu'},</text:p>
          </table:table-cell>
          <table:table-cell/>
        </table:table-row>
        <table:table-row table:style-name="ro1">
          <table:table-cell office:value-type="string" calcext:value-type="string">
            <text:p>35.13</text:p>
          </table:table-cell>
          <table:table-cell office:value-type="string" calcext:value-type="string">
            <text:p>Kabupaten Probolinggo</text:p>
          </table:table-cell>
          <table:table-cell table:formula="of:=&quot;{'&quot;&amp;[.$A$1]&amp;&quot;':'&quot;&amp;[.A314]&amp;&quot;','&quot;&amp;[.$B$1]&amp;&quot;':'&quot;&amp;[.B314]&amp;&quot;'},&quot;" office:value-type="string" office:string-value="{'kode_kota':'35.13','nama_kota':'Kabupaten Probolinggo'}," calcext:value-type="string">
            <text:p>{'kode_kota':'35.13','nama_kota':'Kabupaten Probolinggo'},</text:p>
          </table:table-cell>
          <table:table-cell/>
        </table:table-row>
        <table:table-row table:style-name="ro1">
          <table:table-cell office:value-type="string" calcext:value-type="string">
            <text:p>62.11</text:p>
          </table:table-cell>
          <table:table-cell office:value-type="string" calcext:value-type="string">
            <text:p>Kabupaten Pulang Pisau</text:p>
          </table:table-cell>
          <table:table-cell table:formula="of:=&quot;{'&quot;&amp;[.$A$1]&amp;&quot;':'&quot;&amp;[.A315]&amp;&quot;','&quot;&amp;[.$B$1]&amp;&quot;':'&quot;&amp;[.B315]&amp;&quot;'},&quot;" office:value-type="string" office:string-value="{'kode_kota':'62.11','nama_kota':'Kabupaten Pulang Pisau'}," calcext:value-type="string">
            <text:p>{'kode_kota':'62.11','nama_kota':'Kabupaten Pulang Pisau'},</text:p>
          </table:table-cell>
          <table:table-cell/>
        </table:table-row>
        <table:table-row table:style-name="ro1">
          <table:table-cell office:value-type="string" calcext:value-type="string">
            <text:p>82.07</text:p>
          </table:table-cell>
          <table:table-cell office:value-type="string" calcext:value-type="string">
            <text:p>Kabupaten Pulau Morotai</text:p>
          </table:table-cell>
          <table:table-cell table:formula="of:=&quot;{'&quot;&amp;[.$A$1]&amp;&quot;':'&quot;&amp;[.A316]&amp;&quot;','&quot;&amp;[.$B$1]&amp;&quot;':'&quot;&amp;[.B316]&amp;&quot;'},&quot;" office:value-type="string" office:string-value="{'kode_kota':'82.07','nama_kota':'Kabupaten Pulau Morotai'}," calcext:value-type="string">
            <text:p>{'kode_kota':'82.07','nama_kota':'Kabupaten Pulau Morotai'},</text:p>
          </table:table-cell>
          <table:table-cell/>
        </table:table-row>
        <table:table-row table:style-name="ro1">
          <table:table-cell office:value-type="string" calcext:value-type="string">
            <text:p>82.08</text:p>
          </table:table-cell>
          <table:table-cell office:value-type="string" calcext:value-type="string">
            <text:p>Kabupaten Pulau Taliabu</text:p>
          </table:table-cell>
          <table:table-cell table:formula="of:=&quot;{'&quot;&amp;[.$A$1]&amp;&quot;':'&quot;&amp;[.A317]&amp;&quot;','&quot;&amp;[.$B$1]&amp;&quot;':'&quot;&amp;[.B317]&amp;&quot;'},&quot;" office:value-type="string" office:string-value="{'kode_kota':'82.08','nama_kota':'Kabupaten Pulau Taliabu'}," calcext:value-type="string">
            <text:p>{'kode_kota':'82.08','nama_kota':'Kabupaten Pulau Taliabu'},</text:p>
          </table:table-cell>
          <table:table-cell/>
        </table:table-row>
        <table:table-row table:style-name="ro1">
          <table:table-cell office:value-type="string" calcext:value-type="string">
            <text:p>91.07</text:p>
          </table:table-cell>
          <table:table-cell office:value-type="string" calcext:value-type="string">
            <text:p>Kabupaten Puncak Jaya</text:p>
          </table:table-cell>
          <table:table-cell table:formula="of:=&quot;{'&quot;&amp;[.$A$1]&amp;&quot;':'&quot;&amp;[.A318]&amp;&quot;','&quot;&amp;[.$B$1]&amp;&quot;':'&quot;&amp;[.B318]&amp;&quot;'},&quot;" office:value-type="string" office:string-value="{'kode_kota':'91.07','nama_kota':'Kabupaten Puncak Jaya'}," calcext:value-type="string">
            <text:p>{'kode_kota':'91.07','nama_kota':'Kabupaten Puncak Jaya'},</text:p>
          </table:table-cell>
          <table:table-cell/>
        </table:table-row>
        <table:table-row table:style-name="ro1">
          <table:table-cell office:value-type="string" calcext:value-type="string">
            <text:p>91.25</text:p>
          </table:table-cell>
          <table:table-cell office:value-type="string" calcext:value-type="string">
            <text:p>Kabupaten Puncak</text:p>
          </table:table-cell>
          <table:table-cell table:formula="of:=&quot;{'&quot;&amp;[.$A$1]&amp;&quot;':'&quot;&amp;[.A319]&amp;&quot;','&quot;&amp;[.$B$1]&amp;&quot;':'&quot;&amp;[.B319]&amp;&quot;'},&quot;" office:value-type="string" office:string-value="{'kode_kota':'91.25','nama_kota':'Kabupaten Puncak'}," calcext:value-type="string">
            <text:p>{'kode_kota':'91.25','nama_kota':'Kabupaten Puncak'},</text:p>
          </table:table-cell>
          <table:table-cell/>
        </table:table-row>
        <table:table-row table:style-name="ro1">
          <table:table-cell office:value-type="string" calcext:value-type="string">
            <text:p>33.03</text:p>
          </table:table-cell>
          <table:table-cell office:value-type="string" calcext:value-type="string">
            <text:p>Kabupaten Purbalingga</text:p>
          </table:table-cell>
          <table:table-cell table:formula="of:=&quot;{'&quot;&amp;[.$A$1]&amp;&quot;':'&quot;&amp;[.A320]&amp;&quot;','&quot;&amp;[.$B$1]&amp;&quot;':'&quot;&amp;[.B320]&amp;&quot;'},&quot;" office:value-type="string" office:string-value="{'kode_kota':'33.03','nama_kota':'Kabupaten Purbalingga'}," calcext:value-type="string">
            <text:p>{'kode_kota':'33.03','nama_kota':'Kabupaten Purbalingga'},</text:p>
          </table:table-cell>
          <table:table-cell/>
        </table:table-row>
        <table:table-row table:style-name="ro1">
          <table:table-cell office:value-type="string" calcext:value-type="string">
            <text:p>32.14</text:p>
          </table:table-cell>
          <table:table-cell office:value-type="string" calcext:value-type="string">
            <text:p>Kabupaten Purwakarta</text:p>
          </table:table-cell>
          <table:table-cell table:formula="of:=&quot;{'&quot;&amp;[.$A$1]&amp;&quot;':'&quot;&amp;[.A321]&amp;&quot;','&quot;&amp;[.$B$1]&amp;&quot;':'&quot;&amp;[.B321]&amp;&quot;'},&quot;" office:value-type="string" office:string-value="{'kode_kota':'32.14','nama_kota':'Kabupaten Purwakarta'}," calcext:value-type="string">
            <text:p>{'kode_kota':'32.14','nama_kota':'Kabupaten Purwakarta'},</text:p>
          </table:table-cell>
          <table:table-cell/>
        </table:table-row>
        <table:table-row table:style-name="ro1">
          <table:table-cell office:value-type="string" calcext:value-type="string">
            <text:p>33.06</text:p>
          </table:table-cell>
          <table:table-cell office:value-type="string" calcext:value-type="string">
            <text:p>Kabupaten Purworejo</text:p>
          </table:table-cell>
          <table:table-cell table:formula="of:=&quot;{'&quot;&amp;[.$A$1]&amp;&quot;':'&quot;&amp;[.A322]&amp;&quot;','&quot;&amp;[.$B$1]&amp;&quot;':'&quot;&amp;[.B322]&amp;&quot;'},&quot;" office:value-type="string" office:string-value="{'kode_kota':'33.06','nama_kota':'Kabupaten Purworejo'}," calcext:value-type="string">
            <text:p>{'kode_kota':'33.06','nama_kota':'Kabupaten Purworejo'},</text:p>
          </table:table-cell>
          <table:table-cell/>
        </table:table-row>
        <table:table-row table:style-name="ro1">
          <table:table-cell office:value-type="string" calcext:value-type="string">
            <text:p>92.05</text:p>
          </table:table-cell>
          <table:table-cell office:value-type="string" calcext:value-type="string">
            <text:p>Kabupaten Raja Ampat</text:p>
          </table:table-cell>
          <table:table-cell table:formula="of:=&quot;{'&quot;&amp;[.$A$1]&amp;&quot;':'&quot;&amp;[.A323]&amp;&quot;','&quot;&amp;[.$B$1]&amp;&quot;':'&quot;&amp;[.B323]&amp;&quot;'},&quot;" office:value-type="string" office:string-value="{'kode_kota':'92.05','nama_kota':'Kabupaten Raja Ampat'}," calcext:value-type="string">
            <text:p>{'kode_kota':'92.05','nama_kota':'Kabupaten Raja Ampat'},</text:p>
          </table:table-cell>
          <table:table-cell/>
        </table:table-row>
        <table:table-row table:style-name="ro1">
          <table:table-cell office:value-type="string" calcext:value-type="string">
            <text:p>17.02</text:p>
          </table:table-cell>
          <table:table-cell office:value-type="string" calcext:value-type="string">
            <text:p>Kabupaten Rejang Lebong</text:p>
          </table:table-cell>
          <table:table-cell table:formula="of:=&quot;{'&quot;&amp;[.$A$1]&amp;&quot;':'&quot;&amp;[.A324]&amp;&quot;','&quot;&amp;[.$B$1]&amp;&quot;':'&quot;&amp;[.B324]&amp;&quot;'},&quot;" office:value-type="string" office:string-value="{'kode_kota':'17.02','nama_kota':'Kabupaten Rejang Lebong'}," calcext:value-type="string">
            <text:p>{'kode_kota':'17.02','nama_kota':'Kabupaten Rejang Lebong'},</text:p>
          </table:table-cell>
          <table:table-cell/>
        </table:table-row>
        <table:table-row table:style-name="ro1">
          <table:table-cell office:value-type="string" calcext:value-type="string">
            <text:p>33.17</text:p>
          </table:table-cell>
          <table:table-cell office:value-type="string" calcext:value-type="string">
            <text:p>Kabupaten Rembang</text:p>
          </table:table-cell>
          <table:table-cell table:formula="of:=&quot;{'&quot;&amp;[.$A$1]&amp;&quot;':'&quot;&amp;[.A325]&amp;&quot;','&quot;&amp;[.$B$1]&amp;&quot;':'&quot;&amp;[.B325]&amp;&quot;'},&quot;" office:value-type="string" office:string-value="{'kode_kota':'33.17','nama_kota':'Kabupaten Rembang'}," calcext:value-type="string">
            <text:p>{'kode_kota':'33.17','nama_kota':'Kabupaten Rembang'},</text:p>
          </table:table-cell>
          <table:table-cell/>
        </table:table-row>
        <table:table-row table:style-name="ro1">
          <table:table-cell office:value-type="string" calcext:value-type="string">
            <text:p>14.07</text:p>
          </table:table-cell>
          <table:table-cell office:value-type="string" calcext:value-type="string">
            <text:p>Kabupaten Rokan Hilir</text:p>
          </table:table-cell>
          <table:table-cell table:formula="of:=&quot;{'&quot;&amp;[.$A$1]&amp;&quot;':'&quot;&amp;[.A326]&amp;&quot;','&quot;&amp;[.$B$1]&amp;&quot;':'&quot;&amp;[.B326]&amp;&quot;'},&quot;" office:value-type="string" office:string-value="{'kode_kota':'14.07','nama_kota':'Kabupaten Rokan Hilir'}," calcext:value-type="string">
            <text:p>{'kode_kota':'14.07','nama_kota':'Kabupaten Rokan Hilir'},</text:p>
          </table:table-cell>
          <table:table-cell/>
        </table:table-row>
        <table:table-row table:style-name="ro1">
          <table:table-cell office:value-type="string" calcext:value-type="string">
            <text:p>14.06</text:p>
          </table:table-cell>
          <table:table-cell office:value-type="string" calcext:value-type="string">
            <text:p>Kabupaten Rokan Hulu</text:p>
          </table:table-cell>
          <table:table-cell table:formula="of:=&quot;{'&quot;&amp;[.$A$1]&amp;&quot;':'&quot;&amp;[.A327]&amp;&quot;','&quot;&amp;[.$B$1]&amp;&quot;':'&quot;&amp;[.B327]&amp;&quot;'},&quot;" office:value-type="string" office:string-value="{'kode_kota':'14.06','nama_kota':'Kabupaten Rokan Hulu'}," calcext:value-type="string">
            <text:p>{'kode_kota':'14.06','nama_kota':'Kabupaten Rokan Hulu'},</text:p>
          </table:table-cell>
          <table:table-cell/>
        </table:table-row>
        <table:table-row table:style-name="ro1">
          <table:table-cell office:value-type="string" calcext:value-type="string">
            <text:p>53.14</text:p>
          </table:table-cell>
          <table:table-cell office:value-type="string" calcext:value-type="string">
            <text:p>Kabupaten Rote Ndao</text:p>
          </table:table-cell>
          <table:table-cell table:formula="of:=&quot;{'&quot;&amp;[.$A$1]&amp;&quot;':'&quot;&amp;[.A328]&amp;&quot;','&quot;&amp;[.$B$1]&amp;&quot;':'&quot;&amp;[.B328]&amp;&quot;'},&quot;" office:value-type="string" office:string-value="{'kode_kota':'53.14','nama_kota':'Kabupaten Rote Ndao'}," calcext:value-type="string">
            <text:p>{'kode_kota':'53.14','nama_kota':'Kabupaten Rote Ndao'},</text:p>
          </table:table-cell>
          <table:table-cell/>
        </table:table-row>
        <table:table-row table:style-name="ro1">
          <table:table-cell office:value-type="string" calcext:value-type="string">
            <text:p>53.20</text:p>
          </table:table-cell>
          <table:table-cell office:value-type="string" calcext:value-type="string">
            <text:p>Kabupaten Sabu Raijua</text:p>
          </table:table-cell>
          <table:table-cell table:formula="of:=&quot;{'&quot;&amp;[.$A$1]&amp;&quot;':'&quot;&amp;[.A329]&amp;&quot;','&quot;&amp;[.$B$1]&amp;&quot;':'&quot;&amp;[.B329]&amp;&quot;'},&quot;" office:value-type="string" office:string-value="{'kode_kota':'53.20','nama_kota':'Kabupaten Sabu Raijua'}," calcext:value-type="string">
            <text:p>{'kode_kota':'53.20','nama_kota':'Kabupaten Sabu Raijua'},</text:p>
          </table:table-cell>
          <table:table-cell/>
        </table:table-row>
        <table:table-row table:style-name="ro1">
          <table:table-cell office:value-type="string" calcext:value-type="string">
            <text:p>61.01</text:p>
          </table:table-cell>
          <table:table-cell office:value-type="string" calcext:value-type="string">
            <text:p>Kabupaten Sambas</text:p>
          </table:table-cell>
          <table:table-cell table:formula="of:=&quot;{'&quot;&amp;[.$A$1]&amp;&quot;':'&quot;&amp;[.A330]&amp;&quot;','&quot;&amp;[.$B$1]&amp;&quot;':'&quot;&amp;[.B330]&amp;&quot;'},&quot;" office:value-type="string" office:string-value="{'kode_kota':'61.01','nama_kota':'Kabupaten Sambas'}," calcext:value-type="string">
            <text:p>{'kode_kota':'61.01','nama_kota':'Kabupaten Sambas'},</text:p>
          </table:table-cell>
          <table:table-cell/>
        </table:table-row>
        <table:table-row table:style-name="ro1">
          <table:table-cell office:value-type="string" calcext:value-type="string">
            <text:p>12.17</text:p>
          </table:table-cell>
          <table:table-cell office:value-type="string" calcext:value-type="string">
            <text:p>Kabupaten Samosir</text:p>
          </table:table-cell>
          <table:table-cell table:formula="of:=&quot;{'&quot;&amp;[.$A$1]&amp;&quot;':'&quot;&amp;[.A331]&amp;&quot;','&quot;&amp;[.$B$1]&amp;&quot;':'&quot;&amp;[.B331]&amp;&quot;'},&quot;" office:value-type="string" office:string-value="{'kode_kota':'12.17','nama_kota':'Kabupaten Samosir'}," calcext:value-type="string">
            <text:p>{'kode_kota':'12.17','nama_kota':'Kabupaten Samosir'},</text:p>
          </table:table-cell>
          <table:table-cell/>
        </table:table-row>
        <table:table-row table:style-name="ro1">
          <table:table-cell office:value-type="string" calcext:value-type="string">
            <text:p>35.27</text:p>
          </table:table-cell>
          <table:table-cell office:value-type="string" calcext:value-type="string">
            <text:p>Kabupaten Sampang</text:p>
          </table:table-cell>
          <table:table-cell table:formula="of:=&quot;{'&quot;&amp;[.$A$1]&amp;&quot;':'&quot;&amp;[.A332]&amp;&quot;','&quot;&amp;[.$B$1]&amp;&quot;':'&quot;&amp;[.B332]&amp;&quot;'},&quot;" office:value-type="string" office:string-value="{'kode_kota':'35.27','nama_kota':'Kabupaten Sampang'}," calcext:value-type="string">
            <text:p>{'kode_kota':'35.27','nama_kota':'Kabupaten Sampang'},</text:p>
          </table:table-cell>
          <table:table-cell/>
        </table:table-row>
        <table:table-row table:style-name="ro1">
          <table:table-cell office:value-type="string" calcext:value-type="string">
            <text:p>61.03</text:p>
          </table:table-cell>
          <table:table-cell office:value-type="string" calcext:value-type="string">
            <text:p>Kabupaten Sanggau</text:p>
          </table:table-cell>
          <table:table-cell table:formula="of:=&quot;{'&quot;&amp;[.$A$1]&amp;&quot;':'&quot;&amp;[.A333]&amp;&quot;','&quot;&amp;[.$B$1]&amp;&quot;':'&quot;&amp;[.B333]&amp;&quot;'},&quot;" office:value-type="string" office:string-value="{'kode_kota':'61.03','nama_kota':'Kabupaten Sanggau'}," calcext:value-type="string">
            <text:p>{'kode_kota':'61.03','nama_kota':'Kabupaten Sanggau'},</text:p>
          </table:table-cell>
          <table:table-cell/>
        </table:table-row>
        <table:table-row table:style-name="ro1">
          <table:table-cell office:value-type="string" calcext:value-type="string">
            <text:p>91.10</text:p>
          </table:table-cell>
          <table:table-cell office:value-type="string" calcext:value-type="string">
            <text:p>Kabupaten Sarmi</text:p>
          </table:table-cell>
          <table:table-cell table:formula="of:=&quot;{'&quot;&amp;[.$A$1]&amp;&quot;':'&quot;&amp;[.A334]&amp;&quot;','&quot;&amp;[.$B$1]&amp;&quot;':'&quot;&amp;[.B334]&amp;&quot;'},&quot;" office:value-type="string" office:string-value="{'kode_kota':'91.10','nama_kota':'Kabupaten Sarmi'}," calcext:value-type="string">
            <text:p>{'kode_kota':'91.10','nama_kota':'Kabupaten Sarmi'},</text:p>
          </table:table-cell>
          <table:table-cell/>
        </table:table-row>
        <table:table-row table:style-name="ro1">
          <table:table-cell office:value-type="string" calcext:value-type="string">
            <text:p>15.03</text:p>
          </table:table-cell>
          <table:table-cell office:value-type="string" calcext:value-type="string">
            <text:p>Kabupaten Sarolangun</text:p>
          </table:table-cell>
          <table:table-cell table:formula="of:=&quot;{'&quot;&amp;[.$A$1]&amp;&quot;':'&quot;&amp;[.A335]&amp;&quot;','&quot;&amp;[.$B$1]&amp;&quot;':'&quot;&amp;[.B335]&amp;&quot;'},&quot;" office:value-type="string" office:string-value="{'kode_kota':'15.03','nama_kota':'Kabupaten Sarolangun'}," calcext:value-type="string">
            <text:p>{'kode_kota':'15.03','nama_kota':'Kabupaten Sarolangun'},</text:p>
          </table:table-cell>
          <table:table-cell/>
        </table:table-row>
        <table:table-row table:style-name="ro1">
          <table:table-cell office:value-type="string" calcext:value-type="string">
            <text:p>61.09</text:p>
          </table:table-cell>
          <table:table-cell office:value-type="string" calcext:value-type="string">
            <text:p>Kabupaten Sekadau</text:p>
          </table:table-cell>
          <table:table-cell table:formula="of:=&quot;{'&quot;&amp;[.$A$1]&amp;&quot;':'&quot;&amp;[.A336]&amp;&quot;','&quot;&amp;[.$B$1]&amp;&quot;':'&quot;&amp;[.B336]&amp;&quot;'},&quot;" office:value-type="string" office:string-value="{'kode_kota':'61.09','nama_kota':'Kabupaten Sekadau'}," calcext:value-type="string">
            <text:p>{'kode_kota':'61.09','nama_kota':'Kabupaten Sekadau'},</text:p>
          </table:table-cell>
          <table:table-cell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Kabupaten Seluma</text:p>
          </table:table-cell>
          <table:table-cell table:formula="of:=&quot;{'&quot;&amp;[.$A$1]&amp;&quot;':'&quot;&amp;[.A337]&amp;&quot;','&quot;&amp;[.$B$1]&amp;&quot;':'&quot;&amp;[.B337]&amp;&quot;'},&quot;" office:value-type="string" office:string-value="{'kode_kota':'17.05','nama_kota':'Kabupaten Seluma'}," calcext:value-type="string">
            <text:p>{'kode_kota':'17.05','nama_kota':'Kabupaten Seluma'},</text:p>
          </table:table-cell>
          <table:table-cell/>
        </table:table-row>
        <table:table-row table:style-name="ro1">
          <table:table-cell office:value-type="string" calcext:value-type="string">
            <text:p>33.22</text:p>
          </table:table-cell>
          <table:table-cell office:value-type="string" calcext:value-type="string">
            <text:p>Kabupaten Semarang</text:p>
          </table:table-cell>
          <table:table-cell table:formula="of:=&quot;{'&quot;&amp;[.$A$1]&amp;&quot;':'&quot;&amp;[.A338]&amp;&quot;','&quot;&amp;[.$B$1]&amp;&quot;':'&quot;&amp;[.B338]&amp;&quot;'},&quot;" office:value-type="string" office:string-value="{'kode_kota':'33.22','nama_kota':'Kabupaten Semarang'}," calcext:value-type="string">
            <text:p>{'kode_kota':'33.22','nama_kota':'Kabupaten Semarang'},</text:p>
          </table:table-cell>
          <table:table-cell/>
        </table:table-row>
        <table:table-row table:style-name="ro1">
          <table:table-cell office:value-type="string" calcext:value-type="string">
            <text:p>81.06</text:p>
          </table:table-cell>
          <table:table-cell office:value-type="string" calcext:value-type="string">
            <text:p>Kabupaten Seram Bagian Barat</text:p>
          </table:table-cell>
          <table:table-cell table:formula="of:=&quot;{'&quot;&amp;[.$A$1]&amp;&quot;':'&quot;&amp;[.A339]&amp;&quot;','&quot;&amp;[.$B$1]&amp;&quot;':'&quot;&amp;[.B339]&amp;&quot;'},&quot;" office:value-type="string" office:string-value="{'kode_kota':'81.06','nama_kota':'Kabupaten Seram Bagian Barat'}," calcext:value-type="string">
            <text:p>{'kode_kota':'81.06','nama_kota':'Kabupaten Seram Bagian Barat'},</text:p>
          </table:table-cell>
          <table:table-cell/>
        </table:table-row>
        <table:table-row table:style-name="ro1">
          <table:table-cell office:value-type="string" calcext:value-type="string">
            <text:p>81.05</text:p>
          </table:table-cell>
          <table:table-cell office:value-type="string" calcext:value-type="string">
            <text:p>Kabupaten Seram Bagian Timur</text:p>
          </table:table-cell>
          <table:table-cell table:formula="of:=&quot;{'&quot;&amp;[.$A$1]&amp;&quot;':'&quot;&amp;[.A340]&amp;&quot;','&quot;&amp;[.$B$1]&amp;&quot;':'&quot;&amp;[.B340]&amp;&quot;'},&quot;" office:value-type="string" office:string-value="{'kode_kota':'81.05','nama_kota':'Kabupaten Seram Bagian Timur'}," calcext:value-type="string">
            <text:p>{'kode_kota':'81.05','nama_kota':'Kabupaten Seram Bagian Timur'},</text:p>
          </table:table-cell>
          <table:table-cell/>
        </table:table-row>
        <table:table-row table:style-name="ro1">
          <table:table-cell office:value-type="string" calcext:value-type="string">
            <text:p>36.04</text:p>
          </table:table-cell>
          <table:table-cell office:value-type="string" calcext:value-type="string">
            <text:p>Kabupaten Serang</text:p>
          </table:table-cell>
          <table:table-cell table:formula="of:=&quot;{'&quot;&amp;[.$A$1]&amp;&quot;':'&quot;&amp;[.A341]&amp;&quot;','&quot;&amp;[.$B$1]&amp;&quot;':'&quot;&amp;[.B341]&amp;&quot;'},&quot;" office:value-type="string" office:string-value="{'kode_kota':'36.04','nama_kota':'Kabupaten Serang'}," calcext:value-type="string">
            <text:p>{'kode_kota':'36.04','nama_kota':'Kabupaten Serang'},</text:p>
          </table:table-cell>
          <table:table-cell/>
        </table:table-row>
        <table:table-row table:style-name="ro1">
          <table:table-cell office:value-type="string" calcext:value-type="string">
            <text:p>12.18</text:p>
          </table:table-cell>
          <table:table-cell office:value-type="string" calcext:value-type="string">
            <text:p>Kabupaten Serdang Bedagai</text:p>
          </table:table-cell>
          <table:table-cell table:formula="of:=&quot;{'&quot;&amp;[.$A$1]&amp;&quot;':'&quot;&amp;[.A342]&amp;&quot;','&quot;&amp;[.$B$1]&amp;&quot;':'&quot;&amp;[.B342]&amp;&quot;'},&quot;" office:value-type="string" office:string-value="{'kode_kota':'12.18','nama_kota':'Kabupaten Serdang Bedagai'}," calcext:value-type="string">
            <text:p>{'kode_kota':'12.18','nama_kota':'Kabupaten Serdang Bedagai'},</text:p>
          </table:table-cell>
          <table:table-cell/>
        </table:table-row>
        <table:table-row table:style-name="ro1">
          <table:table-cell office:value-type="string" calcext:value-type="string">
            <text:p>62.07</text:p>
          </table:table-cell>
          <table:table-cell office:value-type="string" calcext:value-type="string">
            <text:p>Kabupaten Seruyan</text:p>
          </table:table-cell>
          <table:table-cell table:formula="of:=&quot;{'&quot;&amp;[.$A$1]&amp;&quot;':'&quot;&amp;[.A343]&amp;&quot;','&quot;&amp;[.$B$1]&amp;&quot;':'&quot;&amp;[.B343]&amp;&quot;'},&quot;" office:value-type="string" office:string-value="{'kode_kota':'62.07','nama_kota':'Kabupaten Seruyan'}," calcext:value-type="string">
            <text:p>{'kode_kota':'62.07','nama_kota':'Kabupaten Seruyan'},</text:p>
          </table:table-cell>
          <table:table-cell/>
        </table:table-row>
        <table:table-row table:style-name="ro1">
          <table:table-cell office:value-type="string" calcext:value-type="string">
            <text:p>14.08</text:p>
          </table:table-cell>
          <table:table-cell office:value-type="string" calcext:value-type="string">
            <text:p>Kabupaten Siak</text:p>
          </table:table-cell>
          <table:table-cell table:formula="of:=&quot;{'&quot;&amp;[.$A$1]&amp;&quot;':'&quot;&amp;[.A344]&amp;&quot;','&quot;&amp;[.$B$1]&amp;&quot;':'&quot;&amp;[.B344]&amp;&quot;'},&quot;" office:value-type="string" office:string-value="{'kode_kota':'14.08','nama_kota':'Kabupaten Siak'}," calcext:value-type="string">
            <text:p>{'kode_kota':'14.08','nama_kota':'Kabupaten Siak'},</text:p>
          </table:table-cell>
          <table:table-cell/>
        </table:table-row>
        <table:table-row table:style-name="ro1">
          <table:table-cell office:value-type="string" calcext:value-type="string">
            <text:p>73.14</text:p>
          </table:table-cell>
          <table:table-cell office:value-type="string" calcext:value-type="string">
            <text:p>Kabupaten Sidenreng Rappang</text:p>
          </table:table-cell>
          <table:table-cell table:formula="of:=&quot;{'&quot;&amp;[.$A$1]&amp;&quot;':'&quot;&amp;[.A345]&amp;&quot;','&quot;&amp;[.$B$1]&amp;&quot;':'&quot;&amp;[.B345]&amp;&quot;'},&quot;" office:value-type="string" office:string-value="{'kode_kota':'73.14','nama_kota':'Kabupaten Sidenreng Rappang'}," calcext:value-type="string">
            <text:p>{'kode_kota':'73.14','nama_kota':'Kabupaten Sidenreng Rappang'},</text:p>
          </table:table-cell>
          <table:table-cell/>
        </table:table-row>
        <table:table-row table:style-name="ro1">
          <table:table-cell office:value-type="string" calcext:value-type="string">
            <text:p>35.15</text:p>
          </table:table-cell>
          <table:table-cell office:value-type="string" calcext:value-type="string">
            <text:p>Kabupaten Sidoarjo</text:p>
          </table:table-cell>
          <table:table-cell table:formula="of:=&quot;{'&quot;&amp;[.$A$1]&amp;&quot;':'&quot;&amp;[.A346]&amp;&quot;','&quot;&amp;[.$B$1]&amp;&quot;':'&quot;&amp;[.B346]&amp;&quot;'},&quot;" office:value-type="string" office:string-value="{'kode_kota':'35.15','nama_kota':'Kabupaten Sidoarjo'}," calcext:value-type="string">
            <text:p>{'kode_kota':'35.15','nama_kota':'Kabupaten Sidoarjo'},</text:p>
          </table:table-cell>
          <table:table-cell/>
        </table:table-row>
        <table:table-row table:style-name="ro1">
          <table:table-cell office:value-type="string" calcext:value-type="string">
            <text:p>72.10</text:p>
          </table:table-cell>
          <table:table-cell office:value-type="string" calcext:value-type="string">
            <text:p>Kabupaten Sigi</text:p>
          </table:table-cell>
          <table:table-cell table:formula="of:=&quot;{'&quot;&amp;[.$A$1]&amp;&quot;':'&quot;&amp;[.A347]&amp;&quot;','&quot;&amp;[.$B$1]&amp;&quot;':'&quot;&amp;[.B347]&amp;&quot;'},&quot;" office:value-type="string" office:string-value="{'kode_kota':'72.10','nama_kota':'Kabupaten Sigi'}," calcext:value-type="string">
            <text:p>{'kode_kota':'72.10','nama_kota':'Kabupaten Sigi'},</text:p>
          </table:table-cell>
          <table:table-cell/>
        </table:table-row>
        <table:table-row table:style-name="ro1">
          <table:table-cell office:value-type="string" calcext:value-type="string">
            <text:p>13.03</text:p>
          </table:table-cell>
          <table:table-cell office:value-type="string" calcext:value-type="string">
            <text:p>Kabupaten Sijunjung</text:p>
          </table:table-cell>
          <table:table-cell table:formula="of:=&quot;{'&quot;&amp;[.$A$1]&amp;&quot;':'&quot;&amp;[.A348]&amp;&quot;','&quot;&amp;[.$B$1]&amp;&quot;':'&quot;&amp;[.B348]&amp;&quot;'},&quot;" office:value-type="string" office:string-value="{'kode_kota':'13.03','nama_kota':'Kabupaten Sijunjung'}," calcext:value-type="string">
            <text:p>{'kode_kota':'13.03','nama_kota':'Kabupaten Sijunjung'},</text:p>
          </table:table-cell>
          <table:table-cell/>
        </table:table-row>
        <table:table-row table:style-name="ro1">
          <table:table-cell office:value-type="string" calcext:value-type="string">
            <text:p>53.07</text:p>
          </table:table-cell>
          <table:table-cell office:value-type="string" calcext:value-type="string">
            <text:p>Kabupaten Sikka</text:p>
          </table:table-cell>
          <table:table-cell table:formula="of:=&quot;{'&quot;&amp;[.$A$1]&amp;&quot;':'&quot;&amp;[.A349]&amp;&quot;','&quot;&amp;[.$B$1]&amp;&quot;':'&quot;&amp;[.B349]&amp;&quot;'},&quot;" office:value-type="string" office:string-value="{'kode_kota':'53.07','nama_kota':'Kabupaten Sikka'}," calcext:value-type="string">
            <text:p>{'kode_kota':'53.07','nama_kota':'Kabupaten Sikka'},</text:p>
          </table:table-cell>
          <table:table-cell/>
        </table:table-row>
        <table:table-row table:style-name="ro1">
          <table:table-cell office:value-type="string" calcext:value-type="string">
            <text:p>12.08</text:p>
          </table:table-cell>
          <table:table-cell office:value-type="string" calcext:value-type="string">
            <text:p>Kabupaten Simalungun</text:p>
          </table:table-cell>
          <table:table-cell table:formula="of:=&quot;{'&quot;&amp;[.$A$1]&amp;&quot;':'&quot;&amp;[.A350]&amp;&quot;','&quot;&amp;[.$B$1]&amp;&quot;':'&quot;&amp;[.B350]&amp;&quot;'},&quot;" office:value-type="string" office:string-value="{'kode_kota':'12.08','nama_kota':'Kabupaten Simalungun'}," calcext:value-type="string">
            <text:p>{'kode_kota':'12.08','nama_kota':'Kabupaten Simalungun'},</text:p>
          </table:table-cell>
          <table:table-cell/>
        </table:table-row>
        <table:table-row table:style-name="ro1">
          <table:table-cell office:value-type="string" calcext:value-type="string">
            <text:p>11.09</text:p>
          </table:table-cell>
          <table:table-cell office:value-type="string" calcext:value-type="string">
            <text:p>Kabupaten Simeulue</text:p>
          </table:table-cell>
          <table:table-cell table:formula="of:=&quot;{'&quot;&amp;[.$A$1]&amp;&quot;':'&quot;&amp;[.A351]&amp;&quot;','&quot;&amp;[.$B$1]&amp;&quot;':'&quot;&amp;[.B351]&amp;&quot;'},&quot;" office:value-type="string" office:string-value="{'kode_kota':'11.09','nama_kota':'Kabupaten Simeulue'}," calcext:value-type="string">
            <text:p>{'kode_kota':'11.09','nama_kota':'Kabupaten Simeulue'},</text:p>
          </table:table-cell>
          <table:table-cell/>
        </table:table-row>
        <table:table-row table:style-name="ro1">
          <table:table-cell office:value-type="string" calcext:value-type="string">
            <text:p>73.07</text:p>
          </table:table-cell>
          <table:table-cell office:value-type="string" calcext:value-type="string">
            <text:p>Kabupaten Sinjai</text:p>
          </table:table-cell>
          <table:table-cell table:formula="of:=&quot;{'&quot;&amp;[.$A$1]&amp;&quot;':'&quot;&amp;[.A352]&amp;&quot;','&quot;&amp;[.$B$1]&amp;&quot;':'&quot;&amp;[.B352]&amp;&quot;'},&quot;" office:value-type="string" office:string-value="{'kode_kota':'73.07','nama_kota':'Kabupaten Sinjai'}," calcext:value-type="string">
            <text:p>{'kode_kota':'73.07','nama_kota':'Kabupaten Sinjai'},</text:p>
          </table:table-cell>
          <table:table-cell/>
        </table:table-row>
        <table:table-row table:style-name="ro1">
          <table:table-cell office:value-type="string" calcext:value-type="string">
            <text:p>61.05</text:p>
          </table:table-cell>
          <table:table-cell office:value-type="string" calcext:value-type="string">
            <text:p>Kabupaten Sintang</text:p>
          </table:table-cell>
          <table:table-cell table:formula="of:=&quot;{'&quot;&amp;[.$A$1]&amp;&quot;':'&quot;&amp;[.A353]&amp;&quot;','&quot;&amp;[.$B$1]&amp;&quot;':'&quot;&amp;[.B353]&amp;&quot;'},&quot;" office:value-type="string" office:string-value="{'kode_kota':'61.05','nama_kota':'Kabupaten Sintang'}," calcext:value-type="string">
            <text:p>{'kode_kota':'61.05','nama_kota':'Kabupaten Sintang'},</text:p>
          </table:table-cell>
          <table:table-cell/>
        </table:table-row>
        <table:table-row table:style-name="ro1">
          <table:table-cell office:value-type="string" calcext:value-type="string">
            <text:p>35.12</text:p>
          </table:table-cell>
          <table:table-cell office:value-type="string" calcext:value-type="string">
            <text:p>Kabupaten Situbondo</text:p>
          </table:table-cell>
          <table:table-cell table:formula="of:=&quot;{'&quot;&amp;[.$A$1]&amp;&quot;':'&quot;&amp;[.A354]&amp;&quot;','&quot;&amp;[.$B$1]&amp;&quot;':'&quot;&amp;[.B354]&amp;&quot;'},&quot;" office:value-type="string" office:string-value="{'kode_kota':'35.12','nama_kota':'Kabupaten Situbondo'}," calcext:value-type="string">
            <text:p>{'kode_kota':'35.12','nama_kota':'Kabupaten Situbondo'},</text:p>
          </table:table-cell>
          <table:table-cell/>
        </table:table-row>
        <table:table-row table:style-name="ro1">
          <table:table-cell office:value-type="string" calcext:value-type="string">
            <text:p>34.04</text:p>
          </table:table-cell>
          <table:table-cell office:value-type="string" calcext:value-type="string">
            <text:p>Kabupaten Sleman</text:p>
          </table:table-cell>
          <table:table-cell table:formula="of:=&quot;{'&quot;&amp;[.$A$1]&amp;&quot;':'&quot;&amp;[.A355]&amp;&quot;','&quot;&amp;[.$B$1]&amp;&quot;':'&quot;&amp;[.B355]&amp;&quot;'},&quot;" office:value-type="string" office:string-value="{'kode_kota':'34.04','nama_kota':'Kabupaten Sleman'}," calcext:value-type="string">
            <text:p>{'kode_kota':'34.04','nama_kota':'Kabupaten Sleman'},</text:p>
          </table:table-cell>
          <table:table-cell/>
        </table:table-row>
        <table:table-row table:style-name="ro1">
          <table:table-cell office:value-type="string" calcext:value-type="string">
            <text:p>13.11</text:p>
          </table:table-cell>
          <table:table-cell office:value-type="string" calcext:value-type="string">
            <text:p>Kabupaten Solok Selatan</text:p>
          </table:table-cell>
          <table:table-cell table:formula="of:=&quot;{'&quot;&amp;[.$A$1]&amp;&quot;':'&quot;&amp;[.A356]&amp;&quot;','&quot;&amp;[.$B$1]&amp;&quot;':'&quot;&amp;[.B356]&amp;&quot;'},&quot;" office:value-type="string" office:string-value="{'kode_kota':'13.11','nama_kota':'Kabupaten Solok Selatan'}," calcext:value-type="string">
            <text:p>{'kode_kota':'13.11','nama_kota':'Kabupaten Solok Selatan'},</text:p>
          </table:table-cell>
          <table:table-cell/>
        </table:table-row>
        <table:table-row table:style-name="ro1">
          <table:table-cell office:value-type="string" calcext:value-type="string">
            <text:p>13.02</text:p>
          </table:table-cell>
          <table:table-cell office:value-type="string" calcext:value-type="string">
            <text:p>Kabupaten Solok</text:p>
          </table:table-cell>
          <table:table-cell table:formula="of:=&quot;{'&quot;&amp;[.$A$1]&amp;&quot;':'&quot;&amp;[.A357]&amp;&quot;','&quot;&amp;[.$B$1]&amp;&quot;':'&quot;&amp;[.B357]&amp;&quot;'},&quot;" office:value-type="string" office:string-value="{'kode_kota':'13.02','nama_kota':'Kabupaten Solok'}," calcext:value-type="string">
            <text:p>{'kode_kota':'13.02','nama_kota':'Kabupaten Solok'},</text:p>
          </table:table-cell>
          <table:table-cell/>
        </table:table-row>
        <table:table-row table:style-name="ro1">
          <table:table-cell office:value-type="string" calcext:value-type="string">
            <text:p>73.12</text:p>
          </table:table-cell>
          <table:table-cell office:value-type="string" calcext:value-type="string">
            <text:p>Kabupaten Soppeng</text:p>
          </table:table-cell>
          <table:table-cell table:formula="of:=&quot;{'&quot;&amp;[.$A$1]&amp;&quot;':'&quot;&amp;[.A358]&amp;&quot;','&quot;&amp;[.$B$1]&amp;&quot;':'&quot;&amp;[.B358]&amp;&quot;'},&quot;" office:value-type="string" office:string-value="{'kode_kota':'73.12','nama_kota':'Kabupaten Soppeng'}," calcext:value-type="string">
            <text:p>{'kode_kota':'73.12','nama_kota':'Kabupaten Soppeng'},</text:p>
          </table:table-cell>
          <table:table-cell/>
        </table:table-row>
        <table:table-row table:style-name="ro1">
          <table:table-cell office:value-type="string" calcext:value-type="string">
            <text:p>92.01</text:p>
          </table:table-cell>
          <table:table-cell office:value-type="string" calcext:value-type="string">
            <text:p>Kabupaten Sorong</text:p>
          </table:table-cell>
          <table:table-cell table:formula="of:=&quot;{'&quot;&amp;[.$A$1]&amp;&quot;':'&quot;&amp;[.A359]&amp;&quot;','&quot;&amp;[.$B$1]&amp;&quot;':'&quot;&amp;[.B359]&amp;&quot;'},&quot;" office:value-type="string" office:string-value="{'kode_kota':'92.01','nama_kota':'Kabupaten Sorong'}," calcext:value-type="string">
            <text:p>{'kode_kota':'92.01','nama_kota':'Kabupaten Sorong'},</text:p>
          </table:table-cell>
          <table:table-cell/>
        </table:table-row>
        <table:table-row table:style-name="ro1">
          <table:table-cell office:value-type="string" calcext:value-type="string">
            <text:p>92.04</text:p>
          </table:table-cell>
          <table:table-cell office:value-type="string" calcext:value-type="string">
            <text:p>Kabupaten Sorong Selatan</text:p>
          </table:table-cell>
          <table:table-cell table:formula="of:=&quot;{'&quot;&amp;[.$A$1]&amp;&quot;':'&quot;&amp;[.A360]&amp;&quot;','&quot;&amp;[.$B$1]&amp;&quot;':'&quot;&amp;[.B360]&amp;&quot;'},&quot;" office:value-type="string" office:string-value="{'kode_kota':'92.04','nama_kota':'Kabupaten Sorong Selatan'}," calcext:value-type="string">
            <text:p>{'kode_kota':'92.04','nama_kota':'Kabupaten Sorong Selatan'},</text:p>
          </table:table-cell>
          <table:table-cell/>
        </table:table-row>
        <table:table-row table:style-name="ro1">
          <table:table-cell office:value-type="string" calcext:value-type="string">
            <text:p>33.14</text:p>
          </table:table-cell>
          <table:table-cell office:value-type="string" calcext:value-type="string">
            <text:p>Kabupaten Sragen</text:p>
          </table:table-cell>
          <table:table-cell table:formula="of:=&quot;{'&quot;&amp;[.$A$1]&amp;&quot;':'&quot;&amp;[.A361]&amp;&quot;','&quot;&amp;[.$B$1]&amp;&quot;':'&quot;&amp;[.B361]&amp;&quot;'},&quot;" office:value-type="string" office:string-value="{'kode_kota':'33.14','nama_kota':'Kabupaten Sragen'}," calcext:value-type="string">
            <text:p>{'kode_kota':'33.14','nama_kota':'Kabupaten Sragen'},</text:p>
          </table:table-cell>
          <table:table-cell/>
        </table:table-row>
        <table:table-row table:style-name="ro1">
          <table:table-cell office:value-type="string" calcext:value-type="string">
            <text:p>32.13</text:p>
          </table:table-cell>
          <table:table-cell office:value-type="string" calcext:value-type="string">
            <text:p>Kabupaten Subang</text:p>
          </table:table-cell>
          <table:table-cell table:formula="of:=&quot;{'&quot;&amp;[.$A$1]&amp;&quot;':'&quot;&amp;[.A362]&amp;&quot;','&quot;&amp;[.$B$1]&amp;&quot;':'&quot;&amp;[.B362]&amp;&quot;'},&quot;" office:value-type="string" office:string-value="{'kode_kota':'32.13','nama_kota':'Kabupaten Subang'}," calcext:value-type="string">
            <text:p>{'kode_kota':'32.13','nama_kota':'Kabupaten Subang'},</text:p>
          </table:table-cell>
          <table:table-cell/>
        </table:table-row>
        <table:table-row table:style-name="ro1">
          <table:table-cell office:value-type="string" calcext:value-type="string">
            <text:p>32.02</text:p>
          </table:table-cell>
          <table:table-cell office:value-type="string" calcext:value-type="string">
            <text:p>Kabupaten Sukabumi</text:p>
          </table:table-cell>
          <table:table-cell table:formula="of:=&quot;{'&quot;&amp;[.$A$1]&amp;&quot;':'&quot;&amp;[.A363]&amp;&quot;','&quot;&amp;[.$B$1]&amp;&quot;':'&quot;&amp;[.B363]&amp;&quot;'},&quot;" office:value-type="string" office:string-value="{'kode_kota':'32.02','nama_kota':'Kabupaten Sukabumi'}," calcext:value-type="string">
            <text:p>{'kode_kota':'32.02','nama_kota':'Kabupaten Sukabumi'},</text:p>
          </table:table-cell>
          <table:table-cell/>
        </table:table-row>
        <table:table-row table:style-name="ro1">
          <table:table-cell office:value-type="string" calcext:value-type="string">
            <text:p>62.08</text:p>
          </table:table-cell>
          <table:table-cell office:value-type="string" calcext:value-type="string">
            <text:p>Kabupaten Sukamara</text:p>
          </table:table-cell>
          <table:table-cell table:formula="of:=&quot;{'&quot;&amp;[.$A$1]&amp;&quot;':'&quot;&amp;[.A364]&amp;&quot;','&quot;&amp;[.$B$1]&amp;&quot;':'&quot;&amp;[.B364]&amp;&quot;'},&quot;" office:value-type="string" office:string-value="{'kode_kota':'62.08','nama_kota':'Kabupaten Sukamara'}," calcext:value-type="string">
            <text:p>{'kode_kota':'62.08','nama_kota':'Kabupaten Sukamara'},</text:p>
          </table:table-cell>
          <table:table-cell/>
        </table:table-row>
        <table:table-row table:style-name="ro1">
          <table:table-cell office:value-type="string" calcext:value-type="string">
            <text:p>33.11</text:p>
          </table:table-cell>
          <table:table-cell office:value-type="string" calcext:value-type="string">
            <text:p>Kabupaten Sukoharjo</text:p>
          </table:table-cell>
          <table:table-cell table:formula="of:=&quot;{'&quot;&amp;[.$A$1]&amp;&quot;':'&quot;&amp;[.A365]&amp;&quot;','&quot;&amp;[.$B$1]&amp;&quot;':'&quot;&amp;[.B365]&amp;&quot;'},&quot;" office:value-type="string" office:string-value="{'kode_kota':'33.11','nama_kota':'Kabupaten Sukoharjo'}," calcext:value-type="string">
            <text:p>{'kode_kota':'33.11','nama_kota':'Kabupaten Sukoharjo'},</text:p>
          </table:table-cell>
          <table:table-cell/>
        </table:table-row>
        <table:table-row table:style-name="ro1">
          <table:table-cell office:value-type="string" calcext:value-type="string">
            <text:p>53.18</text:p>
          </table:table-cell>
          <table:table-cell office:value-type="string" calcext:value-type="string">
            <text:p>Kabupaten Sumba Barat Daya</text:p>
          </table:table-cell>
          <table:table-cell table:formula="of:=&quot;{'&quot;&amp;[.$A$1]&amp;&quot;':'&quot;&amp;[.A366]&amp;&quot;','&quot;&amp;[.$B$1]&amp;&quot;':'&quot;&amp;[.B366]&amp;&quot;'},&quot;" office:value-type="string" office:string-value="{'kode_kota':'53.18','nama_kota':'Kabupaten Sumba Barat Daya'}," calcext:value-type="string">
            <text:p>{'kode_kota':'53.18','nama_kota':'Kabupaten Sumba Barat Daya'},</text:p>
          </table:table-cell>
          <table:table-cell/>
        </table:table-row>
        <table:table-row table:style-name="ro1">
          <table:table-cell office:value-type="string" calcext:value-type="string">
            <text:p>53.12</text:p>
          </table:table-cell>
          <table:table-cell office:value-type="string" calcext:value-type="string">
            <text:p>Kabupaten Sumba Barat</text:p>
          </table:table-cell>
          <table:table-cell table:formula="of:=&quot;{'&quot;&amp;[.$A$1]&amp;&quot;':'&quot;&amp;[.A367]&amp;&quot;','&quot;&amp;[.$B$1]&amp;&quot;':'&quot;&amp;[.B367]&amp;&quot;'},&quot;" office:value-type="string" office:string-value="{'kode_kota':'53.12','nama_kota':'Kabupaten Sumba Barat'}," calcext:value-type="string">
            <text:p>{'kode_kota':'53.12','nama_kota':'Kabupaten Sumba Barat'},</text:p>
          </table:table-cell>
          <table:table-cell/>
        </table:table-row>
        <table:table-row table:style-name="ro1">
          <table:table-cell office:value-type="string" calcext:value-type="string">
            <text:p>53.17</text:p>
          </table:table-cell>
          <table:table-cell office:value-type="string" calcext:value-type="string">
            <text:p>Kabupaten Sumba Tengah</text:p>
          </table:table-cell>
          <table:table-cell table:formula="of:=&quot;{'&quot;&amp;[.$A$1]&amp;&quot;':'&quot;&amp;[.A368]&amp;&quot;','&quot;&amp;[.$B$1]&amp;&quot;':'&quot;&amp;[.B368]&amp;&quot;'},&quot;" office:value-type="string" office:string-value="{'kode_kota':'53.17','nama_kota':'Kabupaten Sumba Tengah'}," calcext:value-type="string">
            <text:p>{'kode_kota':'53.17','nama_kota':'Kabupaten Sumba Tengah'},</text:p>
          </table:table-cell>
          <table:table-cell/>
        </table:table-row>
        <table:table-row table:style-name="ro1">
          <table:table-cell office:value-type="string" calcext:value-type="string">
            <text:p>53.11</text:p>
          </table:table-cell>
          <table:table-cell office:value-type="string" calcext:value-type="string">
            <text:p>Kabupaten Sumba Timur</text:p>
          </table:table-cell>
          <table:table-cell table:formula="of:=&quot;{'&quot;&amp;[.$A$1]&amp;&quot;':'&quot;&amp;[.A369]&amp;&quot;','&quot;&amp;[.$B$1]&amp;&quot;':'&quot;&amp;[.B369]&amp;&quot;'},&quot;" office:value-type="string" office:string-value="{'kode_kota':'53.11','nama_kota':'Kabupaten Sumba Timur'}," calcext:value-type="string">
            <text:p>{'kode_kota':'53.11','nama_kota':'Kabupaten Sumba Timur'},</text:p>
          </table:table-cell>
          <table:table-cell/>
        </table:table-row>
        <table:table-row table:style-name="ro1">
          <table:table-cell office:value-type="string" calcext:value-type="string">
            <text:p>52.07</text:p>
          </table:table-cell>
          <table:table-cell office:value-type="string" calcext:value-type="string">
            <text:p>Kabupaten Sumbawa Barat</text:p>
          </table:table-cell>
          <table:table-cell table:formula="of:=&quot;{'&quot;&amp;[.$A$1]&amp;&quot;':'&quot;&amp;[.A370]&amp;&quot;','&quot;&amp;[.$B$1]&amp;&quot;':'&quot;&amp;[.B370]&amp;&quot;'},&quot;" office:value-type="string" office:string-value="{'kode_kota':'52.07','nama_kota':'Kabupaten Sumbawa Barat'}," calcext:value-type="string">
            <text:p>{'kode_kota':'52.07','nama_kota':'Kabupaten Sumbawa Barat'},</text:p>
          </table:table-cell>
          <table:table-cell/>
        </table:table-row>
        <table:table-row table:style-name="ro1">
          <table:table-cell office:value-type="string" calcext:value-type="string">
            <text:p>52.04</text:p>
          </table:table-cell>
          <table:table-cell office:value-type="string" calcext:value-type="string">
            <text:p>Kabupaten Sumbawa</text:p>
          </table:table-cell>
          <table:table-cell table:formula="of:=&quot;{'&quot;&amp;[.$A$1]&amp;&quot;':'&quot;&amp;[.A371]&amp;&quot;','&quot;&amp;[.$B$1]&amp;&quot;':'&quot;&amp;[.B371]&amp;&quot;'},&quot;" office:value-type="string" office:string-value="{'kode_kota':'52.04','nama_kota':'Kabupaten Sumbawa'}," calcext:value-type="string">
            <text:p>{'kode_kota':'52.04','nama_kota':'Kabupaten Sumbawa'},</text:p>
          </table:table-cell>
          <table:table-cell/>
        </table:table-row>
        <table:table-row table:style-name="ro1">
          <table:table-cell office:value-type="string" calcext:value-type="string">
            <text:p>32.11</text:p>
          </table:table-cell>
          <table:table-cell office:value-type="string" calcext:value-type="string">
            <text:p>Kabupaten Sumedang</text:p>
          </table:table-cell>
          <table:table-cell table:formula="of:=&quot;{'&quot;&amp;[.$A$1]&amp;&quot;':'&quot;&amp;[.A372]&amp;&quot;','&quot;&amp;[.$B$1]&amp;&quot;':'&quot;&amp;[.B372]&amp;&quot;'},&quot;" office:value-type="string" office:string-value="{'kode_kota':'32.11','nama_kota':'Kabupaten Sumedang'}," calcext:value-type="string">
            <text:p>{'kode_kota':'32.11','nama_kota':'Kabupaten Sumedang'},</text:p>
          </table:table-cell>
          <table:table-cell/>
        </table:table-row>
        <table:table-row table:style-name="ro1">
          <table:table-cell office:value-type="string" calcext:value-type="string">
            <text:p>35.29</text:p>
          </table:table-cell>
          <table:table-cell office:value-type="string" calcext:value-type="string">
            <text:p>Kabupaten Sumenep</text:p>
          </table:table-cell>
          <table:table-cell table:formula="of:=&quot;{'&quot;&amp;[.$A$1]&amp;&quot;':'&quot;&amp;[.A373]&amp;&quot;','&quot;&amp;[.$B$1]&amp;&quot;':'&quot;&amp;[.B373]&amp;&quot;'},&quot;" office:value-type="string" office:string-value="{'kode_kota':'35.29','nama_kota':'Kabupaten Sumenep'}," calcext:value-type="string">
            <text:p>{'kode_kota':'35.29','nama_kota':'Kabupaten Sumenep'},</text:p>
          </table:table-cell>
          <table:table-cell/>
        </table:table-row>
        <table:table-row table:style-name="ro1">
          <table:table-cell office:value-type="string" calcext:value-type="string">
            <text:p>91.19</text:p>
          </table:table-cell>
          <table:table-cell office:value-type="string" calcext:value-type="string">
            <text:p>Kabupaten Supiori</text:p>
          </table:table-cell>
          <table:table-cell table:formula="of:=&quot;{'&quot;&amp;[.$A$1]&amp;&quot;':'&quot;&amp;[.A374]&amp;&quot;','&quot;&amp;[.$B$1]&amp;&quot;':'&quot;&amp;[.B374]&amp;&quot;'},&quot;" office:value-type="string" office:string-value="{'kode_kota':'91.19','nama_kota':'Kabupaten Supiori'}," calcext:value-type="string">
            <text:p>{'kode_kota':'91.19','nama_kota':'Kabupaten Supiori'},</text:p>
          </table:table-cell>
          <table:table-cell/>
        </table:table-row>
        <table:table-row table:style-name="ro1">
          <table:table-cell office:value-type="string" calcext:value-type="string">
            <text:p>63.09</text:p>
          </table:table-cell>
          <table:table-cell office:value-type="string" calcext:value-type="string">
            <text:p>Kabupaten Tabalong</text:p>
          </table:table-cell>
          <table:table-cell table:formula="of:=&quot;{'&quot;&amp;[.$A$1]&amp;&quot;':'&quot;&amp;[.A375]&amp;&quot;','&quot;&amp;[.$B$1]&amp;&quot;':'&quot;&amp;[.B375]&amp;&quot;'},&quot;" office:value-type="string" office:string-value="{'kode_kota':'63.09','nama_kota':'Kabupaten Tabalong'}," calcext:value-type="string">
            <text:p>{'kode_kota':'63.09','nama_kota':'Kabupaten Tabalong'},</text:p>
          </table:table-cell>
          <table:table-cell/>
        </table:table-row>
        <table:table-row table:style-name="ro1">
          <table:table-cell office:value-type="string" calcext:value-type="string">
            <text:p>51.02</text:p>
          </table:table-cell>
          <table:table-cell office:value-type="string" calcext:value-type="string">
            <text:p>Kabupaten Tabanan</text:p>
          </table:table-cell>
          <table:table-cell table:formula="of:=&quot;{'&quot;&amp;[.$A$1]&amp;&quot;':'&quot;&amp;[.A376]&amp;&quot;','&quot;&amp;[.$B$1]&amp;&quot;':'&quot;&amp;[.B376]&amp;&quot;'},&quot;" office:value-type="string" office:string-value="{'kode_kota':'51.02','nama_kota':'Kabupaten Tabanan'}," calcext:value-type="string">
            <text:p>{'kode_kota':'51.02','nama_kota':'Kabupaten Tabanan'},</text:p>
          </table:table-cell>
          <table:table-cell/>
        </table:table-row>
        <table:table-row table:style-name="ro1">
          <table:table-cell office:value-type="string" calcext:value-type="string">
            <text:p>73.05</text:p>
          </table:table-cell>
          <table:table-cell office:value-type="string" calcext:value-type="string">
            <text:p>Kabupaten Takalar</text:p>
          </table:table-cell>
          <table:table-cell table:formula="of:=&quot;{'&quot;&amp;[.$A$1]&amp;&quot;':'&quot;&amp;[.A377]&amp;&quot;','&quot;&amp;[.$B$1]&amp;&quot;':'&quot;&amp;[.B377]&amp;&quot;'},&quot;" office:value-type="string" office:string-value="{'kode_kota':'73.05','nama_kota':'Kabupaten Takalar'}," calcext:value-type="string">
            <text:p>{'kode_kota':'73.05','nama_kota':'Kabupaten Takalar'},</text:p>
          </table:table-cell>
          <table:table-cell/>
        </table:table-row>
        <table:table-row table:style-name="ro1">
          <table:table-cell office:value-type="string" calcext:value-type="string">
            <text:p>92.09</text:p>
          </table:table-cell>
          <table:table-cell office:value-type="string" calcext:value-type="string">
            <text:p>Kabupaten Tambrauw</text:p>
          </table:table-cell>
          <table:table-cell table:formula="of:=&quot;{'&quot;&amp;[.$A$1]&amp;&quot;':'&quot;&amp;[.A378]&amp;&quot;','&quot;&amp;[.$B$1]&amp;&quot;':'&quot;&amp;[.B378]&amp;&quot;'},&quot;" office:value-type="string" office:string-value="{'kode_kota':'92.09','nama_kota':'Kabupaten Tambrauw'}," calcext:value-type="string">
            <text:p>{'kode_kota':'92.09','nama_kota':'Kabupaten Tambrauw'},</text:p>
          </table:table-cell>
          <table:table-cell/>
        </table:table-row>
        <table:table-row table:style-name="ro1">
          <table:table-cell office:value-type="string" calcext:value-type="string">
            <text:p>65.04</text:p>
          </table:table-cell>
          <table:table-cell office:value-type="string" calcext:value-type="string">
            <text:p>Kabupaten Tana Tidung</text:p>
          </table:table-cell>
          <table:table-cell table:formula="of:=&quot;{'&quot;&amp;[.$A$1]&amp;&quot;':'&quot;&amp;[.A379]&amp;&quot;','&quot;&amp;[.$B$1]&amp;&quot;':'&quot;&amp;[.B379]&amp;&quot;'},&quot;" office:value-type="string" office:string-value="{'kode_kota':'65.04','nama_kota':'Kabupaten Tana Tidung'}," calcext:value-type="string">
            <text:p>{'kode_kota':'65.04','nama_kota':'Kabupaten Tana Tidung'},</text:p>
          </table:table-cell>
          <table:table-cell/>
        </table:table-row>
        <table:table-row table:style-name="ro1">
          <table:table-cell office:value-type="string" calcext:value-type="string">
            <text:p>73.18</text:p>
          </table:table-cell>
          <table:table-cell office:value-type="string" calcext:value-type="string">
            <text:p>Kabupaten Tana Toraja</text:p>
          </table:table-cell>
          <table:table-cell table:formula="of:=&quot;{'&quot;&amp;[.$A$1]&amp;&quot;':'&quot;&amp;[.A380]&amp;&quot;','&quot;&amp;[.$B$1]&amp;&quot;':'&quot;&amp;[.B380]&amp;&quot;'},&quot;" office:value-type="string" office:string-value="{'kode_kota':'73.18','nama_kota':'Kabupaten Tana Toraja'}," calcext:value-type="string">
            <text:p>{'kode_kota':'73.18','nama_kota':'Kabupaten Tana Toraja'},</text:p>
          </table:table-cell>
          <table:table-cell/>
        </table:table-row>
        <table:table-row table:style-name="ro1">
          <table:table-cell office:value-type="string" calcext:value-type="string">
            <text:p>63.10</text:p>
          </table:table-cell>
          <table:table-cell office:value-type="string" calcext:value-type="string">
            <text:p>Kabupaten Tanah Bumbu</text:p>
          </table:table-cell>
          <table:table-cell table:formula="of:=&quot;{'&quot;&amp;[.$A$1]&amp;&quot;':'&quot;&amp;[.A381]&amp;&quot;','&quot;&amp;[.$B$1]&amp;&quot;':'&quot;&amp;[.B381]&amp;&quot;'},&quot;" office:value-type="string" office:string-value="{'kode_kota':'63.10','nama_kota':'Kabupaten Tanah Bumbu'}," calcext:value-type="string">
            <text:p>{'kode_kota':'63.10','nama_kota':'Kabupaten Tanah Bumbu'},</text:p>
          </table:table-cell>
          <table:table-cell/>
        </table:table-row>
        <table:table-row table:style-name="ro1">
          <table:table-cell office:value-type="string" calcext:value-type="string">
            <text:p>13.04</text:p>
          </table:table-cell>
          <table:table-cell office:value-type="string" calcext:value-type="string">
            <text:p>Kabupaten Tanah Datar</text:p>
          </table:table-cell>
          <table:table-cell table:formula="of:=&quot;{'&quot;&amp;[.$A$1]&amp;&quot;':'&quot;&amp;[.A382]&amp;&quot;','&quot;&amp;[.$B$1]&amp;&quot;':'&quot;&amp;[.B382]&amp;&quot;'},&quot;" office:value-type="string" office:string-value="{'kode_kota':'13.04','nama_kota':'Kabupaten Tanah Datar'}," calcext:value-type="string">
            <text:p>{'kode_kota':'13.04','nama_kota':'Kabupaten Tanah Datar'},</text:p>
          </table:table-cell>
          <table:table-cell/>
        </table:table-row>
        <table:table-row table:style-name="ro1">
          <table:table-cell office:value-type="string" calcext:value-type="string">
            <text:p>63.01</text:p>
          </table:table-cell>
          <table:table-cell office:value-type="string" calcext:value-type="string">
            <text:p>Kabupaten Tanah Laut</text:p>
          </table:table-cell>
          <table:table-cell table:formula="of:=&quot;{'&quot;&amp;[.$A$1]&amp;&quot;':'&quot;&amp;[.A383]&amp;&quot;','&quot;&amp;[.$B$1]&amp;&quot;':'&quot;&amp;[.B383]&amp;&quot;'},&quot;" office:value-type="string" office:string-value="{'kode_kota':'63.01','nama_kota':'Kabupaten Tanah Laut'}," calcext:value-type="string">
            <text:p>{'kode_kota':'63.01','nama_kota':'Kabupaten Tanah Laut'},</text:p>
          </table:table-cell>
          <table:table-cell/>
        </table:table-row>
        <table:table-row table:style-name="ro1">
          <table:table-cell office:value-type="string" calcext:value-type="string">
            <text:p>36.03</text:p>
          </table:table-cell>
          <table:table-cell office:value-type="string" calcext:value-type="string">
            <text:p>Kabupaten Tangerang</text:p>
          </table:table-cell>
          <table:table-cell table:formula="of:=&quot;{'&quot;&amp;[.$A$1]&amp;&quot;':'&quot;&amp;[.A384]&amp;&quot;','&quot;&amp;[.$B$1]&amp;&quot;':'&quot;&amp;[.B384]&amp;&quot;'},&quot;" office:value-type="string" office:string-value="{'kode_kota':'36.03','nama_kota':'Kabupaten Tangerang'}," calcext:value-type="string">
            <text:p>{'kode_kota':'36.03','nama_kota':'Kabupaten Tangerang'},</text:p>
          </table:table-cell>
          <table:table-cell/>
        </table:table-row>
        <table:table-row table:style-name="ro1">
          <table:table-cell office:value-type="string" calcext:value-type="string">
            <text:p>18.06</text:p>
          </table:table-cell>
          <table:table-cell office:value-type="string" calcext:value-type="string">
            <text:p>Kabupaten Tanggamus</text:p>
          </table:table-cell>
          <table:table-cell table:formula="of:=&quot;{'&quot;&amp;[.$A$1]&amp;&quot;':'&quot;&amp;[.A385]&amp;&quot;','&quot;&amp;[.$B$1]&amp;&quot;':'&quot;&amp;[.B385]&amp;&quot;'},&quot;" office:value-type="string" office:string-value="{'kode_kota':'18.06','nama_kota':'Kabupaten Tanggamus'}," calcext:value-type="string">
            <text:p>{'kode_kota':'18.06','nama_kota':'Kabupaten Tanggamus'},</text:p>
          </table:table-cell>
          <table:table-cell/>
        </table:table-row>
        <table:table-row table:style-name="ro1">
          <table:table-cell office:value-type="string" calcext:value-type="string">
            <text:p>15.06</text:p>
          </table:table-cell>
          <table:table-cell office:value-type="string" calcext:value-type="string">
            <text:p>Kabupaten Tanjung Jabung Barat</text:p>
          </table:table-cell>
          <table:table-cell table:formula="of:=&quot;{'&quot;&amp;[.$A$1]&amp;&quot;':'&quot;&amp;[.A386]&amp;&quot;','&quot;&amp;[.$B$1]&amp;&quot;':'&quot;&amp;[.B386]&amp;&quot;'},&quot;" office:value-type="string" office:string-value="{'kode_kota':'15.06','nama_kota':'Kabupaten Tanjung Jabung Barat'}," calcext:value-type="string">
            <text:p>{'kode_kota':'15.06','nama_kota':'Kabupaten Tanjung Jabung Barat'},</text:p>
          </table:table-cell>
          <table:table-cell/>
        </table:table-row>
        <table:table-row table:style-name="ro1">
          <table:table-cell office:value-type="string" calcext:value-type="string">
            <text:p>15.07</text:p>
          </table:table-cell>
          <table:table-cell office:value-type="string" calcext:value-type="string">
            <text:p>Kabupaten Tanjung Jabung Timur</text:p>
          </table:table-cell>
          <table:table-cell table:formula="of:=&quot;{'&quot;&amp;[.$A$1]&amp;&quot;':'&quot;&amp;[.A387]&amp;&quot;','&quot;&amp;[.$B$1]&amp;&quot;':'&quot;&amp;[.B387]&amp;&quot;'},&quot;" office:value-type="string" office:string-value="{'kode_kota':'15.07','nama_kota':'Kabupaten Tanjung Jabung Timur'}," calcext:value-type="string">
            <text:p>{'kode_kota':'15.07','nama_kota':'Kabupaten Tanjung Jabung Timur'},</text:p>
          </table:table-cell>
          <table:table-cell/>
        </table:table-row>
        <table:table-row table:style-name="ro1">
          <table:table-cell office:value-type="string" calcext:value-type="string">
            <text:p>12.03</text:p>
          </table:table-cell>
          <table:table-cell office:value-type="string" calcext:value-type="string">
            <text:p>Kabupaten Tapanuli Selatan</text:p>
          </table:table-cell>
          <table:table-cell table:formula="of:=&quot;{'&quot;&amp;[.$A$1]&amp;&quot;':'&quot;&amp;[.A388]&amp;&quot;','&quot;&amp;[.$B$1]&amp;&quot;':'&quot;&amp;[.B388]&amp;&quot;'},&quot;" office:value-type="string" office:string-value="{'kode_kota':'12.03','nama_kota':'Kabupaten Tapanuli Selatan'}," calcext:value-type="string">
            <text:p>{'kode_kota':'12.03','nama_kota':'Kabupaten Tapanuli Selatan'},</text:p>
          </table:table-cell>
          <table:table-cell/>
        </table:table-row>
        <table:table-row table:style-name="ro1">
          <table:table-cell office:value-type="string" calcext:value-type="string">
            <text:p>12.01</text:p>
          </table:table-cell>
          <table:table-cell office:value-type="string" calcext:value-type="string">
            <text:p>Kabupaten Tapanuli Tengah</text:p>
          </table:table-cell>
          <table:table-cell table:formula="of:=&quot;{'&quot;&amp;[.$A$1]&amp;&quot;':'&quot;&amp;[.A389]&amp;&quot;','&quot;&amp;[.$B$1]&amp;&quot;':'&quot;&amp;[.B389]&amp;&quot;'},&quot;" office:value-type="string" office:string-value="{'kode_kota':'12.01','nama_kota':'Kabupaten Tapanuli Tengah'}," calcext:value-type="string">
            <text:p>{'kode_kota':'12.01','nama_kota':'Kabupaten Tapanuli Tengah'},</text:p>
          </table:table-cell>
          <table:table-cell/>
        </table:table-row>
        <table:table-row table:style-name="ro1">
          <table:table-cell office:value-type="string" calcext:value-type="string">
            <text:p>12.02</text:p>
          </table:table-cell>
          <table:table-cell office:value-type="string" calcext:value-type="string">
            <text:p>Kabupaten Tapanuli Utara</text:p>
          </table:table-cell>
          <table:table-cell table:formula="of:=&quot;{'&quot;&amp;[.$A$1]&amp;&quot;':'&quot;&amp;[.A390]&amp;&quot;','&quot;&amp;[.$B$1]&amp;&quot;':'&quot;&amp;[.B390]&amp;&quot;'},&quot;" office:value-type="string" office:string-value="{'kode_kota':'12.02','nama_kota':'Kabupaten Tapanuli Utara'}," calcext:value-type="string">
            <text:p>{'kode_kota':'12.02','nama_kota':'Kabupaten Tapanuli Utara'},</text:p>
          </table:table-cell>
          <table:table-cell/>
        </table:table-row>
        <table:table-row table:style-name="ro1">
          <table:table-cell office:value-type="string" calcext:value-type="string">
            <text:p>63.05</text:p>
          </table:table-cell>
          <table:table-cell office:value-type="string" calcext:value-type="string">
            <text:p>Kabupaten Tapin</text:p>
          </table:table-cell>
          <table:table-cell table:formula="of:=&quot;{'&quot;&amp;[.$A$1]&amp;&quot;':'&quot;&amp;[.A391]&amp;&quot;','&quot;&amp;[.$B$1]&amp;&quot;':'&quot;&amp;[.B391]&amp;&quot;'},&quot;" office:value-type="string" office:string-value="{'kode_kota':'63.05','nama_kota':'Kabupaten Tapin'}," calcext:value-type="string">
            <text:p>{'kode_kota':'63.05','nama_kota':'Kabupaten Tapin'},</text:p>
          </table:table-cell>
          <table:table-cell/>
        </table:table-row>
        <table:table-row table:style-name="ro1">
          <table:table-cell office:value-type="string" calcext:value-type="string">
            <text:p>32.06</text:p>
          </table:table-cell>
          <table:table-cell office:value-type="string" calcext:value-type="string">
            <text:p>Kabupaten Tasikmalaya</text:p>
          </table:table-cell>
          <table:table-cell table:formula="of:=&quot;{'&quot;&amp;[.$A$1]&amp;&quot;':'&quot;&amp;[.A392]&amp;&quot;','&quot;&amp;[.$B$1]&amp;&quot;':'&quot;&amp;[.B392]&amp;&quot;'},&quot;" office:value-type="string" office:string-value="{'kode_kota':'32.06','nama_kota':'Kabupaten Tasikmalaya'}," calcext:value-type="string">
            <text:p>{'kode_kota':'32.06','nama_kota':'Kabupaten Tasikmalaya'},</text:p>
          </table:table-cell>
          <table:table-cell/>
        </table:table-row>
        <table:table-row table:style-name="ro1">
          <table:table-cell office:value-type="string" calcext:value-type="string">
            <text:p>15.09</text:p>
          </table:table-cell>
          <table:table-cell office:value-type="string" calcext:value-type="string">
            <text:p>Kabupaten Tebo</text:p>
          </table:table-cell>
          <table:table-cell table:formula="of:=&quot;{'&quot;&amp;[.$A$1]&amp;&quot;':'&quot;&amp;[.A393]&amp;&quot;','&quot;&amp;[.$B$1]&amp;&quot;':'&quot;&amp;[.B393]&amp;&quot;'},&quot;" office:value-type="string" office:string-value="{'kode_kota':'15.09','nama_kota':'Kabupaten Tebo'}," calcext:value-type="string">
            <text:p>{'kode_kota':'15.09','nama_kota':'Kabupaten Tebo'},</text:p>
          </table:table-cell>
          <table:table-cell/>
        </table:table-row>
        <table:table-row table:style-name="ro1">
          <table:table-cell office:value-type="string" calcext:value-type="string">
            <text:p>33.28</text:p>
          </table:table-cell>
          <table:table-cell office:value-type="string" calcext:value-type="string">
            <text:p>Kabupaten Tegal</text:p>
          </table:table-cell>
          <table:table-cell table:formula="of:=&quot;{'&quot;&amp;[.$A$1]&amp;&quot;':'&quot;&amp;[.A394]&amp;&quot;','&quot;&amp;[.$B$1]&amp;&quot;':'&quot;&amp;[.B394]&amp;&quot;'},&quot;" office:value-type="string" office:string-value="{'kode_kota':'33.28','nama_kota':'Kabupaten Tegal'}," calcext:value-type="string">
            <text:p>{'kode_kota':'33.28','nama_kota':'Kabupaten Tegal'},</text:p>
          </table:table-cell>
          <table:table-cell/>
        </table:table-row>
        <table:table-row table:style-name="ro1">
          <table:table-cell office:value-type="string" calcext:value-type="string">
            <text:p>92.06</text:p>
          </table:table-cell>
          <table:table-cell office:value-type="string" calcext:value-type="string">
            <text:p>Kabupaten Teluk Bintuni</text:p>
          </table:table-cell>
          <table:table-cell table:formula="of:=&quot;{'&quot;&amp;[.$A$1]&amp;&quot;':'&quot;&amp;[.A395]&amp;&quot;','&quot;&amp;[.$B$1]&amp;&quot;':'&quot;&amp;[.B395]&amp;&quot;'},&quot;" office:value-type="string" office:string-value="{'kode_kota':'92.06','nama_kota':'Kabupaten Teluk Bintuni'}," calcext:value-type="string">
            <text:p>{'kode_kota':'92.06','nama_kota':'Kabupaten Teluk Bintuni'},</text:p>
          </table:table-cell>
          <table:table-cell/>
        </table:table-row>
        <table:table-row table:style-name="ro1">
          <table:table-cell office:value-type="string" calcext:value-type="string">
            <text:p>92.07</text:p>
          </table:table-cell>
          <table:table-cell office:value-type="string" calcext:value-type="string">
            <text:p>Kabupaten Teluk Wondama</text:p>
          </table:table-cell>
          <table:table-cell table:formula="of:=&quot;{'&quot;&amp;[.$A$1]&amp;&quot;':'&quot;&amp;[.A396]&amp;&quot;','&quot;&amp;[.$B$1]&amp;&quot;':'&quot;&amp;[.B396]&amp;&quot;'},&quot;" office:value-type="string" office:string-value="{'kode_kota':'92.07','nama_kota':'Kabupaten Teluk Wondama'}," calcext:value-type="string">
            <text:p>{'kode_kota':'92.07','nama_kota':'Kabupaten Teluk Wondama'},</text:p>
          </table:table-cell>
          <table:table-cell/>
        </table:table-row>
        <table:table-row table:style-name="ro1">
          <table:table-cell office:value-type="string" calcext:value-type="string">
            <text:p>33.23</text:p>
          </table:table-cell>
          <table:table-cell office:value-type="string" calcext:value-type="string">
            <text:p>Kabupaten Temanggung</text:p>
          </table:table-cell>
          <table:table-cell table:formula="of:=&quot;{'&quot;&amp;[.$A$1]&amp;&quot;':'&quot;&amp;[.A397]&amp;&quot;','&quot;&amp;[.$B$1]&amp;&quot;':'&quot;&amp;[.B397]&amp;&quot;'},&quot;" office:value-type="string" office:string-value="{'kode_kota':'33.23','nama_kota':'Kabupaten Temanggung'}," calcext:value-type="string">
            <text:p>{'kode_kota':'33.23','nama_kota':'Kabupaten Temanggung'},</text:p>
          </table:table-cell>
          <table:table-cell/>
        </table:table-row>
        <table:table-row table:style-name="ro1">
          <table:table-cell office:value-type="string" calcext:value-type="string">
            <text:p>53.02</text:p>
          </table:table-cell>
          <table:table-cell office:value-type="string" calcext:value-type="string">
            <text:p>Kabupaten Timor Tengah Selatan</text:p>
          </table:table-cell>
          <table:table-cell table:formula="of:=&quot;{'&quot;&amp;[.$A$1]&amp;&quot;':'&quot;&amp;[.A398]&amp;&quot;','&quot;&amp;[.$B$1]&amp;&quot;':'&quot;&amp;[.B398]&amp;&quot;'},&quot;" office:value-type="string" office:string-value="{'kode_kota':'53.02','nama_kota':'Kabupaten Timor Tengah Selatan'}," calcext:value-type="string">
            <text:p>{'kode_kota':'53.02','nama_kota':'Kabupaten Timor Tengah Selatan'},</text:p>
          </table:table-cell>
          <table:table-cell/>
        </table:table-row>
        <table:table-row table:style-name="ro1">
          <table:table-cell office:value-type="string" calcext:value-type="string">
            <text:p>53.03</text:p>
          </table:table-cell>
          <table:table-cell office:value-type="string" calcext:value-type="string">
            <text:p>Kabupaten Timor Tengah Utara</text:p>
          </table:table-cell>
          <table:table-cell table:formula="of:=&quot;{'&quot;&amp;[.$A$1]&amp;&quot;':'&quot;&amp;[.A399]&amp;&quot;','&quot;&amp;[.$B$1]&amp;&quot;':'&quot;&amp;[.B399]&amp;&quot;'},&quot;" office:value-type="string" office:string-value="{'kode_kota':'53.03','nama_kota':'Kabupaten Timor Tengah Utara'}," calcext:value-type="string">
            <text:p>{'kode_kota':'53.03','nama_kota':'Kabupaten Timor Tengah Utara'},</text:p>
          </table:table-cell>
          <table:table-cell/>
        </table:table-row>
        <table:table-row table:style-name="ro1">
          <table:table-cell office:value-type="string" calcext:value-type="string">
            <text:p>12.12</text:p>
          </table:table-cell>
          <table:table-cell office:value-type="string" calcext:value-type="string">
            <text:p>Kabupaten Toba Samosir</text:p>
          </table:table-cell>
          <table:table-cell table:formula="of:=&quot;{'&quot;&amp;[.$A$1]&amp;&quot;':'&quot;&amp;[.A400]&amp;&quot;','&quot;&amp;[.$B$1]&amp;&quot;':'&quot;&amp;[.B400]&amp;&quot;'},&quot;" office:value-type="string" office:string-value="{'kode_kota':'12.12','nama_kota':'Kabupaten Toba Samosir'}," calcext:value-type="string">
            <text:p>{'kode_kota':'12.12','nama_kota':'Kabupaten Toba Samosir'},</text:p>
          </table:table-cell>
          <table:table-cell/>
        </table:table-row>
        <table:table-row table:style-name="ro1">
          <table:table-cell office:value-type="string" calcext:value-type="string">
            <text:p>72.09</text:p>
          </table:table-cell>
          <table:table-cell office:value-type="string" calcext:value-type="string">
            <text:p>Kabupaten Tojo Una-Una</text:p>
          </table:table-cell>
          <table:table-cell table:formula="of:=&quot;{'&quot;&amp;[.$A$1]&amp;&quot;':'&quot;&amp;[.A401]&amp;&quot;','&quot;&amp;[.$B$1]&amp;&quot;':'&quot;&amp;[.B401]&amp;&quot;'},&quot;" office:value-type="string" office:string-value="{'kode_kota':'72.09','nama_kota':'Kabupaten Tojo Una-Una'}," calcext:value-type="string">
            <text:p>{'kode_kota':'72.09','nama_kota':'Kabupaten Tojo Una-Una'},</text:p>
          </table:table-cell>
          <table:table-cell/>
        </table:table-row>
        <table:table-row table:style-name="ro1">
          <table:table-cell office:value-type="string" calcext:value-type="string">
            <text:p>72.04</text:p>
          </table:table-cell>
          <table:table-cell office:value-type="string" calcext:value-type="string">
            <text:p>Kabupaten Toli-Toli</text:p>
          </table:table-cell>
          <table:table-cell table:formula="of:=&quot;{'&quot;&amp;[.$A$1]&amp;&quot;':'&quot;&amp;[.A402]&amp;&quot;','&quot;&amp;[.$B$1]&amp;&quot;':'&quot;&amp;[.B402]&amp;&quot;'},&quot;" office:value-type="string" office:string-value="{'kode_kota':'72.04','nama_kota':'Kabupaten Toli-Toli'}," calcext:value-type="string">
            <text:p>{'kode_kota':'72.04','nama_kota':'Kabupaten Toli-Toli'},</text:p>
          </table:table-cell>
          <table:table-cell/>
        </table:table-row>
        <table:table-row table:style-name="ro1">
          <table:table-cell office:value-type="string" calcext:value-type="string">
            <text:p>91.14</text:p>
          </table:table-cell>
          <table:table-cell office:value-type="string" calcext:value-type="string">
            <text:p>Kabupaten Tolikara</text:p>
          </table:table-cell>
          <table:table-cell table:formula="of:=&quot;{'&quot;&amp;[.$A$1]&amp;&quot;':'&quot;&amp;[.A403]&amp;&quot;','&quot;&amp;[.$B$1]&amp;&quot;':'&quot;&amp;[.B403]&amp;&quot;'},&quot;" office:value-type="string" office:string-value="{'kode_kota':'91.14','nama_kota':'Kabupaten Tolikara'}," calcext:value-type="string">
            <text:p>{'kode_kota':'91.14','nama_kota':'Kabupaten Tolikara'},</text:p>
          </table:table-cell>
          <table:table-cell/>
        </table:table-row>
        <table:table-row table:style-name="ro1">
          <table:table-cell office:value-type="string" calcext:value-type="string">
            <text:p>73.26</text:p>
          </table:table-cell>
          <table:table-cell office:value-type="string" calcext:value-type="string">
            <text:p>Kabupaten Toraja Utara</text:p>
          </table:table-cell>
          <table:table-cell table:formula="of:=&quot;{'&quot;&amp;[.$A$1]&amp;&quot;':'&quot;&amp;[.A404]&amp;&quot;','&quot;&amp;[.$B$1]&amp;&quot;':'&quot;&amp;[.B404]&amp;&quot;'},&quot;" office:value-type="string" office:string-value="{'kode_kota':'73.26','nama_kota':'Kabupaten Toraja Utara'}," calcext:value-type="string">
            <text:p>{'kode_kota':'73.26','nama_kota':'Kabupaten Toraja Utara'},</text:p>
          </table:table-cell>
          <table:table-cell/>
        </table:table-row>
        <table:table-row table:style-name="ro1">
          <table:table-cell office:value-type="string" calcext:value-type="string">
            <text:p>35.03</text:p>
          </table:table-cell>
          <table:table-cell office:value-type="string" calcext:value-type="string">
            <text:p>Kabupaten Trenggalek</text:p>
          </table:table-cell>
          <table:table-cell table:formula="of:=&quot;{'&quot;&amp;[.$A$1]&amp;&quot;':'&quot;&amp;[.A405]&amp;&quot;','&quot;&amp;[.$B$1]&amp;&quot;':'&quot;&amp;[.B405]&amp;&quot;'},&quot;" office:value-type="string" office:string-value="{'kode_kota':'35.03','nama_kota':'Kabupaten Trenggalek'}," calcext:value-type="string">
            <text:p>{'kode_kota':'35.03','nama_kota':'Kabupaten Trenggalek'},</text:p>
          </table:table-cell>
          <table:table-cell/>
        </table:table-row>
        <table:table-row table:style-name="ro1">
          <table:table-cell office:value-type="string" calcext:value-type="string">
            <text:p>35.23</text:p>
          </table:table-cell>
          <table:table-cell office:value-type="string" calcext:value-type="string">
            <text:p>Kabupaten Tuban</text:p>
          </table:table-cell>
          <table:table-cell table:formula="of:=&quot;{'&quot;&amp;[.$A$1]&amp;&quot;':'&quot;&amp;[.A406]&amp;&quot;','&quot;&amp;[.$B$1]&amp;&quot;':'&quot;&amp;[.B406]&amp;&quot;'},&quot;" office:value-type="string" office:string-value="{'kode_kota':'35.23','nama_kota':'Kabupaten Tuban'}," calcext:value-type="string">
            <text:p>{'kode_kota':'35.23','nama_kota':'Kabupaten Tuban'},</text:p>
          </table:table-cell>
          <table:table-cell/>
        </table:table-row>
        <table:table-row table:style-name="ro1">
          <table:table-cell office:value-type="string" calcext:value-type="string">
            <text:p>18.12</text:p>
          </table:table-cell>
          <table:table-cell office:value-type="string" calcext:value-type="string">
            <text:p>Kabupaten Tulang Bawang Barat</text:p>
          </table:table-cell>
          <table:table-cell table:formula="of:=&quot;{'&quot;&amp;[.$A$1]&amp;&quot;':'&quot;&amp;[.A407]&amp;&quot;','&quot;&amp;[.$B$1]&amp;&quot;':'&quot;&amp;[.B407]&amp;&quot;'},&quot;" office:value-type="string" office:string-value="{'kode_kota':'18.12','nama_kota':'Kabupaten Tulang Bawang Barat'}," calcext:value-type="string">
            <text:p>{'kode_kota':'18.12','nama_kota':'Kabupaten Tulang Bawang Barat'},</text:p>
          </table:table-cell>
          <table:table-cell/>
        </table:table-row>
        <table:table-row table:style-name="ro1">
          <table:table-cell office:value-type="string" calcext:value-type="string">
            <text:p>18.05</text:p>
          </table:table-cell>
          <table:table-cell office:value-type="string" calcext:value-type="string">
            <text:p>Kabupaten Tulang Bawang</text:p>
          </table:table-cell>
          <table:table-cell table:formula="of:=&quot;{'&quot;&amp;[.$A$1]&amp;&quot;':'&quot;&amp;[.A408]&amp;&quot;','&quot;&amp;[.$B$1]&amp;&quot;':'&quot;&amp;[.B408]&amp;&quot;'},&quot;" office:value-type="string" office:string-value="{'kode_kota':'18.05','nama_kota':'Kabupaten Tulang Bawang'}," calcext:value-type="string">
            <text:p>{'kode_kota':'18.05','nama_kota':'Kabupaten Tulang Bawang'},</text:p>
          </table:table-cell>
          <table:table-cell/>
        </table:table-row>
        <table:table-row table:style-name="ro1">
          <table:table-cell office:value-type="string" calcext:value-type="string">
            <text:p>35.04</text:p>
          </table:table-cell>
          <table:table-cell office:value-type="string" calcext:value-type="string">
            <text:p>Kabupaten Tulungagung</text:p>
          </table:table-cell>
          <table:table-cell table:formula="of:=&quot;{'&quot;&amp;[.$A$1]&amp;&quot;':'&quot;&amp;[.A409]&amp;&quot;','&quot;&amp;[.$B$1]&amp;&quot;':'&quot;&amp;[.B409]&amp;&quot;'},&quot;" office:value-type="string" office:string-value="{'kode_kota':'35.04','nama_kota':'Kabupaten Tulungagung'}," calcext:value-type="string">
            <text:p>{'kode_kota':'35.04','nama_kota':'Kabupaten Tulungagung'},</text:p>
          </table:table-cell>
          <table:table-cell/>
        </table:table-row>
        <table:table-row table:style-name="ro1">
          <table:table-cell office:value-type="string" calcext:value-type="string">
            <text:p>73.13</text:p>
          </table:table-cell>
          <table:table-cell office:value-type="string" calcext:value-type="string">
            <text:p>Kabupaten Wajo</text:p>
          </table:table-cell>
          <table:table-cell table:formula="of:=&quot;{'&quot;&amp;[.$A$1]&amp;&quot;':'&quot;&amp;[.A410]&amp;&quot;','&quot;&amp;[.$B$1]&amp;&quot;':'&quot;&amp;[.B410]&amp;&quot;'},&quot;" office:value-type="string" office:string-value="{'kode_kota':'73.13','nama_kota':'Kabupaten Wajo'}," calcext:value-type="string">
            <text:p>{'kode_kota':'73.13','nama_kota':'Kabupaten Wajo'},</text:p>
          </table:table-cell>
          <table:table-cell/>
        </table:table-row>
        <table:table-row table:style-name="ro1">
          <table:table-cell office:value-type="string" calcext:value-type="string">
            <text:p>74.07</text:p>
          </table:table-cell>
          <table:table-cell office:value-type="string" calcext:value-type="string">
            <text:p>Kabupaten Wakatobi</text:p>
          </table:table-cell>
          <table:table-cell table:formula="of:=&quot;{'&quot;&amp;[.$A$1]&amp;&quot;':'&quot;&amp;[.A411]&amp;&quot;','&quot;&amp;[.$B$1]&amp;&quot;':'&quot;&amp;[.B411]&amp;&quot;'},&quot;" office:value-type="string" office:string-value="{'kode_kota':'74.07','nama_kota':'Kabupaten Wakatobi'}," calcext:value-type="string">
            <text:p>{'kode_kota':'74.07','nama_kota':'Kabupaten Wakatobi'},</text:p>
          </table:table-cell>
          <table:table-cell/>
        </table:table-row>
        <table:table-row table:style-name="ro1">
          <table:table-cell office:value-type="string" calcext:value-type="string">
            <text:p>91.15</text:p>
          </table:table-cell>
          <table:table-cell office:value-type="string" calcext:value-type="string">
            <text:p>Kabupaten Waropen</text:p>
          </table:table-cell>
          <table:table-cell table:formula="of:=&quot;{'&quot;&amp;[.$A$1]&amp;&quot;':'&quot;&amp;[.A412]&amp;&quot;','&quot;&amp;[.$B$1]&amp;&quot;':'&quot;&amp;[.B412]&amp;&quot;'},&quot;" office:value-type="string" office:string-value="{'kode_kota':'91.15','nama_kota':'Kabupaten Waropen'}," calcext:value-type="string">
            <text:p>{'kode_kota':'91.15','nama_kota':'Kabupaten Waropen'},</text:p>
          </table:table-cell>
          <table:table-cell/>
        </table:table-row>
        <table:table-row table:style-name="ro1">
          <table:table-cell office:value-type="string" calcext:value-type="string">
            <text:p>18.08</text:p>
          </table:table-cell>
          <table:table-cell office:value-type="string" calcext:value-type="string">
            <text:p>Kabupaten Way Kanan</text:p>
          </table:table-cell>
          <table:table-cell table:formula="of:=&quot;{'&quot;&amp;[.$A$1]&amp;&quot;':'&quot;&amp;[.A413]&amp;&quot;','&quot;&amp;[.$B$1]&amp;&quot;':'&quot;&amp;[.B413]&amp;&quot;'},&quot;" office:value-type="string" office:string-value="{'kode_kota':'18.08','nama_kota':'Kabupaten Way Kanan'}," calcext:value-type="string">
            <text:p>{'kode_kota':'18.08','nama_kota':'Kabupaten Way Kanan'},</text:p>
          </table:table-cell>
          <table:table-cell/>
        </table:table-row>
        <table:table-row table:style-name="ro1">
          <table:table-cell office:value-type="string" calcext:value-type="string">
            <text:p>33.12</text:p>
          </table:table-cell>
          <table:table-cell office:value-type="string" calcext:value-type="string">
            <text:p>Kabupaten Wonogiri</text:p>
          </table:table-cell>
          <table:table-cell table:formula="of:=&quot;{'&quot;&amp;[.$A$1]&amp;&quot;':'&quot;&amp;[.A414]&amp;&quot;','&quot;&amp;[.$B$1]&amp;&quot;':'&quot;&amp;[.B414]&amp;&quot;'},&quot;" office:value-type="string" office:string-value="{'kode_kota':'33.12','nama_kota':'Kabupaten Wonogiri'}," calcext:value-type="string">
            <text:p>{'kode_kota':'33.12','nama_kota':'Kabupaten Wonogiri'},</text:p>
          </table:table-cell>
          <table:table-cell/>
        </table:table-row>
        <table:table-row table:style-name="ro1">
          <table:table-cell office:value-type="string" calcext:value-type="string">
            <text:p>33.07</text:p>
          </table:table-cell>
          <table:table-cell office:value-type="string" calcext:value-type="string">
            <text:p>Kabupaten Wonosobo</text:p>
          </table:table-cell>
          <table:table-cell table:formula="of:=&quot;{'&quot;&amp;[.$A$1]&amp;&quot;':'&quot;&amp;[.A415]&amp;&quot;','&quot;&amp;[.$B$1]&amp;&quot;':'&quot;&amp;[.B415]&amp;&quot;'},&quot;" office:value-type="string" office:string-value="{'kode_kota':'33.07','nama_kota':'Kabupaten Wonosobo'}," calcext:value-type="string">
            <text:p>{'kode_kota':'33.07','nama_kota':'Kabupaten Wonosobo'},</text:p>
          </table:table-cell>
          <table:table-cell/>
        </table:table-row>
        <table:table-row table:style-name="ro1">
          <table:table-cell office:value-type="string" calcext:value-type="string">
            <text:p>91.13</text:p>
          </table:table-cell>
          <table:table-cell office:value-type="string" calcext:value-type="string">
            <text:p>Kabupaten Yahukimo</text:p>
          </table:table-cell>
          <table:table-cell table:formula="of:=&quot;{'&quot;&amp;[.$A$1]&amp;&quot;':'&quot;&amp;[.A416]&amp;&quot;','&quot;&amp;[.$B$1]&amp;&quot;':'&quot;&amp;[.B416]&amp;&quot;'},&quot;" office:value-type="string" office:string-value="{'kode_kota':'91.13','nama_kota':'Kabupaten Yahukimo'}," calcext:value-type="string">
            <text:p>{'kode_kota':'91.13','nama_kota':'Kabupaten Yahukimo'},</text:p>
          </table:table-cell>
          <table:table-cell/>
        </table:table-row>
        <table:table-row table:style-name="ro1">
          <table:table-cell office:value-type="string" calcext:value-type="string">
            <text:p>91.22</text:p>
          </table:table-cell>
          <table:table-cell office:value-type="string" calcext:value-type="string">
            <text:p>Kabupaten Yalimo</text:p>
          </table:table-cell>
          <table:table-cell table:formula="of:=&quot;{'&quot;&amp;[.$A$1]&amp;&quot;':'&quot;&amp;[.A417]&amp;&quot;','&quot;&amp;[.$B$1]&amp;&quot;':'&quot;&amp;[.B417]&amp;&quot;'},&quot;" office:value-type="string" office:string-value="{'kode_kota':'91.22','nama_kota':'Kabupaten Yalimo'}," calcext:value-type="string">
            <text:p>{'kode_kota':'91.22','nama_kota':'Kabupaten Yalimo'},</text:p>
          </table:table-cell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5T09:07:48.086923582</meta:creation-date>
    <dc:date>2021-11-15T09:50:54.365640068</dc:date>
    <meta:editing-duration>PT11M25S</meta:editing-duration>
    <meta:editing-cycles>2</meta:editing-cycles>
    <meta:generator>LibreOffice/7.2.2.2$Linux_X86_64 LibreOffice_project/20$Build-2</meta:generator>
    <meta:document-statistic meta:table-count="3" meta:cell-count="1358" meta:object-count="0"/>
  </office:meta>
</office:document-meta>
</file>